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Pictures/10000000000002000000020078E0C5CCAA3328BC.jpg" manifest:media-type="image/jpeg"/>
  <manifest:file-entry manifest:full-path="Object 2/Pictures/100000000000020000000200F809AD1079E33802.jpg" manifest:media-type="image/jpeg"/>
  <manifest:file-entry manifest:full-path="Object 2/Pictures/1000000000000008000000080E88C45F35659F4F.png" manifest:media-type="image/png"/>
  <manifest:file-entry manifest:full-path="Object 2/Pictures/100000000000020000000200DDAF2E92878CDE27.jpg" manifest:media-type="image/jpeg"/>
  <manifest:file-entry manifest:full-path="Object 2/Pictures/100000000000000800000008EA22DF164646B1DA.png" manifest:media-type="image/png"/>
  <manifest:file-entry manifest:full-path="Object 2/Pictures/100000000000000800000008345C4A82037CA13E.png" manifest:media-type="image/png"/>
  <manifest:file-entry manifest:full-path="Object 2/Pictures/10000000000000080000000801229F29E3D7B329.png" manifest:media-type="image/png"/>
  <manifest:file-entry manifest:full-path="Object 2/Pictures/10000000000000080000000821F865BC9B5F1138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37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33.04mm"/>
    </style:style>
    <style:style style:name="co25" style:family="table-column">
      <style:table-column-properties fo:break-before="auto" style:column-width="82.87mm"/>
    </style:style>
    <style:style style:name="co26" style:family="table-column">
      <style:table-column-properties fo:break-before="auto" style:column-width="26.41mm"/>
    </style:style>
    <style:style style:name="co27" style:family="table-column">
      <style:table-column-properties fo:break-before="auto" style:column-width="39.56mm"/>
    </style:style>
    <style:style style:name="co28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16.14mm"/>
    </style:style>
    <style:style style:name="co29" style:family="table-column">
      <style:table-column-properties fo:break-before="auto" style:column-width="18.04mm"/>
    </style:style>
    <style:style style:name="co24" style:family="table-column">
      <style:table-column-properties fo:break-before="auto" style:column-width="15.59mm"/>
    </style:style>
    <style:style style:name="co10" style:family="table-column">
      <style:table-column-properties fo:break-before="auto" style:column-width="14.78mm"/>
    </style:style>
    <style:style style:name="co13" style:family="table-column">
      <style:table-column-properties fo:break-before="auto" style:column-width="55.37mm"/>
    </style:style>
    <style:style style:name="co14" style:family="table-column">
      <style:table-column-properties fo:break-before="auto" style:column-width="21.04mm"/>
    </style:style>
    <style:style style:name="co15" style:family="table-column">
      <style:table-column-properties fo:break-before="auto" style:column-width="17.78mm"/>
    </style:style>
    <style:style style:name="co16" style:family="table-column">
      <style:table-column-properties fo:break-before="auto" style:column-width="43.11mm"/>
    </style:style>
    <style:style style:name="co17" style:family="table-column">
      <style:table-column-properties fo:break-before="auto" style:column-width="11.78mm"/>
    </style:style>
    <style:style style:name="co18" style:family="table-column">
      <style:table-column-properties fo:break-before="auto" style:column-width="13.34mm"/>
    </style:style>
    <style:style style:name="co19" style:family="table-column">
      <style:table-column-properties fo:break-before="auto" style:column-width="41.12mm"/>
    </style:style>
    <style:style style:name="co20" style:family="table-column">
      <style:table-column-properties fo:break-before="auto" style:column-width="7.97mm"/>
    </style:style>
    <style:style style:name="co21" style:family="table-column">
      <style:table-column-properties fo:break-before="auto" style:column-width="9.61mm"/>
    </style:style>
    <style:style style:name="co22" style:family="table-column">
      <style:table-column-properties fo:break-before="auto" style:column-width="9.88mm"/>
    </style:style>
    <style:style style:name="co23" style:family="table-column">
      <style:table-column-properties fo:break-before="auto" style:column-width="40.92mm"/>
    </style:style>
    <style:style style:name="co30" style:family="table-column">
      <style:table-column-properties fo:break-before="auto" style:column-width="13.69mm"/>
    </style:style>
    <style:style style:name="co31" style:family="table-column">
      <style:table-column-properties fo:break-before="auto" style:column-width="29.95mm"/>
    </style:style>
    <style:style style:name="co32" style:family="table-column">
      <style:table-column-properties fo:break-before="auto" style:column-width="13.07mm"/>
    </style:style>
    <style:style style:name="co33" style:family="table-column">
      <style:table-column-properties fo:break-before="auto" style:column-width="130.03mm"/>
    </style:style>
    <style:style style:name="co34" style:family="table-column">
      <style:table-column-properties fo:break-before="auto" style:column-width="13.88mm"/>
    </style:style>
    <style:style style:name="co35" style:family="table-column">
      <style:table-column-properties fo:break-before="auto" style:column-width="8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6.05mm" fo:break-before="auto" style:use-optimal-row-height="false"/>
    </style:style>
    <style:style style:name="ro4" style:family="table-row">
      <style:table-row-properties style:row-height="5.26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3" style:family="table-cell" style:parent-style-name="Default" style:data-style-name="N10">
      <style:table-cell-properties fo:border="0.06pt solid #000000"/>
      <style:text-properties fo:font-size="16pt" style:font-size-asian="16pt" style:font-size-complex="16pt"/>
    </style:style>
    <style:style style:name="ce14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3" style:family="table-cell" style:parent-style-name="Default" style:data-style-name="N100">
      <style:table-cell-properties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7" style:family="table-cell" style:parent-style-name="Default" style:data-style-name="N2">
      <style:table-cell-properties fo:border="0.06pt solid #000000"/>
      <style:text-properties fo:font-size="16pt" style:font-size-asian="16pt" style:font-size-complex="16pt"/>
    </style:style>
    <style:style style:name="ce20" style:family="table-cell" style:parent-style-name="Default" style:data-style-name="N2"/>
    <style:style style:name="ce33" style:family="table-cell" style:parent-style-name="Default" style:data-style-name="N2">
      <style:table-cell-properties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3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35" style:family="table-cell" style:parent-style-name="Default" style:data-style-name="N113">
      <style:table-cell-properties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3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31" style:family="table-cell" style:parent-style-name="Default" style:data-style-name="N100">
      <style:table-cell-properties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36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37" style:family="table-cell" style:parent-style-name="Default" style:data-style-name="N2">
      <style:table-cell-properties fo:border="0.06pt solid #000000"/>
      <style:text-properties fo:font-size="16pt" style:font-size-asian="16pt" style:font-size-complex="16pt"/>
    </style:style>
    <style:style style:name="ce38" style:family="table-cell" style:parent-style-name="Default" style:data-style-name="N10">
      <style:table-cell-properties fo:border="0.06pt solid #000000"/>
      <style:text-properties fo:font-size="16pt" style:font-size-asian="16pt" style:font-size-complex="16pt"/>
    </style:style>
    <style:style style:name="ce39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4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11"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 style:data-style-name="N2"/>
    <style:style style:name="ce49" style:family="table-cell" style:parent-style-name="Default" style:data-style-name="N2">
      <style:table-cell-properties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5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51" style:family="table-cell" style:parent-style-name="Default" style:data-style-name="N113">
      <style:table-cell-properties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a933"/>
    </style:style>
    <style:style style:name="T2" style:family="text">
      <style:text-properties fo:color="#ff3838"/>
    </style:style>
    <style:style style:name="T3" style:family="text">
      <style:text-properties fo:color="#127622"/>
    </style:style>
    <style:style style:name="T4" style:family="text">
      <style:text-properties fo:color="#ce181e"/>
    </style:style>
    <style:style style:name="T5" style:family="text">
      <style:text-properties fo:color="#00a933"/>
    </style:style>
    <style:style style:name="T6" style:family="text">
      <style:text-properties fo:color="#ff3838"/>
    </style:style>
    <style:style style:name="T7" style:family="text">
      <style:text-properties fo:color="#127622"/>
    </style:style>
    <style:style style:name="T8" style:family="tex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dt-perf" table:style-name="ta1">
        <table:table-column table:style-name="co1" table:default-cell-style-name="Default"/>
        <table:table-column table:style-name="co2" table:default-cell-style-name="ce31"/>
        <table:table-column table:style-name="co1" table:number-columns-repeated="4" table:default-cell-style-name="ce36"/>
        <table:table-column table:style-name="co3" table:number-columns-repeated="3" table:default-cell-style-name="ce36"/>
        <table:table-column table:style-name="co1" table:number-columns-repeated="2" table:default-cell-style-name="ce36"/>
        <table:table-column table:style-name="co4" table:default-cell-style-name="ce36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 calcext:value-type="string">
            <text:p>0-std</text:p>
          </table:table-cell>
          <table:table-cell table:style-name="Default" table:number-columns-repeated="10"/>
        </table:table-row>
        <table:table-row table:style-name="ro2">
          <table:table-cell/>
          <table:table-cell table:style-name="ce30" office:value-type="string" calcext:value-type="string">
            <text:p>no outlier filter</text:p>
          </table:table-cell>
          <table:table-cell table:style-name="ce32" office:value-type="string" calcext:value-type="string">
            <text:p>BT</text:p>
          </table:table-cell>
          <table:table-cell table:style-name="ce32" office:value-type="string" calcext:value-type="string">
            <text:p>CG</text:p>
          </table:table-cell>
          <table:table-cell table:style-name="ce32" office:value-type="string" calcext:value-type="string">
            <text:p>DC</text:p>
          </table:table-cell>
          <table:table-cell table:style-name="ce32" office:value-type="string" calcext:value-type="string">
            <text:p>EP</text:p>
          </table:table-cell>
          <table:table-cell table:style-name="ce32" office:value-type="string" calcext:value-type="string">
            <text:p>FT</text:p>
          </table:table-cell>
          <table:table-cell table:style-name="ce32" office:value-type="string" calcext:value-type="string">
            <text:p>IS</text:p>
          </table:table-cell>
          <table:table-cell table:style-name="ce32" office:value-type="string" calcext:value-type="string">
            <text:p>LU</text:p>
          </table:table-cell>
          <table:table-cell table:style-name="ce32" office:value-type="string" calcext:value-type="string">
            <text:p>MG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UA</text:p>
          </table:table-cell>
        </table:table-row>
        <table:table-row table:style-name="ro2">
          <table:table-cell/>
          <table:table-cell office:value-type="string" calcext:value-type="string">
            <text:p>train size</text:p>
          </table:table-cell>
          <table:table-cell office:value-type="float" office:value="1235" calcext:value-type="float">
            <text:p>1235</text:p>
          </table:table-cell>
          <table:table-cell office:value-type="float" office:value="1375" calcext:value-type="float">
            <text:p>1375</text:p>
          </table:table-cell>
          <table:table-cell office:value-type="float" office:value="1320" calcext:value-type="float">
            <text:p>1320</text:p>
          </table:table-cell>
          <table:table-cell office:value-type="float" office:value="1410" calcext:value-type="float">
            <text:p>1410</text:p>
          </table:table-cell>
          <table:table-cell office:value-type="float" office:value="1374" calcext:value-type="float">
            <text:p>1374</text:p>
          </table:table-cell>
          <table:table-cell office:value-type="float" office:value="1400" calcext:value-type="float">
            <text:p>1400</text:p>
          </table:table-cell>
          <table:table-cell office:value-type="float" office:value="1229" calcext:value-type="float">
            <text:p>1229</text:p>
          </table:table-cell>
          <table:table-cell office:value-type="float" office:value="1339" calcext:value-type="float">
            <text:p>1339</text:p>
          </table:table-cell>
          <table:table-cell office:value-type="float" office:value="1167" calcext:value-type="float">
            <text:p>1167</text:p>
          </table:table-cell>
          <table:table-cell office:value-type="float" office:value="937" calcext:value-type="float">
            <text:p>937</text:p>
          </table:table-cell>
        </table:table-row>
        <table:table-row table:style-name="ro2">
          <table:table-cell/>
          <table:table-cell office:value-type="string" calcext:value-type="string">
            <text:p>test size</text:p>
          </table:table-cell>
          <table:table-cell office:value-type="float" office:value="185" calcext:value-type="float">
            <text:p>18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office:value-type="float" office:value="253" calcext:value-type="float">
            <text:p>253</text:p>
          </table:table-cell>
          <table:table-cell office:value-type="float" office:value="483" calcext:value-type="float">
            <text:p>483</text:p>
          </table:table-cell>
        </table:table-row>
        <table:table-row table:style-name="ro2">
          <table:table-cell/>
          <table:table-cell office:value-type="string" calcext:value-type="string">
            <text:p>icc (1)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/>
          <table:table-cell office:value-type="string" calcext:value-type="string">
            <text:p>parallel (1)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95" calcext:value-type="float">
            <text:p>195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/>
          <table:table-cell office:value-type="string" calcext:value-type="string">
            <text:p>omp (1)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211" calcext:value-type="float">
            <text:p>211</text:p>
          </table:table-cell>
          <table:table-cell office:value-type="float" office:value="352" calcext:value-type="float">
            <text:p>352</text:p>
          </table:table-cell>
        </table:table-row>
        <table:table-row table:style-name="ro2">
          <table:table-cell/>
          <table:table-cell office:value-type="string" calcext:value-type="string">
            <text:p>potential-par</text:p>
          </table:table-cell>
          <table:table-cell table:style-name="ce37" table:number-columns-repeated="10"/>
        </table:table-row>
        <table:table-row table:style-name="ro2">
          <table:table-cell/>
          <table:table-cell office:value-type="string" calcext:value-type="string">
            <text:p>potential-omp</text:p>
          </table:table-cell>
          <table:table-cell table:style-name="ce37" table:number-columns-repeated="10"/>
        </table:table-row>
        <table:table-row table:style-name="ro2">
          <table:table-cell/>
          <table:table-cell office:value-type="string" calcext:value-type="string">
            <text:p>baseline-par</text:p>
          </table:table-cell>
          <table:table-cell table:style-name="ce38" table:number-columns-repeated="10"/>
        </table:table-row>
        <table:table-row table:style-name="ro2">
          <table:table-cell/>
          <table:table-cell office:value-type="string" calcext:value-type="string">
            <text:p>accuracy-par</text:p>
          </table:table-cell>
          <table:table-cell table:style-name="ce38" table:number-columns-repeated="10"/>
        </table:table-row>
        <table:table-row table:style-name="ro2">
          <table:table-cell/>
          <table:table-cell office:value-type="string" calcext:value-type="string">
            <text:p>baseline-omp</text:p>
          </table:table-cell>
          <table:table-cell table:style-name="ce39" table:formula="of:=[.C8]/[.C5]" office:value-type="percentage" office:value="0.783783783783784" calcext:value-type="percentage">
            <text:p>78%</text:p>
          </table:table-cell>
          <table:table-cell table:style-name="ce39" table:formula="of:=[.D8]/[.D5]" office:value-type="percentage" office:value="0.644444444444444" calcext:value-type="percentage">
            <text:p>64%</text:p>
          </table:table-cell>
          <table:table-cell table:style-name="ce39" office:value-type="percentage" office:value="0.71" calcext:value-type="percentage">
            <text:p>71%</text:p>
          </table:table-cell>
          <table:table-cell table:style-name="ce39" table:formula="of:=[.F8]/[.F5]" office:value-type="percentage" office:value="0.6" calcext:value-type="percentage">
            <text:p>60%</text:p>
          </table:table-cell>
          <table:table-cell table:style-name="ce39" table:formula="of:=[.G8]/[.G5]" office:value-type="percentage" office:value="0.630434782608696" calcext:value-type="percentage">
            <text:p>63%</text:p>
          </table:table-cell>
          <table:table-cell table:style-name="ce39" office:value-type="percentage" office:value="0.6" calcext:value-type="percentage">
            <text:p>60%</text:p>
          </table:table-cell>
          <table:table-cell table:style-name="ce39" table:formula="of:=[.I8]/[.I5]" office:value-type="percentage" office:value="0.780104712041885" calcext:value-type="percentage">
            <text:p>78%</text:p>
          </table:table-cell>
          <table:table-cell table:style-name="ce39" office:value-type="percentage" office:value="0.54" calcext:value-type="percentage">
            <text:p>54%</text:p>
          </table:table-cell>
          <table:table-cell table:style-name="ce39" table:formula="of:=[.K8]/[.K5]" office:value-type="percentage" office:value="0.83399209486166" calcext:value-type="percentage">
            <text:p>83%</text:p>
          </table:table-cell>
          <table:table-cell table:style-name="ce39" table:formula="of:=[.L8]/[.L5]" office:value-type="percentage" office:value="0.728778467908903" calcext:value-type="percentage">
            <text:p>73%</text:p>
          </table:table-cell>
        </table:table-row>
        <table:table-row table:style-name="ro2">
          <table:table-cell/>
          <table:table-cell office:value-type="string" calcext:value-type="string">
            <text:p>accuracy-omp</text:p>
          </table:table-cell>
          <table:table-cell table:style-name="ce39" office:value-type="percentage" office:value="0.96" calcext:value-type="percentage">
            <text:p>96%</text:p>
          </table:table-cell>
          <table:table-cell table:style-name="ce39" office:value-type="percentage" office:value="0.8" calcext:value-type="percentage">
            <text:p>80%</text:p>
          </table:table-cell>
          <table:table-cell table:style-name="ce39" office:value-type="percentage" office:value="0.78" calcext:value-type="percentage">
            <text:p>78%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39" office:value-type="percentage" office:value="0.91" calcext:value-type="percentage">
            <text:p>91%</text:p>
          </table:table-cell>
          <table:table-cell table:style-name="ce39" office:value-type="percentage" office:value="0.95" calcext:value-type="percentage">
            <text:p>95%</text:p>
          </table:table-cell>
          <table:table-cell table:style-name="ce39" office:value-type="percentage" office:value="0.88" calcext:value-type="percentage">
            <text:p>88%</text:p>
          </table:table-cell>
          <table:table-cell table:style-name="ce39" office:value-type="percentage" office:value="0.75" calcext:value-type="percentage">
            <text:p>75%</text:p>
          </table:table-cell>
          <table:table-cell table:style-name="ce39" office:value-type="percentage" office:value="0.93" calcext:value-type="percentage">
            <text:p>93%</text:p>
          </table:table-cell>
          <table:table-cell table:style-name="ce39" office:value-type="percentage" office:value="0.8" calcext:value-type="percentage">
            <text:p>80%</text:p>
          </table:table-cell>
        </table:table-row>
        <table:table-row table:style-name="ro2">
          <table:table-cell/>
          <table:table-cell office:value-type="string" calcext:value-type="string">
            <text:p>ICC (0) / ML (0)</text:p>
          </table:table-cell>
          <table:table-cell table:style-name="ce40" table:number-columns-repeated="4"/>
          <table:table-cell table:style-name="ce40" office:value-type="string" calcext:value-type="string">
            <text:p>14 (<text:span text:style-name="T5">0</text:span>/<text:span text:style-name="T6">14</text:span>)</text:p>
          </table:table-cell>
          <table:table-cell table:style-name="ce40" office:value-type="string" calcext:value-type="string">
            <text:p>11 (<text:span text:style-name="T5">0</text:span>/<text:span text:style-name="T6">11</text:span>)</text:p>
          </table:table-cell>
          <table:table-cell table:style-name="ce40" office:value-type="string" calcext:value-type="string">
            <text:p>41 (<text:span text:style-name="T5">5</text:span>/<text:span text:style-name="T6">36</text:span>)</text:p>
          </table:table-cell>
          <table:table-cell table:style-name="ce40" table:number-columns-repeated="2"/>
          <table:table-cell table:style-name="ce40" office:value-type="string" calcext:value-type="string">
            <text:p>120 (<text:span text:style-name="T5">25</text:span>/<text:span text:style-name="T6">95</text:span>)</text:p>
          </table:table-cell>
        </table:table-row>
        <table:table-row table:style-name="ro2">
          <table:table-cell/>
          <table:table-cell office:value-type="string" calcext:value-type="string">
            <text:p>ICC (0) / ML (1)</text:p>
          </table:table-cell>
          <table:table-cell table:style-name="ce40" table:number-columns-repeated="4"/>
          <table:table-cell table:style-name="ce40" office:value-type="string" calcext:value-type="string">
            <text:p>29 (<text:span text:style-name="T5">26</text:span>/<text:span text:style-name="T6">3</text:span>)</text:p>
          </table:table-cell>
          <table:table-cell table:style-name="ce40" office:value-type="string" calcext:value-type="string">
            <text:p>3 (<text:span text:style-name="T5">2</text:span>/<text:span text:style-name="T6">1</text:span>)</text:p>
          </table:table-cell>
          <table:table-cell table:style-name="ce40" office:value-type="string" calcext:value-type="string">
            <text:p>24 (<text:span text:style-name="T5">18</text:span>/<text:span text:style-name="T6">6</text:span>)</text:p>
          </table:table-cell>
          <table:table-cell table:style-name="ce40" table:number-columns-repeated="2"/>
          <table:table-cell table:style-name="ce40" office:value-type="string" calcext:value-type="string">
            <text:p>87 (<text:span text:style-name="T5">51</text:span>/<text:span text:style-name="T6">36</text:span>)</text:p>
          </table:table-cell>
        </table:table-row>
        <table:table-row table:style-name="ro2">
          <table:table-cell/>
          <table:table-cell office:value-type="string" calcext:value-type="string">
            <text:p>ICC (1) / ML (0)</text:p>
          </table:table-cell>
          <table:table-cell table:style-name="ce40" table:number-columns-repeated="4"/>
          <table:table-cell table:style-name="ce40" office:value-type="string" calcext:value-type="string">
            <text:p>1 (<text:span text:style-name="T5">1</text:span>/<text:span text:style-name="T6">0</text:span>)</text:p>
          </table:table-cell>
          <table:table-cell table:style-name="ce40" office:value-type="string" calcext:value-type="string">
            <text:p>0 (<text:span text:style-name="T5">0</text:span>/<text:span text:style-name="T6">0</text:span>)</text:p>
          </table:table-cell>
          <table:table-cell table:style-name="ce40" office:value-type="string" calcext:value-type="string">
            <text:p>0 (<text:span text:style-name="T5">0</text:span>/<text:span text:style-name="T6">0</text:span>)</text:p>
          </table:table-cell>
          <table:table-cell table:style-name="ce40" table:number-columns-repeated="2"/>
          <table:table-cell table:style-name="ce40" office:value-type="string" calcext:value-type="string">
            <text:p>38 (<text:span text:style-name="T5">38</text:span>/<text:span text:style-name="T6">0</text:span>)</text:p>
          </table:table-cell>
        </table:table-row>
        <table:table-row table:style-name="ro2">
          <table:table-cell/>
          <table:table-cell office:value-type="string" calcext:value-type="string">
            <text:p>ICC (1) / ML (1)</text:p>
          </table:table-cell>
          <table:table-cell table:style-name="ce40" table:number-columns-repeated="4"/>
          <table:table-cell table:style-name="ce40" office:value-type="string" calcext:value-type="string">
            <text:p>2 (<text:span text:style-name="T5">2</text:span>/<text:span text:style-name="T6">0</text:span>)</text:p>
          </table:table-cell>
          <table:table-cell table:style-name="ce40" office:value-type="string" calcext:value-type="string">
            <text:p>6 (<text:span text:style-name="T5">6</text:span>/<text:span text:style-name="T6">0</text:span>)</text:p>
          </table:table-cell>
          <table:table-cell table:style-name="ce40" office:value-type="string" calcext:value-type="string">
            <text:p>6 (<text:span text:style-name="T5">6</text:span>/<text:span text:style-name="T6">0</text:span>)</text:p>
          </table:table-cell>
          <table:table-cell table:style-name="ce40" table:number-columns-repeated="2"/>
          <table:table-cell table:style-name="ce41" office:value-type="string" calcext:value-type="string">
            <text:p>238 (<text:span text:style-name="T5">238</text:span>/<text:span text:style-name="T6">0</text:span>)</text:p>
          </table:table-cell>
        </table:table-row>
      </table:table>
      <table:table table:name="Sheet1" table:style-name="ta1">
        <table:shapes>
          <draw:frame draw:z-index="0" draw:style-name="gr1" draw:text-style-name="P1" svg:width="159.92mm" svg:height="90.01mm" svg:x="68.03mm" svg:y="182.44mm">
            <draw:object draw:notify-on-update-of-ranges="Sheet1.C17:Sheet1.L17 Sheet1.A1:Sheet1.A1 Sheet1.C22:Sheet1.L22 Sheet1.A1:Sheet1.A1 Sheet1.C23:Sheet1.L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3" table:default-cell-style-name="ce31"/>
        <table:table-column table:style-name="co14" table:default-cell-style-name="ce36"/>
        <table:table-column table:style-name="co15" table:default-cell-style-name="ce36"/>
        <table:table-column table:style-name="co14" table:default-cell-style-name="ce36"/>
        <table:table-column table:style-name="co15" table:number-columns-repeated="2" table:default-cell-style-name="ce36"/>
        <table:table-column table:style-name="co8" table:default-cell-style-name="ce36"/>
        <table:table-column table:style-name="co15" table:number-columns-repeated="2" table:default-cell-style-name="ce36"/>
        <table:table-column table:style-name="co14" table:default-cell-style-name="ce36"/>
        <table:table-column table:style-name="co1" table:default-cell-style-name="ce36"/>
        <table:table-column table:style-name="co1" table:number-columns-repeated="1012" table:default-cell-style-name="Default"/>
        <table:table-row table:style-name="ro1" table:number-rows-repeated="2">
          <table:table-cell/>
          <table:table-cell table:style-name="Default" table:number-columns-repeated="11"/>
          <table:table-cell table:number-columns-repeated="1012"/>
        </table:table-row>
        <table:table-row table:style-name="ro2">
          <table:table-cell table:style-name="ce1"/>
          <table:table-cell table:style-name="ce30"/>
          <table:table-cell table:style-name="ce32" office:value-type="string" calcext:value-type="string">
            <text:p>BT</text:p>
          </table:table-cell>
          <table:table-cell table:style-name="ce32" office:value-type="string" calcext:value-type="string">
            <text:p>CG</text:p>
          </table:table-cell>
          <table:table-cell table:style-name="ce32" office:value-type="string" calcext:value-type="string">
            <text:p>DC</text:p>
          </table:table-cell>
          <table:table-cell table:style-name="ce32" office:value-type="string" calcext:value-type="string">
            <text:p>EP</text:p>
          </table:table-cell>
          <table:table-cell table:style-name="ce32" office:value-type="string" calcext:value-type="string">
            <text:p>FT</text:p>
          </table:table-cell>
          <table:table-cell table:style-name="ce32" office:value-type="string" calcext:value-type="string">
            <text:p>IS</text:p>
          </table:table-cell>
          <table:table-cell table:style-name="ce32" office:value-type="string" calcext:value-type="string">
            <text:p>LU</text:p>
          </table:table-cell>
          <table:table-cell table:style-name="ce32" office:value-type="string" calcext:value-type="string">
            <text:p>MG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UA</text:p>
          </table:table-cell>
          <table:table-cell table:style-name="ce1" table:number-columns-repeated="1012"/>
        </table:table-row>
        <table:table-row table:style-name="ro2">
          <table:table-cell/>
          <table:table-cell office:value-type="string" calcext:value-type="string">
            <text:p>train size</text:p>
          </table:table-cell>
          <table:table-cell office:value-type="float" office:value="1235" calcext:value-type="float">
            <text:p>1235</text:p>
          </table:table-cell>
          <table:table-cell office:value-type="float" office:value="1375" calcext:value-type="float">
            <text:p>1375</text:p>
          </table:table-cell>
          <table:table-cell office:value-type="float" office:value="1320" calcext:value-type="float">
            <text:p>1320</text:p>
          </table:table-cell>
          <table:table-cell office:value-type="float" office:value="1410" calcext:value-type="float">
            <text:p>1410</text:p>
          </table:table-cell>
          <table:table-cell office:value-type="float" office:value="1374" calcext:value-type="float">
            <text:p>1374</text:p>
          </table:table-cell>
          <table:table-cell office:value-type="float" office:value="1400" calcext:value-type="float">
            <text:p>1400</text:p>
          </table:table-cell>
          <table:table-cell office:value-type="float" office:value="1229" calcext:value-type="float">
            <text:p>1229</text:p>
          </table:table-cell>
          <table:table-cell office:value-type="float" office:value="1339" calcext:value-type="float">
            <text:p>1339</text:p>
          </table:table-cell>
          <table:table-cell office:value-type="float" office:value="1167" calcext:value-type="float">
            <text:p>1167</text:p>
          </table:table-cell>
          <table:table-cell office:value-type="float" office:value="937" calcext:value-type="float">
            <text:p>93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est size</text:p>
          </table:table-cell>
          <table:table-cell office:value-type="float" office:value="185" calcext:value-type="float">
            <text:p>18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office:value-type="float" office:value="253" calcext:value-type="float">
            <text:p>253</text:p>
          </table:table-cell>
          <table:table-cell office:value-type="float" office:value="483" calcext:value-type="float">
            <text:p>48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cc (1)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office:value-type="float" office:value="276" calcext:value-type="float">
            <text:p>27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arallel (1)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95" calcext:value-type="float">
            <text:p>195</text:p>
          </table:table-cell>
          <table:table-cell office:value-type="float" office:value="319" calcext:value-type="float">
            <text:p>31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mp (1)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211" calcext:value-type="float">
            <text:p>211</text:p>
          </table:table-cell>
          <table:table-cell office:value-type="float" office:value="352" calcext:value-type="float">
            <text:p>35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otential-par</text:p>
          </table:table-cell>
          <table:table-cell table:style-name="ce37" table:formula="of:=([.C7]-[.C6])/[.C5]" office:value-type="float" office:value="0.0216216216216216" calcext:value-type="float">
            <text:p>0.02</text:p>
          </table:table-cell>
          <table:table-cell table:style-name="ce37" table:formula="of:=([.D7]-[.D6])/[.D5]" office:value-type="float" office:value="0" calcext:value-type="float">
            <text:p>0.00</text:p>
          </table:table-cell>
          <table:table-cell table:style-name="ce37" table:formula="of:=([.E7]-[.E6])/[.E5]" office:value-type="float" office:value="0.09" calcext:value-type="float">
            <text:p>0.09</text:p>
          </table:table-cell>
          <table:table-cell table:style-name="ce37" table:formula="of:=([.F7]-[.F6])/[.F5]" office:value-type="float" office:value="0" calcext:value-type="float">
            <text:p>0.00</text:p>
          </table:table-cell>
          <table:table-cell table:style-name="ce37" table:formula="of:=([.G7]-[.G6])/[.G5]" office:value-type="float" office:value="0.456521739130435" calcext:value-type="float">
            <text:p>0.46</text:p>
          </table:table-cell>
          <table:table-cell table:style-name="ce37" table:formula="of:=([.H7]-[.H6])/[.H5]" office:value-type="float" office:value="0" calcext:value-type="float">
            <text:p>0.00</text:p>
          </table:table-cell>
          <table:table-cell table:style-name="ce37" table:formula="of:=([.I7]-[.I6])/[.I5]" office:value-type="float" office:value="0.0575916230366492" calcext:value-type="float">
            <text:p>0.06</text:p>
          </table:table-cell>
          <table:table-cell table:style-name="ce37" table:formula="of:=([.J7]-[.J6])/[.J5]" office:value-type="float" office:value="0" calcext:value-type="float">
            <text:p>0.00</text:p>
          </table:table-cell>
          <table:table-cell table:style-name="ce37" table:formula="of:=([.K7]-[.K6])/[.K5]" office:value-type="float" office:value="0.00395256916996047" calcext:value-type="float">
            <text:p>0.00</text:p>
          </table:table-cell>
          <table:table-cell table:style-name="ce37" table:formula="of:=([.L7]-[.L6])/[.L5]" office:value-type="float" office:value="0.0890269151138716" calcext:value-type="float">
            <text:p>0.0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otential-omp</text:p>
          </table:table-cell>
          <table:table-cell table:style-name="ce37" table:formula="of:=([.C8]-[.C6])/[.C5]" office:value-type="float" office:value="0.102702702702703" calcext:value-type="float">
            <text:p>0.10</text:p>
          </table:table-cell>
          <table:table-cell table:style-name="ce37" table:formula="of:=([.D8]-[.D6])/[.D5]" office:value-type="float" office:value="0.0222222222222222" calcext:value-type="float">
            <text:p>0.02</text:p>
          </table:table-cell>
          <table:table-cell table:style-name="ce37" table:formula="of:=([.E8]-[.E6])/[.E5]" office:value-type="float" office:value="0.09" calcext:value-type="float">
            <text:p>0.09</text:p>
          </table:table-cell>
          <table:table-cell table:style-name="ce37" table:formula="of:=([.F8]-[.F6])/[.F5]" office:value-type="float" office:value="0.1" calcext:value-type="float">
            <text:p>0.10</text:p>
          </table:table-cell>
          <table:table-cell table:style-name="ce37" table:formula="of:=([.G8]-[.G6])/[.G5]" office:value-type="float" office:value="0.565217391304348" calcext:value-type="float">
            <text:p>0.57</text:p>
          </table:table-cell>
          <table:table-cell table:style-name="ce37" table:formula="of:=([.H8]-[.H6])/[.H5]" office:value-type="float" office:value="0.1" calcext:value-type="float">
            <text:p>0.10</text:p>
          </table:table-cell>
          <table:table-cell table:style-name="ce37" table:formula="of:=([.I8]-[.I6])/[.I5]" office:value-type="float" office:value="0.120418848167539" calcext:value-type="float">
            <text:p>0.12</text:p>
          </table:table-cell>
          <table:table-cell table:style-name="ce37" table:formula="of:=([.J8]-[.J6])/[.J5]" office:value-type="float" office:value="0.111111111111111" calcext:value-type="float">
            <text:p>0.11</text:p>
          </table:table-cell>
          <table:table-cell table:style-name="ce37" table:formula="of:=([.K8]-[.K6])/[.K5]" office:value-type="float" office:value="0.0671936758893281" calcext:value-type="float">
            <text:p>0.07</text:p>
          </table:table-cell>
          <table:table-cell table:style-name="ce37" table:formula="of:=([.L8]-[.L6])/[.L5]" office:value-type="float" office:value="0.157349896480331" calcext:value-type="float">
            <text:p>0.1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aseline-par</text:p>
          </table:table-cell>
          <table:table-cell table:style-name="ce37" table:formula="of:=[.C7]/[.C5]" office:value-type="float" office:value="0.702702702702703" calcext:value-type="float">
            <text:p>0.70</text:p>
          </table:table-cell>
          <table:table-cell table:style-name="ce37" table:formula="of:=[.D7]/[.D5]" office:value-type="float" office:value="0.622222222222222" calcext:value-type="float">
            <text:p>0.62</text:p>
          </table:table-cell>
          <table:table-cell table:style-name="ce37" office:value-type="float" office:value="0.71" calcext:value-type="float">
            <text:p>0.71</text:p>
          </table:table-cell>
          <table:table-cell table:style-name="ce37" table:formula="of:=[.F7]/[.F5]" office:value-type="float" office:value="0.5" calcext:value-type="float">
            <text:p>0.50</text:p>
          </table:table-cell>
          <table:table-cell table:style-name="ce37" table:formula="of:=[.G7]/[.G5]" office:value-type="float" office:value="0.521739130434783" calcext:value-type="float">
            <text:p>0.52</text:p>
          </table:table-cell>
          <table:table-cell table:style-name="ce37" office:value-type="float" office:value="0.7" calcext:value-type="float">
            <text:p>0.70</text:p>
          </table:table-cell>
          <table:table-cell table:style-name="ce37" table:formula="of:=[.I7]/[.I5]" office:value-type="float" office:value="0.717277486910995" calcext:value-type="float">
            <text:p>0.72</text:p>
          </table:table-cell>
          <table:table-cell table:style-name="ce37" office:value-type="float" office:value="0.65" calcext:value-type="float">
            <text:p>0.65</text:p>
          </table:table-cell>
          <table:table-cell table:style-name="ce37" table:formula="of:=[.K7]/[.K5]" office:value-type="float" office:value="0.770750988142293" calcext:value-type="float">
            <text:p>0.77</text:p>
          </table:table-cell>
          <table:table-cell table:style-name="ce37" table:formula="of:=[.L7]/[.L5]" office:value-type="float" office:value="0.660455486542443" calcext:value-type="float">
            <text:p>0.6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ccuracy-par</text:p>
          </table:table-cell>
          <table:table-cell table:style-name="ce37" office:value-type="float" office:value="0.98" calcext:value-type="float">
            <text:p>0.98</text:p>
          </table:table-cell>
          <table:table-cell table:style-name="ce37" office:value-type="float" office:value="0.84" calcext:value-type="float">
            <text:p>0.84</text:p>
          </table:table-cell>
          <table:table-cell table:style-name="ce37" office:value-type="float" office:value="0.78" calcext:value-type="float">
            <text:p>0.78</text:p>
          </table:table-cell>
          <table:table-cell table:style-name="ce37" office:value-type="float" office:value="1" calcext:value-type="float">
            <text:p>1.00</text:p>
          </table:table-cell>
          <table:table-cell table:number-columns-repeated="2" table:style-name="ce37" office:value-type="float" office:value="0.85" calcext:value-type="float">
            <text:p>0.85</text:p>
          </table:table-cell>
          <table:table-cell table:style-name="ce37" office:value-type="float" office:value="0.87" calcext:value-type="float">
            <text:p>0.87</text:p>
          </table:table-cell>
          <table:table-cell table:style-name="ce37" office:value-type="float" office:value="0.8" calcext:value-type="float">
            <text:p>0.80</text:p>
          </table:table-cell>
          <table:table-cell table:style-name="ce37" office:value-type="float" office:value="0.91" calcext:value-type="float">
            <text:p>0.91</text:p>
          </table:table-cell>
          <table:table-cell table:style-name="ce37" office:value-type="float" office:value="0.77" calcext:value-type="float">
            <text:p>0.7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aseline-omp</text:p>
          </table:table-cell>
          <table:table-cell table:style-name="ce37" table:formula="of:=[.C8]/[.C5]" office:value-type="float" office:value="0.783783783783784" calcext:value-type="float">
            <text:p>0.78</text:p>
          </table:table-cell>
          <table:table-cell table:style-name="ce37" table:formula="of:=[.D8]/[.D5]" office:value-type="float" office:value="0.644444444444444" calcext:value-type="float">
            <text:p>0.64</text:p>
          </table:table-cell>
          <table:table-cell table:style-name="ce37" office:value-type="float" office:value="0.71" calcext:value-type="float">
            <text:p>0.71</text:p>
          </table:table-cell>
          <table:table-cell table:style-name="ce37" table:formula="of:=[.F8]/[.F5]" office:value-type="float" office:value="0.6" calcext:value-type="float">
            <text:p>0.60</text:p>
          </table:table-cell>
          <table:table-cell table:style-name="ce37" table:formula="of:=[.G8]/[.G5]" office:value-type="float" office:value="0.630434782608696" calcext:value-type="float">
            <text:p>0.63</text:p>
          </table:table-cell>
          <table:table-cell table:style-name="ce37" office:value-type="float" office:value="0.6" calcext:value-type="float">
            <text:p>0.60</text:p>
          </table:table-cell>
          <table:table-cell table:style-name="ce37" table:formula="of:=[.I8]/[.I5]" office:value-type="float" office:value="0.780104712041885" calcext:value-type="float">
            <text:p>0.78</text:p>
          </table:table-cell>
          <table:table-cell table:style-name="ce37" office:value-type="float" office:value="0.54" calcext:value-type="float">
            <text:p>0.54</text:p>
          </table:table-cell>
          <table:table-cell table:style-name="ce37" table:formula="of:=[.K8]/[.K5]" office:value-type="float" office:value="0.83399209486166" calcext:value-type="float">
            <text:p>0.83</text:p>
          </table:table-cell>
          <table:table-cell table:style-name="ce37" table:formula="of:=[.L8]/[.L5]" office:value-type="float" office:value="0.728778467908903" calcext:value-type="float">
            <text:p>0.7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ccuracy-omp</text:p>
          </table:table-cell>
          <table:table-cell table:style-name="ce37" office:value-type="float" office:value="0.98" calcext:value-type="float">
            <text:p>0.98</text:p>
          </table:table-cell>
          <table:table-cell table:style-name="ce37" office:value-type="float" office:value="0.84" calcext:value-type="float">
            <text:p>0.84</text:p>
          </table:table-cell>
          <table:table-cell table:style-name="ce37" office:value-type="float" office:value="0.7" calcext:value-type="float">
            <text:p>0.70</text:p>
          </table:table-cell>
          <table:table-cell table:style-name="ce37" office:value-type="float" office:value="0.9" calcext:value-type="float">
            <text:p>0.90</text:p>
          </table:table-cell>
          <table:table-cell table:style-name="ce37" office:value-type="float" office:value="0.93" calcext:value-type="float">
            <text:p>0.93</text:p>
          </table:table-cell>
          <table:table-cell table:style-name="ce37" office:value-type="float" office:value="0.9" calcext:value-type="float">
            <text:p>0.90</text:p>
          </table:table-cell>
          <table:table-cell table:style-name="ce37" office:value-type="float" office:value="0.88" calcext:value-type="float">
            <text:p>0.88</text:p>
          </table:table-cell>
          <table:table-cell table:style-name="ce37" office:value-type="float" office:value="0.77" calcext:value-type="float">
            <text:p>0.77</text:p>
          </table:table-cell>
          <table:table-cell table:style-name="ce37" office:value-type="float" office:value="0.92" calcext:value-type="float">
            <text:p>0.92</text:p>
          </table:table-cell>
          <table:table-cell table:style-name="ce37" office:value-type="float" office:value="0.77" calcext:value-type="float">
            <text:p>0.77</text:p>
          </table:table-cell>
          <table:table-cell table:number-columns-repeated="1012"/>
        </table:table-row>
        <table:table-row table:style-name="ro1">
          <table:table-cell/>
          <table:table-cell table:style-name="ce4" table:number-columns-repeated="11"/>
          <table:table-cell table:number-columns-repeated="1012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2">
          <table:table-cell/>
          <table:table-cell table:style-name="ce30"/>
          <table:table-cell table:style-name="ce32" office:value-type="string" calcext:value-type="string">
            <text:p>BT</text:p>
          </table:table-cell>
          <table:table-cell table:style-name="ce32" office:value-type="string" calcext:value-type="string">
            <text:p>CG</text:p>
          </table:table-cell>
          <table:table-cell table:style-name="ce32" office:value-type="string" calcext:value-type="string">
            <text:p>DC</text:p>
          </table:table-cell>
          <table:table-cell table:style-name="ce32" office:value-type="string" calcext:value-type="string">
            <text:p>EP</text:p>
          </table:table-cell>
          <table:table-cell table:style-name="ce32" office:value-type="string" calcext:value-type="string">
            <text:p>FT</text:p>
          </table:table-cell>
          <table:table-cell table:style-name="ce32" office:value-type="string" calcext:value-type="string">
            <text:p>IS</text:p>
          </table:table-cell>
          <table:table-cell table:style-name="ce32" office:value-type="string" calcext:value-type="string">
            <text:p>LU</text:p>
          </table:table-cell>
          <table:table-cell table:style-name="ce32" office:value-type="string" calcext:value-type="string">
            <text:p>MG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U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erial, sec</text:p>
          </table:table-cell>
          <table:table-cell office:value-type="float" office:value="298.31" calcext:value-type="float">
            <text:p>298.31</text:p>
          </table:table-cell>
          <table:table-cell office:value-type="float" office:value="55.65" calcext:value-type="float">
            <text:p>55.65</text:p>
          </table:table-cell>
          <table:table-cell office:value-type="float" office:value="620.41" calcext:value-type="float">
            <text:p>620.41</text:p>
          </table:table-cell>
          <table:table-cell office:value-type="float" office:value="60.63" calcext:value-type="float">
            <text:p>60.63</text:p>
          </table:table-cell>
          <table:table-cell office:value-type="float" office:value="33.22" calcext:value-type="float">
            <text:p>33.22</text:p>
          </table:table-cell>
          <table:table-cell office:value-type="float" office:value="6.03" calcext:value-type="float">
            <text:p>6.03</text:p>
          </table:table-cell>
          <table:table-cell office:value-type="float" office:value="99.14" calcext:value-type="float">
            <text:p>99.14</text:p>
          </table:table-cell>
          <table:table-cell office:value-type="float" office:value="29.8" calcext:value-type="float">
            <text:p>29.8</text:p>
          </table:table-cell>
          <table:table-cell office:value-type="float" office:value="247.18" calcext:value-type="float">
            <text:p>247.18</text:p>
          </table:table-cell>
          <table:table-cell office:value-type="float" office:value="706.04" calcext:value-type="float">
            <text:p>706.0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l-feedback, sec</text:p>
          </table:table-cell>
          <table:table-cell office:value-type="float" office:value="57.93" calcext:value-type="float">
            <text:p>57.93</text:p>
          </table:table-cell>
          <table:table-cell office:value-type="float" office:value="21.04" calcext:value-type="float">
            <text:p>21.04</text:p>
          </table:table-cell>
          <table:table-cell office:value-type="float" office:value="620.41" calcext:value-type="float">
            <text:p>620.41</text:p>
          </table:table-cell>
          <table:table-cell office:value-type="float" office:value="60.63" calcext:value-type="float">
            <text:p>60.63</text:p>
          </table:table-cell>
          <table:table-cell office:value-type="float" office:value="10.86" calcext:value-type="float">
            <text:p>10.86</text:p>
          </table:table-cell>
          <table:table-cell office:value-type="float" office:value="5.91" calcext:value-type="float">
            <text:p>5.91</text:p>
          </table:table-cell>
          <table:table-cell office:value-type="float" office:value="65.66" calcext:value-type="float">
            <text:p>65.66</text:p>
          </table:table-cell>
          <table:table-cell office:value-type="float" office:value="27.12" calcext:value-type="float">
            <text:p>27.12</text:p>
          </table:table-cell>
          <table:table-cell office:value-type="float" office:value="59.95" calcext:value-type="float">
            <text:p>59.95</text:p>
          </table:table-cell>
          <table:table-cell office:value-type="float" office:value="316.85" calcext:value-type="float">
            <text:p>316.85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mp, sec</text:p>
          </table:table-cell>
          <table:table-cell office:value-type="float" office:value="58.76" calcext:value-type="float">
            <text:p>58.76</text:p>
          </table:table-cell>
          <table:table-cell office:value-type="float" office:value="17.39" calcext:value-type="float">
            <text:p>17.39</text:p>
          </table:table-cell>
          <table:table-cell office:value-type="float" office:value="260.88" calcext:value-type="float">
            <text:p>260.88</text:p>
          </table:table-cell>
          <table:table-cell office:value-type="float" office:value="17.31" calcext:value-type="float">
            <text:p>17.31</text:p>
          </table:table-cell>
          <table:table-cell office:value-type="float" office:value="11.96" calcext:value-type="float">
            <text:p>11.96</text:p>
          </table:table-cell>
          <table:table-cell office:value-type="float" office:value="2.63" calcext:value-type="float">
            <text:p>2.63</text:p>
          </table:table-cell>
          <table:table-cell office:value-type="float" office:value="57.19" calcext:value-type="float">
            <text:p>57.19</text:p>
          </table:table-cell>
          <table:table-cell office:value-type="float" office:value="21.59" calcext:value-type="float">
            <text:p>21.59</text:p>
          </table:table-cell>
          <table:table-cell office:value-type="float" office:value="76.81" calcext:value-type="float">
            <text:p>76.81</text:p>
          </table:table-cell>
          <table:table-cell office:value-type="float" office:value="300" calcext:value-type="float">
            <text:p>30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peedup, ser</text:p>
          </table:table-cell>
          <table:table-cell table:formula="of:=[.C18]/[.C18]" office:value-type="float" office:value="1" calcext:value-type="float">
            <text:p>1</text:p>
          </table:table-cell>
          <table:table-cell table:formula="of:=[.D18]/[.D18]" office:value-type="float" office:value="1" calcext:value-type="float">
            <text:p>1</text:p>
          </table:table-cell>
          <table:table-cell table:formula="of:=[.E18]/[.E18]" office:value-type="float" office:value="1" calcext:value-type="float">
            <text:p>1</text:p>
          </table:table-cell>
          <table:table-cell table:formula="of:=[.F18]/[.F18]" office:value-type="float" office:value="1" calcext:value-type="float">
            <text:p>1</text:p>
          </table:table-cell>
          <table:table-cell table:formula="of:=[.G18]/[.G18]" office:value-type="float" office:value="1" calcext:value-type="float">
            <text:p>1</text:p>
          </table:table-cell>
          <table:table-cell table:formula="of:=[.H18]/[.H18]" office:value-type="float" office:value="1" calcext:value-type="float">
            <text:p>1</text:p>
          </table:table-cell>
          <table:table-cell table:formula="of:=[.I18]/[.I18]" office:value-type="float" office:value="1" calcext:value-type="float">
            <text:p>1</text:p>
          </table:table-cell>
          <table:table-cell table:formula="of:=[.J18]/[.J18]" office:value-type="float" office:value="1" calcext:value-type="float">
            <text:p>1</text:p>
          </table:table-cell>
          <table:table-cell table:formula="of:=[.K18]/[.K18]" office:value-type="float" office:value="1" calcext:value-type="float">
            <text:p>1</text:p>
          </table:table-cell>
          <table:table-cell table:formula="of:=[.L18]/[.L18]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peedup, ml</text:p>
          </table:table-cell>
          <table:table-cell table:formula="of:=[.C18]/[.C19]" office:value-type="float" office:value="5.14949076471604" calcext:value-type="float">
            <text:p>5.14949076471604</text:p>
          </table:table-cell>
          <table:table-cell table:formula="of:=[.D18]/[.D19]" office:value-type="float" office:value="2.64496197718631" calcext:value-type="float">
            <text:p>2.64496197718631</text:p>
          </table:table-cell>
          <table:table-cell table:formula="of:=[.E18]/[.E19]" office:value-type="float" office:value="1" calcext:value-type="float">
            <text:p>1</text:p>
          </table:table-cell>
          <table:table-cell table:formula="of:=[.F18]/[.F19]" office:value-type="float" office:value="1" calcext:value-type="float">
            <text:p>1</text:p>
          </table:table-cell>
          <table:table-cell table:formula="of:=[.G18]/[.G19]" office:value-type="float" office:value="3.05893186003683" calcext:value-type="float">
            <text:p>3.05893186003683</text:p>
          </table:table-cell>
          <table:table-cell table:formula="of:=[.H18]/[.H19]" office:value-type="float" office:value="1.02030456852792" calcext:value-type="float">
            <text:p>1.02030456852792</text:p>
          </table:table-cell>
          <table:table-cell table:formula="of:=[.I18]/[.I19]" office:value-type="float" office:value="1.50989948218093" calcext:value-type="float">
            <text:p>1.50989948218093</text:p>
          </table:table-cell>
          <table:table-cell table:formula="of:=[.J18]/[.J19]" office:value-type="float" office:value="1.09882005899705" calcext:value-type="float">
            <text:p>1.09882005899705</text:p>
          </table:table-cell>
          <table:table-cell table:formula="of:=[.K18]/[.K19]" office:value-type="float" office:value="4.12310258548791" calcext:value-type="float">
            <text:p>4.12310258548791</text:p>
          </table:table-cell>
          <table:table-cell table:formula="of:=[.L18]/[.L19]" office:value-type="float" office:value="2.22830992583241" calcext:value-type="float">
            <text:p>2.2283099258324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peedup, omp</text:p>
          </table:table-cell>
          <table:table-cell table:formula="of:=[.C18]/[.C20]" office:value-type="float" office:value="5.07675289312458" calcext:value-type="float">
            <text:p>5.07675289312458</text:p>
          </table:table-cell>
          <table:table-cell table:formula="of:=[.D18]/[.D20]" office:value-type="float" office:value="3.20011500862565" calcext:value-type="float">
            <text:p>3.20011500862565</text:p>
          </table:table-cell>
          <table:table-cell table:formula="of:=[.E18]/[.E20]" office:value-type="float" office:value="2.37814320760503" calcext:value-type="float">
            <text:p>2.37814320760503</text:p>
          </table:table-cell>
          <table:table-cell table:formula="of:=[.F18]/[.F20]" office:value-type="float" office:value="3.50259965337955" calcext:value-type="float">
            <text:p>3.50259965337955</text:p>
          </table:table-cell>
          <table:table-cell table:formula="of:=[.G18]/[.G20]" office:value-type="float" office:value="2.77759197324415" calcext:value-type="float">
            <text:p>2.77759197324415</text:p>
          </table:table-cell>
          <table:table-cell table:formula="of:=[.H18]/[.H20]" office:value-type="float" office:value="2.29277566539924" calcext:value-type="float">
            <text:p>2.29277566539924</text:p>
          </table:table-cell>
          <table:table-cell table:formula="of:=[.I18]/[.I20]" office:value-type="float" office:value="1.73351984612695" calcext:value-type="float">
            <text:p>1.73351984612695</text:p>
          </table:table-cell>
          <table:table-cell table:formula="of:=[.J18]/[.J20]" office:value-type="float" office:value="1.38026864289023" calcext:value-type="float">
            <text:p>1.38026864289023</text:p>
          </table:table-cell>
          <table:table-cell table:formula="of:=[.K18]/[.K20]" office:value-type="float" office:value="3.21807056372868" calcext:value-type="float">
            <text:p>3.21807056372868</text:p>
          </table:table-cell>
          <table:table-cell table:formula="of:=[.L18]/[.L20]" office:value-type="float" office:value="2.35346666666667" calcext:value-type="float">
            <text:p>2.35346666666667</text:p>
          </table:table-cell>
          <table:table-cell table:number-columns-repeated="1012"/>
        </table:table-row>
      </table:table>
      <table:table table:name="S" table:style-name="ta1">
        <table:shapes>
          <draw:frame draw:z-index="0" draw:style-name="gr1" draw:text-style-name="P1" svg:width="231.86mm" svg:height="131.37mm" svg:x="130.61mm" svg:y="52.76mm">
            <draw:object draw:notify-on-update-of-ranges="S.I2:S.R2 S.I3:S.R3 S.I4:S.R4 S.I5:S.R5 S.I6:S.R6 S.I7:S.R7 S.I8:S.R8 S.I9:S.R9 S.I10:S.R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6" table:default-cell-style-name="ce15"/>
        <table:table-column table:style-name="co10" table:default-cell-style-name="ce15"/>
        <table:table-column table:style-name="co17" table:number-columns-repeated="2" table:default-cell-style-name="ce15"/>
        <table:table-column table:style-name="co18" table:default-cell-style-name="ce15"/>
        <table:table-column table:style-name="co17" table:default-cell-style-name="ce15"/>
        <table:table-column table:style-name="co1" table:default-cell-style-name="ce15"/>
        <table:table-column table:style-name="co19" table:default-cell-style-name="ce15"/>
        <table:table-column table:style-name="co17" table:number-columns-repeated="3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number-columns-repeated="5" table:default-cell-style-name="ce15"/>
        <table:table-column table:style-name="co1" table:number-columns-repeated="11" table:default-cell-style-name="ce15"/>
        <table:table-row table:style-name="ro1">
          <table:table-cell table:number-columns-repeated="29"/>
        </table:table-row>
        <table:table-row table:style-name="ro3">
          <table:table-cell office:value-type="string" calcext:value-type="string">
            <text:p>Serial</text:p>
          </table:table-cell>
          <table:table-cell office:value-type="string" calcext:value-type="string">
            <text:p>BT</text:p>
          </table:table-cell>
          <table:table-cell table:number-columns-repeated="2" table:style-name="ce16" office:value-type="float" office:value="0.056" calcext:value-type="float">
            <text:p>0.056</text:p>
          </table:table-cell>
          <table:table-cell table:style-name="ce16" office:value-type="float" office:value="0.057" calcext:value-type="float">
            <text:p>0.057</text:p>
          </table:table-cell>
          <table:table-cell table:style-name="ce16" table:formula="of:=AVERAGE([.C2];[.D2];[.E2])" office:value-type="float" office:value="0.0563333333333333" calcext:value-type="float">
            <text:p>0.056</text:p>
          </table:table-cell>
          <table:table-cell/>
          <table:table-cell table:style-name="Default" office:value-type="string" calcext:value-type="string">
            <text:p>Size (S)</text:p>
          </table:table-cell>
          <table:table-cell table:style-name="Default" office:value-type="string" calcext:value-type="string">
            <text:p>BT</text:p>
          </table:table-cell>
          <table:table-cell table:style-name="Default" office:value-type="string" calcext:value-type="string">
            <text:p>CG</text:p>
          </table:table-cell>
          <table:table-cell table:style-name="Default" office:value-type="string" calcext:value-type="string">
            <text:p>DC</text:p>
          </table:table-cell>
          <table:table-cell table:style-name="Default" office:value-type="string" calcext:value-type="string">
            <text:p>EP</text:p>
          </table:table-cell>
          <table:table-cell table:style-name="Default" office:value-type="string" calcext:value-type="string">
            <text:p>FT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string" calcext:value-type="string">
            <text:p>LU</text:p>
          </table:table-cell>
          <table:table-cell table:style-name="Default" office:value-type="string" calcext:value-type="string">
            <text:p>MG</text:p>
          </table:table-cell>
          <table:table-cell table:style-name="Default" office:value-type="string" calcext:value-type="string">
            <text:p>SP</text:p>
          </table:table-cell>
          <table:table-cell table:style-name="Default" office:value-type="string" calcext:value-type="string">
            <text:p>UA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CG</text:p>
          </table:table-cell>
          <table:table-cell table:style-name="ce16" office:value-type="float" office:value="0.039" calcext:value-type="float">
            <text:p>0.039</text:p>
          </table:table-cell>
          <table:table-cell table:style-name="ce16" office:value-type="float" office:value="0.035" calcext:value-type="float">
            <text:p>0.035</text:p>
          </table:table-cell>
          <table:table-cell table:style-name="ce16" office:value-type="float" office:value="0.039" calcext:value-type="float">
            <text:p>0.039</text:p>
          </table:table-cell>
          <table:table-cell table:style-name="ce16" table:formula="of:=AVERAGE([.C3];[.D3];[.E3])" office:value-type="float" office:value="0.0376666666666667" calcext:value-type="float">
            <text:p>0.038</text:p>
          </table:table-cell>
          <table:table-cell table:style-name="ce18"/>
          <table:table-cell table:style-name="Default" office:value-type="string" calcext:value-type="string">
            <text:p>serial</text:p>
          </table:table-cell>
          <table:table-cell table:style-name="ce48" office:value-type="float" office:value="0.0563333333333333" calcext:value-type="float">
            <text:p>0.06</text:p>
          </table:table-cell>
          <table:table-cell table:style-name="ce48" office:value-type="float" office:value="0.0376666666666667" calcext:value-type="float">
            <text:p>0.04</text:p>
          </table:table-cell>
          <table:table-cell table:style-name="ce48" office:value-type="float" office:value="0.0536666666666667" calcext:value-type="float">
            <text:p>0.05</text:p>
          </table:table-cell>
          <table:table-cell table:style-name="ce48" office:value-type="float" office:value="1.12333333333333" calcext:value-type="float">
            <text:p>1.12</text:p>
          </table:table-cell>
          <table:table-cell table:style-name="ce48" office:value-type="float" office:value="0.112" calcext:value-type="float">
            <text:p>0.11</text:p>
          </table:table-cell>
          <table:table-cell table:style-name="ce48" office:value-type="float" office:value="0.00933333333333333" calcext:value-type="float">
            <text:p>0.01</text:p>
          </table:table-cell>
          <table:table-cell table:style-name="ce48" office:value-type="float" office:value="0.0246666666666667" calcext:value-type="float">
            <text:p>0.02</text:p>
          </table:table-cell>
          <table:table-cell table:style-name="ce48" office:value-type="float" office:value="0.005" calcext:value-type="float">
            <text:p>0.01</text:p>
          </table:table-cell>
          <table:table-cell table:style-name="ce48" office:value-type="float" office:value="0.019" calcext:value-type="float">
            <text:p>0.02</text:p>
          </table:table-cell>
          <table:table-cell table:style-name="ce48" office:value-type="float" office:value="0.355666666666667" calcext:value-type="float">
            <text:p>0.36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DC</text:p>
          </table:table-cell>
          <table:table-cell table:style-name="ce16" office:value-type="float" office:value="0.053" calcext:value-type="float">
            <text:p>0.053</text:p>
          </table:table-cell>
          <table:table-cell table:style-name="ce16" office:value-type="float" office:value="0.055" calcext:value-type="float">
            <text:p>0.055</text:p>
          </table:table-cell>
          <table:table-cell table:style-name="ce16" office:value-type="float" office:value="0.053" calcext:value-type="float">
            <text:p>0.053</text:p>
          </table:table-cell>
          <table:table-cell table:style-name="ce16" table:formula="of:=AVERAGE([.C4];[.D4];[.E4])" office:value-type="float" office:value="0.0536666666666667" calcext:value-type="float">
            <text:p>0.054</text:p>
          </table:table-cell>
          <table:table-cell table:style-name="ce19"/>
          <table:table-cell table:style-name="Default" office:value-type="string" calcext:value-type="string">
            <text:p>vector</text:p>
          </table:table-cell>
          <table:table-cell table:style-name="ce48" office:value-type="float" office:value="0.053" calcext:value-type="float">
            <text:p>0.05</text:p>
          </table:table-cell>
          <table:table-cell table:style-name="ce48" office:value-type="float" office:value="0.0316666666666667" calcext:value-type="float">
            <text:p>0.03</text:p>
          </table:table-cell>
          <table:table-cell table:style-name="ce48" office:value-type="float" office:value="0.053" calcext:value-type="float">
            <text:p>0.05</text:p>
          </table:table-cell>
          <table:table-cell table:style-name="ce48" office:value-type="float" office:value="1.13266666666667" calcext:value-type="float">
            <text:p>1.13</text:p>
          </table:table-cell>
          <table:table-cell table:style-name="ce48" office:value-type="float" office:value="0.107666666666667" calcext:value-type="float">
            <text:p>0.11</text:p>
          </table:table-cell>
          <table:table-cell table:style-name="ce48" office:value-type="float" office:value="0.00933333333333333" calcext:value-type="float">
            <text:p>0.01</text:p>
          </table:table-cell>
          <table:table-cell table:style-name="ce48" office:value-type="float" office:value="0.0233333333333333" calcext:value-type="float">
            <text:p>0.02</text:p>
          </table:table-cell>
          <table:table-cell table:style-name="ce48" office:value-type="float" office:value="0.00466666666666667" calcext:value-type="float">
            <text:p>0.00</text:p>
          </table:table-cell>
          <table:table-cell table:style-name="ce48" office:value-type="float" office:value="0.0186666666666667" calcext:value-type="float">
            <text:p>0.02</text:p>
          </table:table-cell>
          <table:table-cell table:style-name="ce48" office:value-type="float" office:value="0.302333333333333" calcext:value-type="float">
            <text:p>0.30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EP</text:p>
          </table:table-cell>
          <table:table-cell table:style-name="ce16" office:value-type="float" office:value="1.116" calcext:value-type="float">
            <text:p>1.116</text:p>
          </table:table-cell>
          <table:table-cell table:style-name="ce16" office:value-type="float" office:value="1.129" calcext:value-type="float">
            <text:p>1.129</text:p>
          </table:table-cell>
          <table:table-cell table:style-name="ce16" office:value-type="float" office:value="1.125" calcext:value-type="float">
            <text:p>1.125</text:p>
          </table:table-cell>
          <table:table-cell table:style-name="ce16" table:formula="of:=AVERAGE([.C5];[.D5];[.E5])" office:value-type="float" office:value="1.12333333333333" calcext:value-type="float">
            <text:p>1.123</text:p>
          </table:table-cell>
          <table:table-cell table:style-name="ce19"/>
          <table:table-cell table:style-name="Default" office:value-type="string" calcext:value-type="string">
            <text:p>parallel</text:p>
          </table:table-cell>
          <table:table-cell table:style-name="ce48" office:value-type="float" office:value="0.121666666666667" calcext:value-type="float">
            <text:p>0.12</text:p>
          </table:table-cell>
          <table:table-cell table:style-name="ce48" office:value-type="float" office:value="0.0813333333333333" calcext:value-type="float">
            <text:p>0.08</text:p>
          </table:table-cell>
          <table:table-cell table:style-name="ce48" office:value-type="float" office:value="0.0523333333333333" calcext:value-type="float">
            <text:p>0.05</text:p>
          </table:table-cell>
          <table:table-cell table:style-name="ce48" office:value-type="float" office:value="1.174" calcext:value-type="float">
            <text:p>1.17</text:p>
          </table:table-cell>
          <table:table-cell table:style-name="ce48" office:value-type="float" office:value="0.139" calcext:value-type="float">
            <text:p>0.14</text:p>
          </table:table-cell>
          <table:table-cell table:style-name="ce48" office:value-type="float" office:value="0.0426666666666667" calcext:value-type="float">
            <text:p>0.04</text:p>
          </table:table-cell>
          <table:table-cell table:style-name="ce48" office:value-type="float" office:value="0.0633333333333333" calcext:value-type="float">
            <text:p>0.06</text:p>
          </table:table-cell>
          <table:table-cell table:style-name="ce48" office:value-type="float" office:value="0.0406666666666667" calcext:value-type="float">
            <text:p>0.04</text:p>
          </table:table-cell>
          <table:table-cell table:style-name="ce48" office:value-type="float" office:value="0.294666666666667" calcext:value-type="float">
            <text:p>0.29</text:p>
          </table:table-cell>
          <table:table-cell table:style-name="ce48" office:value-type="float" office:value="1.26333333333333" calcext:value-type="float">
            <text:p>1.26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FT</text:p>
          </table:table-cell>
          <table:table-cell table:number-columns-repeated="3" table:style-name="ce16" office:value-type="float" office:value="0.112" calcext:value-type="float">
            <text:p>0.112</text:p>
          </table:table-cell>
          <table:table-cell table:style-name="ce16" table:formula="of:=AVERAGE([.C6];[.D6];[.E6])" office:value-type="float" office:value="0.112" calcext:value-type="float">
            <text:p>0.112</text:p>
          </table:table-cell>
          <table:table-cell table:style-name="ce19"/>
          <table:table-cell table:style-name="Default" office:value-type="string" calcext:value-type="string">
            <text:p>vector+parallel</text:p>
          </table:table-cell>
          <table:table-cell table:style-name="ce48" office:value-type="float" office:value="0.156333333333333" calcext:value-type="float">
            <text:p>0.16</text:p>
          </table:table-cell>
          <table:table-cell table:style-name="ce48" office:value-type="float" office:value="0.0453333333333333" calcext:value-type="float">
            <text:p>0.05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1.128" calcext:value-type="float">
            <text:p>1.13</text:p>
          </table:table-cell>
          <table:table-cell table:style-name="ce48" office:value-type="float" office:value="0.126666666666667" calcext:value-type="float">
            <text:p>0.13</text:p>
          </table:table-cell>
          <table:table-cell table:style-name="ce48" office:value-type="float" office:value="0.0396666666666667" calcext:value-type="float">
            <text:p>0.04</text:p>
          </table:table-cell>
          <table:table-cell table:style-name="ce48" office:value-type="float" office:value="0.11" calcext:value-type="float">
            <text:p>0.11</text:p>
          </table:table-cell>
          <table:table-cell table:style-name="ce48" office:value-type="float" office:value="0.038" calcext:value-type="float">
            <text:p>0.04</text:p>
          </table:table-cell>
          <table:table-cell table:style-name="ce48" office:value-type="float" office:value="0.353" calcext:value-type="float">
            <text:p>0.35</text:p>
          </table:table-cell>
          <table:table-cell table:style-name="ce48" office:value-type="float" office:value="1.488" calcext:value-type="float">
            <text:p>1.49</text:p>
          </table:table-cell>
          <table:table-cell table:number-columns-repeated="11"/>
        </table:table-row>
        <table:table-row table:style-name="ro6">
          <table:table-cell/>
          <table:table-cell office:value-type="string" calcext:value-type="string">
            <text:p>IS</text:p>
          </table:table-cell>
          <table:table-cell table:number-columns-repeated="2" table:style-name="ce16" office:value-type="float" office:value="0.01" calcext:value-type="float">
            <text:p>0.010</text:p>
          </table:table-cell>
          <table:table-cell table:style-name="ce16" office:value-type="float" office:value="0.008" calcext:value-type="float">
            <text:p>0.008</text:p>
          </table:table-cell>
          <table:table-cell table:style-name="ce16" table:formula="of:=AVERAGE([.C7];[.D7];[.E7])" office:value-type="float" office:value="0.00933333333333333" calcext:value-type="float">
            <text:p>0.009</text:p>
          </table:table-cell>
          <table:table-cell table:style-name="ce19"/>
          <table:table-cell table:style-name="Default" office:value-type="string" calcext:value-type="string">
            <text:p>vector+openmp</text:p>
          </table:table-cell>
          <table:table-cell table:style-name="ce48" office:value-type="float" office:value="0.0653333333333333" calcext:value-type="float">
            <text:p>0.07</text:p>
          </table:table-cell>
          <table:table-cell table:style-name="ce48" office:value-type="float" office:value="0.0656666666666667" calcext:value-type="float">
            <text:p>0.07</text:p>
          </table:table-cell>
          <table:table-cell table:style-name="ce48" office:value-type="float" office:value="0.0703333333333333" calcext:value-type="float">
            <text:p>0.07</text:p>
          </table:table-cell>
          <table:table-cell table:style-name="ce48" office:value-type="float" office:value="0.444333333333333" calcext:value-type="float">
            <text:p>0.44</text:p>
          </table:table-cell>
          <table:table-cell table:style-name="ce48" office:value-type="float" office:value="0.069" calcext:value-type="float">
            <text:p>0.07</text:p>
          </table:table-cell>
          <table:table-cell table:style-name="ce48" office:value-type="float" office:value="0.0653333333333333" calcext:value-type="float">
            <text:p>0.07</text:p>
          </table:table-cell>
          <table:table-cell table:style-name="ce48" office:value-type="float" office:value="1.29233333333333" calcext:value-type="float">
            <text:p>1.29</text:p>
          </table:table-cell>
          <table:table-cell table:style-name="ce48" office:value-type="float" office:value="0.09" calcext:value-type="float">
            <text:p>0.09</text:p>
          </table:table-cell>
          <table:table-cell table:style-name="ce48" office:value-type="float" office:value="0.211" calcext:value-type="float">
            <text:p>0.21</text:p>
          </table:table-cell>
          <table:table-cell table:style-name="ce48" office:value-type="float" office:value="1.31766666666667" calcext:value-type="float">
            <text:p>1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number-columns-repeated="2" table:style-name="ce16" office:value-type="float" office:value="0.025" calcext:value-type="float">
            <text:p>0.025</text:p>
          </table:table-cell>
          <table:table-cell table:style-name="ce16" office:value-type="float" office:value="0.024" calcext:value-type="float">
            <text:p>0.024</text:p>
          </table:table-cell>
          <table:table-cell table:style-name="ce16" table:formula="of:=AVERAGE([.C8];[.D8];[.E8])" office:value-type="float" office:value="0.0246666666666667" calcext:value-type="float">
            <text:p>0.025</text:p>
          </table:table-cell>
          <table:table-cell/>
          <table:table-cell table:style-name="Default" office:value-type="string" calcext:value-type="string">
            <text:p>parallel+openmp</text:p>
          </table:table-cell>
          <table:table-cell table:style-name="ce48" office:value-type="float" office:value="0.0993333333333333" calcext:value-type="float">
            <text:p>0.10</text:p>
          </table:table-cell>
          <table:table-cell table:style-name="ce48" office:value-type="float" office:value="0.0743333333333333" calcext:value-type="float">
            <text:p>0.07</text:p>
          </table:table-cell>
          <table:table-cell table:style-name="ce48" office:value-type="float" office:value="0.0716666666666667" calcext:value-type="float">
            <text:p>0.07</text:p>
          </table:table-cell>
          <table:table-cell table:style-name="ce48" office:value-type="float" office:value="0.522666666666667" calcext:value-type="float">
            <text:p>0.52</text:p>
          </table:table-cell>
          <table:table-cell table:style-name="ce48" office:value-type="float" office:value="0.104" calcext:value-type="float">
            <text:p>0.10</text:p>
          </table:table-cell>
          <table:table-cell table:style-name="ce48" office:value-type="float" office:value="0.0196666666666667" calcext:value-type="float">
            <text:p>0.02</text:p>
          </table:table-cell>
          <table:table-cell table:style-name="ce48" office:value-type="float" office:value="0.0706666666666667" calcext:value-type="float">
            <text:p>0.07</text:p>
          </table:table-cell>
          <table:table-cell table:style-name="ce48" office:value-type="float" office:value="0.029" calcext:value-type="float">
            <text:p>0.03</text:p>
          </table:table-cell>
          <table:table-cell table:style-name="ce48" office:value-type="float" office:value="0.121" calcext:value-type="float">
            <text:p>0.12</text:p>
          </table:table-cell>
          <table:table-cell table:style-name="ce48" office:value-type="float" office:value="1.26666666666667" calcext:value-type="float">
            <text:p>1.2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number-columns-repeated="3" table:style-name="ce16" office:value-type="float" office:value="0.005" calcext:value-type="float">
            <text:p>0.005</text:p>
          </table:table-cell>
          <table:table-cell table:style-name="ce16" table:formula="of:=AVERAGE([.C9];[.D9];[.E9])" office:value-type="float" office:value="0.005" calcext:value-type="float">
            <text:p>0.005</text:p>
          </table:table-cell>
          <table:table-cell/>
          <table:table-cell table:style-name="Default" office:value-type="string" calcext:value-type="string">
            <text:p>openmp</text:p>
          </table:table-cell>
          <table:table-cell table:style-name="ce48" office:value-type="float" office:value="0.105333333333333" calcext:value-type="float">
            <text:p>0.11</text:p>
          </table:table-cell>
          <table:table-cell table:style-name="ce48" office:value-type="float" office:value="0.150666666666667" calcext:value-type="float">
            <text:p>0.15</text:p>
          </table:table-cell>
          <table:table-cell table:style-name="ce48" office:value-type="float" office:value="0.0746666666666667" calcext:value-type="float">
            <text:p>0.07</text:p>
          </table:table-cell>
          <table:table-cell table:style-name="ce48" office:value-type="float" office:value="0.497666666666667" calcext:value-type="float">
            <text:p>0.50</text:p>
          </table:table-cell>
          <table:table-cell table:style-name="ce48" office:value-type="float" office:value="0.112333333333333" calcext:value-type="float">
            <text:p>0.11</text:p>
          </table:table-cell>
          <table:table-cell table:number-columns-repeated="2" table:style-name="ce48" office:value-type="float" office:value="0.042" calcext:value-type="float">
            <text:p>0.04</text:p>
          </table:table-cell>
          <table:table-cell table:style-name="ce48" office:value-type="float" office:value="0.055" calcext:value-type="float">
            <text:p>0.06</text:p>
          </table:table-cell>
          <table:table-cell table:style-name="ce48" office:value-type="float" office:value="0.0953333333333333" calcext:value-type="float">
            <text:p>0.10</text:p>
          </table:table-cell>
          <table:table-cell table:style-name="ce48" office:value-type="float" office:value="1.559" calcext:value-type="float">
            <text:p>1.5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number-columns-repeated="3" table:style-name="ce16" office:value-type="float" office:value="0.019" calcext:value-type="float">
            <text:p>0.019</text:p>
          </table:table-cell>
          <table:table-cell table:style-name="ce16" table:formula="of:=AVERAGE([.C10];[.D10];[.E10])" office:value-type="float" office:value="0.019" calcext:value-type="float">
            <text:p>0.019</text:p>
          </table:table-cell>
          <table:table-cell/>
          <table:table-cell table:style-name="Default" office:value-type="string" calcext:value-type="string">
            <text:p>vector+parallel+openmp</text:p>
          </table:table-cell>
          <table:table-cell table:style-name="ce48" office:value-type="float" office:value="0.07" calcext:value-type="float">
            <text:p>0.07</text:p>
          </table:table-cell>
          <table:table-cell table:style-name="ce48" office:value-type="float" office:value="0.136" calcext:value-type="float">
            <text:p>0.14</text:p>
          </table:table-cell>
          <table:table-cell table:style-name="ce48" office:value-type="float" office:value="0.0733333333333334" calcext:value-type="float">
            <text:p>0.07</text:p>
          </table:table-cell>
          <table:table-cell table:style-name="ce48" office:value-type="float" office:value="0.466333333333333" calcext:value-type="float">
            <text:p>0.47</text:p>
          </table:table-cell>
          <table:table-cell table:style-name="ce48" office:value-type="float" office:value="0.13" calcext:value-type="float">
            <text:p>0.13</text:p>
          </table:table-cell>
          <table:table-cell table:style-name="ce48" office:value-type="float" office:value="0.0763333333333333" calcext:value-type="float">
            <text:p>0.08</text:p>
          </table:table-cell>
          <table:table-cell table:style-name="ce48" office:value-type="float" office:value="0.454" calcext:value-type="float">
            <text:p>0.45</text:p>
          </table:table-cell>
          <table:table-cell table:style-name="ce48" office:value-type="float" office:value="0.051" calcext:value-type="float">
            <text:p>0.05</text:p>
          </table:table-cell>
          <table:table-cell table:style-name="ce48" office:value-type="float" office:value="0.127666666666667" calcext:value-type="float">
            <text:p>0.13</text:p>
          </table:table-cell>
          <table:table-cell table:style-name="ce48" office:value-type="float" office:value="1.309" calcext:value-type="float">
            <text:p>1.3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style-name="ce16" office:value-type="float" office:value="0.358" calcext:value-type="float">
            <text:p>0.358</text:p>
          </table:table-cell>
          <table:table-cell table:style-name="ce16" office:value-type="float" office:value="0.359" calcext:value-type="float">
            <text:p>0.359</text:p>
          </table:table-cell>
          <table:table-cell table:style-name="ce16" office:value-type="float" office:value="0.35" calcext:value-type="float">
            <text:p>0.350</text:p>
          </table:table-cell>
          <table:table-cell table:style-name="ce16" table:formula="of:=AVERAGE([.C11];[.D11];[.E11])" office:value-type="float" office:value="0.355666666666667" calcext:value-type="float">
            <text:p>0.356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23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BT</text:p>
          </table:table-cell>
          <table:table-cell table:number-columns-repeated="3" table:style-name="ce16" office:value-type="float" office:value="0.053" calcext:value-type="float">
            <text:p>0.053</text:p>
          </table:table-cell>
          <table:table-cell table:style-name="ce16" table:formula="of:=AVERAGE([.C13];[.D13];[.E13])" office:value-type="float" office:value="0.053" calcext:value-type="float">
            <text:p>0.05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16" office:value-type="float" office:value="0.033" calcext:value-type="float">
            <text:p>0.033</text:p>
          </table:table-cell>
          <table:table-cell table:style-name="ce16" office:value-type="float" office:value="0.029" calcext:value-type="float">
            <text:p>0.029</text:p>
          </table:table-cell>
          <table:table-cell table:style-name="ce16" office:value-type="float" office:value="0.033" calcext:value-type="float">
            <text:p>0.033</text:p>
          </table:table-cell>
          <table:table-cell table:style-name="ce16" table:formula="of:=AVERAGE([.C14];[.D14];[.E14])" office:value-type="float" office:value="0.0316666666666667" calcext:value-type="float">
            <text:p>0.03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table:number-columns-repeated="3" table:style-name="ce16" office:value-type="float" office:value="0.053" calcext:value-type="float">
            <text:p>0.053</text:p>
          </table:table-cell>
          <table:table-cell table:style-name="ce16" table:formula="of:=AVERAGE([.C15];[.D15];[.E15])" office:value-type="float" office:value="0.053" calcext:value-type="float">
            <text:p>0.05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style-name="ce16" office:value-type="float" office:value="1.121" calcext:value-type="float">
            <text:p>1.121</text:p>
          </table:table-cell>
          <table:table-cell table:style-name="ce16" office:value-type="float" office:value="1.15" calcext:value-type="float">
            <text:p>1.150</text:p>
          </table:table-cell>
          <table:table-cell table:style-name="ce16" office:value-type="float" office:value="1.127" calcext:value-type="float">
            <text:p>1.127</text:p>
          </table:table-cell>
          <table:table-cell table:style-name="ce16" table:formula="of:=AVERAGE([.C16];[.D16];[.E16])" office:value-type="float" office:value="1.13266666666667" calcext:value-type="float">
            <text:p>1.13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16" office:value-type="float" office:value="0.11" calcext:value-type="float">
            <text:p>0.110</text:p>
          </table:table-cell>
          <table:table-cell table:style-name="ce16" office:value-type="float" office:value="0.104" calcext:value-type="float">
            <text:p>0.104</text:p>
          </table:table-cell>
          <table:table-cell table:style-name="ce16" office:value-type="float" office:value="0.109" calcext:value-type="float">
            <text:p>0.109</text:p>
          </table:table-cell>
          <table:table-cell table:style-name="ce16" table:formula="of:=AVERAGE([.C17];[.D17];[.E17])" office:value-type="float" office:value="0.107666666666667" calcext:value-type="float">
            <text:p>0.108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number-columns-repeated="2" table:style-name="ce16" office:value-type="float" office:value="0.009" calcext:value-type="float">
            <text:p>0.009</text:p>
          </table:table-cell>
          <table:table-cell table:style-name="ce16" office:value-type="float" office:value="0.01" calcext:value-type="float">
            <text:p>0.010</text:p>
          </table:table-cell>
          <table:table-cell table:style-name="ce16" table:formula="of:=AVERAGE([.C18];[.D18];[.E18])" office:value-type="float" office:value="0.00933333333333333" calcext:value-type="float">
            <text:p>0.009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style-name="ce16" office:value-type="float" office:value="0.022" calcext:value-type="float">
            <text:p>0.022</text:p>
          </table:table-cell>
          <table:table-cell table:style-name="ce16" office:value-type="float" office:value="0.025" calcext:value-type="float">
            <text:p>0.025</text:p>
          </table:table-cell>
          <table:table-cell table:style-name="ce16" office:value-type="float" office:value="0.023" calcext:value-type="float">
            <text:p>0.023</text:p>
          </table:table-cell>
          <table:table-cell table:style-name="ce16" table:formula="of:=AVERAGE([.C19];[.D19];[.E19])" office:value-type="float" office:value="0.0233333333333333" calcext:value-type="float">
            <text:p>0.02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number-columns-repeated="2" table:style-name="ce16" office:value-type="float" office:value="0.005" calcext:value-type="float">
            <text:p>0.005</text:p>
          </table:table-cell>
          <table:table-cell table:style-name="ce16" office:value-type="float" office:value="0.004" calcext:value-type="float">
            <text:p>0.004</text:p>
          </table:table-cell>
          <table:table-cell table:style-name="ce16" table:formula="of:=AVERAGE([.C20];[.D20];[.E20])" office:value-type="float" office:value="0.00466666666666667" calcext:value-type="float">
            <text:p>0.005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16" office:value-type="float" office:value="0.019" calcext:value-type="float">
            <text:p>0.019</text:p>
          </table:table-cell>
          <table:table-cell table:style-name="ce16" office:value-type="float" office:value="0.018" calcext:value-type="float">
            <text:p>0.018</text:p>
          </table:table-cell>
          <table:table-cell table:style-name="ce16" office:value-type="float" office:value="0.019" calcext:value-type="float">
            <text:p>0.019</text:p>
          </table:table-cell>
          <table:table-cell table:style-name="ce16" table:formula="of:=AVERAGE([.C21];[.D21];[.E21])" office:value-type="float" office:value="0.0186666666666667" calcext:value-type="float">
            <text:p>0.019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style-name="ce16" office:value-type="float" office:value="0.286" calcext:value-type="float">
            <text:p>0.286</text:p>
          </table:table-cell>
          <table:table-cell table:style-name="ce16" office:value-type="float" office:value="0.298" calcext:value-type="float">
            <text:p>0.298</text:p>
          </table:table-cell>
          <table:table-cell table:style-name="ce16" office:value-type="float" office:value="0.323" calcext:value-type="float">
            <text:p>0.323</text:p>
          </table:table-cell>
          <table:table-cell table:style-name="ce16" table:formula="of:=AVERAGE([.C22];[.D22];[.E22])" office:value-type="float" office:value="0.302333333333333" calcext:value-type="float">
            <text:p>0.302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23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BT</text:p>
          </table:table-cell>
          <table:table-cell table:style-name="ce16" office:value-type="float" office:value="0.1" calcext:value-type="float">
            <text:p>0.100</text:p>
          </table:table-cell>
          <table:table-cell table:style-name="ce16" office:value-type="float" office:value="0.18" calcext:value-type="float">
            <text:p>0.180</text:p>
          </table:table-cell>
          <table:table-cell table:style-name="ce16" office:value-type="float" office:value="0.085" calcext:value-type="float">
            <text:p>0.085</text:p>
          </table:table-cell>
          <table:table-cell table:style-name="ce16" table:formula="of:=AVERAGE([.C24];[.D24];[.E24])" office:value-type="float" office:value="0.121666666666667" calcext:value-type="float">
            <text:p>0.12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16" office:value-type="float" office:value="0.099" calcext:value-type="float">
            <text:p>0.099</text:p>
          </table:table-cell>
          <table:table-cell table:style-name="ce16" office:value-type="float" office:value="0.096" calcext:value-type="float">
            <text:p>0.096</text:p>
          </table:table-cell>
          <table:table-cell table:style-name="ce16" office:value-type="float" office:value="0.049" calcext:value-type="float">
            <text:p>0.049</text:p>
          </table:table-cell>
          <table:table-cell table:style-name="ce16" table:formula="of:=AVERAGE([.C25];[.D25];[.E25])" office:value-type="float" office:value="0.0813333333333333" calcext:value-type="float">
            <text:p>0.08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table:style-name="ce16" office:value-type="float" office:value="0.053" calcext:value-type="float">
            <text:p>0.053</text:p>
          </table:table-cell>
          <table:table-cell table:number-columns-repeated="2" table:style-name="ce16" office:value-type="float" office:value="0.052" calcext:value-type="float">
            <text:p>0.052</text:p>
          </table:table-cell>
          <table:table-cell table:style-name="ce16" table:formula="of:=AVERAGE([.C26];[.D26];[.E26])" office:value-type="float" office:value="0.0523333333333333" calcext:value-type="float">
            <text:p>0.05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style-name="ce16" office:value-type="float" office:value="1.118" calcext:value-type="float">
            <text:p>1.118</text:p>
          </table:table-cell>
          <table:table-cell table:style-name="ce16" office:value-type="float" office:value="1.19" calcext:value-type="float">
            <text:p>1.190</text:p>
          </table:table-cell>
          <table:table-cell table:style-name="ce16" office:value-type="float" office:value="1.214" calcext:value-type="float">
            <text:p>1.214</text:p>
          </table:table-cell>
          <table:table-cell table:style-name="ce16" table:formula="of:=AVERAGE([.C27];[.D27];[.E27])" office:value-type="float" office:value="1.174" calcext:value-type="float">
            <text:p>1.174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16" office:value-type="float" office:value="0.113" calcext:value-type="float">
            <text:p>0.113</text:p>
          </table:table-cell>
          <table:table-cell table:style-name="ce16" office:value-type="float" office:value="0.11" calcext:value-type="float">
            <text:p>0.110</text:p>
          </table:table-cell>
          <table:table-cell table:style-name="ce16" office:value-type="float" office:value="0.194" calcext:value-type="float">
            <text:p>0.194</text:p>
          </table:table-cell>
          <table:table-cell table:style-name="ce16" table:formula="of:=AVERAGE([.C28];[.D28];[.E28])" office:value-type="float" office:value="0.139" calcext:value-type="float">
            <text:p>0.139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16" office:value-type="float" office:value="0.027" calcext:value-type="float">
            <text:p>0.027</text:p>
          </table:table-cell>
          <table:table-cell table:style-name="ce16" office:value-type="float" office:value="0.025" calcext:value-type="float">
            <text:p>0.025</text:p>
          </table:table-cell>
          <table:table-cell table:style-name="ce16" office:value-type="float" office:value="0.076" calcext:value-type="float">
            <text:p>0.076</text:p>
          </table:table-cell>
          <table:table-cell table:style-name="ce16" table:formula="of:=AVERAGE([.C29];[.D29];[.E29])" office:value-type="float" office:value="0.0426666666666667" calcext:value-type="float">
            <text:p>0.04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style-name="ce16" office:value-type="float" office:value="0.085" calcext:value-type="float">
            <text:p>0.085</text:p>
          </table:table-cell>
          <table:table-cell table:style-name="ce16" office:value-type="float" office:value="0.062" calcext:value-type="float">
            <text:p>0.062</text:p>
          </table:table-cell>
          <table:table-cell table:style-name="ce16" office:value-type="float" office:value="0.043" calcext:value-type="float">
            <text:p>0.043</text:p>
          </table:table-cell>
          <table:table-cell table:style-name="ce16" table:formula="of:=AVERAGE([.C30];[.D30];[.E30])" office:value-type="float" office:value="0.0633333333333333" calcext:value-type="float">
            <text:p>0.06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style-name="ce16" office:value-type="float" office:value="0.025" calcext:value-type="float">
            <text:p>0.025</text:p>
          </table:table-cell>
          <table:table-cell table:style-name="ce16" office:value-type="float" office:value="0.067" calcext:value-type="float">
            <text:p>0.067</text:p>
          </table:table-cell>
          <table:table-cell table:style-name="ce16" office:value-type="float" office:value="0.03" calcext:value-type="float">
            <text:p>0.030</text:p>
          </table:table-cell>
          <table:table-cell table:style-name="ce16" table:formula="of:=AVERAGE([.C31];[.D31];[.E31])" office:value-type="float" office:value="0.0406666666666667" calcext:value-type="float">
            <text:p>0.04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16" office:value-type="float" office:value="0.321" calcext:value-type="float">
            <text:p>0.321</text:p>
          </table:table-cell>
          <table:table-cell table:style-name="ce16" office:value-type="float" office:value="0.189" calcext:value-type="float">
            <text:p>0.189</text:p>
          </table:table-cell>
          <table:table-cell table:style-name="ce16" office:value-type="float" office:value="0.374" calcext:value-type="float">
            <text:p>0.374</text:p>
          </table:table-cell>
          <table:table-cell table:style-name="ce16" table:formula="of:=AVERAGE([.C32];[.D32];[.E32])" office:value-type="float" office:value="0.294666666666667" calcext:value-type="float">
            <text:p>0.295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style-name="ce16" office:value-type="float" office:value="1.165" calcext:value-type="float">
            <text:p>1.165</text:p>
          </table:table-cell>
          <table:table-cell table:style-name="ce16" office:value-type="float" office:value="1.233" calcext:value-type="float">
            <text:p>1.233</text:p>
          </table:table-cell>
          <table:table-cell table:style-name="ce16" office:value-type="float" office:value="1.392" calcext:value-type="float">
            <text:p>1.392</text:p>
          </table:table-cell>
          <table:table-cell table:style-name="ce16" table:formula="of:=AVERAGE([.C33];[.D33];[.E33])" office:value-type="float" office:value="1.26333333333333" calcext:value-type="float">
            <text:p>1.263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23"/>
        </table:table-row>
        <table:table-row table:style-name="ro1">
          <table:table-cell office:value-type="string" calcext:value-type="string">
            <text:p>Vector+Parallel</text:p>
          </table:table-cell>
          <table:table-cell office:value-type="string" calcext:value-type="string">
            <text:p>BT</text:p>
          </table:table-cell>
          <table:table-cell table:style-name="ce16" office:value-type="float" office:value="0.122" calcext:value-type="float">
            <text:p>0.122</text:p>
          </table:table-cell>
          <table:table-cell table:style-name="ce16" office:value-type="float" office:value="0.163" calcext:value-type="float">
            <text:p>0.163</text:p>
          </table:table-cell>
          <table:table-cell table:style-name="ce16" office:value-type="float" office:value="0.184" calcext:value-type="float">
            <text:p>0.184</text:p>
          </table:table-cell>
          <table:table-cell table:style-name="ce16" table:formula="of:=AVERAGE([.C35];[.D35];[.E35])" office:value-type="float" office:value="0.156333333333333" calcext:value-type="float">
            <text:p>0.156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16" office:value-type="float" office:value="0.049" calcext:value-type="float">
            <text:p>0.049</text:p>
          </table:table-cell>
          <table:table-cell table:style-name="ce16" office:value-type="float" office:value="0.045" calcext:value-type="float">
            <text:p>0.045</text:p>
          </table:table-cell>
          <table:table-cell table:style-name="ce16" office:value-type="float" office:value="0.042" calcext:value-type="float">
            <text:p>0.042</text:p>
          </table:table-cell>
          <table:table-cell table:style-name="ce16" table:formula="of:=AVERAGE([.C36];[.D36];[.E36])" office:value-type="float" office:value="0.0453333333333333" calcext:value-type="float">
            <text:p>0.045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2" calcext:value-type="float">
            <text:p>0.052</text:p>
          </table:table-cell>
          <table:table-cell table:style-name="ce16" table:formula="of:=AVERAGE([.C37];[.D37];[.E37])" office:value-type="float" office:value="0.05" calcext:value-type="float">
            <text:p>0.05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1.113" calcext:value-type="float">
            <text:p>1.113</text:p>
          </table:table-cell>
          <table:table-cell office:value-type="float" office:value="1.117" calcext:value-type="float">
            <text:p>1.117</text:p>
          </table:table-cell>
          <table:table-cell office:value-type="float" office:value="1.154" calcext:value-type="float">
            <text:p>1.154</text:p>
          </table:table-cell>
          <table:table-cell table:style-name="ce16" table:formula="of:=AVERAGE([.C38];[.D38];[.E38])" office:value-type="float" office:value="1.128" calcext:value-type="float">
            <text:p>1.128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0.11" calcext:value-type="float">
            <text:p>0.11</text:p>
          </table:table-cell>
          <table:table-cell office:value-type="float" office:value="0.159" calcext:value-type="float">
            <text:p>0.159</text:p>
          </table:table-cell>
          <table:table-cell office:value-type="float" office:value="0.111" calcext:value-type="float">
            <text:p>0.111</text:p>
          </table:table-cell>
          <table:table-cell table:style-name="ce16" table:formula="of:=AVERAGE([.C39];[.D39];[.E39])" office:value-type="float" office:value="0.126666666666667" calcext:value-type="float">
            <text:p>0.127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0.07" calcext:value-type="float">
            <text:p>0.0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1" calcext:value-type="float">
            <text:p>0.021</text:p>
          </table:table-cell>
          <table:table-cell table:style-name="ce16" table:formula="of:=AVERAGE([.C40];[.D40];[.E40])" office:value-type="float" office:value="0.0396666666666667" calcext:value-type="float">
            <text:p>0.04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0.09" calcext:value-type="float">
            <text:p>0.09</text:p>
          </table:table-cell>
          <table:table-cell office:value-type="float" office:value="0.194" calcext:value-type="float">
            <text:p>0.194</text:p>
          </table:table-cell>
          <table:table-cell office:value-type="float" office:value="0.046" calcext:value-type="float">
            <text:p>0.046</text:p>
          </table:table-cell>
          <table:table-cell table:style-name="ce16" table:formula="of:=AVERAGE([.C41];[.D41];[.E41])" office:value-type="float" office:value="0.11" calcext:value-type="float">
            <text:p>0.11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74" calcext:value-type="float">
            <text:p>0.074</text:p>
          </table:table-cell>
          <table:table-cell table:style-name="ce16" table:formula="of:=AVERAGE([.C42];[.D42];[.E42])" office:value-type="float" office:value="0.038" calcext:value-type="float">
            <text:p>0.038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0.477" calcext:value-type="float">
            <text:p>0.477</text:p>
          </table:table-cell>
          <table:table-cell office:value-type="float" office:value="0.256" calcext:value-type="float">
            <text:p>0.256</text:p>
          </table:table-cell>
          <table:table-cell office:value-type="float" office:value="0.326" calcext:value-type="float">
            <text:p>0.326</text:p>
          </table:table-cell>
          <table:table-cell table:style-name="ce16" table:formula="of:=AVERAGE([.C43];[.D43];[.E43])" office:value-type="float" office:value="0.353" calcext:value-type="float">
            <text:p>0.35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.466" calcext:value-type="float">
            <text:p>1.466</text:p>
          </table:table-cell>
          <table:table-cell office:value-type="float" office:value="1.693" calcext:value-type="float">
            <text:p>1.693</text:p>
          </table:table-cell>
          <table:table-cell office:value-type="float" office:value="1.305" calcext:value-type="float">
            <text:p>1.305</text:p>
          </table:table-cell>
          <table:table-cell table:style-name="ce16" table:formula="of:=AVERAGE([.C44];[.D44];[.E44])" office:value-type="float" office:value="1.488" calcext:value-type="float">
            <text:p>1.488</text:p>
          </table:table-cell>
          <table:table-cell table:number-columns-repeated="23"/>
        </table:table-row>
        <table:table-row table:style-name="ro1">
          <table:table-cell table:number-columns-repeated="5"/>
          <table:table-cell table:style-name="ce16"/>
          <table:table-cell table:number-columns-repeated="23"/>
        </table:table-row>
        <table:table-row table:style-name="ro1">
          <table:table-cell office:value-type="string" calcext:value-type="string">
            <text:p>Vector+OpenMP</text:p>
          </table:table-cell>
          <table:table-cell office:value-type="string" calcext:value-type="string">
            <text:p>BT</text:p>
          </table:table-cell>
          <table:table-cell office:value-type="float" office:value="0.07" calcext:value-type="float">
            <text:p>0.07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4" calcext:value-type="float">
            <text:p>0.064</text:p>
          </table:table-cell>
          <table:table-cell table:style-name="ce16" table:formula="of:=AVERAGE([.C46];[.D46];[.E46])" office:value-type="float" office:value="0.0653333333333333" calcext:value-type="float">
            <text:p>0.065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0.052" calcext:value-type="float">
            <text:p>0.05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38" calcext:value-type="float">
            <text:p>0.038</text:p>
          </table:table-cell>
          <table:table-cell table:style-name="ce16" table:formula="of:=AVERAGE([.C47];[.D47];[.E47])" office:value-type="float" office:value="0.0656666666666667" calcext:value-type="float">
            <text:p>0.066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84" calcext:value-type="float">
            <text:p>0.084</text:p>
          </table:table-cell>
          <table:table-cell table:style-name="ce16" table:formula="of:=AVERAGE([.C48];[.D48];[.E48])" office:value-type="float" office:value="0.0703333333333333" calcext:value-type="float">
            <text:p>0.07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0.492" calcext:value-type="float">
            <text:p>0.492</text:p>
          </table:table-cell>
          <table:table-cell office:value-type="float" office:value="0.457" calcext:value-type="float">
            <text:p>0.457</text:p>
          </table:table-cell>
          <table:table-cell office:value-type="float" office:value="0.384" calcext:value-type="float">
            <text:p>0.384</text:p>
          </table:table-cell>
          <table:table-cell table:style-name="ce16" table:formula="of:=AVERAGE([.C49];[.D49];[.E49])" office:value-type="float" office:value="0.444333333333333" calcext:value-type="float">
            <text:p>0.444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0.07" calcext:value-type="float">
            <text:p>0.0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6" calcext:value-type="float">
            <text:p>0.066</text:p>
          </table:table-cell>
          <table:table-cell table:style-name="ce16" table:formula="of:=AVERAGE([.C50];[.D50];[.E50])" office:value-type="float" office:value="0.069" calcext:value-type="float">
            <text:p>0.069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float" office:value="0.152" calcext:value-type="float">
            <text:p>0.152</text:p>
          </table:table-cell>
          <table:table-cell table:style-name="ce16" table:formula="of:=AVERAGE([.C51];[.D51];[.E51])" office:value-type="float" office:value="0.0653333333333333" calcext:value-type="float">
            <text:p>0.065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.199" calcext:value-type="float">
            <text:p>1.199</text:p>
          </table:table-cell>
          <table:table-cell office:value-type="float" office:value="0.69" calcext:value-type="float">
            <text:p>0.69</text:p>
          </table:table-cell>
          <table:table-cell office:value-type="float" office:value="1.988" calcext:value-type="float">
            <text:p>1.988</text:p>
          </table:table-cell>
          <table:table-cell table:style-name="ce16" table:formula="of:=AVERAGE([.C52];[.D52];[.E52])" office:value-type="float" office:value="1.29233333333333" calcext:value-type="float">
            <text:p>1.29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0.049" calcext:value-type="float">
            <text:p>0.04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8" calcext:value-type="float">
            <text:p>0.118</text:p>
          </table:table-cell>
          <table:table-cell table:style-name="ce16" table:formula="of:=AVERAGE([.C53];[.D53];[.E53])" office:value-type="float" office:value="0.09" calcext:value-type="float">
            <text:p>0.09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0.412" calcext:value-type="float">
            <text:p>0.41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7" calcext:value-type="float">
            <text:p>0.117</text:p>
          </table:table-cell>
          <table:table-cell table:style-name="ce16" table:formula="of:=AVERAGE([.C54];[.D54];[.E54])" office:value-type="float" office:value="0.211" calcext:value-type="float">
            <text:p>0.21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.171" calcext:value-type="float">
            <text:p>1.171</text:p>
          </table:table-cell>
          <table:table-cell office:value-type="float" office:value="1.241" calcext:value-type="float">
            <text:p>1.241</text:p>
          </table:table-cell>
          <table:table-cell office:value-type="float" office:value="1.541" calcext:value-type="float">
            <text:p>1.541</text:p>
          </table:table-cell>
          <table:table-cell table:style-name="ce16" table:formula="of:=AVERAGE([.C55];[.D55];[.E55])" office:value-type="float" office:value="1.31766666666667" calcext:value-type="float">
            <text:p>1.318</text:p>
          </table:table-cell>
          <table:table-cell table:number-columns-repeated="23"/>
        </table:table-row>
        <table:table-row table:style-name="ro1">
          <table:table-cell table:number-columns-repeated="5"/>
          <table:table-cell table:style-name="ce16"/>
          <table:table-cell table:number-columns-repeated="23"/>
        </table:table-row>
        <table:table-row table:style-name="ro1">
          <table:table-cell office:value-type="string" calcext:value-type="string">
            <text:p>Parallel+OpenMP</text:p>
          </table:table-cell>
          <table:table-cell office:value-type="string" calcext:value-type="string">
            <text:p>BT</text:p>
          </table:table-cell>
          <table:table-cell office:value-type="float" office:value="0.149" calcext:value-type="float">
            <text:p>0.149</text:p>
          </table:table-cell>
          <table:table-cell office:value-type="float" office:value="0.083" calcext:value-type="float">
            <text:p>0.083</text:p>
          </table:table-cell>
          <table:table-cell office:value-type="float" office:value="0.066" calcext:value-type="float">
            <text:p>0.066</text:p>
          </table:table-cell>
          <table:table-cell table:style-name="ce16" table:formula="of:=AVERAGE([.C57];[.D57];[.E57])" office:value-type="float" office:value="0.0993333333333333" calcext:value-type="float">
            <text:p>0.099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0.072" calcext:value-type="float">
            <text:p>0.07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45" calcext:value-type="float">
            <text:p>0.045</text:p>
          </table:table-cell>
          <table:table-cell table:style-name="ce16" table:formula="of:=AVERAGE([.C58];[.D58];[.E58])" office:value-type="float" office:value="0.0743333333333333" calcext:value-type="float">
            <text:p>0.074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0.062" calcext:value-type="float">
            <text:p>0.06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7" calcext:value-type="float">
            <text:p>0.07</text:p>
          </table:table-cell>
          <table:table-cell table:style-name="ce16" table:formula="of:=AVERAGE([.C59];[.D59];[.E59])" office:value-type="float" office:value="0.0716666666666667" calcext:value-type="float">
            <text:p>0.07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0.493" calcext:value-type="float">
            <text:p>0.493</text:p>
          </table:table-cell>
          <table:table-cell office:value-type="float" office:value="0.505" calcext:value-type="float">
            <text:p>0.505</text:p>
          </table:table-cell>
          <table:table-cell office:value-type="float" office:value="0.57" calcext:value-type="float">
            <text:p>0.57</text:p>
          </table:table-cell>
          <table:table-cell table:style-name="ce16" table:formula="of:=AVERAGE([.C60];[.D60];[.E60])" office:value-type="float" office:value="0.522666666666667" calcext:value-type="float">
            <text:p>0.52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0.171" calcext:value-type="float">
            <text:p>0.171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" calcext:value-type="float">
            <text:p>0.07</text:p>
          </table:table-cell>
          <table:table-cell table:style-name="ce16" table:formula="of:=AVERAGE([.C61];[.D61];[.E61])" office:value-type="float" office:value="0.104" calcext:value-type="float">
            <text:p>0.104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" calcext:value-type="float">
            <text:p>0.02</text:p>
          </table:table-cell>
          <table:table-cell table:style-name="ce16" table:formula="of:=AVERAGE([.C62];[.D62];[.E62])" office:value-type="float" office:value="0.0196666666666667" calcext:value-type="float">
            <text:p>0.02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0.121" calcext:value-type="float">
            <text:p>0.12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4" calcext:value-type="float">
            <text:p>0.034</text:p>
          </table:table-cell>
          <table:table-cell table:style-name="ce16" table:formula="of:=AVERAGE([.C63];[.D63];[.E63])" office:value-type="float" office:value="0.0706666666666667" calcext:value-type="float">
            <text:p>0.07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1" calcext:value-type="float">
            <text:p>0.031</text:p>
          </table:table-cell>
          <table:table-cell table:style-name="ce16" table:formula="of:=AVERAGE([.C64];[.D64];[.E64])" office:value-type="float" office:value="0.029" calcext:value-type="float">
            <text:p>0.029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0.167" calcext:value-type="float">
            <text:p>0.167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4" calcext:value-type="float">
            <text:p>0.094</text:p>
          </table:table-cell>
          <table:table-cell table:style-name="ce16" table:formula="of:=AVERAGE([.C65];[.D65];[.E65])" office:value-type="float" office:value="0.121" calcext:value-type="float">
            <text:p>0.12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.292" calcext:value-type="float">
            <text:p>1.292</text:p>
          </table:table-cell>
          <table:table-cell office:value-type="float" office:value="1.241" calcext:value-type="float">
            <text:p>1.241</text:p>
          </table:table-cell>
          <table:table-cell office:value-type="float" office:value="1.267" calcext:value-type="float">
            <text:p>1.267</text:p>
          </table:table-cell>
          <table:table-cell table:style-name="ce16" table:formula="of:=AVERAGE([.C66];[.D66];[.E66])" office:value-type="float" office:value="1.26666666666667" calcext:value-type="float">
            <text:p>1.267</text:p>
          </table:table-cell>
          <table:table-cell table:number-columns-repeated="23"/>
        </table:table-row>
        <table:table-row table:style-name="ro1">
          <table:table-cell table:number-columns-repeated="5"/>
          <table:table-cell table:style-name="ce16"/>
          <table:table-cell table:number-columns-repeated="23"/>
        </table:table-row>
        <table:table-row table:style-name="ro1">
          <table:table-cell office:value-type="string" calcext:value-type="string">
            <text:p>OpenMP</text:p>
          </table:table-cell>
          <table:table-cell office:value-type="string" calcext:value-type="string">
            <text:p>BT</text:p>
          </table:table-cell>
          <table:table-cell office:value-type="float" office:value="0.11" calcext:value-type="float">
            <text:p>0.11</text:p>
          </table:table-cell>
          <table:table-cell office:value-type="float" office:value="0.056" calcext:value-type="float">
            <text:p>0.056</text:p>
          </table:table-cell>
          <table:table-cell office:value-type="float" office:value="0.15" calcext:value-type="float">
            <text:p>0.15</text:p>
          </table:table-cell>
          <table:table-cell table:style-name="ce16" table:formula="of:=AVERAGE([.C68];[.D68];[.E68])" office:value-type="float" office:value="0.105333333333333" calcext:value-type="float">
            <text:p>0.105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0.302" calcext:value-type="float">
            <text:p>0.3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49" calcext:value-type="float">
            <text:p>0.049</text:p>
          </table:table-cell>
          <table:table-cell table:style-name="ce16" table:formula="of:=AVERAGE([.C69];[.D69];[.E69])" office:value-type="float" office:value="0.150666666666667" calcext:value-type="float">
            <text:p>0.15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63" calcext:value-type="float">
            <text:p>0.063</text:p>
          </table:table-cell>
          <table:table-cell table:style-name="ce16" table:formula="of:=AVERAGE([.C70];[.D70];[.E70])" office:value-type="float" office:value="0.0746666666666667" calcext:value-type="float">
            <text:p>0.075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0.504" calcext:value-type="float">
            <text:p>0.504</text:p>
          </table:table-cell>
          <table:table-cell office:value-type="float" office:value="0.531" calcext:value-type="float">
            <text:p>0.531</text:p>
          </table:table-cell>
          <table:table-cell office:value-type="float" office:value="0.458" calcext:value-type="float">
            <text:p>0.458</text:p>
          </table:table-cell>
          <table:table-cell table:style-name="ce16" table:formula="of:=AVERAGE([.C71];[.D71];[.E71])" office:value-type="float" office:value="0.497666666666667" calcext:value-type="float">
            <text:p>0.498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0.073" calcext:value-type="float">
            <text:p>0.07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99" calcext:value-type="float">
            <text:p>0.199</text:p>
          </table:table-cell>
          <table:table-cell table:style-name="ce16" table:formula="of:=AVERAGE([.C72];[.D72];[.E72])" office:value-type="float" office:value="0.112333333333333" calcext:value-type="float">
            <text:p>0.11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0.075" calcext:value-type="float">
            <text:p>0.07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4" calcext:value-type="float">
            <text:p>0.024</text:p>
          </table:table-cell>
          <table:table-cell table:style-name="ce16" table:formula="of:=AVERAGE([.C73];[.D73];[.E73])" office:value-type="float" office:value="0.042" calcext:value-type="float">
            <text:p>0.04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1" calcext:value-type="float">
            <text:p>0.051</text:p>
          </table:table-cell>
          <table:table-cell table:style-name="ce16" table:formula="of:=AVERAGE([.C74];[.D74];[.E74])" office:value-type="float" office:value="0.042" calcext:value-type="float">
            <text:p>0.04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0.089" calcext:value-type="float">
            <text:p>0.089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5" calcext:value-type="float">
            <text:p>0.045</text:p>
          </table:table-cell>
          <table:table-cell table:style-name="ce16" table:formula="of:=AVERAGE([.C75];[.D75];[.E75])" office:value-type="float" office:value="0.055" calcext:value-type="float">
            <text:p>0.055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0.067" calcext:value-type="float">
            <text:p>0.067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5" calcext:value-type="float">
            <text:p>0.095</text:p>
          </table:table-cell>
          <table:table-cell table:style-name="ce16" table:formula="of:=AVERAGE([.C76];[.D76];[.E76])" office:value-type="float" office:value="0.0953333333333333" calcext:value-type="float">
            <text:p>0.095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.697" calcext:value-type="float">
            <text:p>1.697</text:p>
          </table:table-cell>
          <table:table-cell office:value-type="float" office:value="1.823" calcext:value-type="float">
            <text:p>1.823</text:p>
          </table:table-cell>
          <table:table-cell office:value-type="float" office:value="1.157" calcext:value-type="float">
            <text:p>1.157</text:p>
          </table:table-cell>
          <table:table-cell table:style-name="ce16" table:formula="of:=AVERAGE([.C77];[.D77];[.E77])" office:value-type="float" office:value="1.559" calcext:value-type="float">
            <text:p>1.559</text:p>
          </table:table-cell>
          <table:table-cell table:number-columns-repeated="23"/>
        </table:table-row>
        <table:table-row table:style-name="ro1">
          <table:table-cell table:number-columns-repeated="5"/>
          <table:table-cell table:style-name="ce16"/>
          <table:table-cell table:number-columns-repeated="23"/>
        </table:table-row>
        <table:table-row table:style-name="ro1">
          <table:table-cell office:value-type="string" calcext:value-type="string">
            <text:p>Vector+Parallel+OpenMP</text:p>
          </table:table-cell>
          <table:table-cell office:value-type="string" calcext:value-type="string">
            <text:p>BT</text:p>
          </table:table-cell>
          <table:table-cell office:value-type="float" office:value="0.095" calcext:value-type="float">
            <text:p>0.09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8" calcext:value-type="float">
            <text:p>0.058</text:p>
          </table:table-cell>
          <table:table-cell table:style-name="ce16" table:formula="of:=AVERAGE([.C79];[.D79];[.E79])" office:value-type="float" office:value="0.07" calcext:value-type="float">
            <text:p>0.07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0.191" calcext:value-type="float">
            <text:p>0.19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2" calcext:value-type="float">
            <text:p>0.112</text:p>
          </table:table-cell>
          <table:table-cell table:style-name="ce16" table:formula="of:=AVERAGE([.C80];[.D80];[.E80])" office:value-type="float" office:value="0.136" calcext:value-type="float">
            <text:p>0.136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" calcext:value-type="float">
            <text:p>0.08</text:p>
          </table:table-cell>
          <table:table-cell table:style-name="ce16" table:formula="of:=AVERAGE([.C81];[.D81];[.E81])" office:value-type="float" office:value="0.0733333333333334" calcext:value-type="float">
            <text:p>0.07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0.47" calcext:value-type="float">
            <text:p>0.47</text:p>
          </table:table-cell>
          <table:table-cell office:value-type="float" office:value="0.395" calcext:value-type="float">
            <text:p>0.395</text:p>
          </table:table-cell>
          <table:table-cell office:value-type="float" office:value="0.534" calcext:value-type="float">
            <text:p>0.534</text:p>
          </table:table-cell>
          <table:table-cell table:style-name="ce16" table:formula="of:=AVERAGE([.C82];[.D82];[.E82])" office:value-type="float" office:value="0.466333333333333" calcext:value-type="float">
            <text:p>0.466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9" calcext:value-type="float">
            <text:p>0.139</text:p>
          </table:table-cell>
          <table:table-cell table:style-name="ce16" table:formula="of:=AVERAGE([.C83];[.D83];[.E83])" office:value-type="float" office:value="0.13" calcext:value-type="float">
            <text:p>0.13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0.168" calcext:value-type="float">
            <text:p>0.16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8" calcext:value-type="float">
            <text:p>0.038</text:p>
          </table:table-cell>
          <table:table-cell table:style-name="ce16" table:formula="of:=AVERAGE([.C84];[.D84];[.E84])" office:value-type="float" office:value="0.0763333333333333" calcext:value-type="float">
            <text:p>0.076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0.042" calcext:value-type="float">
            <text:p>0.042</text:p>
          </table:table-cell>
          <table:table-cell office:value-type="float" office:value="0.671" calcext:value-type="float">
            <text:p>0.671</text:p>
          </table:table-cell>
          <table:table-cell office:value-type="float" office:value="0.649" calcext:value-type="float">
            <text:p>0.649</text:p>
          </table:table-cell>
          <table:table-cell table:style-name="ce16" table:formula="of:=AVERAGE([.C85];[.D85];[.E85])" office:value-type="float" office:value="0.454" calcext:value-type="float">
            <text:p>0.454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78" calcext:value-type="float">
            <text:p>0.078</text:p>
          </table:table-cell>
          <table:table-cell table:style-name="ce16" table:formula="of:=AVERAGE([.C86];[.D86];[.E86])" office:value-type="float" office:value="0.051" calcext:value-type="float">
            <text:p>0.05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0.173" calcext:value-type="float">
            <text:p>0.173</text:p>
          </table:table-cell>
          <table:table-cell office:value-type="float" office:value="0.079" calcext:value-type="float">
            <text:p>0.079</text:p>
          </table:table-cell>
          <table:table-cell office:value-type="float" office:value="0.131" calcext:value-type="float">
            <text:p>0.131</text:p>
          </table:table-cell>
          <table:table-cell table:style-name="ce16" table:formula="of:=AVERAGE([.C87];[.D87];[.E87])" office:value-type="float" office:value="0.127666666666667" calcext:value-type="float">
            <text:p>0.128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.52" calcext:value-type="float">
            <text:p>1.52</text:p>
          </table:table-cell>
          <table:table-cell office:value-type="float" office:value="1.095" calcext:value-type="float">
            <text:p>1.095</text:p>
          </table:table-cell>
          <table:table-cell office:value-type="float" office:value="1.312" calcext:value-type="float">
            <text:p>1.312</text:p>
          </table:table-cell>
          <table:table-cell table:style-name="ce16" table:formula="of:=AVERAGE([.C88];[.D88];[.E88])" office:value-type="float" office:value="1.309" calcext:value-type="float">
            <text:p>1.309</text:p>
          </table:table-cell>
          <table:table-cell table:number-columns-repeated="23"/>
        </table:table-row>
        <table:table-row table:style-name="ro1" table:number-rows-repeated="104848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A" table:style-name="ta1">
        <table:shapes>
          <draw:frame draw:z-index="0" draw:style-name="gr1" draw:text-style-name="P1" svg:width="238.95mm" svg:height="154.32mm" svg:x="173.11mm" svg:y="53.39mm">
            <draw:object draw:notify-on-update-of-ranges="A.I2:A.R2 A.I3:A.R3 A.I4:A.R4 A.I5:A.R5 A.I6:A.R6 A.I7:A.R7 A.I8:A.R8 A.I9:A.R9 A.I10:A.R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6" table:default-cell-style-name="Default"/>
        <table:table-column table:style-name="co1" table:number-columns-repeated="6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17" table:default-cell-style-name="Default"/>
        <table:table-column table:style-name="co30" table:default-cell-style-name="Default"/>
        <table:table-column table:style-name="co17" table:number-columns-repeated="2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22" table:default-cell-style-name="Default"/>
        <table:table-column table:style-name="co30" table:number-columns-repeated="2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BT</text:p>
          </table:table-cell>
          <table:table-cell office:value-type="float" office:value="48.682" calcext:value-type="float">
            <text:p>48.682</text:p>
          </table:table-cell>
          <table:table-cell office:value-type="float" office:value="48.468" calcext:value-type="float">
            <text:p>48.468</text:p>
          </table:table-cell>
          <table:table-cell office:value-type="float" office:value="48.708" calcext:value-type="float">
            <text:p>48.708</text:p>
          </table:table-cell>
          <table:table-cell table:formula="of:=AVERAGE([.C2];[.D2];[.E2])" office:value-type="float" office:value="48.6193333333333" calcext:value-type="float">
            <text:p>48.6193333333333</text:p>
          </table:table-cell>
          <table:table-cell/>
          <table:table-cell office:value-type="string" calcext:value-type="string">
            <text:p>Size (B)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UA</text:p>
          </table:table-cell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1.449" calcext:value-type="float">
            <text:p>1.449</text:p>
          </table:table-cell>
          <table:table-cell office:value-type="float" office:value="1.361" calcext:value-type="float">
            <text:p>1.361</text:p>
          </table:table-cell>
          <table:table-cell office:value-type="float" office:value="1.571" calcext:value-type="float">
            <text:p>1.571</text:p>
          </table:table-cell>
          <table:table-cell table:formula="of:=AVERAGE([.C3];[.D3];[.E3])" office:value-type="float" office:value="1.46033333333333" calcext:value-type="float">
            <text:p>1.46033333333333</text:p>
          </table:table-cell>
          <table:table-cell/>
          <table:table-cell office:value-type="string" calcext:value-type="string">
            <text:p>serial</text:p>
          </table:table-cell>
          <table:table-cell table:style-name="ce48" office:value-type="float" office:value="48.6193333333333" calcext:value-type="float">
            <text:p>48.62</text:p>
          </table:table-cell>
          <table:table-cell table:style-name="ce48" office:value-type="float" office:value="1.46033333333333" calcext:value-type="float">
            <text:p>1.46</text:p>
          </table:table-cell>
          <table:table-cell table:style-name="ce48" office:value-type="float" office:value="274.572666666667" calcext:value-type="float">
            <text:p>274.57</text:p>
          </table:table-cell>
          <table:table-cell table:style-name="ce48" office:value-type="float" office:value="18.1733333333333" calcext:value-type="float">
            <text:p>18.17</text:p>
          </table:table-cell>
          <table:table-cell table:style-name="ce48" office:value-type="float" office:value="4.39766666666667" calcext:value-type="float">
            <text:p>4.40</text:p>
          </table:table-cell>
          <table:table-cell table:style-name="ce48" office:value-type="float" office:value="1.43966666666667" calcext:value-type="float">
            <text:p>1.44</text:p>
          </table:table-cell>
          <table:table-cell table:style-name="ce48" office:value-type="float" office:value="31.224" calcext:value-type="float">
            <text:p>31.22</text:p>
          </table:table-cell>
          <table:table-cell table:style-name="ce48" office:value-type="float" office:value="2.34033333333333" calcext:value-type="float">
            <text:p>2.34</text:p>
          </table:table-cell>
          <table:table-cell table:style-name="ce48" office:value-type="float" office:value="23.54" calcext:value-type="float">
            <text:p>23.54</text:p>
          </table:table-cell>
          <table:table-cell table:style-name="ce48" office:value-type="float" office:value="19.4826666666667" calcext:value-type="float">
            <text:p>19.48</text:p>
          </table:table-cell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274.836" calcext:value-type="float">
            <text:p>274.836</text:p>
          </table:table-cell>
          <table:table-cell office:value-type="float" office:value="271.416" calcext:value-type="float">
            <text:p>271.416</text:p>
          </table:table-cell>
          <table:table-cell office:value-type="float" office:value="277.466" calcext:value-type="float">
            <text:p>277.466</text:p>
          </table:table-cell>
          <table:table-cell table:formula="of:=AVERAGE([.C4];[.D4];[.E4])" office:value-type="float" office:value="274.572666666667" calcext:value-type="float">
            <text:p>274.572666666667</text:p>
          </table:table-cell>
          <table:table-cell/>
          <table:table-cell office:value-type="string" calcext:value-type="string">
            <text:p>vector</text:p>
          </table:table-cell>
          <table:table-cell table:style-name="ce48" office:value-type="float" office:value="43.499" calcext:value-type="float">
            <text:p>43.50</text:p>
          </table:table-cell>
          <table:table-cell table:style-name="ce48" office:value-type="float" office:value="1.17466666666667" calcext:value-type="float">
            <text:p>1.17</text:p>
          </table:table-cell>
          <table:table-cell table:style-name="ce48" office:value-type="float" office:value="281.252" calcext:value-type="float">
            <text:p>281.25</text:p>
          </table:table-cell>
          <table:table-cell table:style-name="ce48" office:value-type="float" office:value="17.9503333333333" calcext:value-type="float">
            <text:p>17.95</text:p>
          </table:table-cell>
          <table:table-cell table:style-name="ce48" office:value-type="float" office:value="4.381" calcext:value-type="float">
            <text:p>4.38</text:p>
          </table:table-cell>
          <table:table-cell table:style-name="ce48" office:value-type="float" office:value="1.40266666666667" calcext:value-type="float">
            <text:p>1.40</text:p>
          </table:table-cell>
          <table:table-cell table:style-name="ce48" office:value-type="float" office:value="28.3143333333333" calcext:value-type="float">
            <text:p>28.31</text:p>
          </table:table-cell>
          <table:table-cell table:style-name="ce48" office:value-type="float" office:value="2.14633333333333" calcext:value-type="float">
            <text:p>2.15</text:p>
          </table:table-cell>
          <table:table-cell table:style-name="ce48" office:value-type="float" office:value="21.2293333333333" calcext:value-type="float">
            <text:p>21.23</text:p>
          </table:table-cell>
          <table:table-cell table:style-name="ce48" office:value-type="float" office:value="16.353" calcext:value-type="float">
            <text:p>16.35</text:p>
          </table:table-cell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18.076" calcext:value-type="float">
            <text:p>18.076</text:p>
          </table:table-cell>
          <table:table-cell office:value-type="float" office:value="18.411" calcext:value-type="float">
            <text:p>18.411</text:p>
          </table:table-cell>
          <table:table-cell office:value-type="float" office:value="18.033" calcext:value-type="float">
            <text:p>18.033</text:p>
          </table:table-cell>
          <table:table-cell table:formula="of:=AVERAGE([.C5];[.D5];[.E5])" office:value-type="float" office:value="18.1733333333333" calcext:value-type="float">
            <text:p>18.1733333333333</text:p>
          </table:table-cell>
          <table:table-cell/>
          <table:table-cell office:value-type="string" calcext:value-type="string">
            <text:p>parallel</text:p>
          </table:table-cell>
          <table:table-cell table:style-name="ce48" office:value-type="float" office:value="195.719333333333" calcext:value-type="float">
            <text:p>195.72</text:p>
          </table:table-cell>
          <table:table-cell table:style-name="ce48" office:value-type="float" office:value="1.31233333333333" calcext:value-type="float">
            <text:p>1.31</text:p>
          </table:table-cell>
          <table:table-cell table:style-name="ce48" office:value-type="float" office:value="265.382333333333" calcext:value-type="float">
            <text:p>265.38</text:p>
          </table:table-cell>
          <table:table-cell table:style-name="ce48" office:value-type="float" office:value="18.0723333333333" calcext:value-type="float">
            <text:p>18.07</text:p>
          </table:table-cell>
          <table:table-cell table:style-name="ce48" office:value-type="float" office:value="4.22766666666667" calcext:value-type="float">
            <text:p>4.23</text:p>
          </table:table-cell>
          <table:table-cell table:style-name="ce48" office:value-type="float" office:value="1.44366666666667" calcext:value-type="float">
            <text:p>1.44</text:p>
          </table:table-cell>
          <table:table-cell table:style-name="ce48" office:value-type="float" office:value="38.9306666666667" calcext:value-type="float">
            <text:p>38.93</text:p>
          </table:table-cell>
          <table:table-cell table:style-name="ce48" office:value-type="float" office:value="2.36933333333333" calcext:value-type="float">
            <text:p>2.37</text:p>
          </table:table-cell>
          <table:table-cell table:style-name="ce48" office:value-type="float" office:value="49.329" calcext:value-type="float">
            <text:p>49.33</text:p>
          </table:table-cell>
          <table:table-cell table:style-name="ce48" office:value-type="float" office:value="59.7206666666667" calcext:value-type="float">
            <text:p>59.72</text:p>
          </table:table-cell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4.529" calcext:value-type="float">
            <text:p>4.529</text:p>
          </table:table-cell>
          <table:table-cell office:value-type="float" office:value="4.336" calcext:value-type="float">
            <text:p>4.336</text:p>
          </table:table-cell>
          <table:table-cell office:value-type="float" office:value="4.328" calcext:value-type="float">
            <text:p>4.328</text:p>
          </table:table-cell>
          <table:table-cell table:formula="of:=AVERAGE([.C6];[.D6];[.E6])" office:value-type="float" office:value="4.39766666666667" calcext:value-type="float">
            <text:p>4.39766666666667</text:p>
          </table:table-cell>
          <table:table-cell/>
          <table:table-cell office:value-type="string" calcext:value-type="string">
            <text:p>vector+parallel</text:p>
          </table:table-cell>
          <table:table-cell table:style-name="ce48" office:value-type="float" office:value="230.728333333333" calcext:value-type="float">
            <text:p>230.73</text:p>
          </table:table-cell>
          <table:table-cell table:style-name="ce48" office:value-type="float" office:value="1.18566666666667" calcext:value-type="float">
            <text:p>1.19</text:p>
          </table:table-cell>
          <table:table-cell table:style-name="ce48" office:value-type="float" office:value="279.449333333333" calcext:value-type="float">
            <text:p>279.45</text:p>
          </table:table-cell>
          <table:table-cell table:style-name="ce48" office:value-type="float" office:value="18.029" calcext:value-type="float">
            <text:p>18.03</text:p>
          </table:table-cell>
          <table:table-cell table:style-name="ce48" office:value-type="float" office:value="4.12633333333333" calcext:value-type="float">
            <text:p>4.13</text:p>
          </table:table-cell>
          <table:table-cell table:style-name="ce48" office:value-type="float" office:value="1.47433333333333" calcext:value-type="float">
            <text:p>1.47</text:p>
          </table:table-cell>
          <table:table-cell table:style-name="ce48" office:value-type="float" office:value="32.8943333333333" calcext:value-type="float">
            <text:p>32.89</text:p>
          </table:table-cell>
          <table:table-cell table:style-name="ce48" office:value-type="float" office:value="2.00233333333333" calcext:value-type="float">
            <text:p>2.00</text:p>
          </table:table-cell>
          <table:table-cell table:style-name="ce48" office:value-type="float" office:value="53.695" calcext:value-type="float">
            <text:p>53.70</text:p>
          </table:table-cell>
          <table:table-cell table:style-name="ce48" office:value-type="float" office:value="57.3523333333333" calcext:value-type="float">
            <text:p>57.35</text:p>
          </table:table-cell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1.444" calcext:value-type="float">
            <text:p>1.444</text:p>
          </table:table-cell>
          <table:table-cell office:value-type="float" office:value="1.432" calcext:value-type="float">
            <text:p>1.432</text:p>
          </table:table-cell>
          <table:table-cell office:value-type="float" office:value="1.443" calcext:value-type="float">
            <text:p>1.443</text:p>
          </table:table-cell>
          <table:table-cell table:formula="of:=AVERAGE([.C7];[.D7];[.E7])" office:value-type="float" office:value="1.43966666666667" calcext:value-type="float">
            <text:p>1.43966666666667</text:p>
          </table:table-cell>
          <table:table-cell/>
          <table:table-cell office:value-type="string" calcext:value-type="string">
            <text:p>vector+openmp</text:p>
          </table:table-cell>
          <table:table-cell table:style-name="ce48" office:value-type="float" office:value="22.7876666666667" calcext:value-type="float">
            <text:p>22.79</text:p>
          </table:table-cell>
          <table:table-cell table:style-name="ce48" office:value-type="float" office:value="0.840333333333333" calcext:value-type="float">
            <text:p>0.84</text:p>
          </table:table-cell>
          <table:table-cell table:style-name="ce48" office:value-type="float" office:value="130.692666666667" calcext:value-type="float">
            <text:p>130.69</text:p>
          </table:table-cell>
          <table:table-cell table:style-name="ce48" office:value-type="float" office:value="6.094" calcext:value-type="float">
            <text:p>6.09</text:p>
          </table:table-cell>
          <table:table-cell table:style-name="ce48" office:value-type="float" office:value="2.18733333333333" calcext:value-type="float">
            <text:p>2.19</text:p>
          </table:table-cell>
          <table:table-cell table:style-name="ce48" office:value-type="float" office:value="0.698" calcext:value-type="float">
            <text:p>0.70</text:p>
          </table:table-cell>
          <table:table-cell table:style-name="ce48" office:value-type="float" office:value="35.6533333333333" calcext:value-type="float">
            <text:p>35.65</text:p>
          </table:table-cell>
          <table:table-cell table:style-name="ce48" office:value-type="float" office:value="1.54633333333333" calcext:value-type="float">
            <text:p>1.55</text:p>
          </table:table-cell>
          <table:table-cell table:style-name="ce48" office:value-type="float" office:value="17.0753333333333" calcext:value-type="float">
            <text:p>17.08</text:p>
          </table:table-cell>
          <table:table-cell table:style-name="ce48" office:value-type="float" office:value="32.9096666666667" calcext:value-type="float">
            <text:p>32.91</text:p>
          </table:table-cell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30.794" calcext:value-type="float">
            <text:p>30.794</text:p>
          </table:table-cell>
          <table:table-cell office:value-type="float" office:value="31.325" calcext:value-type="float">
            <text:p>31.325</text:p>
          </table:table-cell>
          <table:table-cell office:value-type="float" office:value="31.553" calcext:value-type="float">
            <text:p>31.553</text:p>
          </table:table-cell>
          <table:table-cell table:formula="of:=AVERAGE([.C8];[.D8];[.E8])" office:value-type="float" office:value="31.224" calcext:value-type="float">
            <text:p>31.224</text:p>
          </table:table-cell>
          <table:table-cell/>
          <table:table-cell office:value-type="string" calcext:value-type="string">
            <text:p>parallel+openmp</text:p>
          </table:table-cell>
          <table:table-cell table:style-name="ce48" office:value-type="float" office:value="24.2346666666667" calcext:value-type="float">
            <text:p>24.23</text:p>
          </table:table-cell>
          <table:table-cell table:style-name="ce48" office:value-type="float" office:value="0.885333333333333" calcext:value-type="float">
            <text:p>0.89</text:p>
          </table:table-cell>
          <table:table-cell table:style-name="ce48" office:value-type="float" office:value="124.346" calcext:value-type="float">
            <text:p>124.35</text:p>
          </table:table-cell>
          <table:table-cell table:style-name="ce48" office:value-type="float" office:value="5.80733333333333" calcext:value-type="float">
            <text:p>5.81</text:p>
          </table:table-cell>
          <table:table-cell table:style-name="ce48" office:value-type="float" office:value="2.045" calcext:value-type="float">
            <text:p>2.05</text:p>
          </table:table-cell>
          <table:table-cell table:style-name="ce48" office:value-type="float" office:value="0.682333333333333" calcext:value-type="float">
            <text:p>0.68</text:p>
          </table:table-cell>
          <table:table-cell table:style-name="ce48" office:value-type="float" office:value="31.1506666666667" calcext:value-type="float">
            <text:p>31.15</text:p>
          </table:table-cell>
          <table:table-cell table:style-name="ce48" office:value-type="float" office:value="1.515" calcext:value-type="float">
            <text:p>1.52</text:p>
          </table:table-cell>
          <table:table-cell table:style-name="ce48" office:value-type="float" office:value="17.679" calcext:value-type="float">
            <text:p>17.68</text:p>
          </table:table-cell>
          <table:table-cell table:style-name="ce48" office:value-type="float" office:value="32.745" calcext:value-type="float">
            <text:p>32.75</text:p>
          </table:table-cell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2.346" calcext:value-type="float">
            <text:p>2.346</text:p>
          </table:table-cell>
          <table:table-cell office:value-type="float" office:value="2.335" calcext:value-type="float">
            <text:p>2.335</text:p>
          </table:table-cell>
          <table:table-cell office:value-type="float" office:value="2.34" calcext:value-type="float">
            <text:p>2.34</text:p>
          </table:table-cell>
          <table:table-cell table:formula="of:=AVERAGE([.C9];[.D9];[.E9])" office:value-type="float" office:value="2.34033333333333" calcext:value-type="float">
            <text:p>2.34033333333333</text:p>
          </table:table-cell>
          <table:table-cell/>
          <table:table-cell office:value-type="string" calcext:value-type="string">
            <text:p>openmp</text:p>
          </table:table-cell>
          <table:table-cell table:style-name="ce48" office:value-type="float" office:value="22.9853333333333" calcext:value-type="float">
            <text:p>22.99</text:p>
          </table:table-cell>
          <table:table-cell table:style-name="ce48" office:value-type="float" office:value="0.822" calcext:value-type="float">
            <text:p>0.82</text:p>
          </table:table-cell>
          <table:table-cell table:style-name="ce48" office:value-type="float" office:value="122.508" calcext:value-type="float">
            <text:p>122.51</text:p>
          </table:table-cell>
          <table:table-cell table:style-name="ce48" office:value-type="float" office:value="5.57233333333333" calcext:value-type="float">
            <text:p>5.57</text:p>
          </table:table-cell>
          <table:table-cell table:style-name="ce48" office:value-type="float" office:value="1.98466666666667" calcext:value-type="float">
            <text:p>1.98</text:p>
          </table:table-cell>
          <table:table-cell table:style-name="ce48" office:value-type="float" office:value="0.671666666666667" calcext:value-type="float">
            <text:p>0.67</text:p>
          </table:table-cell>
          <table:table-cell table:style-name="ce48" office:value-type="float" office:value="32.3363333333333" calcext:value-type="float">
            <text:p>32.34</text:p>
          </table:table-cell>
          <table:table-cell table:style-name="ce48" office:value-type="float" office:value="1.454" calcext:value-type="float">
            <text:p>1.45</text:p>
          </table:table-cell>
          <table:table-cell table:style-name="ce48" office:value-type="float" office:value="16.5996666666667" calcext:value-type="float">
            <text:p>16.60</text:p>
          </table:table-cell>
          <table:table-cell table:style-name="ce48" office:value-type="float" office:value="32.0336666666667" calcext:value-type="float">
            <text:p>32.03</text:p>
          </table:table-cell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24.079" calcext:value-type="float">
            <text:p>24.079</text:p>
          </table:table-cell>
          <table:table-cell office:value-type="float" office:value="23.372" calcext:value-type="float">
            <text:p>23.372</text:p>
          </table:table-cell>
          <table:table-cell office:value-type="float" office:value="23.169" calcext:value-type="float">
            <text:p>23.169</text:p>
          </table:table-cell>
          <table:table-cell table:formula="of:=AVERAGE([.C10];[.D10];[.E10])" office:value-type="float" office:value="23.54" calcext:value-type="float">
            <text:p>23.54</text:p>
          </table:table-cell>
          <table:table-cell/>
          <table:table-cell office:value-type="string" calcext:value-type="string">
            <text:p>vector+parallel+openmp</text:p>
          </table:table-cell>
          <table:table-cell table:style-name="ce48" office:value-type="float" office:value="23.2876666666667" calcext:value-type="float">
            <text:p>23.29</text:p>
          </table:table-cell>
          <table:table-cell table:style-name="ce48" office:value-type="float" office:value="0.908666666666667" calcext:value-type="float">
            <text:p>0.91</text:p>
          </table:table-cell>
          <table:table-cell table:style-name="ce48" office:value-type="float" office:value="124.279333333333" calcext:value-type="float">
            <text:p>124.28</text:p>
          </table:table-cell>
          <table:table-cell table:style-name="ce48" office:value-type="float" office:value="5.78333333333333" calcext:value-type="float">
            <text:p>5.78</text:p>
          </table:table-cell>
          <table:table-cell table:style-name="ce48" office:value-type="float" office:value="2.103" calcext:value-type="float">
            <text:p>2.10</text:p>
          </table:table-cell>
          <table:table-cell table:style-name="ce48" office:value-type="float" office:value="0.763333333333333" calcext:value-type="float">
            <text:p>0.76</text:p>
          </table:table-cell>
          <table:table-cell table:style-name="ce48" office:value-type="float" office:value="30.868" calcext:value-type="float">
            <text:p>30.87</text:p>
          </table:table-cell>
          <table:table-cell table:style-name="ce48" office:value-type="float" office:value="1.54966666666667" calcext:value-type="float">
            <text:p>1.55</text:p>
          </table:table-cell>
          <table:table-cell table:style-name="ce48" office:value-type="float" office:value="19.1023333333333" calcext:value-type="float">
            <text:p>19.10</text:p>
          </table:table-cell>
          <table:table-cell table:style-name="ce48" office:value-type="float" office:value="31.6653333333333" calcext:value-type="float">
            <text:p>31.67</text:p>
          </table:table-cell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9.051" calcext:value-type="float">
            <text:p>19.051</text:p>
          </table:table-cell>
          <table:table-cell office:value-type="float" office:value="19.322" calcext:value-type="float">
            <text:p>19.322</text:p>
          </table:table-cell>
          <table:table-cell office:value-type="float" office:value="20.075" calcext:value-type="float">
            <text:p>20.075</text:p>
          </table:table-cell>
          <table:table-cell table:formula="of:=AVERAGE([.C11];[.D11];[.E11])" office:value-type="float" office:value="19.4826666666667" calcext:value-type="float">
            <text:p>19.4826666666667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BT</text:p>
          </table:table-cell>
          <table:table-cell office:value-type="float" office:value="43.306" calcext:value-type="float">
            <text:p>43.306</text:p>
          </table:table-cell>
          <table:table-cell office:value-type="float" office:value="43.291" calcext:value-type="float">
            <text:p>43.291</text:p>
          </table:table-cell>
          <table:table-cell office:value-type="float" office:value="43.9" calcext:value-type="float">
            <text:p>43.9</text:p>
          </table:table-cell>
          <table:table-cell table:formula="of:=AVERAGE([.C13];[.D13];[.E13])" office:value-type="float" office:value="43.499" calcext:value-type="float">
            <text:p>43.49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1.219" calcext:value-type="float">
            <text:p>1.219</text:p>
          </table:table-cell>
          <table:table-cell office:value-type="float" office:value="1.161" calcext:value-type="float">
            <text:p>1.161</text:p>
          </table:table-cell>
          <table:table-cell office:value-type="float" office:value="1.144" calcext:value-type="float">
            <text:p>1.144</text:p>
          </table:table-cell>
          <table:table-cell table:formula="of:=AVERAGE([.C14];[.D14];[.E14])" office:value-type="float" office:value="1.17466666666667" calcext:value-type="float">
            <text:p>1.17466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280.865" calcext:value-type="float">
            <text:p>280.865</text:p>
          </table:table-cell>
          <table:table-cell office:value-type="float" office:value="283.922" calcext:value-type="float">
            <text:p>283.922</text:p>
          </table:table-cell>
          <table:table-cell office:value-type="float" office:value="278.969" calcext:value-type="float">
            <text:p>278.969</text:p>
          </table:table-cell>
          <table:table-cell table:formula="of:=AVERAGE([.C15];[.D15];[.E15])" office:value-type="float" office:value="281.252" calcext:value-type="float">
            <text:p>281.25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17.935" calcext:value-type="float">
            <text:p>17.935</text:p>
          </table:table-cell>
          <table:table-cell office:value-type="float" office:value="17.945" calcext:value-type="float">
            <text:p>17.945</text:p>
          </table:table-cell>
          <table:table-cell office:value-type="float" office:value="17.971" calcext:value-type="float">
            <text:p>17.971</text:p>
          </table:table-cell>
          <table:table-cell table:formula="of:=AVERAGE([.C16];[.D16];[.E16])" office:value-type="float" office:value="17.9503333333333" calcext:value-type="float">
            <text:p>17.950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4.202" calcext:value-type="float">
            <text:p>4.202</text:p>
          </table:table-cell>
          <table:table-cell office:value-type="float" office:value="4.63" calcext:value-type="float">
            <text:p>4.63</text:p>
          </table:table-cell>
          <table:table-cell office:value-type="float" office:value="4.311" calcext:value-type="float">
            <text:p>4.311</text:p>
          </table:table-cell>
          <table:table-cell table:formula="of:=AVERAGE([.C17];[.D17];[.E17])" office:value-type="float" office:value="4.381" calcext:value-type="float">
            <text:p>4.38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1.416" calcext:value-type="float">
            <text:p>1.416</text:p>
          </table:table-cell>
          <table:table-cell office:value-type="float" office:value="1.398" calcext:value-type="float">
            <text:p>1.398</text:p>
          </table:table-cell>
          <table:table-cell office:value-type="float" office:value="1.394" calcext:value-type="float">
            <text:p>1.394</text:p>
          </table:table-cell>
          <table:table-cell table:formula="of:=AVERAGE([.C18];[.D18];[.E18])" office:value-type="float" office:value="1.40266666666667" calcext:value-type="float">
            <text:p>1.40266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28.635" calcext:value-type="float">
            <text:p>28.635</text:p>
          </table:table-cell>
          <table:table-cell office:value-type="float" office:value="27.65" calcext:value-type="float">
            <text:p>27.65</text:p>
          </table:table-cell>
          <table:table-cell office:value-type="float" office:value="28.658" calcext:value-type="float">
            <text:p>28.658</text:p>
          </table:table-cell>
          <table:table-cell table:formula="of:=AVERAGE([.C19];[.D19];[.E19])" office:value-type="float" office:value="28.3143333333333" calcext:value-type="float">
            <text:p>28.314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2.138" calcext:value-type="float">
            <text:p>2.138</text:p>
          </table:table-cell>
          <table:table-cell office:value-type="float" office:value="2.148" calcext:value-type="float">
            <text:p>2.148</text:p>
          </table:table-cell>
          <table:table-cell office:value-type="float" office:value="2.153" calcext:value-type="float">
            <text:p>2.153</text:p>
          </table:table-cell>
          <table:table-cell table:formula="of:=AVERAGE([.C20];[.D20];[.E20])" office:value-type="float" office:value="2.14633333333333" calcext:value-type="float">
            <text:p>2.146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21.214" calcext:value-type="float">
            <text:p>21.214</text:p>
          </table:table-cell>
          <table:table-cell office:value-type="float" office:value="21.358" calcext:value-type="float">
            <text:p>21.358</text:p>
          </table:table-cell>
          <table:table-cell office:value-type="float" office:value="21.116" calcext:value-type="float">
            <text:p>21.116</text:p>
          </table:table-cell>
          <table:table-cell table:formula="of:=AVERAGE([.C21];[.D21];[.E21])" office:value-type="float" office:value="21.2293333333333" calcext:value-type="float">
            <text:p>21.229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6.391" calcext:value-type="float">
            <text:p>16.391</text:p>
          </table:table-cell>
          <table:table-cell office:value-type="float" office:value="16.337" calcext:value-type="float">
            <text:p>16.337</text:p>
          </table:table-cell>
          <table:table-cell office:value-type="float" office:value="16.331" calcext:value-type="float">
            <text:p>16.331</text:p>
          </table:table-cell>
          <table:table-cell table:formula="of:=AVERAGE([.C22];[.D22];[.E22])" office:value-type="float" office:value="16.353" calcext:value-type="float">
            <text:p>16.353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BT</text:p>
          </table:table-cell>
          <table:table-cell office:value-type="float" office:value="198.905" calcext:value-type="float">
            <text:p>198.905</text:p>
          </table:table-cell>
          <table:table-cell office:value-type="float" office:value="191.889" calcext:value-type="float">
            <text:p>191.889</text:p>
          </table:table-cell>
          <table:table-cell office:value-type="float" office:value="196.364" calcext:value-type="float">
            <text:p>196.364</text:p>
          </table:table-cell>
          <table:table-cell table:formula="of:=AVERAGE([.C24];[.D24];[.E24])" office:value-type="float" office:value="195.719333333333" calcext:value-type="float">
            <text:p>195.719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1.449" calcext:value-type="float">
            <text:p>1.449</text:p>
          </table:table-cell>
          <table:table-cell office:value-type="float" office:value="1.177" calcext:value-type="float">
            <text:p>1.177</text:p>
          </table:table-cell>
          <table:table-cell office:value-type="float" office:value="1.311" calcext:value-type="float">
            <text:p>1.311</text:p>
          </table:table-cell>
          <table:table-cell table:formula="of:=AVERAGE([.C25];[.D25];[.E25])" office:value-type="float" office:value="1.31233333333333" calcext:value-type="float">
            <text:p>1.312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266.015" calcext:value-type="float">
            <text:p>266.015</text:p>
          </table:table-cell>
          <table:table-cell office:value-type="float" office:value="265.437" calcext:value-type="float">
            <text:p>265.437</text:p>
          </table:table-cell>
          <table:table-cell office:value-type="float" office:value="264.695" calcext:value-type="float">
            <text:p>264.695</text:p>
          </table:table-cell>
          <table:table-cell table:formula="of:=AVERAGE([.C26];[.D26];[.E26])" office:value-type="float" office:value="265.382333333333" calcext:value-type="float">
            <text:p>265.382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18.068" calcext:value-type="float">
            <text:p>18.068</text:p>
          </table:table-cell>
          <table:table-cell office:value-type="float" office:value="17.911" calcext:value-type="float">
            <text:p>17.911</text:p>
          </table:table-cell>
          <table:table-cell office:value-type="float" office:value="18.238" calcext:value-type="float">
            <text:p>18.238</text:p>
          </table:table-cell>
          <table:table-cell table:formula="of:=AVERAGE([.C27];[.D27];[.E27])" office:value-type="float" office:value="18.0723333333333" calcext:value-type="float">
            <text:p>18.072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4.321" calcext:value-type="float">
            <text:p>4.321</text:p>
          </table:table-cell>
          <table:table-cell office:value-type="float" office:value="4.191" calcext:value-type="float">
            <text:p>4.191</text:p>
          </table:table-cell>
          <table:table-cell office:value-type="float" office:value="4.171" calcext:value-type="float">
            <text:p>4.171</text:p>
          </table:table-cell>
          <table:table-cell table:formula="of:=AVERAGE([.C28];[.D28];[.E28])" office:value-type="float" office:value="4.22766666666667" calcext:value-type="float">
            <text:p>4.22766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1.46" calcext:value-type="float">
            <text:p>1.46</text:p>
          </table:table-cell>
          <table:table-cell office:value-type="float" office:value="1.424" calcext:value-type="float">
            <text:p>1.424</text:p>
          </table:table-cell>
          <table:table-cell office:value-type="float" office:value="1.447" calcext:value-type="float">
            <text:p>1.447</text:p>
          </table:table-cell>
          <table:table-cell table:formula="of:=AVERAGE([.C29];[.D29];[.E29])" office:value-type="float" office:value="1.44366666666667" calcext:value-type="float">
            <text:p>1.44366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40.373" calcext:value-type="float">
            <text:p>40.373</text:p>
          </table:table-cell>
          <table:table-cell office:value-type="float" office:value="38.052" calcext:value-type="float">
            <text:p>38.052</text:p>
          </table:table-cell>
          <table:table-cell office:value-type="float" office:value="38.367" calcext:value-type="float">
            <text:p>38.367</text:p>
          </table:table-cell>
          <table:table-cell table:formula="of:=AVERAGE([.C30];[.D30];[.E30])" office:value-type="float" office:value="38.9306666666667" calcext:value-type="float">
            <text:p>38.9306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2.516" calcext:value-type="float">
            <text:p>2.516</text:p>
          </table:table-cell>
          <table:table-cell office:value-type="float" office:value="2.256" calcext:value-type="float">
            <text:p>2.256</text:p>
          </table:table-cell>
          <table:table-cell office:value-type="float" office:value="2.336" calcext:value-type="float">
            <text:p>2.336</text:p>
          </table:table-cell>
          <table:table-cell table:formula="of:=AVERAGE([.C31];[.D31];[.E31])" office:value-type="float" office:value="2.36933333333333" calcext:value-type="float">
            <text:p>2.369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47.548" calcext:value-type="float">
            <text:p>47.548</text:p>
          </table:table-cell>
          <table:table-cell office:value-type="float" office:value="49.197" calcext:value-type="float">
            <text:p>49.197</text:p>
          </table:table-cell>
          <table:table-cell office:value-type="float" office:value="51.242" calcext:value-type="float">
            <text:p>51.242</text:p>
          </table:table-cell>
          <table:table-cell table:formula="of:=AVERAGE([.C32];[.D32];[.E32])" office:value-type="float" office:value="49.329" calcext:value-type="float">
            <text:p>49.32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57.973" calcext:value-type="float">
            <text:p>57.973</text:p>
          </table:table-cell>
          <table:table-cell office:value-type="float" office:value="57.87" calcext:value-type="float">
            <text:p>57.87</text:p>
          </table:table-cell>
          <table:table-cell office:value-type="float" office:value="63.319" calcext:value-type="float">
            <text:p>63.319</text:p>
          </table:table-cell>
          <table:table-cell table:formula="of:=AVERAGE([.C33];[.D33];[.E33])" office:value-type="float" office:value="59.7206666666667" calcext:value-type="float">
            <text:p>59.7206666666667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ector+Parallel</text:p>
          </table:table-cell>
          <table:table-cell office:value-type="string" calcext:value-type="string">
            <text:p>BT</text:p>
          </table:table-cell>
          <table:table-cell office:value-type="float" office:value="232.651" calcext:value-type="float">
            <text:p>232.651</text:p>
          </table:table-cell>
          <table:table-cell office:value-type="float" office:value="232.907" calcext:value-type="float">
            <text:p>232.907</text:p>
          </table:table-cell>
          <table:table-cell office:value-type="float" office:value="226.627" calcext:value-type="float">
            <text:p>226.627</text:p>
          </table:table-cell>
          <table:table-cell table:formula="of:=AVERAGE([.C35];[.D35];[.E35])" office:value-type="float" office:value="230.728333333333" calcext:value-type="float">
            <text:p>230.728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1.135" calcext:value-type="float">
            <text:p>1.135</text:p>
          </table:table-cell>
          <table:table-cell office:value-type="float" office:value="1.187" calcext:value-type="float">
            <text:p>1.187</text:p>
          </table:table-cell>
          <table:table-cell office:value-type="float" office:value="1.235" calcext:value-type="float">
            <text:p>1.235</text:p>
          </table:table-cell>
          <table:table-cell table:formula="of:=AVERAGE([.C36];[.D36];[.E36])" office:value-type="float" office:value="1.18566666666667" calcext:value-type="float">
            <text:p>1.18566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280.985" calcext:value-type="float">
            <text:p>280.985</text:p>
          </table:table-cell>
          <table:table-cell office:value-type="float" office:value="284.3" calcext:value-type="float">
            <text:p>284.3</text:p>
          </table:table-cell>
          <table:table-cell office:value-type="float" office:value="273.063" calcext:value-type="float">
            <text:p>273.063</text:p>
          </table:table-cell>
          <table:table-cell table:formula="of:=AVERAGE([.C37];[.D37];[.E37])" office:value-type="float" office:value="279.449333333333" calcext:value-type="float">
            <text:p>279.449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17.881" calcext:value-type="float">
            <text:p>17.881</text:p>
          </table:table-cell>
          <table:table-cell office:value-type="float" office:value="18.243" calcext:value-type="float">
            <text:p>18.243</text:p>
          </table:table-cell>
          <table:table-cell office:value-type="float" office:value="17.963" calcext:value-type="float">
            <text:p>17.963</text:p>
          </table:table-cell>
          <table:table-cell table:formula="of:=AVERAGE([.C38];[.D38];[.E38])" office:value-type="float" office:value="18.029" calcext:value-type="float">
            <text:p>18.02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4.146" calcext:value-type="float">
            <text:p>4.146</text:p>
          </table:table-cell>
          <table:table-cell office:value-type="float" office:value="4.1" calcext:value-type="float">
            <text:p>4.1</text:p>
          </table:table-cell>
          <table:table-cell office:value-type="float" office:value="4.133" calcext:value-type="float">
            <text:p>4.133</text:p>
          </table:table-cell>
          <table:table-cell table:formula="of:=AVERAGE([.C39];[.D39];[.E39])" office:value-type="float" office:value="4.12633333333333" calcext:value-type="float">
            <text:p>4.126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1.511" calcext:value-type="float">
            <text:p>1.511</text:p>
          </table:table-cell>
          <table:table-cell office:value-type="float" office:value="1.45" calcext:value-type="float">
            <text:p>1.45</text:p>
          </table:table-cell>
          <table:table-cell office:value-type="float" office:value="1.462" calcext:value-type="float">
            <text:p>1.462</text:p>
          </table:table-cell>
          <table:table-cell table:formula="of:=AVERAGE([.C40];[.D40];[.E40])" office:value-type="float" office:value="1.47433333333333" calcext:value-type="float">
            <text:p>1.474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33.736" calcext:value-type="float">
            <text:p>33.736</text:p>
          </table:table-cell>
          <table:table-cell office:value-type="float" office:value="31.571" calcext:value-type="float">
            <text:p>31.571</text:p>
          </table:table-cell>
          <table:table-cell office:value-type="float" office:value="33.376" calcext:value-type="float">
            <text:p>33.376</text:p>
          </table:table-cell>
          <table:table-cell table:formula="of:=AVERAGE([.C41];[.D41];[.E41])" office:value-type="float" office:value="32.8943333333333" calcext:value-type="float">
            <text:p>32.894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1.953" calcext:value-type="float">
            <text:p>1.953</text:p>
          </table:table-cell>
          <table:table-cell office:value-type="float" office:value="1.941" calcext:value-type="float">
            <text:p>1.941</text:p>
          </table:table-cell>
          <table:table-cell office:value-type="float" office:value="2.113" calcext:value-type="float">
            <text:p>2.113</text:p>
          </table:table-cell>
          <table:table-cell table:formula="of:=AVERAGE([.C42];[.D42];[.E42])" office:value-type="float" office:value="2.00233333333333" calcext:value-type="float">
            <text:p>2.002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57.696" calcext:value-type="float">
            <text:p>57.696</text:p>
          </table:table-cell>
          <table:table-cell office:value-type="float" office:value="56.33" calcext:value-type="float">
            <text:p>56.33</text:p>
          </table:table-cell>
          <table:table-cell office:value-type="float" office:value="47.059" calcext:value-type="float">
            <text:p>47.059</text:p>
          </table:table-cell>
          <table:table-cell table:formula="of:=AVERAGE([.C43];[.D43];[.E43])" office:value-type="float" office:value="53.695" calcext:value-type="float">
            <text:p>53.69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55.905" calcext:value-type="float">
            <text:p>55.905</text:p>
          </table:table-cell>
          <table:table-cell office:value-type="float" office:value="58.319" calcext:value-type="float">
            <text:p>58.319</text:p>
          </table:table-cell>
          <table:table-cell office:value-type="float" office:value="57.833" calcext:value-type="float">
            <text:p>57.833</text:p>
          </table:table-cell>
          <table:table-cell table:formula="of:=AVERAGE([.C44];[.D44];[.E44])" office:value-type="float" office:value="57.3523333333333" calcext:value-type="float">
            <text:p>57.3523333333333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ector+OpenMP</text:p>
          </table:table-cell>
          <table:table-cell office:value-type="string" calcext:value-type="string">
            <text:p>BT</text:p>
          </table:table-cell>
          <table:table-cell office:value-type="float" office:value="22.694" calcext:value-type="float">
            <text:p>22.694</text:p>
          </table:table-cell>
          <table:table-cell office:value-type="float" office:value="22.492" calcext:value-type="float">
            <text:p>22.492</text:p>
          </table:table-cell>
          <table:table-cell office:value-type="float" office:value="23.177" calcext:value-type="float">
            <text:p>23.177</text:p>
          </table:table-cell>
          <table:table-cell table:formula="of:=AVERAGE([.C46];[.D46];[.E46])" office:value-type="float" office:value="22.7876666666667" calcext:value-type="float">
            <text:p>22.7876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0.898" calcext:value-type="float">
            <text:p>0.898</text:p>
          </table:table-cell>
          <table:table-cell office:value-type="float" office:value="0.741" calcext:value-type="float">
            <text:p>0.741</text:p>
          </table:table-cell>
          <table:table-cell office:value-type="float" office:value="0.882" calcext:value-type="float">
            <text:p>0.882</text:p>
          </table:table-cell>
          <table:table-cell table:formula="of:=AVERAGE([.C47];[.D47];[.E47])" office:value-type="float" office:value="0.840333333333333" calcext:value-type="float">
            <text:p>0.8403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132.606" calcext:value-type="float">
            <text:p>132.606</text:p>
          </table:table-cell>
          <table:table-cell office:value-type="float" office:value="133.825" calcext:value-type="float">
            <text:p>133.825</text:p>
          </table:table-cell>
          <table:table-cell office:value-type="float" office:value="125.647" calcext:value-type="float">
            <text:p>125.647</text:p>
          </table:table-cell>
          <table:table-cell table:formula="of:=AVERAGE([.C48];[.D48];[.E48])" office:value-type="float" office:value="130.692666666667" calcext:value-type="float">
            <text:p>130.692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6.099" calcext:value-type="float">
            <text:p>6.099</text:p>
          </table:table-cell>
          <table:table-cell office:value-type="float" office:value="6.258" calcext:value-type="float">
            <text:p>6.258</text:p>
          </table:table-cell>
          <table:table-cell office:value-type="float" office:value="5.925" calcext:value-type="float">
            <text:p>5.925</text:p>
          </table:table-cell>
          <table:table-cell table:formula="of:=AVERAGE([.C49];[.D49];[.E49])" office:value-type="float" office:value="6.094" calcext:value-type="float">
            <text:p>6.09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2.152" calcext:value-type="float">
            <text:p>2.152</text:p>
          </table:table-cell>
          <table:table-cell office:value-type="float" office:value="2.088" calcext:value-type="float">
            <text:p>2.088</text:p>
          </table:table-cell>
          <table:table-cell office:value-type="float" office:value="2.322" calcext:value-type="float">
            <text:p>2.322</text:p>
          </table:table-cell>
          <table:table-cell table:formula="of:=AVERAGE([.C50];[.D50];[.E50])" office:value-type="float" office:value="2.18733333333333" calcext:value-type="float">
            <text:p>2.187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0.741" calcext:value-type="float">
            <text:p>0.741</text:p>
          </table:table-cell>
          <table:table-cell office:value-type="float" office:value="0.679" calcext:value-type="float">
            <text:p>0.679</text:p>
          </table:table-cell>
          <table:table-cell office:value-type="float" office:value="0.674" calcext:value-type="float">
            <text:p>0.674</text:p>
          </table:table-cell>
          <table:table-cell table:formula="of:=AVERAGE([.C51];[.D51];[.E51])" office:value-type="float" office:value="0.698" calcext:value-type="float">
            <text:p>0.69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40.193" calcext:value-type="float">
            <text:p>40.193</text:p>
          </table:table-cell>
          <table:table-cell office:value-type="float" office:value="38.726" calcext:value-type="float">
            <text:p>38.726</text:p>
          </table:table-cell>
          <table:table-cell office:value-type="float" office:value="28.041" calcext:value-type="float">
            <text:p>28.041</text:p>
          </table:table-cell>
          <table:table-cell table:formula="of:=AVERAGE([.C52];[.D52];[.E52])" office:value-type="float" office:value="35.6533333333333" calcext:value-type="float">
            <text:p>35.65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1.366" calcext:value-type="float">
            <text:p>1.366</text:p>
          </table:table-cell>
          <table:table-cell office:value-type="float" office:value="1.343" calcext:value-type="float">
            <text:p>1.343</text:p>
          </table:table-cell>
          <table:table-cell office:value-type="float" office:value="1.93" calcext:value-type="float">
            <text:p>1.93</text:p>
          </table:table-cell>
          <table:table-cell table:formula="of:=AVERAGE([.C53];[.D53];[.E53])" office:value-type="float" office:value="1.54633333333333" calcext:value-type="float">
            <text:p>1.546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17.062" calcext:value-type="float">
            <text:p>17.062</text:p>
          </table:table-cell>
          <table:table-cell office:value-type="float" office:value="16.024" calcext:value-type="float">
            <text:p>16.024</text:p>
          </table:table-cell>
          <table:table-cell office:value-type="float" office:value="18.14" calcext:value-type="float">
            <text:p>18.14</text:p>
          </table:table-cell>
          <table:table-cell table:formula="of:=AVERAGE([.C54];[.D54];[.E54])" office:value-type="float" office:value="17.0753333333333" calcext:value-type="float">
            <text:p>17.075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29.954" calcext:value-type="float">
            <text:p>29.954</text:p>
          </table:table-cell>
          <table:table-cell office:value-type="float" office:value="34.147" calcext:value-type="float">
            <text:p>34.147</text:p>
          </table:table-cell>
          <table:table-cell office:value-type="float" office:value="34.628" calcext:value-type="float">
            <text:p>34.628</text:p>
          </table:table-cell>
          <table:table-cell table:formula="of:=AVERAGE([.C55];[.D55];[.E55])" office:value-type="float" office:value="32.9096666666667" calcext:value-type="float">
            <text:p>32.9096666666667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arallel+OpenMP</text:p>
          </table:table-cell>
          <table:table-cell office:value-type="string" calcext:value-type="string">
            <text:p>BT</text:p>
          </table:table-cell>
          <table:table-cell office:value-type="float" office:value="24.544" calcext:value-type="float">
            <text:p>24.544</text:p>
          </table:table-cell>
          <table:table-cell office:value-type="float" office:value="24.062" calcext:value-type="float">
            <text:p>24.062</text:p>
          </table:table-cell>
          <table:table-cell office:value-type="float" office:value="24.098" calcext:value-type="float">
            <text:p>24.098</text:p>
          </table:table-cell>
          <table:table-cell table:formula="of:=AVERAGE([.C57];[.D57];[.E57])" office:value-type="float" office:value="24.2346666666667" calcext:value-type="float">
            <text:p>24.2346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0.805" calcext:value-type="float">
            <text:p>0.805</text:p>
          </table:table-cell>
          <table:table-cell office:value-type="float" office:value="0.86" calcext:value-type="float">
            <text:p>0.86</text:p>
          </table:table-cell>
          <table:table-cell office:value-type="float" office:value="0.991" calcext:value-type="float">
            <text:p>0.991</text:p>
          </table:table-cell>
          <table:table-cell table:formula="of:=AVERAGE([.C58];[.D58];[.E58])" office:value-type="float" office:value="0.885333333333333" calcext:value-type="float">
            <text:p>0.8853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128.124" calcext:value-type="float">
            <text:p>128.124</text:p>
          </table:table-cell>
          <table:table-cell office:value-type="float" office:value="122.479" calcext:value-type="float">
            <text:p>122.479</text:p>
          </table:table-cell>
          <table:table-cell office:value-type="float" office:value="122.435" calcext:value-type="float">
            <text:p>122.435</text:p>
          </table:table-cell>
          <table:table-cell table:formula="of:=AVERAGE([.C59];[.D59];[.E59])" office:value-type="float" office:value="124.346" calcext:value-type="float">
            <text:p>124.34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5.641" calcext:value-type="float">
            <text:p>5.641</text:p>
          </table:table-cell>
          <table:table-cell office:value-type="float" office:value="5.842" calcext:value-type="float">
            <text:p>5.842</text:p>
          </table:table-cell>
          <table:table-cell office:value-type="float" office:value="5.939" calcext:value-type="float">
            <text:p>5.939</text:p>
          </table:table-cell>
          <table:table-cell table:formula="of:=AVERAGE([.C60];[.D60];[.E60])" office:value-type="float" office:value="5.80733333333333" calcext:value-type="float">
            <text:p>5.807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1.96" calcext:value-type="float">
            <text:p>1.96</text:p>
          </table:table-cell>
          <table:table-cell office:value-type="float" office:value="2.064" calcext:value-type="float">
            <text:p>2.064</text:p>
          </table:table-cell>
          <table:table-cell office:value-type="float" office:value="2.111" calcext:value-type="float">
            <text:p>2.111</text:p>
          </table:table-cell>
          <table:table-cell table:formula="of:=AVERAGE([.C61];[.D61];[.E61])" office:value-type="float" office:value="2.045" calcext:value-type="float">
            <text:p>2.04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0.735" calcext:value-type="float">
            <text:p>0.735</text:p>
          </table:table-cell>
          <table:table-cell office:value-type="float" office:value="0.678" calcext:value-type="float">
            <text:p>0.678</text:p>
          </table:table-cell>
          <table:table-cell office:value-type="float" office:value="0.634" calcext:value-type="float">
            <text:p>0.634</text:p>
          </table:table-cell>
          <table:table-cell table:formula="of:=AVERAGE([.C62];[.D62];[.E62])" office:value-type="float" office:value="0.682333333333333" calcext:value-type="float">
            <text:p>0.6823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33.66" calcext:value-type="float">
            <text:p>33.66</text:p>
          </table:table-cell>
          <table:table-cell office:value-type="float" office:value="38.491" calcext:value-type="float">
            <text:p>38.491</text:p>
          </table:table-cell>
          <table:table-cell office:value-type="float" office:value="21.301" calcext:value-type="float">
            <text:p>21.301</text:p>
          </table:table-cell>
          <table:table-cell table:formula="of:=AVERAGE([.C63];[.D63];[.E63])" office:value-type="float" office:value="31.1506666666667" calcext:value-type="float">
            <text:p>31.1506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1.592" calcext:value-type="float">
            <text:p>1.592</text:p>
          </table:table-cell>
          <table:table-cell office:value-type="float" office:value="1.43" calcext:value-type="float">
            <text:p>1.43</text:p>
          </table:table-cell>
          <table:table-cell office:value-type="float" office:value="1.523" calcext:value-type="float">
            <text:p>1.523</text:p>
          </table:table-cell>
          <table:table-cell table:formula="of:=AVERAGE([.C64];[.D64];[.E64])" office:value-type="float" office:value="1.515" calcext:value-type="float">
            <text:p>1.51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17.38" calcext:value-type="float">
            <text:p>17.38</text:p>
          </table:table-cell>
          <table:table-cell office:value-type="float" office:value="17.305" calcext:value-type="float">
            <text:p>17.305</text:p>
          </table:table-cell>
          <table:table-cell office:value-type="float" office:value="18.352" calcext:value-type="float">
            <text:p>18.352</text:p>
          </table:table-cell>
          <table:table-cell table:formula="of:=AVERAGE([.C65];[.D65];[.E65])" office:value-type="float" office:value="17.679" calcext:value-type="float">
            <text:p>17.67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32.584" calcext:value-type="float">
            <text:p>32.584</text:p>
          </table:table-cell>
          <table:table-cell office:value-type="float" office:value="33.353" calcext:value-type="float">
            <text:p>33.353</text:p>
          </table:table-cell>
          <table:table-cell office:value-type="float" office:value="32.298" calcext:value-type="float">
            <text:p>32.298</text:p>
          </table:table-cell>
          <table:table-cell table:formula="of:=AVERAGE([.C66];[.D66];[.E66])" office:value-type="float" office:value="32.745" calcext:value-type="float">
            <text:p>32.745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enMP</text:p>
          </table:table-cell>
          <table:table-cell office:value-type="string" calcext:value-type="string">
            <text:p>BT</text:p>
          </table:table-cell>
          <table:table-cell office:value-type="float" office:value="22.99" calcext:value-type="float">
            <text:p>22.99</text:p>
          </table:table-cell>
          <table:table-cell office:value-type="float" office:value="23" calcext:value-type="float">
            <text:p>23</text:p>
          </table:table-cell>
          <table:table-cell office:value-type="float" office:value="22.966" calcext:value-type="float">
            <text:p>22.966</text:p>
          </table:table-cell>
          <table:table-cell table:formula="of:=AVERAGE([.C68];[.D68];[.E68])" office:value-type="float" office:value="22.9853333333333" calcext:value-type="float">
            <text:p>22.985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0.863" calcext:value-type="float">
            <text:p>0.863</text:p>
          </table:table-cell>
          <table:table-cell office:value-type="float" office:value="0.763" calcext:value-type="float">
            <text:p>0.763</text:p>
          </table:table-cell>
          <table:table-cell office:value-type="float" office:value="0.84" calcext:value-type="float">
            <text:p>0.84</text:p>
          </table:table-cell>
          <table:table-cell table:formula="of:=AVERAGE([.C69];[.D69];[.E69])" office:value-type="float" office:value="0.822" calcext:value-type="float">
            <text:p>0.82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123.441" calcext:value-type="float">
            <text:p>123.441</text:p>
          </table:table-cell>
          <table:table-cell office:value-type="float" office:value="125.325" calcext:value-type="float">
            <text:p>125.325</text:p>
          </table:table-cell>
          <table:table-cell office:value-type="float" office:value="118.758" calcext:value-type="float">
            <text:p>118.758</text:p>
          </table:table-cell>
          <table:table-cell table:formula="of:=AVERAGE([.C70];[.D70];[.E70])" office:value-type="float" office:value="122.508" calcext:value-type="float">
            <text:p>122.50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5.499" calcext:value-type="float">
            <text:p>5.499</text:p>
          </table:table-cell>
          <table:table-cell office:value-type="float" office:value="5.737" calcext:value-type="float">
            <text:p>5.737</text:p>
          </table:table-cell>
          <table:table-cell office:value-type="float" office:value="5.481" calcext:value-type="float">
            <text:p>5.481</text:p>
          </table:table-cell>
          <table:table-cell table:formula="of:=AVERAGE([.C71];[.D71];[.E71])" office:value-type="float" office:value="5.57233333333333" calcext:value-type="float">
            <text:p>5.572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1.955" calcext:value-type="float">
            <text:p>1.955</text:p>
          </table:table-cell>
          <table:table-cell office:value-type="float" office:value="1.988" calcext:value-type="float">
            <text:p>1.988</text:p>
          </table:table-cell>
          <table:table-cell office:value-type="float" office:value="2.011" calcext:value-type="float">
            <text:p>2.011</text:p>
          </table:table-cell>
          <table:table-cell table:formula="of:=AVERAGE([.C72];[.D72];[.E72])" office:value-type="float" office:value="1.98466666666667" calcext:value-type="float">
            <text:p>1.98466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0.643" calcext:value-type="float">
            <text:p>0.643</text:p>
          </table:table-cell>
          <table:table-cell office:value-type="float" office:value="0.716" calcext:value-type="float">
            <text:p>0.716</text:p>
          </table:table-cell>
          <table:table-cell office:value-type="float" office:value="0.656" calcext:value-type="float">
            <text:p>0.656</text:p>
          </table:table-cell>
          <table:table-cell table:formula="of:=AVERAGE([.C73];[.D73];[.E73])" office:value-type="float" office:value="0.671666666666667" calcext:value-type="float">
            <text:p>0.671666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40.189" calcext:value-type="float">
            <text:p>40.189</text:p>
          </table:table-cell>
          <table:table-cell office:value-type="float" office:value="28.223" calcext:value-type="float">
            <text:p>28.223</text:p>
          </table:table-cell>
          <table:table-cell office:value-type="float" office:value="28.597" calcext:value-type="float">
            <text:p>28.597</text:p>
          </table:table-cell>
          <table:table-cell table:formula="of:=AVERAGE([.C74];[.D74];[.E74])" office:value-type="float" office:value="32.3363333333333" calcext:value-type="float">
            <text:p>32.336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1.507" calcext:value-type="float">
            <text:p>1.507</text:p>
          </table:table-cell>
          <table:table-cell office:value-type="float" office:value="1.436" calcext:value-type="float">
            <text:p>1.436</text:p>
          </table:table-cell>
          <table:table-cell office:value-type="float" office:value="1.419" calcext:value-type="float">
            <text:p>1.419</text:p>
          </table:table-cell>
          <table:table-cell table:formula="of:=AVERAGE([.C75];[.D75];[.E75])" office:value-type="float" office:value="1.454" calcext:value-type="float">
            <text:p>1.45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16.555" calcext:value-type="float">
            <text:p>16.555</text:p>
          </table:table-cell>
          <table:table-cell office:value-type="float" office:value="16.594" calcext:value-type="float">
            <text:p>16.594</text:p>
          </table:table-cell>
          <table:table-cell office:value-type="float" office:value="16.65" calcext:value-type="float">
            <text:p>16.65</text:p>
          </table:table-cell>
          <table:table-cell table:formula="of:=AVERAGE([.C76];[.D76];[.E76])" office:value-type="float" office:value="16.5996666666667" calcext:value-type="float">
            <text:p>16.5996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33.058" calcext:value-type="float">
            <text:p>33.058</text:p>
          </table:table-cell>
          <table:table-cell office:value-type="float" office:value="31.399" calcext:value-type="float">
            <text:p>31.399</text:p>
          </table:table-cell>
          <table:table-cell office:value-type="float" office:value="31.644" calcext:value-type="float">
            <text:p>31.644</text:p>
          </table:table-cell>
          <table:table-cell table:formula="of:=AVERAGE([.C77];[.D77];[.E77])" office:value-type="float" office:value="32.0336666666667" calcext:value-type="float">
            <text:p>32.0336666666667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ector+Parallel+OpenMP</text:p>
          </table:table-cell>
          <table:table-cell office:value-type="string" calcext:value-type="string">
            <text:p>BT</text:p>
          </table:table-cell>
          <table:table-cell office:value-type="float" office:value="22.933" calcext:value-type="float">
            <text:p>22.933</text:p>
          </table:table-cell>
          <table:table-cell office:value-type="float" office:value="23.348" calcext:value-type="float">
            <text:p>23.348</text:p>
          </table:table-cell>
          <table:table-cell office:value-type="float" office:value="23.582" calcext:value-type="float">
            <text:p>23.582</text:p>
          </table:table-cell>
          <table:table-cell table:formula="of:=AVERAGE([.C79];[.D79];[.E79])" office:value-type="float" office:value="23.2876666666667" calcext:value-type="float">
            <text:p>23.2876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0.945" calcext:value-type="float">
            <text:p>0.945</text:p>
          </table:table-cell>
          <table:table-cell office:value-type="float" office:value="1.075" calcext:value-type="float">
            <text:p>1.075</text:p>
          </table:table-cell>
          <table:table-cell office:value-type="float" office:value="0.706" calcext:value-type="float">
            <text:p>0.706</text:p>
          </table:table-cell>
          <table:table-cell table:formula="of:=AVERAGE([.C80];[.D80];[.E80])" office:value-type="float" office:value="0.908666666666667" calcext:value-type="float">
            <text:p>0.908666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125.726" calcext:value-type="float">
            <text:p>125.726</text:p>
          </table:table-cell>
          <table:table-cell office:value-type="float" office:value="123.134" calcext:value-type="float">
            <text:p>123.134</text:p>
          </table:table-cell>
          <table:table-cell office:value-type="float" office:value="123.978" calcext:value-type="float">
            <text:p>123.978</text:p>
          </table:table-cell>
          <table:table-cell table:formula="of:=AVERAGE([.C81];[.D81];[.E81])" office:value-type="float" office:value="124.279333333333" calcext:value-type="float">
            <text:p>124.279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5.913" calcext:value-type="float">
            <text:p>5.913</text:p>
          </table:table-cell>
          <table:table-cell office:value-type="float" office:value="5.781" calcext:value-type="float">
            <text:p>5.781</text:p>
          </table:table-cell>
          <table:table-cell office:value-type="float" office:value="5.656" calcext:value-type="float">
            <text:p>5.656</text:p>
          </table:table-cell>
          <table:table-cell table:formula="of:=AVERAGE([.C82];[.D82];[.E82])" office:value-type="float" office:value="5.78333333333333" calcext:value-type="float">
            <text:p>5.783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2.065" calcext:value-type="float">
            <text:p>2.065</text:p>
          </table:table-cell>
          <table:table-cell office:value-type="float" office:value="2.144" calcext:value-type="float">
            <text:p>2.144</text:p>
          </table:table-cell>
          <table:table-cell office:value-type="float" office:value="2.1" calcext:value-type="float">
            <text:p>2.1</text:p>
          </table:table-cell>
          <table:table-cell table:formula="of:=AVERAGE([.C83];[.D83];[.E83])" office:value-type="float" office:value="2.103" calcext:value-type="float">
            <text:p>2.10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0.829" calcext:value-type="float">
            <text:p>0.829</text:p>
          </table:table-cell>
          <table:table-cell office:value-type="float" office:value="0.711" calcext:value-type="float">
            <text:p>0.711</text:p>
          </table:table-cell>
          <table:table-cell office:value-type="float" office:value="0.75" calcext:value-type="float">
            <text:p>0.75</text:p>
          </table:table-cell>
          <table:table-cell table:formula="of:=AVERAGE([.C84];[.D84];[.E84])" office:value-type="float" office:value="0.763333333333333" calcext:value-type="float">
            <text:p>0.7633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9.686" calcext:value-type="float">
            <text:p>19.686</text:p>
          </table:table-cell>
          <table:table-cell office:value-type="float" office:value="32.656" calcext:value-type="float">
            <text:p>32.656</text:p>
          </table:table-cell>
          <table:table-cell office:value-type="float" office:value="40.262" calcext:value-type="float">
            <text:p>40.262</text:p>
          </table:table-cell>
          <table:table-cell table:formula="of:=AVERAGE([.C85];[.D85];[.E85])" office:value-type="float" office:value="30.868" calcext:value-type="float">
            <text:p>30.86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1.548" calcext:value-type="float">
            <text:p>1.548</text:p>
          </table:table-cell>
          <table:table-cell office:value-type="float" office:value="1.589" calcext:value-type="float">
            <text:p>1.589</text:p>
          </table:table-cell>
          <table:table-cell office:value-type="float" office:value="1.512" calcext:value-type="float">
            <text:p>1.512</text:p>
          </table:table-cell>
          <table:table-cell table:formula="of:=AVERAGE([.C86];[.D86];[.E86])" office:value-type="float" office:value="1.54966666666667" calcext:value-type="float">
            <text:p>1.54966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18.281" calcext:value-type="float">
            <text:p>18.281</text:p>
          </table:table-cell>
          <table:table-cell office:value-type="float" office:value="19.58" calcext:value-type="float">
            <text:p>19.58</text:p>
          </table:table-cell>
          <table:table-cell office:value-type="float" office:value="19.446" calcext:value-type="float">
            <text:p>19.446</text:p>
          </table:table-cell>
          <table:table-cell table:formula="of:=AVERAGE([.C87];[.D87];[.E87])" office:value-type="float" office:value="19.1023333333333" calcext:value-type="float">
            <text:p>19.102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31.658" calcext:value-type="float">
            <text:p>31.658</text:p>
          </table:table-cell>
          <table:table-cell office:value-type="float" office:value="30.574" calcext:value-type="float">
            <text:p>30.574</text:p>
          </table:table-cell>
          <table:table-cell office:value-type="float" office:value="32.764" calcext:value-type="float">
            <text:p>32.764</text:p>
          </table:table-cell>
          <table:table-cell table:formula="of:=AVERAGE([.C88];[.D88];[.E88])" office:value-type="float" office:value="31.6653333333333" calcext:value-type="float">
            <text:p>31.6653333333333</text:p>
          </table:table-cell>
          <table:table-cell table:number-columns-repeated="12"/>
        </table:table-row>
      </table:table>
      <table:table table:name="B" table:style-name="ta1">
        <table:shapes>
          <draw:frame draw:z-index="0" draw:style-name="gr1" draw:text-style-name="P1" svg:width="296.69mm" svg:height="143.44mm" svg:x="148.01mm" svg:y="39.82mm">
            <draw:object draw:notify-on-update-of-ranges="B.I3:B.R3 B.I4:B.R4 B.I5:B.R5 B.I6:B.R6 B.I7:B.R7 B.I8:B.R8 B.I9:B.R9 B.I10:B.R10 B.I11:B.R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6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Default"/>
        <table:table-column table:style-name="co33" table:default-cell-style-name="ce48"/>
        <table:table-column table:style-name="co34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17" table:default-cell-style-name="Default"/>
        <table:table-column table:style-name="co30" table:default-cell-style-name="Default"/>
        <table:table-column table:style-name="co17" table:number-columns-repeated="2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22" table:default-cell-style-name="Default"/>
        <table:table-column table:style-name="co30" table:number-columns-repeated="2" table:default-cell-style-name="Default"/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#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#3</text:p>
          </table:table-cell>
          <table:table-cell table:style-name="Default" office:value-type="string" calcext:value-type="string">
            <text:p>avera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BT</text:p>
          </table:table-cell>
          <table:table-cell table:style-name="ce48" office:value-type="float" office:value="201.306" calcext:value-type="float">
            <text:p>201.31</text:p>
          </table:table-cell>
          <table:table-cell table:style-name="ce48" office:value-type="float" office:value="203.719" calcext:value-type="float">
            <text:p>203.72</text:p>
          </table:table-cell>
          <table:table-cell table:style-name="ce48" office:value-type="float" office:value="202.714" calcext:value-type="float">
            <text:p>202.71</text:p>
          </table:table-cell>
          <table:table-cell table:formula="of:=AVERAGE([.C3];[.D3];[.E3])" office:value-type="float" office:value="202.579666666667" calcext:value-type="float">
            <text:p>202.58</text:p>
          </table:table-cell>
          <table:table-cell/>
          <table:table-cell office:value-type="string" calcext:value-type="string">
            <text:p>Size (B)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UA</text:p>
          </table:table-cell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48" office:value-type="float" office:value="64.317" calcext:value-type="float">
            <text:p>64.32</text:p>
          </table:table-cell>
          <table:table-cell table:style-name="ce48" office:value-type="float" office:value="67.583" calcext:value-type="float">
            <text:p>67.58</text:p>
          </table:table-cell>
          <table:table-cell table:style-name="ce48" office:value-type="float" office:value="69.285" calcext:value-type="float">
            <text:p>69.29</text:p>
          </table:table-cell>
          <table:table-cell table:formula="of:=AVERAGE([.C4];[.D4];[.E4])" office:value-type="float" office:value="67.0616666666667" calcext:value-type="float">
            <text:p>67.06</text:p>
          </table:table-cell>
          <table:table-cell/>
          <table:table-cell office:value-type="string" calcext:value-type="string">
            <text:p>serial</text:p>
          </table:table-cell>
          <table:table-cell table:style-name="ce48" office:value-type="float" office:value="202.579666666667" calcext:value-type="float">
            <text:p>202.58</text:p>
          </table:table-cell>
          <table:table-cell table:style-name="ce48" office:value-type="float" office:value="67.0616666666667" calcext:value-type="float">
            <text:p>67.06</text:p>
          </table:table-cell>
          <table:table-cell table:style-name="ce48" office:value-type="float" office:value="598.384666666667" calcext:value-type="float">
            <text:p>598.38</text:p>
          </table:table-cell>
          <table:table-cell table:style-name="ce48" office:value-type="float" office:value="72.3716666666667" calcext:value-type="float">
            <text:p>72.37</text:p>
          </table:table-cell>
          <table:table-cell table:style-name="ce48" office:value-type="float" office:value="44.1713333333333" calcext:value-type="float">
            <text:p>44.17</text:p>
          </table:table-cell>
          <table:table-cell table:style-name="ce48" office:value-type="float" office:value="6.02333333333333" calcext:value-type="float">
            <text:p>6.02</text:p>
          </table:table-cell>
          <table:table-cell table:style-name="ce48" office:value-type="float" office:value="147.289" calcext:value-type="float">
            <text:p>147.29</text:p>
          </table:table-cell>
          <table:table-cell table:style-name="ce48" office:value-type="float" office:value="6.18766666666667" calcext:value-type="float">
            <text:p>6.19</text:p>
          </table:table-cell>
          <table:table-cell table:style-name="ce48" office:value-type="float" office:value="109.967" calcext:value-type="float">
            <text:p>109.97</text:p>
          </table:table-cell>
          <table:table-cell table:style-name="ce48" office:value-type="float" office:value="82.0163333333333" calcext:value-type="float">
            <text:p>82.02</text:p>
          </table:table-cell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table:style-name="ce48" office:value-type="float" office:value="584.027" calcext:value-type="float">
            <text:p>584.03</text:p>
          </table:table-cell>
          <table:table-cell table:style-name="ce48" office:value-type="float" office:value="611.005" calcext:value-type="float">
            <text:p>611.01</text:p>
          </table:table-cell>
          <table:table-cell table:style-name="ce48" office:value-type="float" office:value="600.122" calcext:value-type="float">
            <text:p>600.12</text:p>
          </table:table-cell>
          <table:table-cell table:formula="of:=AVERAGE([.C5];[.D5];[.E5])" office:value-type="float" office:value="598.384666666667" calcext:value-type="float">
            <text:p>598.38</text:p>
          </table:table-cell>
          <table:table-cell/>
          <table:table-cell office:value-type="string" calcext:value-type="string">
            <text:p>vector</text:p>
          </table:table-cell>
          <table:table-cell table:style-name="ce48" office:value-type="float" office:value="182.315" calcext:value-type="float">
            <text:p>182.32</text:p>
          </table:table-cell>
          <table:table-cell table:style-name="ce48" office:value-type="float" office:value="65.4883333333333" calcext:value-type="float">
            <text:p>65.49</text:p>
          </table:table-cell>
          <table:table-cell table:style-name="ce48" office:value-type="float" office:value="566.042333333333" calcext:value-type="float">
            <text:p>566.04</text:p>
          </table:table-cell>
          <table:table-cell table:style-name="ce48" office:value-type="float" office:value="71.8246666666667" calcext:value-type="float">
            <text:p>71.82</text:p>
          </table:table-cell>
          <table:table-cell table:style-name="ce48" office:value-type="float" office:value="42.805" calcext:value-type="float">
            <text:p>42.81</text:p>
          </table:table-cell>
          <table:table-cell table:style-name="ce48" office:value-type="float" office:value="5.82766666666667" calcext:value-type="float">
            <text:p>5.83</text:p>
          </table:table-cell>
          <table:table-cell table:style-name="ce48" office:value-type="float" office:value="128.116666666667" calcext:value-type="float">
            <text:p>128.12</text:p>
          </table:table-cell>
          <table:table-cell table:style-name="ce48" office:value-type="float" office:value="5.14933333333333" calcext:value-type="float">
            <text:p>5.15</text:p>
          </table:table-cell>
          <table:table-cell table:style-name="ce48" office:value-type="float" office:value="91.664" calcext:value-type="float">
            <text:p>91.66</text:p>
          </table:table-cell>
          <table:table-cell table:style-name="ce48" office:value-type="float" office:value="67.1966666666667" calcext:value-type="float">
            <text:p>67.20</text:p>
          </table:table-cell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style-name="ce48" office:value-type="float" office:value="72.328" calcext:value-type="float">
            <text:p>72.33</text:p>
          </table:table-cell>
          <table:table-cell table:style-name="ce48" office:value-type="float" office:value="72.244" calcext:value-type="float">
            <text:p>72.24</text:p>
          </table:table-cell>
          <table:table-cell table:style-name="ce48" office:value-type="float" office:value="72.543" calcext:value-type="float">
            <text:p>72.54</text:p>
          </table:table-cell>
          <table:table-cell table:formula="of:=AVERAGE([.C6];[.D6];[.E6])" office:value-type="float" office:value="72.3716666666667" calcext:value-type="float">
            <text:p>72.37</text:p>
          </table:table-cell>
          <table:table-cell/>
          <table:table-cell office:value-type="string" calcext:value-type="string">
            <text:p>parallel</text:p>
          </table:table-cell>
          <table:table-cell table:style-name="ce48" office:value-type="float" office:value="618.399" calcext:value-type="float">
            <text:p>618.40</text:p>
          </table:table-cell>
          <table:table-cell table:style-name="ce48" office:value-type="float" office:value="57.4493333333333" calcext:value-type="float">
            <text:p>57.45</text:p>
          </table:table-cell>
          <table:table-cell table:style-name="ce48" office:value-type="float" office:value="561.762333333333" calcext:value-type="float">
            <text:p>561.76</text:p>
          </table:table-cell>
          <table:table-cell table:style-name="ce48" office:value-type="float" office:value="72.0466666666667" calcext:value-type="float">
            <text:p>72.05</text:p>
          </table:table-cell>
          <table:table-cell table:style-name="ce48" office:value-type="float" office:value="43.1773333333333" calcext:value-type="float">
            <text:p>43.18</text:p>
          </table:table-cell>
          <table:table-cell table:style-name="ce48" office:value-type="float" office:value="5.88" calcext:value-type="float">
            <text:p>5.88</text:p>
          </table:table-cell>
          <table:table-cell table:style-name="ce48" office:value-type="float" office:value="160.92" calcext:value-type="float">
            <text:p>160.92</text:p>
          </table:table-cell>
          <table:table-cell table:style-name="ce48" office:value-type="float" office:value="6.72266666666667" calcext:value-type="float">
            <text:p>6.72</text:p>
          </table:table-cell>
          <table:table-cell table:style-name="ce48" office:value-type="float" office:value="152.590333333333" calcext:value-type="float">
            <text:p>152.59</text:p>
          </table:table-cell>
          <table:table-cell table:style-name="ce48" office:value-type="float" office:value="238.62" calcext:value-type="float">
            <text:p>238.62</text:p>
          </table:table-cell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48" office:value-type="float" office:value="44.019" calcext:value-type="float">
            <text:p>44.02</text:p>
          </table:table-cell>
          <table:table-cell table:style-name="ce48" office:value-type="float" office:value="43.515" calcext:value-type="float">
            <text:p>43.52</text:p>
          </table:table-cell>
          <table:table-cell table:style-name="ce48" office:value-type="float" office:value="44.98" calcext:value-type="float">
            <text:p>44.98</text:p>
          </table:table-cell>
          <table:table-cell table:formula="of:=AVERAGE([.C7];[.D7];[.E7])" office:value-type="float" office:value="44.1713333333333" calcext:value-type="float">
            <text:p>44.17</text:p>
          </table:table-cell>
          <table:table-cell/>
          <table:table-cell office:value-type="string" calcext:value-type="string">
            <text:p>vector+parallel</text:p>
          </table:table-cell>
          <table:table-cell table:style-name="ce48" office:value-type="float" office:value="702.572" calcext:value-type="float">
            <text:p>702.57</text:p>
          </table:table-cell>
          <table:table-cell table:style-name="ce48" office:value-type="float" office:value="56.427" calcext:value-type="float">
            <text:p>56.43</text:p>
          </table:table-cell>
          <table:table-cell table:style-name="ce48" office:value-type="float" office:value="556.578333333333" calcext:value-type="float">
            <text:p>556.58</text:p>
          </table:table-cell>
          <table:table-cell table:style-name="ce48" office:value-type="float" office:value="72.189" calcext:value-type="float">
            <text:p>72.19</text:p>
          </table:table-cell>
          <table:table-cell table:style-name="ce48" office:value-type="float" office:value="42.9236666666667" calcext:value-type="float">
            <text:p>42.92</text:p>
          </table:table-cell>
          <table:table-cell table:style-name="ce48" office:value-type="float" office:value="5.89266666666667" calcext:value-type="float">
            <text:p>5.89</text:p>
          </table:table-cell>
          <table:table-cell table:style-name="ce48" office:value-type="float" office:value="145.482333333333" calcext:value-type="float">
            <text:p>145.48</text:p>
          </table:table-cell>
          <table:table-cell table:style-name="ce48" office:value-type="float" office:value="5.124" calcext:value-type="float">
            <text:p>5.12</text:p>
          </table:table-cell>
          <table:table-cell table:style-name="ce48" office:value-type="float" office:value="159.395666666667" calcext:value-type="float">
            <text:p>159.40</text:p>
          </table:table-cell>
          <table:table-cell table:style-name="ce48" office:value-type="float" office:value="223.906666666667" calcext:value-type="float">
            <text:p>223.91</text:p>
          </table:table-cell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48" office:value-type="float" office:value="5.935" calcext:value-type="float">
            <text:p>5.94</text:p>
          </table:table-cell>
          <table:table-cell table:style-name="ce48" office:value-type="float" office:value="6.154" calcext:value-type="float">
            <text:p>6.15</text:p>
          </table:table-cell>
          <table:table-cell table:style-name="ce48" office:value-type="float" office:value="5.981" calcext:value-type="float">
            <text:p>5.98</text:p>
          </table:table-cell>
          <table:table-cell table:formula="of:=AVERAGE([.C8];[.D8];[.E8])" office:value-type="float" office:value="6.02333333333333" calcext:value-type="float">
            <text:p>6.02</text:p>
          </table:table-cell>
          <table:table-cell/>
          <table:table-cell office:value-type="string" calcext:value-type="string">
            <text:p>vector+openmp</text:p>
          </table:table-cell>
          <table:table-cell table:style-name="ce48" office:value-type="float" office:value="94.0133333333333" calcext:value-type="float">
            <text:p>94.01</text:p>
          </table:table-cell>
          <table:table-cell table:style-name="ce48" office:value-type="float" office:value="34.9856666666667" calcext:value-type="float">
            <text:p>34.99</text:p>
          </table:table-cell>
          <table:table-cell table:style-name="ce48" office:value-type="float" office:value="258.545" calcext:value-type="float">
            <text:p>258.55</text:p>
          </table:table-cell>
          <table:table-cell table:style-name="ce48" office:value-type="float" office:value="22.3146666666667" calcext:value-type="float">
            <text:p>22.31</text:p>
          </table:table-cell>
          <table:table-cell table:style-name="ce48" office:value-type="float" office:value="19.3073333333333" calcext:value-type="float">
            <text:p>19.31</text:p>
          </table:table-cell>
          <table:table-cell table:style-name="ce48" office:value-type="float" office:value="2.16033333333333" calcext:value-type="float">
            <text:p>2.16</text:p>
          </table:table-cell>
          <table:table-cell table:style-name="ce48" office:value-type="float" office:value="156.427333333333" calcext:value-type="float">
            <text:p>156.43</text:p>
          </table:table-cell>
          <table:table-cell table:style-name="ce48" office:value-type="float" office:value="4.33733333333333" calcext:value-type="float">
            <text:p>4.34</text:p>
          </table:table-cell>
          <table:table-cell table:style-name="ce48" office:value-type="float" office:value="83.9466666666667" calcext:value-type="float">
            <text:p>83.95</text:p>
          </table:table-cell>
          <table:table-cell table:style-name="ce48" office:value-type="float" office:value="132.215333333333" calcext:value-type="float">
            <text:p>132.22</text:p>
          </table:table-cell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style-name="ce48" office:value-type="float" office:value="148.506" calcext:value-type="float">
            <text:p>148.51</text:p>
          </table:table-cell>
          <table:table-cell table:style-name="ce48" office:value-type="float" office:value="145.087" calcext:value-type="float">
            <text:p>145.09</text:p>
          </table:table-cell>
          <table:table-cell table:style-name="ce48" office:value-type="float" office:value="148.274" calcext:value-type="float">
            <text:p>148.27</text:p>
          </table:table-cell>
          <table:table-cell table:formula="of:=AVERAGE([.C9];[.D9];[.E9])" office:value-type="float" office:value="147.289" calcext:value-type="float">
            <text:p>147.29</text:p>
          </table:table-cell>
          <table:table-cell/>
          <table:table-cell office:value-type="string" calcext:value-type="string">
            <text:p>parallel+openmp</text:p>
          </table:table-cell>
          <table:table-cell table:style-name="ce48" office:value-type="float" office:value="95.823" calcext:value-type="float">
            <text:p>95.82</text:p>
          </table:table-cell>
          <table:table-cell table:style-name="ce48" office:value-type="float" office:value="37.5466666666667" calcext:value-type="float">
            <text:p>37.55</text:p>
          </table:table-cell>
          <table:table-cell table:style-name="ce48" office:value-type="float" office:value="259.770666666667" calcext:value-type="float">
            <text:p>259.77</text:p>
          </table:table-cell>
          <table:table-cell table:style-name="ce48" office:value-type="float" office:value="22.3206666666667" calcext:value-type="float">
            <text:p>22.32</text:p>
          </table:table-cell>
          <table:table-cell table:style-name="ce48" office:value-type="float" office:value="20.1136666666667" calcext:value-type="float">
            <text:p>20.11</text:p>
          </table:table-cell>
          <table:table-cell table:style-name="ce48" office:value-type="float" office:value="2.39" calcext:value-type="float">
            <text:p>2.39</text:p>
          </table:table-cell>
          <table:table-cell table:style-name="ce48" office:value-type="float" office:value="142.007" calcext:value-type="float">
            <text:p>142.01</text:p>
          </table:table-cell>
          <table:table-cell table:style-name="ce48" office:value-type="float" office:value="4.18666666666667" calcext:value-type="float">
            <text:p>4.19</text:p>
          </table:table-cell>
          <table:table-cell table:style-name="ce48" office:value-type="float" office:value="79.0796666666667" calcext:value-type="float">
            <text:p>79.08</text:p>
          </table:table-cell>
          <table:table-cell table:style-name="ce48" office:value-type="float" office:value="118.199666666667" calcext:value-type="float">
            <text:p>118.20</text:p>
          </table:table-cell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style-name="ce48" office:value-type="float" office:value="6.215" calcext:value-type="float">
            <text:p>6.22</text:p>
          </table:table-cell>
          <table:table-cell table:style-name="ce48" office:value-type="float" office:value="6.199" calcext:value-type="float">
            <text:p>6.20</text:p>
          </table:table-cell>
          <table:table-cell table:style-name="ce48" office:value-type="float" office:value="6.149" calcext:value-type="float">
            <text:p>6.15</text:p>
          </table:table-cell>
          <table:table-cell table:formula="of:=AVERAGE([.C10];[.D10];[.E10])" office:value-type="float" office:value="6.18766666666667" calcext:value-type="float">
            <text:p>6.19</text:p>
          </table:table-cell>
          <table:table-cell/>
          <table:table-cell office:value-type="string" calcext:value-type="string">
            <text:p>openmp</text:p>
          </table:table-cell>
          <table:table-cell table:style-name="ce48" office:value-type="float" office:value="96.0013333333333" calcext:value-type="float">
            <text:p>96.00</text:p>
          </table:table-cell>
          <table:table-cell table:style-name="ce48" office:value-type="float" office:value="37.9343333333333" calcext:value-type="float">
            <text:p>37.93</text:p>
          </table:table-cell>
          <table:table-cell table:style-name="ce48" office:value-type="float" office:value="269.533666666667" calcext:value-type="float">
            <text:p>269.53</text:p>
          </table:table-cell>
          <table:table-cell table:style-name="ce48" office:value-type="float" office:value="22.914" calcext:value-type="float">
            <text:p>22.91</text:p>
          </table:table-cell>
          <table:table-cell table:style-name="ce48" office:value-type="float" office:value="20.1403333333333" calcext:value-type="float">
            <text:p>20.14</text:p>
          </table:table-cell>
          <table:table-cell table:style-name="ce48" office:value-type="float" office:value="2.26633333333333" calcext:value-type="float">
            <text:p>2.27</text:p>
          </table:table-cell>
          <table:table-cell table:style-name="ce48" office:value-type="float" office:value="141.987333333333" calcext:value-type="float">
            <text:p>141.99</text:p>
          </table:table-cell>
          <table:table-cell table:style-name="ce48" office:value-type="float" office:value="3.702" calcext:value-type="float">
            <text:p>3.70</text:p>
          </table:table-cell>
          <table:table-cell table:style-name="ce48" office:value-type="float" office:value="80.167" calcext:value-type="float">
            <text:p>80.17</text:p>
          </table:table-cell>
          <table:table-cell table:style-name="ce48" office:value-type="float" office:value="122.598" calcext:value-type="float">
            <text:p>122.60</text:p>
          </table:table-cell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48" office:value-type="float" office:value="113.822" calcext:value-type="float">
            <text:p>113.82</text:p>
          </table:table-cell>
          <table:table-cell table:style-name="ce48" office:value-type="float" office:value="109.59" calcext:value-type="float">
            <text:p>109.59</text:p>
          </table:table-cell>
          <table:table-cell table:style-name="ce48" office:value-type="float" office:value="106.489" calcext:value-type="float">
            <text:p>106.49</text:p>
          </table:table-cell>
          <table:table-cell table:formula="of:=AVERAGE([.C11];[.D11];[.E11])" office:value-type="float" office:value="109.967" calcext:value-type="float">
            <text:p>109.97</text:p>
          </table:table-cell>
          <table:table-cell/>
          <table:table-cell office:value-type="string" calcext:value-type="string">
            <text:p>vector+parallel+openmp</text:p>
          </table:table-cell>
          <table:table-cell table:style-name="ce48" office:value-type="float" office:value="92.262" calcext:value-type="float">
            <text:p>92.26</text:p>
          </table:table-cell>
          <table:table-cell table:style-name="ce48" office:value-type="float" office:value="34.2506666666667" calcext:value-type="float">
            <text:p>34.25</text:p>
          </table:table-cell>
          <table:table-cell table:style-name="ce48" office:value-type="float" office:value="262.011" calcext:value-type="float">
            <text:p>262.01</text:p>
          </table:table-cell>
          <table:table-cell table:style-name="ce48" office:value-type="float" office:value="24.129" calcext:value-type="float">
            <text:p>24.13</text:p>
          </table:table-cell>
          <table:table-cell table:style-name="ce48" office:value-type="float" office:value="20.7746666666667" calcext:value-type="float">
            <text:p>20.77</text:p>
          </table:table-cell>
          <table:table-cell table:style-name="ce48" office:value-type="float" office:value="2.21766666666667" calcext:value-type="float">
            <text:p>2.22</text:p>
          </table:table-cell>
          <table:table-cell table:style-name="ce48" office:value-type="float" office:value="152.315333333333" calcext:value-type="float">
            <text:p>152.32</text:p>
          </table:table-cell>
          <table:table-cell table:style-name="ce48" office:value-type="float" office:value="4.462" calcext:value-type="float">
            <text:p>4.46</text:p>
          </table:table-cell>
          <table:table-cell table:style-name="ce48" office:value-type="float" office:value="80.6046666666667" calcext:value-type="float">
            <text:p>80.60</text:p>
          </table:table-cell>
          <table:table-cell table:style-name="ce48" office:value-type="float" office:value="118.234" calcext:value-type="float">
            <text:p>118.23</text:p>
          </table:table-cell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style-name="ce48" office:value-type="float" office:value="81.308" calcext:value-type="float">
            <text:p>81.31</text:p>
          </table:table-cell>
          <table:table-cell table:style-name="ce48" office:value-type="float" office:value="82.413" calcext:value-type="float">
            <text:p>82.41</text:p>
          </table:table-cell>
          <table:table-cell table:style-name="ce48" office:value-type="float" office:value="82.328" calcext:value-type="float">
            <text:p>82.33</text:p>
          </table:table-cell>
          <table:table-cell table:formula="of:=AVERAGE([.C12];[.D12];[.E12])" office:value-type="float" office:value="82.0163333333333" calcext:value-type="float">
            <text:p>82.02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BT</text:p>
          </table:table-cell>
          <table:table-cell office:value-type="float" office:value="183.346" calcext:value-type="float">
            <text:p>183.346</text:p>
          </table:table-cell>
          <table:table-cell office:value-type="float" office:value="181.92" calcext:value-type="float">
            <text:p>181.92</text:p>
          </table:table-cell>
          <table:table-cell office:value-type="float" office:value="181.679" calcext:value-type="float">
            <text:p>181.679</text:p>
          </table:table-cell>
          <table:table-cell table:formula="of:=AVERAGE([.C14];[.D14];[.E14])" office:value-type="float" office:value="182.315" calcext:value-type="float">
            <text:p>182.3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68.41" calcext:value-type="float">
            <text:p>68.41</text:p>
          </table:table-cell>
          <table:table-cell office:value-type="float" office:value="65.177" calcext:value-type="float">
            <text:p>65.177</text:p>
          </table:table-cell>
          <table:table-cell office:value-type="float" office:value="62.878" calcext:value-type="float">
            <text:p>62.878</text:p>
          </table:table-cell>
          <table:table-cell table:formula="of:=AVERAGE([.C15];[.D15];[.E15])" office:value-type="float" office:value="65.4883333333333" calcext:value-type="float">
            <text:p>65.4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582.09" calcext:value-type="float">
            <text:p>582.09</text:p>
          </table:table-cell>
          <table:table-cell office:value-type="float" office:value="559.872" calcext:value-type="float">
            <text:p>559.872</text:p>
          </table:table-cell>
          <table:table-cell office:value-type="float" office:value="556.165" calcext:value-type="float">
            <text:p>556.165</text:p>
          </table:table-cell>
          <table:table-cell table:formula="of:=AVERAGE([.C16];[.D16];[.E16])" office:value-type="float" office:value="566.042333333333" calcext:value-type="float">
            <text:p>566.0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71.753" calcext:value-type="float">
            <text:p>71.753</text:p>
          </table:table-cell>
          <table:table-cell office:value-type="float" office:value="71.866" calcext:value-type="float">
            <text:p>71.866</text:p>
          </table:table-cell>
          <table:table-cell office:value-type="float" office:value="71.855" calcext:value-type="float">
            <text:p>71.855</text:p>
          </table:table-cell>
          <table:table-cell table:formula="of:=AVERAGE([.C17];[.D17];[.E17])" office:value-type="float" office:value="71.8246666666667" calcext:value-type="float">
            <text:p>71.8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42.909" calcext:value-type="float">
            <text:p>42.909</text:p>
          </table:table-cell>
          <table:table-cell office:value-type="float" office:value="42.769" calcext:value-type="float">
            <text:p>42.769</text:p>
          </table:table-cell>
          <table:table-cell office:value-type="float" office:value="42.737" calcext:value-type="float">
            <text:p>42.737</text:p>
          </table:table-cell>
          <table:table-cell table:formula="of:=AVERAGE([.C18];[.D18];[.E18])" office:value-type="float" office:value="42.805" calcext:value-type="float">
            <text:p>42.8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5.818" calcext:value-type="float">
            <text:p>5.818</text:p>
          </table:table-cell>
          <table:table-cell office:value-type="float" office:value="5.85" calcext:value-type="float">
            <text:p>5.85</text:p>
          </table:table-cell>
          <table:table-cell office:value-type="float" office:value="5.815" calcext:value-type="float">
            <text:p>5.815</text:p>
          </table:table-cell>
          <table:table-cell table:formula="of:=AVERAGE([.C19];[.D19];[.E19])" office:value-type="float" office:value="5.82766666666667" calcext:value-type="float">
            <text:p>5.8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28.838" calcext:value-type="float">
            <text:p>128.838</text:p>
          </table:table-cell>
          <table:table-cell office:value-type="float" office:value="126.775" calcext:value-type="float">
            <text:p>126.775</text:p>
          </table:table-cell>
          <table:table-cell office:value-type="float" office:value="128.737" calcext:value-type="float">
            <text:p>128.737</text:p>
          </table:table-cell>
          <table:table-cell table:formula="of:=AVERAGE([.C20];[.D20];[.E20])" office:value-type="float" office:value="128.116666666667" calcext:value-type="float">
            <text:p>128.1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5.142" calcext:value-type="float">
            <text:p>5.142</text:p>
          </table:table-cell>
          <table:table-cell office:value-type="float" office:value="5.148" calcext:value-type="float">
            <text:p>5.148</text:p>
          </table:table-cell>
          <table:table-cell office:value-type="float" office:value="5.158" calcext:value-type="float">
            <text:p>5.158</text:p>
          </table:table-cell>
          <table:table-cell table:formula="of:=AVERAGE([.C21];[.D21];[.E21])" office:value-type="float" office:value="5.14933333333333" calcext:value-type="float">
            <text:p>5.1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91.073" calcext:value-type="float">
            <text:p>91.073</text:p>
          </table:table-cell>
          <table:table-cell office:value-type="float" office:value="92.03" calcext:value-type="float">
            <text:p>92.03</text:p>
          </table:table-cell>
          <table:table-cell office:value-type="float" office:value="91.889" calcext:value-type="float">
            <text:p>91.889</text:p>
          </table:table-cell>
          <table:table-cell table:formula="of:=AVERAGE([.C22];[.D22];[.E22])" office:value-type="float" office:value="91.664" calcext:value-type="float">
            <text:p>91.6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66.896" calcext:value-type="float">
            <text:p>66.896</text:p>
          </table:table-cell>
          <table:table-cell office:value-type="float" office:value="67.288" calcext:value-type="float">
            <text:p>67.288</text:p>
          </table:table-cell>
          <table:table-cell office:value-type="float" office:value="67.406" calcext:value-type="float">
            <text:p>67.406</text:p>
          </table:table-cell>
          <table:table-cell table:formula="of:=AVERAGE([.C23];[.D23];[.E23])" office:value-type="float" office:value="67.1966666666667" calcext:value-type="float">
            <text:p>67.2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BT</text:p>
          </table:table-cell>
          <table:table-cell office:value-type="float" office:value="615.919" calcext:value-type="float">
            <text:p>615.919</text:p>
          </table:table-cell>
          <table:table-cell office:value-type="float" office:value="598.954" calcext:value-type="float">
            <text:p>598.954</text:p>
          </table:table-cell>
          <table:table-cell office:value-type="float" office:value="640.324" calcext:value-type="float">
            <text:p>640.324</text:p>
          </table:table-cell>
          <table:table-cell table:formula="of:=AVERAGE([.C25];[.D25];[.E25])" office:value-type="float" office:value="618.399" calcext:value-type="float">
            <text:p>618.4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57.026" calcext:value-type="float">
            <text:p>57.026</text:p>
          </table:table-cell>
          <table:table-cell office:value-type="float" office:value="58.128" calcext:value-type="float">
            <text:p>58.128</text:p>
          </table:table-cell>
          <table:table-cell office:value-type="float" office:value="57.194" calcext:value-type="float">
            <text:p>57.194</text:p>
          </table:table-cell>
          <table:table-cell table:formula="of:=AVERAGE([.C26];[.D26];[.E26])" office:value-type="float" office:value="57.4493333333333" calcext:value-type="float">
            <text:p>57.4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550.872" calcext:value-type="float">
            <text:p>550.872</text:p>
          </table:table-cell>
          <table:table-cell office:value-type="float" office:value="561.972" calcext:value-type="float">
            <text:p>561.972</text:p>
          </table:table-cell>
          <table:table-cell office:value-type="float" office:value="572.443" calcext:value-type="float">
            <text:p>572.443</text:p>
          </table:table-cell>
          <table:table-cell table:formula="of:=AVERAGE([.C27];[.D27];[.E27])" office:value-type="float" office:value="561.762333333333" calcext:value-type="float">
            <text:p>561.7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71.769" calcext:value-type="float">
            <text:p>71.769</text:p>
          </table:table-cell>
          <table:table-cell office:value-type="float" office:value="72.093" calcext:value-type="float">
            <text:p>72.093</text:p>
          </table:table-cell>
          <table:table-cell office:value-type="float" office:value="72.278" calcext:value-type="float">
            <text:p>72.278</text:p>
          </table:table-cell>
          <table:table-cell table:formula="of:=AVERAGE([.C28];[.D28];[.E28])" office:value-type="float" office:value="72.0466666666667" calcext:value-type="float">
            <text:p>72.0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43.387" calcext:value-type="float">
            <text:p>43.387</text:p>
          </table:table-cell>
          <table:table-cell office:value-type="float" office:value="42.678" calcext:value-type="float">
            <text:p>42.678</text:p>
          </table:table-cell>
          <table:table-cell office:value-type="float" office:value="43.467" calcext:value-type="float">
            <text:p>43.467</text:p>
          </table:table-cell>
          <table:table-cell table:formula="of:=AVERAGE([.C29];[.D29];[.E29])" office:value-type="float" office:value="43.1773333333333" calcext:value-type="float">
            <text:p>43.1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5.844" calcext:value-type="float">
            <text:p>5.844</text:p>
          </table:table-cell>
          <table:table-cell office:value-type="float" office:value="5.879" calcext:value-type="float">
            <text:p>5.879</text:p>
          </table:table-cell>
          <table:table-cell office:value-type="float" office:value="5.917" calcext:value-type="float">
            <text:p>5.917</text:p>
          </table:table-cell>
          <table:table-cell table:formula="of:=AVERAGE([.C30];[.D30];[.E30])" office:value-type="float" office:value="5.88" calcext:value-type="float">
            <text:p>5.8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54.62" calcext:value-type="float">
            <text:p>154.62</text:p>
          </table:table-cell>
          <table:table-cell office:value-type="float" office:value="172.271" calcext:value-type="float">
            <text:p>172.271</text:p>
          </table:table-cell>
          <table:table-cell office:value-type="float" office:value="155.869" calcext:value-type="float">
            <text:p>155.869</text:p>
          </table:table-cell>
          <table:table-cell table:formula="of:=AVERAGE([.C31];[.D31];[.E31])" office:value-type="float" office:value="160.92" calcext:value-type="float">
            <text:p>160.9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6.267" calcext:value-type="float">
            <text:p>6.267</text:p>
          </table:table-cell>
          <table:table-cell office:value-type="float" office:value="7.123" calcext:value-type="float">
            <text:p>7.123</text:p>
          </table:table-cell>
          <table:table-cell office:value-type="float" office:value="6.778" calcext:value-type="float">
            <text:p>6.778</text:p>
          </table:table-cell>
          <table:table-cell table:formula="of:=AVERAGE([.C32];[.D32];[.E32])" office:value-type="float" office:value="6.72266666666667" calcext:value-type="float">
            <text:p>6.7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147.798" calcext:value-type="float">
            <text:p>147.798</text:p>
          </table:table-cell>
          <table:table-cell office:value-type="float" office:value="170.794" calcext:value-type="float">
            <text:p>170.794</text:p>
          </table:table-cell>
          <table:table-cell office:value-type="float" office:value="139.179" calcext:value-type="float">
            <text:p>139.179</text:p>
          </table:table-cell>
          <table:table-cell table:formula="of:=AVERAGE([.C33];[.D33];[.E33])" office:value-type="float" office:value="152.590333333333" calcext:value-type="float">
            <text:p>152.5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231.661" calcext:value-type="float">
            <text:p>231.661</text:p>
          </table:table-cell>
          <table:table-cell office:value-type="float" office:value="249.761" calcext:value-type="float">
            <text:p>249.761</text:p>
          </table:table-cell>
          <table:table-cell office:value-type="float" office:value="234.438" calcext:value-type="float">
            <text:p>234.438</text:p>
          </table:table-cell>
          <table:table-cell table:formula="of:=AVERAGE([.C34];[.D34];[.E34])" office:value-type="float" office:value="238.62" calcext:value-type="float">
            <text:p>238.62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ector+Parallel</text:p>
          </table:table-cell>
          <table:table-cell office:value-type="string" calcext:value-type="string">
            <text:p>BT</text:p>
          </table:table-cell>
          <table:table-cell office:value-type="float" office:value="630.146" calcext:value-type="float">
            <text:p>630.146</text:p>
          </table:table-cell>
          <table:table-cell office:value-type="float" office:value="729.431" calcext:value-type="float">
            <text:p>729.431</text:p>
          </table:table-cell>
          <table:table-cell office:value-type="float" office:value="748.139" calcext:value-type="float">
            <text:p>748.139</text:p>
          </table:table-cell>
          <table:table-cell table:formula="of:=AVERAGE([.C36];[.D36];[.E36])" office:value-type="float" office:value="702.572" calcext:value-type="float">
            <text:p>702.5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57.248" calcext:value-type="float">
            <text:p>57.248</text:p>
          </table:table-cell>
          <table:table-cell office:value-type="float" office:value="56.484" calcext:value-type="float">
            <text:p>56.484</text:p>
          </table:table-cell>
          <table:table-cell office:value-type="float" office:value="55.549" calcext:value-type="float">
            <text:p>55.549</text:p>
          </table:table-cell>
          <table:table-cell table:formula="of:=AVERAGE([.C37];[.D37];[.E37])" office:value-type="float" office:value="56.427" calcext:value-type="float">
            <text:p>56.4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563.225" calcext:value-type="float">
            <text:p>563.225</text:p>
          </table:table-cell>
          <table:table-cell office:value-type="float" office:value="552.98" calcext:value-type="float">
            <text:p>552.98</text:p>
          </table:table-cell>
          <table:table-cell office:value-type="float" office:value="553.53" calcext:value-type="float">
            <text:p>553.53</text:p>
          </table:table-cell>
          <table:table-cell table:formula="of:=AVERAGE([.C38];[.D38];[.E38])" office:value-type="float" office:value="556.578333333333" calcext:value-type="float">
            <text:p>556.5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72.469" calcext:value-type="float">
            <text:p>72.469</text:p>
          </table:table-cell>
          <table:table-cell office:value-type="float" office:value="72.12" calcext:value-type="float">
            <text:p>72.12</text:p>
          </table:table-cell>
          <table:table-cell office:value-type="float" office:value="71.978" calcext:value-type="float">
            <text:p>71.978</text:p>
          </table:table-cell>
          <table:table-cell table:formula="of:=AVERAGE([.C39];[.D39];[.E39])" office:value-type="float" office:value="72.189" calcext:value-type="float">
            <text:p>72.1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43.513" calcext:value-type="float">
            <text:p>43.513</text:p>
          </table:table-cell>
          <table:table-cell office:value-type="float" office:value="43.014" calcext:value-type="float">
            <text:p>43.014</text:p>
          </table:table-cell>
          <table:table-cell office:value-type="float" office:value="42.244" calcext:value-type="float">
            <text:p>42.244</text:p>
          </table:table-cell>
          <table:table-cell table:formula="of:=AVERAGE([.C40];[.D40];[.E40])" office:value-type="float" office:value="42.9236666666667" calcext:value-type="float">
            <text:p>42.9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5.924" calcext:value-type="float">
            <text:p>5.924</text:p>
          </table:table-cell>
          <table:table-cell office:value-type="float" office:value="5.835" calcext:value-type="float">
            <text:p>5.835</text:p>
          </table:table-cell>
          <table:table-cell office:value-type="float" office:value="5.919" calcext:value-type="float">
            <text:p>5.919</text:p>
          </table:table-cell>
          <table:table-cell table:formula="of:=AVERAGE([.C41];[.D41];[.E41])" office:value-type="float" office:value="5.89266666666667" calcext:value-type="float">
            <text:p>5.8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46.111" calcext:value-type="float">
            <text:p>146.111</text:p>
          </table:table-cell>
          <table:table-cell office:value-type="float" office:value="143.218" calcext:value-type="float">
            <text:p>143.218</text:p>
          </table:table-cell>
          <table:table-cell office:value-type="float" office:value="147.118" calcext:value-type="float">
            <text:p>147.118</text:p>
          </table:table-cell>
          <table:table-cell table:formula="of:=AVERAGE([.C42];[.D42];[.E42])" office:value-type="float" office:value="145.482333333333" calcext:value-type="float">
            <text:p>145.4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5.177" calcext:value-type="float">
            <text:p>5.177</text:p>
          </table:table-cell>
          <table:table-cell office:value-type="float" office:value="4.896" calcext:value-type="float">
            <text:p>4.896</text:p>
          </table:table-cell>
          <table:table-cell office:value-type="float" office:value="5.299" calcext:value-type="float">
            <text:p>5.299</text:p>
          </table:table-cell>
          <table:table-cell table:formula="of:=AVERAGE([.C43];[.D43];[.E43])" office:value-type="float" office:value="5.124" calcext:value-type="float">
            <text:p>5.1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153.402" calcext:value-type="float">
            <text:p>153.402</text:p>
          </table:table-cell>
          <table:table-cell office:value-type="float" office:value="148.845" calcext:value-type="float">
            <text:p>148.845</text:p>
          </table:table-cell>
          <table:table-cell office:value-type="float" office:value="175.94" calcext:value-type="float">
            <text:p>175.94</text:p>
          </table:table-cell>
          <table:table-cell table:formula="of:=AVERAGE([.C44];[.D44];[.E44])" office:value-type="float" office:value="159.395666666667" calcext:value-type="float">
            <text:p>159.4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235.683" calcext:value-type="float">
            <text:p>235.683</text:p>
          </table:table-cell>
          <table:table-cell office:value-type="float" office:value="220.889" calcext:value-type="float">
            <text:p>220.889</text:p>
          </table:table-cell>
          <table:table-cell office:value-type="float" office:value="215.148" calcext:value-type="float">
            <text:p>215.148</text:p>
          </table:table-cell>
          <table:table-cell table:formula="of:=AVERAGE([.C45];[.D45];[.E45])" office:value-type="float" office:value="223.906666666667" calcext:value-type="float">
            <text:p>223.91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ector+OpenMP</text:p>
          </table:table-cell>
          <table:table-cell office:value-type="string" calcext:value-type="string">
            <text:p>BT</text:p>
          </table:table-cell>
          <table:table-cell office:value-type="float" office:value="92.707" calcext:value-type="float">
            <text:p>92.707</text:p>
          </table:table-cell>
          <table:table-cell office:value-type="float" office:value="93.741" calcext:value-type="float">
            <text:p>93.741</text:p>
          </table:table-cell>
          <table:table-cell office:value-type="float" office:value="95.592" calcext:value-type="float">
            <text:p>95.592</text:p>
          </table:table-cell>
          <table:table-cell table:formula="of:=AVERAGE([.C47];[.D47];[.E47])" office:value-type="float" office:value="94.0133333333333" calcext:value-type="float">
            <text:p>94.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34.282" calcext:value-type="float">
            <text:p>34.282</text:p>
          </table:table-cell>
          <table:table-cell office:value-type="float" office:value="33.958" calcext:value-type="float">
            <text:p>33.958</text:p>
          </table:table-cell>
          <table:table-cell office:value-type="float" office:value="36.717" calcext:value-type="float">
            <text:p>36.717</text:p>
          </table:table-cell>
          <table:table-cell table:formula="of:=AVERAGE([.C48];[.D48];[.E48])" office:value-type="float" office:value="34.9856666666667" calcext:value-type="float">
            <text:p>34.9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260.474" calcext:value-type="float">
            <text:p>260.474</text:p>
          </table:table-cell>
          <table:table-cell office:value-type="float" office:value="257.411" calcext:value-type="float">
            <text:p>257.411</text:p>
          </table:table-cell>
          <table:table-cell office:value-type="float" office:value="257.75" calcext:value-type="float">
            <text:p>257.75</text:p>
          </table:table-cell>
          <table:table-cell table:formula="of:=AVERAGE([.C49];[.D49];[.E49])" office:value-type="float" office:value="258.545" calcext:value-type="float">
            <text:p>258.5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23.035" calcext:value-type="float">
            <text:p>23.035</text:p>
          </table:table-cell>
          <table:table-cell office:value-type="float" office:value="21.789" calcext:value-type="float">
            <text:p>21.789</text:p>
          </table:table-cell>
          <table:table-cell office:value-type="float" office:value="22.12" calcext:value-type="float">
            <text:p>22.12</text:p>
          </table:table-cell>
          <table:table-cell table:formula="of:=AVERAGE([.C50];[.D50];[.E50])" office:value-type="float" office:value="22.3146666666667" calcext:value-type="float">
            <text:p>22.3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19.545" calcext:value-type="float">
            <text:p>19.545</text:p>
          </table:table-cell>
          <table:table-cell office:value-type="float" office:value="19.879" calcext:value-type="float">
            <text:p>19.879</text:p>
          </table:table-cell>
          <table:table-cell office:value-type="float" office:value="18.498" calcext:value-type="float">
            <text:p>18.498</text:p>
          </table:table-cell>
          <table:table-cell table:formula="of:=AVERAGE([.C51];[.D51];[.E51])" office:value-type="float" office:value="19.3073333333333" calcext:value-type="float">
            <text:p>19.3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2.093" calcext:value-type="float">
            <text:p>2.093</text:p>
          </table:table-cell>
          <table:table-cell office:value-type="float" office:value="2.112" calcext:value-type="float">
            <text:p>2.112</text:p>
          </table:table-cell>
          <table:table-cell office:value-type="float" office:value="2.276" calcext:value-type="float">
            <text:p>2.276</text:p>
          </table:table-cell>
          <table:table-cell table:formula="of:=AVERAGE([.C52];[.D52];[.E52])" office:value-type="float" office:value="2.16033333333333" calcext:value-type="float">
            <text:p>2.1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38.452" calcext:value-type="float">
            <text:p>138.452</text:p>
          </table:table-cell>
          <table:table-cell office:value-type="float" office:value="168.166" calcext:value-type="float">
            <text:p>168.166</text:p>
          </table:table-cell>
          <table:table-cell office:value-type="float" office:value="162.664" calcext:value-type="float">
            <text:p>162.664</text:p>
          </table:table-cell>
          <table:table-cell table:formula="of:=AVERAGE([.C53];[.D53];[.E53])" office:value-type="float" office:value="156.427333333333" calcext:value-type="float">
            <text:p>156.4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4.618" calcext:value-type="float">
            <text:p>4.618</text:p>
          </table:table-cell>
          <table:table-cell office:value-type="float" office:value="4.31" calcext:value-type="float">
            <text:p>4.31</text:p>
          </table:table-cell>
          <table:table-cell office:value-type="float" office:value="4.084" calcext:value-type="float">
            <text:p>4.084</text:p>
          </table:table-cell>
          <table:table-cell table:formula="of:=AVERAGE([.C54];[.D54];[.E54])" office:value-type="float" office:value="4.33733333333333" calcext:value-type="float">
            <text:p>4.3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83.955" calcext:value-type="float">
            <text:p>83.955</text:p>
          </table:table-cell>
          <table:table-cell office:value-type="float" office:value="80.72" calcext:value-type="float">
            <text:p>80.72</text:p>
          </table:table-cell>
          <table:table-cell office:value-type="float" office:value="87.165" calcext:value-type="float">
            <text:p>87.165</text:p>
          </table:table-cell>
          <table:table-cell table:formula="of:=AVERAGE([.C55];[.D55];[.E55])" office:value-type="float" office:value="83.9466666666667" calcext:value-type="float">
            <text:p>83.9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37.598" calcext:value-type="float">
            <text:p>137.598</text:p>
          </table:table-cell>
          <table:table-cell office:value-type="float" office:value="136.914" calcext:value-type="float">
            <text:p>136.914</text:p>
          </table:table-cell>
          <table:table-cell office:value-type="float" office:value="122.134" calcext:value-type="float">
            <text:p>122.134</text:p>
          </table:table-cell>
          <table:table-cell table:formula="of:=AVERAGE([.C56];[.D56];[.E56])" office:value-type="float" office:value="132.215333333333" calcext:value-type="float">
            <text:p>132.22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arallel+OpenMP</text:p>
          </table:table-cell>
          <table:table-cell office:value-type="string" calcext:value-type="string">
            <text:p>BT</text:p>
          </table:table-cell>
          <table:table-cell office:value-type="float" office:value="96.689" calcext:value-type="float">
            <text:p>96.689</text:p>
          </table:table-cell>
          <table:table-cell office:value-type="float" office:value="95.574" calcext:value-type="float">
            <text:p>95.574</text:p>
          </table:table-cell>
          <table:table-cell office:value-type="float" office:value="95.206" calcext:value-type="float">
            <text:p>95.206</text:p>
          </table:table-cell>
          <table:table-cell table:formula="of:=AVERAGE([.C58];[.D58];[.E58])" office:value-type="float" office:value="95.823" calcext:value-type="float">
            <text:p>95.8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35.947" calcext:value-type="float">
            <text:p>35.947</text:p>
          </table:table-cell>
          <table:table-cell office:value-type="float" office:value="38.72" calcext:value-type="float">
            <text:p>38.72</text:p>
          </table:table-cell>
          <table:table-cell office:value-type="float" office:value="37.973" calcext:value-type="float">
            <text:p>37.973</text:p>
          </table:table-cell>
          <table:table-cell table:formula="of:=AVERAGE([.C59];[.D59];[.E59])" office:value-type="float" office:value="37.5466666666667" calcext:value-type="float">
            <text:p>37.5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255.525" calcext:value-type="float">
            <text:p>255.525</text:p>
          </table:table-cell>
          <table:table-cell office:value-type="float" office:value="263.108" calcext:value-type="float">
            <text:p>263.108</text:p>
          </table:table-cell>
          <table:table-cell office:value-type="float" office:value="260.679" calcext:value-type="float">
            <text:p>260.679</text:p>
          </table:table-cell>
          <table:table-cell table:formula="of:=AVERAGE([.C60];[.D60];[.E60])" office:value-type="float" office:value="259.770666666667" calcext:value-type="float">
            <text:p>259.7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21.776" calcext:value-type="float">
            <text:p>21.776</text:p>
          </table:table-cell>
          <table:table-cell office:value-type="float" office:value="22.346" calcext:value-type="float">
            <text:p>22.346</text:p>
          </table:table-cell>
          <table:table-cell office:value-type="float" office:value="22.84" calcext:value-type="float">
            <text:p>22.84</text:p>
          </table:table-cell>
          <table:table-cell table:formula="of:=AVERAGE([.C61];[.D61];[.E61])" office:value-type="float" office:value="22.3206666666667" calcext:value-type="float">
            <text:p>22.3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19.728" calcext:value-type="float">
            <text:p>19.728</text:p>
          </table:table-cell>
          <table:table-cell office:value-type="float" office:value="20.185" calcext:value-type="float">
            <text:p>20.185</text:p>
          </table:table-cell>
          <table:table-cell office:value-type="float" office:value="20.428" calcext:value-type="float">
            <text:p>20.428</text:p>
          </table:table-cell>
          <table:table-cell table:formula="of:=AVERAGE([.C62];[.D62];[.E62])" office:value-type="float" office:value="20.1136666666667" calcext:value-type="float">
            <text:p>20.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2.383" calcext:value-type="float">
            <text:p>2.383</text:p>
          </table:table-cell>
          <table:table-cell office:value-type="float" office:value="2.162" calcext:value-type="float">
            <text:p>2.162</text:p>
          </table:table-cell>
          <table:table-cell office:value-type="float" office:value="2.625" calcext:value-type="float">
            <text:p>2.625</text:p>
          </table:table-cell>
          <table:table-cell table:formula="of:=AVERAGE([.C63];[.D63];[.E63])" office:value-type="float" office:value="2.39" calcext:value-type="float">
            <text:p>2.3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60.199" calcext:value-type="float">
            <text:p>160.199</text:p>
          </table:table-cell>
          <table:table-cell office:value-type="float" office:value="136.595" calcext:value-type="float">
            <text:p>136.595</text:p>
          </table:table-cell>
          <table:table-cell office:value-type="float" office:value="129.227" calcext:value-type="float">
            <text:p>129.227</text:p>
          </table:table-cell>
          <table:table-cell table:formula="of:=AVERAGE([.C64];[.D64];[.E64])" office:value-type="float" office:value="142.007" calcext:value-type="float">
            <text:p>142.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4.235" calcext:value-type="float">
            <text:p>4.235</text:p>
          </table:table-cell>
          <table:table-cell office:value-type="float" office:value="4.021" calcext:value-type="float">
            <text:p>4.021</text:p>
          </table:table-cell>
          <table:table-cell office:value-type="float" office:value="4.304" calcext:value-type="float">
            <text:p>4.304</text:p>
          </table:table-cell>
          <table:table-cell table:formula="of:=AVERAGE([.C65];[.D65];[.E65])" office:value-type="float" office:value="4.18666666666667" calcext:value-type="float">
            <text:p>4.1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81.397" calcext:value-type="float">
            <text:p>81.397</text:p>
          </table:table-cell>
          <table:table-cell office:value-type="float" office:value="76.574" calcext:value-type="float">
            <text:p>76.574</text:p>
          </table:table-cell>
          <table:table-cell office:value-type="float" office:value="79.268" calcext:value-type="float">
            <text:p>79.268</text:p>
          </table:table-cell>
          <table:table-cell table:formula="of:=AVERAGE([.C66];[.D66];[.E66])" office:value-type="float" office:value="79.0796666666667" calcext:value-type="float">
            <text:p>79.0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17.009" calcext:value-type="float">
            <text:p>117.009</text:p>
          </table:table-cell>
          <table:table-cell office:value-type="float" office:value="117.419" calcext:value-type="float">
            <text:p>117.419</text:p>
          </table:table-cell>
          <table:table-cell office:value-type="float" office:value="120.171" calcext:value-type="float">
            <text:p>120.171</text:p>
          </table:table-cell>
          <table:table-cell table:formula="of:=AVERAGE([.C67];[.D67];[.E67])" office:value-type="float" office:value="118.199666666667" calcext:value-type="float">
            <text:p>118.2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enMP</text:p>
          </table:table-cell>
          <table:table-cell office:value-type="string" calcext:value-type="string">
            <text:p>BT</text:p>
          </table:table-cell>
          <table:table-cell office:value-type="float" office:value="95.831" calcext:value-type="float">
            <text:p>95.831</text:p>
          </table:table-cell>
          <table:table-cell office:value-type="float" office:value="96.395" calcext:value-type="float">
            <text:p>96.395</text:p>
          </table:table-cell>
          <table:table-cell office:value-type="float" office:value="95.778" calcext:value-type="float">
            <text:p>95.778</text:p>
          </table:table-cell>
          <table:table-cell table:formula="of:=AVERAGE([.C69];[.D69];[.E69])" office:value-type="float" office:value="96.0013333333333" calcext:value-type="float">
            <text:p>96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34.923" calcext:value-type="float">
            <text:p>34.923</text:p>
          </table:table-cell>
          <table:table-cell office:value-type="float" office:value="36.945" calcext:value-type="float">
            <text:p>36.945</text:p>
          </table:table-cell>
          <table:table-cell office:value-type="float" office:value="41.935" calcext:value-type="float">
            <text:p>41.935</text:p>
          </table:table-cell>
          <table:table-cell table:formula="of:=AVERAGE([.C70];[.D70];[.E70])" office:value-type="float" office:value="37.9343333333333" calcext:value-type="float">
            <text:p>37.9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266.342" calcext:value-type="float">
            <text:p>266.342</text:p>
          </table:table-cell>
          <table:table-cell office:value-type="float" office:value="263.414" calcext:value-type="float">
            <text:p>263.414</text:p>
          </table:table-cell>
          <table:table-cell office:value-type="float" office:value="278.845" calcext:value-type="float">
            <text:p>278.845</text:p>
          </table:table-cell>
          <table:table-cell table:formula="of:=AVERAGE([.C71];[.D71];[.E71])" office:value-type="float" office:value="269.533666666667" calcext:value-type="float">
            <text:p>269.5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21.931" calcext:value-type="float">
            <text:p>21.931</text:p>
          </table:table-cell>
          <table:table-cell office:value-type="float" office:value="22.828" calcext:value-type="float">
            <text:p>22.828</text:p>
          </table:table-cell>
          <table:table-cell office:value-type="float" office:value="23.983" calcext:value-type="float">
            <text:p>23.983</text:p>
          </table:table-cell>
          <table:table-cell table:formula="of:=AVERAGE([.C72];[.D72];[.E72])" office:value-type="float" office:value="22.914" calcext:value-type="float">
            <text:p>22.9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20.376" calcext:value-type="float">
            <text:p>20.376</text:p>
          </table:table-cell>
          <table:table-cell office:value-type="float" office:value="19.785" calcext:value-type="float">
            <text:p>19.785</text:p>
          </table:table-cell>
          <table:table-cell office:value-type="float" office:value="20.26" calcext:value-type="float">
            <text:p>20.26</text:p>
          </table:table-cell>
          <table:table-cell table:formula="of:=AVERAGE([.C73];[.D73];[.E73])" office:value-type="float" office:value="20.1403333333333" calcext:value-type="float">
            <text:p>20.1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2.234" calcext:value-type="float">
            <text:p>2.234</text:p>
          </table:table-cell>
          <table:table-cell office:value-type="float" office:value="2.276" calcext:value-type="float">
            <text:p>2.276</text:p>
          </table:table-cell>
          <table:table-cell office:value-type="float" office:value="2.289" calcext:value-type="float">
            <text:p>2.289</text:p>
          </table:table-cell>
          <table:table-cell table:formula="of:=AVERAGE([.C74];[.D74];[.E74])" office:value-type="float" office:value="2.26633333333333" calcext:value-type="float">
            <text:p>2.2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52.857" calcext:value-type="float">
            <text:p>152.857</text:p>
          </table:table-cell>
          <table:table-cell office:value-type="float" office:value="125.18" calcext:value-type="float">
            <text:p>125.18</text:p>
          </table:table-cell>
          <table:table-cell office:value-type="float" office:value="147.925" calcext:value-type="float">
            <text:p>147.925</text:p>
          </table:table-cell>
          <table:table-cell table:formula="of:=AVERAGE([.C75];[.D75];[.E75])" office:value-type="float" office:value="141.987333333333" calcext:value-type="float">
            <text:p>141.9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3.698" calcext:value-type="float">
            <text:p>3.698</text:p>
          </table:table-cell>
          <table:table-cell office:value-type="float" office:value="3.696" calcext:value-type="float">
            <text:p>3.696</text:p>
          </table:table-cell>
          <table:table-cell office:value-type="float" office:value="3.712" calcext:value-type="float">
            <text:p>3.712</text:p>
          </table:table-cell>
          <table:table-cell table:formula="of:=AVERAGE([.C76];[.D76];[.E76])" office:value-type="float" office:value="3.702" calcext:value-type="float">
            <text:p>3.7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87.483" calcext:value-type="float">
            <text:p>87.483</text:p>
          </table:table-cell>
          <table:table-cell office:value-type="float" office:value="75.986" calcext:value-type="float">
            <text:p>75.986</text:p>
          </table:table-cell>
          <table:table-cell office:value-type="float" office:value="77.032" calcext:value-type="float">
            <text:p>77.032</text:p>
          </table:table-cell>
          <table:table-cell table:formula="of:=AVERAGE([.C77];[.D77];[.E77])" office:value-type="float" office:value="80.167" calcext:value-type="float">
            <text:p>80.1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24.842" calcext:value-type="float">
            <text:p>124.842</text:p>
          </table:table-cell>
          <table:table-cell office:value-type="float" office:value="122.044" calcext:value-type="float">
            <text:p>122.044</text:p>
          </table:table-cell>
          <table:table-cell office:value-type="float" office:value="120.908" calcext:value-type="float">
            <text:p>120.908</text:p>
          </table:table-cell>
          <table:table-cell table:formula="of:=AVERAGE([.C78];[.D78];[.E78])" office:value-type="float" office:value="122.598" calcext:value-type="float">
            <text:p>122.6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ector+Parallel+OpenMP</text:p>
          </table:table-cell>
          <table:table-cell office:value-type="string" calcext:value-type="string">
            <text:p>BT</text:p>
          </table:table-cell>
          <table:table-cell office:value-type="float" office:value="93.395" calcext:value-type="float">
            <text:p>93.395</text:p>
          </table:table-cell>
          <table:table-cell office:value-type="float" office:value="92.704" calcext:value-type="float">
            <text:p>92.704</text:p>
          </table:table-cell>
          <table:table-cell office:value-type="float" office:value="90.687" calcext:value-type="float">
            <text:p>90.687</text:p>
          </table:table-cell>
          <table:table-cell table:formula="of:=AVERAGE([.C80];[.D80];[.E80])" office:value-type="float" office:value="92.262" calcext:value-type="float">
            <text:p>92.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33.586" calcext:value-type="float">
            <text:p>33.586</text:p>
          </table:table-cell>
          <table:table-cell office:value-type="float" office:value="34.857" calcext:value-type="float">
            <text:p>34.857</text:p>
          </table:table-cell>
          <table:table-cell office:value-type="float" office:value="34.309" calcext:value-type="float">
            <text:p>34.309</text:p>
          </table:table-cell>
          <table:table-cell table:formula="of:=AVERAGE([.C81];[.D81];[.E81])" office:value-type="float" office:value="34.2506666666667" calcext:value-type="float">
            <text:p>34.2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249.411" calcext:value-type="float">
            <text:p>249.411</text:p>
          </table:table-cell>
          <table:table-cell office:value-type="float" office:value="267.231" calcext:value-type="float">
            <text:p>267.231</text:p>
          </table:table-cell>
          <table:table-cell office:value-type="float" office:value="269.391" calcext:value-type="float">
            <text:p>269.391</text:p>
          </table:table-cell>
          <table:table-cell table:formula="of:=AVERAGE([.C82];[.D82];[.E82])" office:value-type="float" office:value="262.011" calcext:value-type="float">
            <text:p>262.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23.908" calcext:value-type="float">
            <text:p>23.908</text:p>
          </table:table-cell>
          <table:table-cell office:value-type="float" office:value="23.395" calcext:value-type="float">
            <text:p>23.395</text:p>
          </table:table-cell>
          <table:table-cell office:value-type="float" office:value="25.084" calcext:value-type="float">
            <text:p>25.084</text:p>
          </table:table-cell>
          <table:table-cell table:formula="of:=AVERAGE([.C83];[.D83];[.E83])" office:value-type="float" office:value="24.129" calcext:value-type="float">
            <text:p>24.1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22.802" calcext:value-type="float">
            <text:p>22.802</text:p>
          </table:table-cell>
          <table:table-cell office:value-type="float" office:value="20.365" calcext:value-type="float">
            <text:p>20.365</text:p>
          </table:table-cell>
          <table:table-cell office:value-type="float" office:value="19.157" calcext:value-type="float">
            <text:p>19.157</text:p>
          </table:table-cell>
          <table:table-cell table:formula="of:=AVERAGE([.C84];[.D84];[.E84])" office:value-type="float" office:value="20.7746666666667" calcext:value-type="float">
            <text:p>20.7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2.281" calcext:value-type="float">
            <text:p>2.281</text:p>
          </table:table-cell>
          <table:table-cell office:value-type="float" office:value="2.16" calcext:value-type="float">
            <text:p>2.16</text:p>
          </table:table-cell>
          <table:table-cell office:value-type="float" office:value="2.212" calcext:value-type="float">
            <text:p>2.212</text:p>
          </table:table-cell>
          <table:table-cell table:formula="of:=AVERAGE([.C85];[.D85];[.E85])" office:value-type="float" office:value="2.21766666666667" calcext:value-type="float">
            <text:p>2.2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46.702" calcext:value-type="float">
            <text:p>146.702</text:p>
          </table:table-cell>
          <table:table-cell office:value-type="float" office:value="125.439" calcext:value-type="float">
            <text:p>125.439</text:p>
          </table:table-cell>
          <table:table-cell office:value-type="float" office:value="184.805" calcext:value-type="float">
            <text:p>184.805</text:p>
          </table:table-cell>
          <table:table-cell table:formula="of:=AVERAGE([.C86];[.D86];[.E86])" office:value-type="float" office:value="152.315333333333" calcext:value-type="float">
            <text:p>152.3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5.319" calcext:value-type="float">
            <text:p>5.319</text:p>
          </table:table-cell>
          <table:table-cell office:value-type="float" office:value="4.025" calcext:value-type="float">
            <text:p>4.025</text:p>
          </table:table-cell>
          <table:table-cell office:value-type="float" office:value="4.042" calcext:value-type="float">
            <text:p>4.042</text:p>
          </table:table-cell>
          <table:table-cell table:formula="of:=AVERAGE([.C87];[.D87];[.E87])" office:value-type="float" office:value="4.462" calcext:value-type="float">
            <text:p>4.4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81.797" calcext:value-type="float">
            <text:p>81.797</text:p>
          </table:table-cell>
          <table:table-cell office:value-type="float" office:value="76.907" calcext:value-type="float">
            <text:p>76.907</text:p>
          </table:table-cell>
          <table:table-cell office:value-type="float" office:value="83.11" calcext:value-type="float">
            <text:p>83.11</text:p>
          </table:table-cell>
          <table:table-cell table:formula="of:=AVERAGE([.C88];[.D88];[.E88])" office:value-type="float" office:value="80.6046666666667" calcext:value-type="float">
            <text:p>80.6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18.497" calcext:value-type="float">
            <text:p>118.497</text:p>
          </table:table-cell>
          <table:table-cell office:value-type="float" office:value="121.761" calcext:value-type="float">
            <text:p>121.761</text:p>
          </table:table-cell>
          <table:table-cell office:value-type="float" office:value="114.444" calcext:value-type="float">
            <text:p>114.444</text:p>
          </table:table-cell>
          <table:table-cell table:formula="of:=AVERAGE([.C89];[.D89];[.E89])" office:value-type="float" office:value="118.234" calcext:value-type="float">
            <text:p>118.23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Oracle OpenMP</text:p>
          </table:table-cell>
          <table:table-cell office:value-type="string" calcext:value-type="string">
            <text:p>BT</text:p>
          </table:table-cell>
          <table:table-cell table:number-columns-repeated="3"/>
          <table:table-cell table:formula="of:=AVERAGE([.C91];[.D91];[.E91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number-columns-repeated="3"/>
          <table:table-cell table:formula="of:=AVERAGE([.C92];[.D92];[.E92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table:number-columns-repeated="3"/>
          <table:table-cell table:formula="of:=AVERAGE([.C93];[.D93];[.E93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number-columns-repeated="3"/>
          <table:table-cell table:formula="of:=AVERAGE([.C94];[.D94];[.E94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12.078" calcext:value-type="float">
            <text:p>12.078</text:p>
          </table:table-cell>
          <table:table-cell office:value-type="float" office:value="12.149" calcext:value-type="float">
            <text:p>12.149</text:p>
          </table:table-cell>
          <table:table-cell office:value-type="float" office:value="11.913" calcext:value-type="float">
            <text:p>11.913</text:p>
          </table:table-cell>
          <table:table-cell table:formula="of:=AVERAGE([.C95];[.D95];[.E95])" office:value-type="float" office:value="12.0466666666667" calcext:value-type="float">
            <text:p>12.0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number-columns-repeated="3"/>
          <table:table-cell table:formula="of:=AVERAGE([.C96];[.D96];[.E96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number-columns-repeated="3"/>
          <table:table-cell table:formula="of:=AVERAGE([.C97];[.D97];[.E97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number-columns-repeated="3"/>
          <table:table-cell table:formula="of:=AVERAGE([.C98];[.D98];[.E98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number-columns-repeated="3"/>
          <table:table-cell table:formula="of:=AVERAGE([.C99];[.D99];[.E99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number-columns-repeated="3"/>
          <table:table-cell table:formula="of:=AVERAGE([.C100];[.D100];[.E100])" office:value-type="string" office:string-value="" calcext:value-type="error">
            <text:p>#DIV/0!</text:p>
          </table:table-cell>
          <table:table-cell table:number-columns-repeated="12"/>
        </table:table-row>
      </table:table>
      <table:table table:name="C" table:style-name="ta1">
        <table:shapes>
          <draw:frame draw:z-index="0" draw:style-name="gr1" draw:text-style-name="P1" svg:width="289.26mm" svg:height="149.54mm" svg:x="100.53mm" svg:y="49.67mm">
            <draw:object draw:notify-on-update-of-ranges="C.I2:C.Q2 C.I3:C.Q3 C.I4:C.Q4 C.I5:C.Q5 C.I6:C.Q6 C.I7:C.Q7 C.I8:C.Q8 C.I9:C.Q9 C.I10:C.Q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6" table:default-cell-style-name="Default"/>
        <table:table-column table:style-name="co35" table:default-cell-style-name="Default"/>
        <table:table-column table:style-name="co24" table:number-columns-repeated="3" table:default-cell-style-name="Default"/>
        <table:table-column table:style-name="co24" table:default-cell-style-name="ce48"/>
        <table:table-column table:style-name="co1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30" table:number-columns-repeated="3" table:default-cell-style-name="Default"/>
        <table:table-column table:style-name="co17" table:default-cell-style-name="Default"/>
        <table:table-column table:style-name="co30" table:default-cell-style-name="Default"/>
        <table:table-column table:style-name="co17" table:default-cell-style-name="Default"/>
        <table:table-column table:style-name="co30" table:number-columns-repeated="2" table:default-cell-style-name="Default"/>
        <table:table-row table:style-name="ro1"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BT</text:p>
          </table:table-cell>
          <table:table-cell table:style-name="ce48" office:value-type="float" office:value="830.618" calcext:value-type="float">
            <text:p>830.62</text:p>
          </table:table-cell>
          <table:table-cell table:style-name="ce48" office:value-type="float" office:value="827.471" calcext:value-type="float">
            <text:p>827.47</text:p>
          </table:table-cell>
          <table:table-cell table:style-name="ce48" office:value-type="float" office:value="821.329" calcext:value-type="float">
            <text:p>821.33</text:p>
          </table:table-cell>
          <table:table-cell table:formula="of:=AVERAGE([.C2];[.D2];[.E2])" office:value-type="float" office:value="826.472666666667" calcext:value-type="float">
            <text:p>826.47</text:p>
          </table:table-cell>
          <table:table-cell table:style-name="ce48"/>
          <table:table-cell/>
          <table:table-cell office:value-type="string" calcext:value-type="string">
            <text:p>BT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UA</text:p>
          </table:table-cell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48" office:value-type="float" office:value="169.559" calcext:value-type="float">
            <text:p>169.56</text:p>
          </table:table-cell>
          <table:table-cell table:style-name="ce48" office:value-type="float" office:value="208.844" calcext:value-type="float">
            <text:p>208.84</text:p>
          </table:table-cell>
          <table:table-cell table:style-name="ce48" office:value-type="float" office:value="189.112" calcext:value-type="float">
            <text:p>189.11</text:p>
          </table:table-cell>
          <table:table-cell table:formula="of:=AVERAGE([.C3];[.D3];[.E3])" office:value-type="float" office:value="189.171666666667" calcext:value-type="float">
            <text:p>189.17</text:p>
          </table:table-cell>
          <table:table-cell table:style-name="ce48"/>
          <table:table-cell office:value-type="string" calcext:value-type="string">
            <text:p>Serial</text:p>
          </table:table-cell>
          <table:table-cell table:style-name="ce48" office:value-type="float" office:value="826.472666666667" calcext:value-type="float">
            <text:p>826.47</text:p>
          </table:table-cell>
          <table:table-cell table:style-name="ce48" office:value-type="float" office:value="189.171666666667" calcext:value-type="float">
            <text:p>189.17</text:p>
          </table:table-cell>
          <table:table-cell table:style-name="ce48" office:value-type="float" office:value="287.163333333333" calcext:value-type="float">
            <text:p>287.16</text:p>
          </table:table-cell>
          <table:table-cell table:style-name="ce48" office:value-type="float" office:value="214.221666666667" calcext:value-type="float">
            <text:p>214.22</text:p>
          </table:table-cell>
          <table:table-cell table:style-name="ce48" office:value-type="float" office:value="23.555" calcext:value-type="float">
            <text:p>23.56</text:p>
          </table:table-cell>
          <table:table-cell table:style-name="ce48" office:value-type="float" office:value="564.880666666667" calcext:value-type="float">
            <text:p>564.88</text:p>
          </table:table-cell>
          <table:table-cell table:style-name="ce48" office:value-type="float" office:value="54.0536666666667" calcext:value-type="float">
            <text:p>54.05</text:p>
          </table:table-cell>
          <table:table-cell table:style-name="ce48" office:value-type="float" office:value="439.212333333333" calcext:value-type="float">
            <text:p>439.21</text:p>
          </table:table-cell>
          <table:table-cell table:style-name="ce48" office:value-type="float" office:value="324.400666666667" calcext:value-type="float">
            <text:p>324.40</text:p>
          </table:table-cell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style-name="ce48" office:value-type="float" office:value="287.088" calcext:value-type="float">
            <text:p>287.09</text:p>
          </table:table-cell>
          <table:table-cell table:style-name="ce48" office:value-type="float" office:value="287.437" calcext:value-type="float">
            <text:p>287.44</text:p>
          </table:table-cell>
          <table:table-cell table:style-name="ce48" office:value-type="float" office:value="286.965" calcext:value-type="float">
            <text:p>286.97</text:p>
          </table:table-cell>
          <table:table-cell table:formula="of:=AVERAGE([.C4];[.D4];[.E4])" office:value-type="float" office:value="287.163333333333" calcext:value-type="float">
            <text:p>287.16</text:p>
          </table:table-cell>
          <table:table-cell table:style-name="ce48"/>
          <table:table-cell office:value-type="string" calcext:value-type="string">
            <text:p>Vector</text:p>
          </table:table-cell>
          <table:table-cell table:style-name="ce48" office:value-type="float" office:value="747.854666666667" calcext:value-type="float">
            <text:p>747.85</text:p>
          </table:table-cell>
          <table:table-cell table:style-name="ce48" office:value-type="float" office:value="171.076666666667" calcext:value-type="float">
            <text:p>171.08</text:p>
          </table:table-cell>
          <table:table-cell table:style-name="ce48" office:value-type="float" office:value="284.891333333333" calcext:value-type="float">
            <text:p>284.89</text:p>
          </table:table-cell>
          <table:table-cell table:style-name="ce48" office:value-type="float" office:value="192.975666666667" calcext:value-type="float">
            <text:p>192.98</text:p>
          </table:table-cell>
          <table:table-cell table:style-name="ce48" office:value-type="float" office:value="23.496" calcext:value-type="float">
            <text:p>23.50</text:p>
          </table:table-cell>
          <table:table-cell table:style-name="ce48" office:value-type="float" office:value="531.113333333333" calcext:value-type="float">
            <text:p>531.11</text:p>
          </table:table-cell>
          <table:table-cell table:style-name="ce48" office:value-type="float" office:value="48.564" calcext:value-type="float">
            <text:p>48.56</text:p>
          </table:table-cell>
          <table:table-cell table:style-name="ce48" office:value-type="float" office:value="401.524666666667" calcext:value-type="float">
            <text:p>401.52</text:p>
          </table:table-cell>
          <table:table-cell table:style-name="ce48" office:value-type="float" office:value="272.061333333333" calcext:value-type="float">
            <text:p>272.06</text:p>
          </table:table-cell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48" office:value-type="float" office:value="257.227" calcext:value-type="float">
            <text:p>257.23</text:p>
          </table:table-cell>
          <table:table-cell table:style-name="ce48" office:value-type="float" office:value="192.709" calcext:value-type="float">
            <text:p>192.71</text:p>
          </table:table-cell>
          <table:table-cell table:style-name="ce48" office:value-type="float" office:value="192.729" calcext:value-type="float">
            <text:p>192.73</text:p>
          </table:table-cell>
          <table:table-cell table:formula="of:=AVERAGE([.C5];[.D5];[.E5])" office:value-type="float" office:value="214.221666666667" calcext:value-type="float">
            <text:p>214.22</text:p>
          </table:table-cell>
          <table:table-cell table:style-name="ce48"/>
          <table:table-cell office:value-type="string" calcext:value-type="string">
            <text:p>Parallel</text:p>
          </table:table-cell>
          <table:table-cell table:style-name="ce48" office:value-type="float" office:value="1886.31466666667" calcext:value-type="float">
            <text:p>1886.31</text:p>
          </table:table-cell>
          <table:table-cell table:style-name="ce48" office:value-type="float" office:value="168.903" calcext:value-type="float">
            <text:p>168.90</text:p>
          </table:table-cell>
          <table:table-cell table:style-name="ce48" office:value-type="float" office:value="286.102333333333" calcext:value-type="float">
            <text:p>286.10</text:p>
          </table:table-cell>
          <table:table-cell table:style-name="ce48" office:value-type="float" office:value="191.547" calcext:value-type="float">
            <text:p>191.55</text:p>
          </table:table-cell>
          <table:table-cell table:style-name="ce48" office:value-type="float" office:value="23.6546666666667" calcext:value-type="float">
            <text:p>23.65</text:p>
          </table:table-cell>
          <table:table-cell table:style-name="ce48" office:value-type="float" office:value="567.855" calcext:value-type="float">
            <text:p>567.86</text:p>
          </table:table-cell>
          <table:table-cell table:style-name="ce48" office:value-type="float" office:value="55.2716666666667" calcext:value-type="float">
            <text:p>55.27</text:p>
          </table:table-cell>
          <table:table-cell table:style-name="ce48" office:value-type="float" office:value="459.917666666667" calcext:value-type="float">
            <text:p>459.92</text:p>
          </table:table-cell>
          <table:table-cell table:style-name="ce48" office:value-type="float" office:value="780.259" calcext:value-type="float">
            <text:p>780.26</text:p>
          </table:table-cell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48" office:value-type="float" office:value="23.495" calcext:value-type="float">
            <text:p>23.50</text:p>
          </table:table-cell>
          <table:table-cell table:style-name="ce48" office:value-type="float" office:value="23.537" calcext:value-type="float">
            <text:p>23.54</text:p>
          </table:table-cell>
          <table:table-cell table:style-name="ce48" office:value-type="float" office:value="23.633" calcext:value-type="float">
            <text:p>23.63</text:p>
          </table:table-cell>
          <table:table-cell table:formula="of:=AVERAGE([.C6];[.D6];[.E6])" office:value-type="float" office:value="23.555" calcext:value-type="float">
            <text:p>23.56</text:p>
          </table:table-cell>
          <table:table-cell table:style-name="ce48"/>
          <table:table-cell office:value-type="string" calcext:value-type="string">
            <text:p>Vector+Parallel</text:p>
          </table:table-cell>
          <table:table-cell table:style-name="ce48" office:value-type="float" office:value="1842.42733333333" calcext:value-type="float">
            <text:p>1842.43</text:p>
          </table:table-cell>
          <table:table-cell table:style-name="ce48" office:value-type="float" office:value="160.907333333333" calcext:value-type="float">
            <text:p>160.91</text:p>
          </table:table-cell>
          <table:table-cell table:style-name="ce48" office:value-type="float" office:value="284.922666666667" calcext:value-type="float">
            <text:p>284.92</text:p>
          </table:table-cell>
          <table:table-cell table:style-name="ce48" office:value-type="float" office:value="191.783666666667" calcext:value-type="float">
            <text:p>191.78</text:p>
          </table:table-cell>
          <table:table-cell table:style-name="ce48" office:value-type="float" office:value="23.5283333333333" calcext:value-type="float">
            <text:p>23.53</text:p>
          </table:table-cell>
          <table:table-cell table:style-name="ce48" office:value-type="float" office:value="555.173333333333" calcext:value-type="float">
            <text:p>555.17</text:p>
          </table:table-cell>
          <table:table-cell table:style-name="ce48" office:value-type="float" office:value="43.454" calcext:value-type="float">
            <text:p>43.45</text:p>
          </table:table-cell>
          <table:table-cell table:style-name="ce48" office:value-type="float" office:value="480.64" calcext:value-type="float">
            <text:p>480.64</text:p>
          </table:table-cell>
          <table:table-cell table:style-name="ce48" office:value-type="float" office:value="759.449333333333" calcext:value-type="float">
            <text:p>759.45</text:p>
          </table:table-cell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style-name="ce48" office:value-type="float" office:value="565.187" calcext:value-type="float">
            <text:p>565.19</text:p>
          </table:table-cell>
          <table:table-cell table:style-name="ce48" office:value-type="float" office:value="564.534" calcext:value-type="float">
            <text:p>564.53</text:p>
          </table:table-cell>
          <table:table-cell table:style-name="ce48" office:value-type="float" office:value="564.921" calcext:value-type="float">
            <text:p>564.92</text:p>
          </table:table-cell>
          <table:table-cell table:formula="of:=AVERAGE([.C7];[.D7];[.E7])" office:value-type="float" office:value="564.880666666667" calcext:value-type="float">
            <text:p>564.88</text:p>
          </table:table-cell>
          <table:table-cell table:style-name="ce48"/>
          <table:table-cell office:value-type="string" calcext:value-type="string">
            <text:p>Vector+OpenMP</text:p>
          </table:table-cell>
          <table:table-cell table:style-name="ce48" office:value-type="float" office:value="337.978666666667" calcext:value-type="float">
            <text:p>337.98</text:p>
          </table:table-cell>
          <table:table-cell table:style-name="ce48" office:value-type="float" office:value="95.4613333333333" calcext:value-type="float">
            <text:p>95.46</text:p>
          </table:table-cell>
          <table:table-cell table:style-name="ce48" office:value-type="float" office:value="86.888" calcext:value-type="float">
            <text:p>86.89</text:p>
          </table:table-cell>
          <table:table-cell table:style-name="ce48" office:value-type="float" office:value="74.5473333333333" calcext:value-type="float">
            <text:p>74.55</text:p>
          </table:table-cell>
          <table:table-cell table:style-name="ce48" office:value-type="float" office:value="8.284" calcext:value-type="float">
            <text:p>8.28</text:p>
          </table:table-cell>
          <table:table-cell table:style-name="ce48" office:value-type="float" office:value="501.599" calcext:value-type="float">
            <text:p>501.60</text:p>
          </table:table-cell>
          <table:table-cell table:style-name="ce48" office:value-type="float" office:value="30.281" calcext:value-type="float">
            <text:p>30.28</text:p>
          </table:table-cell>
          <table:table-cell table:style-name="ce48" office:value-type="float" office:value="371.530666666667" calcext:value-type="float">
            <text:p>371.53</text:p>
          </table:table-cell>
          <table:table-cell table:style-name="ce48" office:value-type="float" office:value="444.166666666667" calcext:value-type="float">
            <text:p>444.17</text:p>
          </table:table-cell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style-name="ce48" office:value-type="float" office:value="54.001" calcext:value-type="float">
            <text:p>54.00</text:p>
          </table:table-cell>
          <table:table-cell table:style-name="ce48" office:value-type="float" office:value="54.31" calcext:value-type="float">
            <text:p>54.31</text:p>
          </table:table-cell>
          <table:table-cell table:style-name="ce48" office:value-type="float" office:value="53.85" calcext:value-type="float">
            <text:p>53.85</text:p>
          </table:table-cell>
          <table:table-cell table:formula="of:=AVERAGE([.C8];[.D8];[.E8])" office:value-type="float" office:value="54.0536666666667" calcext:value-type="float">
            <text:p>54.05</text:p>
          </table:table-cell>
          <table:table-cell table:style-name="ce48"/>
          <table:table-cell office:value-type="string" calcext:value-type="string">
            <text:p>Parallel+OpenMP</text:p>
          </table:table-cell>
          <table:table-cell table:style-name="ce48" office:value-type="float" office:value="369.717666666667" calcext:value-type="float">
            <text:p>369.72</text:p>
          </table:table-cell>
          <table:table-cell table:style-name="ce48" office:value-type="float" office:value="102.724333333333" calcext:value-type="float">
            <text:p>102.72</text:p>
          </table:table-cell>
          <table:table-cell table:style-name="ce48" office:value-type="float" office:value="90.009" calcext:value-type="float">
            <text:p>90.01</text:p>
          </table:table-cell>
          <table:table-cell table:style-name="ce48" office:value-type="float" office:value="76.7943333333333" calcext:value-type="float">
            <text:p>76.79</text:p>
          </table:table-cell>
          <table:table-cell table:style-name="ce48" office:value-type="float" office:value="8.505" calcext:value-type="float">
            <text:p>8.51</text:p>
          </table:table-cell>
          <table:table-cell table:style-name="ce48" office:value-type="float" office:value="537.504333333333" calcext:value-type="float">
            <text:p>537.50</text:p>
          </table:table-cell>
          <table:table-cell table:style-name="ce48" office:value-type="float" office:value="34.2513333333333" calcext:value-type="float">
            <text:p>34.25</text:p>
          </table:table-cell>
          <table:table-cell table:style-name="ce48" office:value-type="float" office:value="418.517666666667" calcext:value-type="float">
            <text:p>418.52</text:p>
          </table:table-cell>
          <table:table-cell table:style-name="ce48" office:value-type="float" office:value="450.545333333333" calcext:value-type="float">
            <text:p>450.55</text:p>
          </table:table-cell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48" office:value-type="float" office:value="437.917" calcext:value-type="float">
            <text:p>437.92</text:p>
          </table:table-cell>
          <table:table-cell table:style-name="ce48" office:value-type="float" office:value="441.739" calcext:value-type="float">
            <text:p>441.74</text:p>
          </table:table-cell>
          <table:table-cell table:style-name="ce48" office:value-type="float" office:value="437.981" calcext:value-type="float">
            <text:p>437.98</text:p>
          </table:table-cell>
          <table:table-cell table:formula="of:=AVERAGE([.C9];[.D9];[.E9])" office:value-type="float" office:value="439.212333333333" calcext:value-type="float">
            <text:p>439.21</text:p>
          </table:table-cell>
          <table:table-cell table:style-name="ce48"/>
          <table:table-cell office:value-type="string" calcext:value-type="string">
            <text:p>OpenMP</text:p>
          </table:table-cell>
          <table:table-cell table:style-name="ce48" office:value-type="float" office:value="349.372" calcext:value-type="float">
            <text:p>349.37</text:p>
          </table:table-cell>
          <table:table-cell table:style-name="ce48" office:value-type="float" office:value="107.419333333333" calcext:value-type="float">
            <text:p>107.42</text:p>
          </table:table-cell>
          <table:table-cell table:style-name="ce48" office:value-type="float" office:value="92.32" calcext:value-type="float">
            <text:p>92.32</text:p>
          </table:table-cell>
          <table:table-cell table:style-name="ce48" office:value-type="float" office:value="84.5106666666667" calcext:value-type="float">
            <text:p>84.51</text:p>
          </table:table-cell>
          <table:table-cell table:style-name="ce48" office:value-type="float" office:value="8.70566666666667" calcext:value-type="float">
            <text:p>8.71</text:p>
          </table:table-cell>
          <table:table-cell table:style-name="ce48" office:value-type="float" office:value="545.094" calcext:value-type="float">
            <text:p>545.09</text:p>
          </table:table-cell>
          <table:table-cell table:style-name="ce48" office:value-type="float" office:value="29.9143333333333" calcext:value-type="float">
            <text:p>29.91</text:p>
          </table:table-cell>
          <table:table-cell table:style-name="ce48" office:value-type="float" office:value="356.056333333333" calcext:value-type="float">
            <text:p>356.06</text:p>
          </table:table-cell>
          <table:table-cell table:style-name="ce48" office:value-type="float" office:value="445.713666666667" calcext:value-type="float">
            <text:p>445.71</text:p>
          </table:table-cell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style-name="ce48" office:value-type="float" office:value="325.473" calcext:value-type="float">
            <text:p>325.47</text:p>
          </table:table-cell>
          <table:table-cell table:style-name="ce48" office:value-type="float" office:value="323.793" calcext:value-type="float">
            <text:p>323.79</text:p>
          </table:table-cell>
          <table:table-cell table:style-name="ce48" office:value-type="float" office:value="323.936" calcext:value-type="float">
            <text:p>323.94</text:p>
          </table:table-cell>
          <table:table-cell table:formula="of:=AVERAGE([.C10];[.D10];[.E10])" office:value-type="float" office:value="324.400666666667" calcext:value-type="float">
            <text:p>324.40</text:p>
          </table:table-cell>
          <table:table-cell table:style-name="ce48"/>
          <table:table-cell office:value-type="string" calcext:value-type="string">
            <text:p>Vector+Parallel+OpenMP</text:p>
          </table:table-cell>
          <table:table-cell table:style-name="ce48" office:value-type="float" office:value="336.194" calcext:value-type="float">
            <text:p>336.19</text:p>
          </table:table-cell>
          <table:table-cell table:style-name="ce48" office:value-type="float" office:value="96.6986666666667" calcext:value-type="float">
            <text:p>96.70</text:p>
          </table:table-cell>
          <table:table-cell table:style-name="ce48" office:value-type="float" office:value="86.1423333333333" calcext:value-type="float">
            <text:p>86.14</text:p>
          </table:table-cell>
          <table:table-cell table:style-name="ce48" office:value-type="float" office:value="74.3306666666667" calcext:value-type="float">
            <text:p>74.33</text:p>
          </table:table-cell>
          <table:table-cell table:style-name="ce48" office:value-type="float" office:value="8.41933333333333" calcext:value-type="float">
            <text:p>8.42</text:p>
          </table:table-cell>
          <table:table-cell table:style-name="ce48" office:value-type="float" office:value="501.138" calcext:value-type="float">
            <text:p>501.14</text:p>
          </table:table-cell>
          <table:table-cell table:style-name="ce48" office:value-type="float" office:value="30.035" calcext:value-type="float">
            <text:p>30.04</text:p>
          </table:table-cell>
          <table:table-cell table:style-name="ce48" office:value-type="float" office:value="361.113333333333" calcext:value-type="float">
            <text:p>361.11</text:p>
          </table:table-cell>
          <table:table-cell table:style-name="ce48" office:value-type="float" office:value="413.808666666667" calcext:value-type="float">
            <text:p>413.81</text:p>
          </table:table-cell>
        </table:table-row>
        <table:table-row table:style-name="ro1">
          <table:table-cell table:number-columns-repeated="2"/>
          <table:table-cell table:style-name="ce48" table:number-columns-repeated="3"/>
          <table:table-cell/>
          <table:table-cell table:style-name="ce48"/>
          <table:table-cell table:number-columns-repeated="10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BT</text:p>
          </table:table-cell>
          <table:table-cell table:style-name="ce48" office:value-type="float" office:value="752.551" calcext:value-type="float">
            <text:p>752.55</text:p>
          </table:table-cell>
          <table:table-cell table:style-name="ce48" office:value-type="float" office:value="745.866" calcext:value-type="float">
            <text:p>745.87</text:p>
          </table:table-cell>
          <table:table-cell table:style-name="ce48" office:value-type="float" office:value="745.147" calcext:value-type="float">
            <text:p>745.15</text:p>
          </table:table-cell>
          <table:table-cell table:formula="of:=AVERAGE([.C12];[.D12];[.E12])" office:value-type="float" office:value="747.854666666667" calcext:value-type="float">
            <text:p>747.85</text:p>
          </table:table-cell>
          <table:table-cell table:style-name="ce48"/>
          <table:table-cell table:number-columns-repeated="10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48" office:value-type="float" office:value="170.242" calcext:value-type="float">
            <text:p>170.24</text:p>
          </table:table-cell>
          <table:table-cell table:style-name="ce48" office:value-type="float" office:value="169.493" calcext:value-type="float">
            <text:p>169.49</text:p>
          </table:table-cell>
          <table:table-cell table:style-name="ce48" office:value-type="float" office:value="173.495" calcext:value-type="float">
            <text:p>173.50</text:p>
          </table:table-cell>
          <table:table-cell table:formula="of:=AVERAGE([.C13];[.D13];[.E13])" office:value-type="float" office:value="171.076666666667" calcext:value-type="float">
            <text:p>171.08</text:p>
          </table:table-cell>
          <table:table-cell table:style-name="ce48"/>
          <table:table-cell table:number-columns-repeated="10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style-name="ce48" office:value-type="float" office:value="284.126" calcext:value-type="float">
            <text:p>284.13</text:p>
          </table:table-cell>
          <table:table-cell table:style-name="ce48" office:value-type="float" office:value="285.094" calcext:value-type="float">
            <text:p>285.09</text:p>
          </table:table-cell>
          <table:table-cell table:style-name="ce48" office:value-type="float" office:value="285.454" calcext:value-type="float">
            <text:p>285.45</text:p>
          </table:table-cell>
          <table:table-cell table:formula="of:=AVERAGE([.C14];[.D14];[.E14])" office:value-type="float" office:value="284.891333333333" calcext:value-type="float">
            <text:p>284.89</text:p>
          </table:table-cell>
          <table:table-cell table:style-name="ce48"/>
          <table:table-cell table:number-columns-repeated="10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48" office:value-type="float" office:value="193.191" calcext:value-type="float">
            <text:p>193.19</text:p>
          </table:table-cell>
          <table:table-cell table:style-name="ce48" office:value-type="float" office:value="193.333" calcext:value-type="float">
            <text:p>193.33</text:p>
          </table:table-cell>
          <table:table-cell table:style-name="ce48" office:value-type="float" office:value="192.403" calcext:value-type="float">
            <text:p>192.40</text:p>
          </table:table-cell>
          <table:table-cell table:formula="of:=AVERAGE([.C15];[.D15];[.E15])" office:value-type="float" office:value="192.975666666667" calcext:value-type="float">
            <text:p>192.98</text:p>
          </table:table-cell>
          <table:table-cell table:style-name="ce48"/>
          <table:table-cell table:number-columns-repeated="10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48" office:value-type="float" office:value="23.39" calcext:value-type="float">
            <text:p>23.39</text:p>
          </table:table-cell>
          <table:table-cell table:style-name="ce48" office:value-type="float" office:value="23.561" calcext:value-type="float">
            <text:p>23.56</text:p>
          </table:table-cell>
          <table:table-cell table:style-name="ce48" office:value-type="float" office:value="23.537" calcext:value-type="float">
            <text:p>23.54</text:p>
          </table:table-cell>
          <table:table-cell table:formula="of:=AVERAGE([.C16];[.D16];[.E16])" office:value-type="float" office:value="23.496" calcext:value-type="float">
            <text:p>23.50</text:p>
          </table:table-cell>
          <table:table-cell table:style-name="ce48"/>
          <table:table-cell table:number-columns-repeated="10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style-name="ce48" office:value-type="float" office:value="528.691" calcext:value-type="float">
            <text:p>528.69</text:p>
          </table:table-cell>
          <table:table-cell table:style-name="ce48" office:value-type="float" office:value="530.74" calcext:value-type="float">
            <text:p>530.74</text:p>
          </table:table-cell>
          <table:table-cell table:style-name="ce48" office:value-type="float" office:value="533.909" calcext:value-type="float">
            <text:p>533.91</text:p>
          </table:table-cell>
          <table:table-cell table:formula="of:=AVERAGE([.C17];[.D17];[.E17])" office:value-type="float" office:value="531.113333333333" calcext:value-type="float">
            <text:p>531.11</text:p>
          </table:table-cell>
          <table:table-cell table:style-name="ce48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style-name="ce48" office:value-type="float" office:value="48.556" calcext:value-type="float">
            <text:p>48.56</text:p>
          </table:table-cell>
          <table:table-cell table:style-name="ce48" office:value-type="float" office:value="48.577" calcext:value-type="float">
            <text:p>48.58</text:p>
          </table:table-cell>
          <table:table-cell table:style-name="ce48" office:value-type="float" office:value="48.559" calcext:value-type="float">
            <text:p>48.56</text:p>
          </table:table-cell>
          <table:table-cell table:formula="of:=AVERAGE([.C18];[.D18];[.E18])" office:value-type="float" office:value="48.564" calcext:value-type="float">
            <text:p>48.56</text:p>
          </table:table-cell>
          <table:table-cell table:style-name="ce48"/>
          <table:table-cell table:number-columns-repeated="10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48" office:value-type="float" office:value="401.906" calcext:value-type="float">
            <text:p>401.91</text:p>
          </table:table-cell>
          <table:table-cell table:style-name="ce48" office:value-type="float" office:value="401.184" calcext:value-type="float">
            <text:p>401.18</text:p>
          </table:table-cell>
          <table:table-cell table:style-name="ce48" office:value-type="float" office:value="401.484" calcext:value-type="float">
            <text:p>401.48</text:p>
          </table:table-cell>
          <table:table-cell table:formula="of:=AVERAGE([.C19];[.D19];[.E19])" office:value-type="float" office:value="401.524666666667" calcext:value-type="float">
            <text:p>401.52</text:p>
          </table:table-cell>
          <table:table-cell table:style-name="ce48"/>
          <table:table-cell table:number-columns-repeated="10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style-name="ce48" office:value-type="float" office:value="272.471" calcext:value-type="float">
            <text:p>272.47</text:p>
          </table:table-cell>
          <table:table-cell table:style-name="ce48" office:value-type="float" office:value="272.535" calcext:value-type="float">
            <text:p>272.54</text:p>
          </table:table-cell>
          <table:table-cell table:style-name="ce48" office:value-type="float" office:value="271.178" calcext:value-type="float">
            <text:p>271.18</text:p>
          </table:table-cell>
          <table:table-cell table:formula="of:=AVERAGE([.C20];[.D20];[.E20])" office:value-type="float" office:value="272.061333333333" calcext:value-type="float">
            <text:p>272.06</text:p>
          </table:table-cell>
          <table:table-cell table:style-name="ce48"/>
          <table:table-cell table:number-columns-repeated="10"/>
        </table:table-row>
        <table:table-row table:style-name="ro1">
          <table:table-cell table:number-columns-repeated="2"/>
          <table:table-cell table:style-name="ce48" table:number-columns-repeated="3"/>
          <table:table-cell/>
          <table:table-cell table:style-name="ce48"/>
          <table:table-cell table:number-columns-repeated="10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BT</text:p>
          </table:table-cell>
          <table:table-cell table:style-name="ce48" office:value-type="float" office:value="1894.043" calcext:value-type="float">
            <text:p>1894.04</text:p>
          </table:table-cell>
          <table:table-cell table:style-name="ce48" office:value-type="float" office:value="1861.713" calcext:value-type="float">
            <text:p>1861.71</text:p>
          </table:table-cell>
          <table:table-cell table:style-name="ce48" office:value-type="float" office:value="1903.188" calcext:value-type="float">
            <text:p>1903.19</text:p>
          </table:table-cell>
          <table:table-cell table:formula="of:=AVERAGE([.C22];[.D22];[.E22])" office:value-type="float" office:value="1886.31466666667" calcext:value-type="float">
            <text:p>1886.31</text:p>
          </table:table-cell>
          <table:table-cell table:style-name="ce48"/>
          <table:table-cell table:number-columns-repeated="10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48" office:value-type="float" office:value="168.223" calcext:value-type="float">
            <text:p>168.22</text:p>
          </table:table-cell>
          <table:table-cell table:style-name="ce48" office:value-type="float" office:value="168.282" calcext:value-type="float">
            <text:p>168.28</text:p>
          </table:table-cell>
          <table:table-cell table:style-name="ce48" office:value-type="float" office:value="170.204" calcext:value-type="float">
            <text:p>170.20</text:p>
          </table:table-cell>
          <table:table-cell table:formula="of:=AVERAGE([.C23];[.D23];[.E23])" office:value-type="float" office:value="168.903" calcext:value-type="float">
            <text:p>168.90</text:p>
          </table:table-cell>
          <table:table-cell table:style-name="ce48"/>
          <table:table-cell table:number-columns-repeated="10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style-name="ce48" office:value-type="float" office:value="289.802" calcext:value-type="float">
            <text:p>289.80</text:p>
          </table:table-cell>
          <table:table-cell table:style-name="ce48" office:value-type="float" office:value="284.316" calcext:value-type="float">
            <text:p>284.32</text:p>
          </table:table-cell>
          <table:table-cell table:style-name="ce48" office:value-type="float" office:value="284.189" calcext:value-type="float">
            <text:p>284.19</text:p>
          </table:table-cell>
          <table:table-cell table:formula="of:=AVERAGE([.C24];[.D24];[.E24])" office:value-type="float" office:value="286.102333333333" calcext:value-type="float">
            <text:p>286.10</text:p>
          </table:table-cell>
          <table:table-cell table:style-name="ce48"/>
          <table:table-cell table:number-columns-repeated="10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48" office:value-type="float" office:value="191.962" calcext:value-type="float">
            <text:p>191.96</text:p>
          </table:table-cell>
          <table:table-cell table:style-name="ce48" office:value-type="float" office:value="192.041" calcext:value-type="float">
            <text:p>192.04</text:p>
          </table:table-cell>
          <table:table-cell table:style-name="ce48" office:value-type="float" office:value="190.638" calcext:value-type="float">
            <text:p>190.64</text:p>
          </table:table-cell>
          <table:table-cell table:formula="of:=AVERAGE([.C25];[.D25];[.E25])" office:value-type="float" office:value="191.547" calcext:value-type="float">
            <text:p>191.55</text:p>
          </table:table-cell>
          <table:table-cell table:style-name="ce48"/>
          <table:table-cell table:number-columns-repeated="10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48" office:value-type="float" office:value="23.627" calcext:value-type="float">
            <text:p>23.63</text:p>
          </table:table-cell>
          <table:table-cell table:style-name="ce48" office:value-type="float" office:value="23.625" calcext:value-type="float">
            <text:p>23.63</text:p>
          </table:table-cell>
          <table:table-cell table:style-name="ce48" office:value-type="float" office:value="23.712" calcext:value-type="float">
            <text:p>23.71</text:p>
          </table:table-cell>
          <table:table-cell table:formula="of:=AVERAGE([.C26];[.D26];[.E26])" office:value-type="float" office:value="23.6546666666667" calcext:value-type="float">
            <text:p>23.65</text:p>
          </table:table-cell>
          <table:table-cell table:style-name="ce48"/>
          <table:table-cell table:number-columns-repeated="10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style-name="ce48" office:value-type="float" office:value="569.342" calcext:value-type="float">
            <text:p>569.34</text:p>
          </table:table-cell>
          <table:table-cell table:style-name="ce48" office:value-type="float" office:value="568.736" calcext:value-type="float">
            <text:p>568.74</text:p>
          </table:table-cell>
          <table:table-cell table:style-name="ce48" office:value-type="float" office:value="565.487" calcext:value-type="float">
            <text:p>565.49</text:p>
          </table:table-cell>
          <table:table-cell table:formula="of:=AVERAGE([.C27];[.D27];[.E27])" office:value-type="float" office:value="567.855" calcext:value-type="float">
            <text:p>567.86</text:p>
          </table:table-cell>
          <table:table-cell table:style-name="ce48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style-name="ce48" office:value-type="float" office:value="55.172" calcext:value-type="float">
            <text:p>55.17</text:p>
          </table:table-cell>
          <table:table-cell table:style-name="ce48" office:value-type="float" office:value="55.463" calcext:value-type="float">
            <text:p>55.46</text:p>
          </table:table-cell>
          <table:table-cell table:style-name="ce48" office:value-type="float" office:value="55.18" calcext:value-type="float">
            <text:p>55.18</text:p>
          </table:table-cell>
          <table:table-cell table:formula="of:=AVERAGE([.C28];[.D28];[.E28])" office:value-type="float" office:value="55.2716666666667" calcext:value-type="float">
            <text:p>55.27</text:p>
          </table:table-cell>
          <table:table-cell table:style-name="ce48"/>
          <table:table-cell table:number-columns-repeated="10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48" office:value-type="float" office:value="458.728" calcext:value-type="float">
            <text:p>458.73</text:p>
          </table:table-cell>
          <table:table-cell table:style-name="ce48" office:value-type="float" office:value="459.25" calcext:value-type="float">
            <text:p>459.25</text:p>
          </table:table-cell>
          <table:table-cell table:style-name="ce48" office:value-type="float" office:value="461.775" calcext:value-type="float">
            <text:p>461.78</text:p>
          </table:table-cell>
          <table:table-cell table:formula="of:=AVERAGE([.C29];[.D29];[.E29])" office:value-type="float" office:value="459.917666666667" calcext:value-type="float">
            <text:p>459.92</text:p>
          </table:table-cell>
          <table:table-cell table:style-name="ce48"/>
          <table:table-cell table:number-columns-repeated="10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style-name="ce48" office:value-type="float" office:value="777.568" calcext:value-type="float">
            <text:p>777.57</text:p>
          </table:table-cell>
          <table:table-cell table:style-name="ce48" office:value-type="float" office:value="783.486" calcext:value-type="float">
            <text:p>783.49</text:p>
          </table:table-cell>
          <table:table-cell table:style-name="ce48" office:value-type="float" office:value="779.723" calcext:value-type="float">
            <text:p>779.72</text:p>
          </table:table-cell>
          <table:table-cell table:formula="of:=AVERAGE([.C30];[.D30];[.E30])" office:value-type="float" office:value="780.259" calcext:value-type="float">
            <text:p>780.26</text:p>
          </table:table-cell>
          <table:table-cell table:style-name="ce48"/>
          <table:table-cell table:number-columns-repeated="10"/>
        </table:table-row>
        <table:table-row table:style-name="ro1">
          <table:table-cell table:number-columns-repeated="2"/>
          <table:table-cell table:style-name="ce48" table:number-columns-repeated="3"/>
          <table:table-cell/>
          <table:table-cell table:style-name="ce48"/>
          <table:table-cell table:number-columns-repeated="10"/>
        </table:table-row>
        <table:table-row table:style-name="ro1">
          <table:table-cell office:value-type="string" calcext:value-type="string">
            <text:p>Vector+Parallel</text:p>
          </table:table-cell>
          <table:table-cell office:value-type="string" calcext:value-type="string">
            <text:p>BT</text:p>
          </table:table-cell>
          <table:table-cell table:style-name="ce48" office:value-type="float" office:value="1804.836" calcext:value-type="float">
            <text:p>1804.84</text:p>
          </table:table-cell>
          <table:table-cell table:style-name="ce48" office:value-type="float" office:value="1878.187" calcext:value-type="float">
            <text:p>1878.19</text:p>
          </table:table-cell>
          <table:table-cell table:style-name="ce48" office:value-type="float" office:value="1844.259" calcext:value-type="float">
            <text:p>1844.26</text:p>
          </table:table-cell>
          <table:table-cell table:formula="of:=AVERAGE([.C32];[.D32];[.E32])" office:value-type="float" office:value="1842.42733333333" calcext:value-type="float">
            <text:p>1842.43</text:p>
          </table:table-cell>
          <table:table-cell table:style-name="ce48"/>
          <table:table-cell table:number-columns-repeated="10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48" office:value-type="float" office:value="159.809" calcext:value-type="float">
            <text:p>159.81</text:p>
          </table:table-cell>
          <table:table-cell table:style-name="ce48" office:value-type="float" office:value="162.447" calcext:value-type="float">
            <text:p>162.45</text:p>
          </table:table-cell>
          <table:table-cell table:style-name="ce48" office:value-type="float" office:value="160.466" calcext:value-type="float">
            <text:p>160.47</text:p>
          </table:table-cell>
          <table:table-cell table:formula="of:=AVERAGE([.C33];[.D33];[.E33])" office:value-type="float" office:value="160.907333333333" calcext:value-type="float">
            <text:p>160.91</text:p>
          </table:table-cell>
          <table:table-cell table:style-name="ce48"/>
          <table:table-cell table:number-columns-repeated="10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style-name="ce48" office:value-type="float" office:value="284.776" calcext:value-type="float">
            <text:p>284.78</text:p>
          </table:table-cell>
          <table:table-cell table:style-name="ce48" office:value-type="float" office:value="284.499" calcext:value-type="float">
            <text:p>284.50</text:p>
          </table:table-cell>
          <table:table-cell table:style-name="ce48" office:value-type="float" office:value="285.493" calcext:value-type="float">
            <text:p>285.49</text:p>
          </table:table-cell>
          <table:table-cell table:formula="of:=AVERAGE([.C34];[.D34];[.E34])" office:value-type="float" office:value="284.922666666667" calcext:value-type="float">
            <text:p>284.92</text:p>
          </table:table-cell>
          <table:table-cell table:style-name="ce48"/>
          <table:table-cell table:number-columns-repeated="10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48" office:value-type="float" office:value="191.968" calcext:value-type="float">
            <text:p>191.97</text:p>
          </table:table-cell>
          <table:table-cell table:style-name="ce48" office:value-type="float" office:value="191.169" calcext:value-type="float">
            <text:p>191.17</text:p>
          </table:table-cell>
          <table:table-cell table:style-name="ce48" office:value-type="float" office:value="192.214" calcext:value-type="float">
            <text:p>192.21</text:p>
          </table:table-cell>
          <table:table-cell table:formula="of:=AVERAGE([.C35];[.D35];[.E35])" office:value-type="float" office:value="191.783666666667" calcext:value-type="float">
            <text:p>191.78</text:p>
          </table:table-cell>
          <table:table-cell table:style-name="ce48"/>
          <table:table-cell table:number-columns-repeated="10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48" office:value-type="float" office:value="23.507" calcext:value-type="float">
            <text:p>23.51</text:p>
          </table:table-cell>
          <table:table-cell table:style-name="ce48" office:value-type="float" office:value="23.595" calcext:value-type="float">
            <text:p>23.60</text:p>
          </table:table-cell>
          <table:table-cell table:style-name="ce48" office:value-type="float" office:value="23.483" calcext:value-type="float">
            <text:p>23.48</text:p>
          </table:table-cell>
          <table:table-cell table:formula="of:=AVERAGE([.C36];[.D36];[.E36])" office:value-type="float" office:value="23.5283333333333" calcext:value-type="float">
            <text:p>23.53</text:p>
          </table:table-cell>
          <table:table-cell table:style-name="ce48"/>
          <table:table-cell table:number-columns-repeated="10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style-name="ce48" office:value-type="float" office:value="557.425" calcext:value-type="float">
            <text:p>557.43</text:p>
          </table:table-cell>
          <table:table-cell table:style-name="ce48" office:value-type="float" office:value="555.546" calcext:value-type="float">
            <text:p>555.55</text:p>
          </table:table-cell>
          <table:table-cell table:style-name="ce48" office:value-type="float" office:value="552.549" calcext:value-type="float">
            <text:p>552.55</text:p>
          </table:table-cell>
          <table:table-cell table:formula="of:=AVERAGE([.C37];[.D37];[.E37])" office:value-type="float" office:value="555.173333333333" calcext:value-type="float">
            <text:p>555.17</text:p>
          </table:table-cell>
          <table:table-cell table:style-name="ce48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style-name="ce48" office:value-type="float" office:value="43.384" calcext:value-type="float">
            <text:p>43.38</text:p>
          </table:table-cell>
          <table:table-cell table:style-name="ce48" office:value-type="float" office:value="43.578" calcext:value-type="float">
            <text:p>43.58</text:p>
          </table:table-cell>
          <table:table-cell table:style-name="ce48" office:value-type="float" office:value="43.4" calcext:value-type="float">
            <text:p>43.40</text:p>
          </table:table-cell>
          <table:table-cell table:formula="of:=AVERAGE([.C38];[.D38];[.E38])" office:value-type="float" office:value="43.454" calcext:value-type="float">
            <text:p>43.45</text:p>
          </table:table-cell>
          <table:table-cell table:style-name="ce48"/>
          <table:table-cell table:number-columns-repeated="10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48" office:value-type="float" office:value="481.05" calcext:value-type="float">
            <text:p>481.05</text:p>
          </table:table-cell>
          <table:table-cell table:style-name="ce48" office:value-type="float" office:value="491.431" calcext:value-type="float">
            <text:p>491.43</text:p>
          </table:table-cell>
          <table:table-cell table:style-name="ce48" office:value-type="float" office:value="469.439" calcext:value-type="float">
            <text:p>469.44</text:p>
          </table:table-cell>
          <table:table-cell table:formula="of:=AVERAGE([.C39];[.D39];[.E39])" office:value-type="float" office:value="480.64" calcext:value-type="float">
            <text:p>480.64</text:p>
          </table:table-cell>
          <table:table-cell table:style-name="ce48"/>
          <table:table-cell table:number-columns-repeated="10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style-name="ce48" office:value-type="float" office:value="751.616" calcext:value-type="float">
            <text:p>751.62</text:p>
          </table:table-cell>
          <table:table-cell table:style-name="ce48" office:value-type="float" office:value="766.587" calcext:value-type="float">
            <text:p>766.59</text:p>
          </table:table-cell>
          <table:table-cell table:style-name="ce48" office:value-type="float" office:value="760.145" calcext:value-type="float">
            <text:p>760.15</text:p>
          </table:table-cell>
          <table:table-cell table:formula="of:=AVERAGE([.C40];[.D40];[.E40])" office:value-type="float" office:value="759.449333333333" calcext:value-type="float">
            <text:p>759.45</text:p>
          </table:table-cell>
          <table:table-cell table:style-name="ce48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Vector+OpenMP</text:p>
          </table:table-cell>
          <table:table-cell office:value-type="string" calcext:value-type="string">
            <text:p>BT</text:p>
          </table:table-cell>
          <table:table-cell office:value-type="float" office:value="343.162" calcext:value-type="float">
            <text:p>343.162</text:p>
          </table:table-cell>
          <table:table-cell office:value-type="float" office:value="339.785" calcext:value-type="float">
            <text:p>339.785</text:p>
          </table:table-cell>
          <table:table-cell office:value-type="float" office:value="330.989" calcext:value-type="float">
            <text:p>330.989</text:p>
          </table:table-cell>
          <table:table-cell table:formula="of:=AVERAGE([.C42];[.D42];[.E42])" office:value-type="float" office:value="337.978666666667" calcext:value-type="float">
            <text:p>337.9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95.506" calcext:value-type="float">
            <text:p>95.506</text:p>
          </table:table-cell>
          <table:table-cell office:value-type="float" office:value="95.136" calcext:value-type="float">
            <text:p>95.136</text:p>
          </table:table-cell>
          <table:table-cell office:value-type="float" office:value="95.742" calcext:value-type="float">
            <text:p>95.742</text:p>
          </table:table-cell>
          <table:table-cell table:formula="of:=AVERAGE([.C43];[.D43];[.E43])" office:value-type="float" office:value="95.4613333333333" calcext:value-type="float">
            <text:p>95.4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88.311" calcext:value-type="float">
            <text:p>88.311</text:p>
          </table:table-cell>
          <table:table-cell office:value-type="float" office:value="86.059" calcext:value-type="float">
            <text:p>86.059</text:p>
          </table:table-cell>
          <table:table-cell office:value-type="float" office:value="86.294" calcext:value-type="float">
            <text:p>86.294</text:p>
          </table:table-cell>
          <table:table-cell table:formula="of:=AVERAGE([.C44];[.D44];[.E44])" office:value-type="float" office:value="86.888" calcext:value-type="float">
            <text:p>86.8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76.016" calcext:value-type="float">
            <text:p>76.016</text:p>
          </table:table-cell>
          <table:table-cell office:value-type="float" office:value="73.117" calcext:value-type="float">
            <text:p>73.117</text:p>
          </table:table-cell>
          <table:table-cell office:value-type="float" office:value="74.509" calcext:value-type="float">
            <text:p>74.509</text:p>
          </table:table-cell>
          <table:table-cell table:formula="of:=AVERAGE([.C45];[.D45];[.E45])" office:value-type="float" office:value="74.5473333333333" calcext:value-type="float">
            <text:p>74.5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8.548" calcext:value-type="float">
            <text:p>8.548</text:p>
          </table:table-cell>
          <table:table-cell office:value-type="float" office:value="8.206" calcext:value-type="float">
            <text:p>8.206</text:p>
          </table:table-cell>
          <table:table-cell office:value-type="float" office:value="8.098" calcext:value-type="float">
            <text:p>8.098</text:p>
          </table:table-cell>
          <table:table-cell table:formula="of:=AVERAGE([.C46];[.D46];[.E46])" office:value-type="float" office:value="8.284" calcext:value-type="float">
            <text:p>8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509.545" calcext:value-type="float">
            <text:p>509.545</text:p>
          </table:table-cell>
          <table:table-cell office:value-type="float" office:value="499.428" calcext:value-type="float">
            <text:p>499.428</text:p>
          </table:table-cell>
          <table:table-cell office:value-type="float" office:value="495.824" calcext:value-type="float">
            <text:p>495.824</text:p>
          </table:table-cell>
          <table:table-cell table:formula="of:=AVERAGE([.C47];[.D47];[.E47])" office:value-type="float" office:value="501.599" calcext:value-type="float">
            <text:p>501.6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30.605" calcext:value-type="float">
            <text:p>30.605</text:p>
          </table:table-cell>
          <table:table-cell office:value-type="float" office:value="29.68" calcext:value-type="float">
            <text:p>29.68</text:p>
          </table:table-cell>
          <table:table-cell office:value-type="float" office:value="30.558" calcext:value-type="float">
            <text:p>30.558</text:p>
          </table:table-cell>
          <table:table-cell table:formula="of:=AVERAGE([.C48];[.D48];[.E48])" office:value-type="float" office:value="30.281" calcext:value-type="float">
            <text:p>30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372.784" calcext:value-type="float">
            <text:p>372.784</text:p>
          </table:table-cell>
          <table:table-cell office:value-type="float" office:value="374.803" calcext:value-type="float">
            <text:p>374.803</text:p>
          </table:table-cell>
          <table:table-cell office:value-type="float" office:value="367.005" calcext:value-type="float">
            <text:p>367.005</text:p>
          </table:table-cell>
          <table:table-cell table:formula="of:=AVERAGE([.C49];[.D49];[.E49])" office:value-type="float" office:value="371.530666666667" calcext:value-type="float">
            <text:p>371.5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428.129" calcext:value-type="float">
            <text:p>428.129</text:p>
          </table:table-cell>
          <table:table-cell office:value-type="float" office:value="456.384" calcext:value-type="float">
            <text:p>456.384</text:p>
          </table:table-cell>
          <table:table-cell office:value-type="float" office:value="447.987" calcext:value-type="float">
            <text:p>447.987</text:p>
          </table:table-cell>
          <table:table-cell table:formula="of:=AVERAGE([.C50];[.D50];[.E50])" office:value-type="float" office:value="444.166666666667" calcext:value-type="float">
            <text:p>444.17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arallel+OpenMP</text:p>
          </table:table-cell>
          <table:table-cell office:value-type="string" calcext:value-type="string">
            <text:p>BT</text:p>
          </table:table-cell>
          <table:table-cell office:value-type="float" office:value="379.025" calcext:value-type="float">
            <text:p>379.025</text:p>
          </table:table-cell>
          <table:table-cell office:value-type="float" office:value="376.251" calcext:value-type="float">
            <text:p>376.251</text:p>
          </table:table-cell>
          <table:table-cell office:value-type="float" office:value="353.877" calcext:value-type="float">
            <text:p>353.877</text:p>
          </table:table-cell>
          <table:table-cell table:formula="of:=AVERAGE([.C52];[.D52];[.E52])" office:value-type="float" office:value="369.717666666667" calcext:value-type="float">
            <text:p>369.7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102.851" calcext:value-type="float">
            <text:p>102.851</text:p>
          </table:table-cell>
          <table:table-cell office:value-type="float" office:value="103.21" calcext:value-type="float">
            <text:p>103.21</text:p>
          </table:table-cell>
          <table:table-cell office:value-type="float" office:value="102.112" calcext:value-type="float">
            <text:p>102.112</text:p>
          </table:table-cell>
          <table:table-cell table:formula="of:=AVERAGE([.C53];[.D53];[.E53])" office:value-type="float" office:value="102.724333333333" calcext:value-type="float">
            <text:p>102.7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88.332" calcext:value-type="float">
            <text:p>88.332</text:p>
          </table:table-cell>
          <table:table-cell office:value-type="float" office:value="92.413" calcext:value-type="float">
            <text:p>92.413</text:p>
          </table:table-cell>
          <table:table-cell office:value-type="float" office:value="89.282" calcext:value-type="float">
            <text:p>89.282</text:p>
          </table:table-cell>
          <table:table-cell table:formula="of:=AVERAGE([.C54];[.D54];[.E54])" office:value-type="float" office:value="90.009" calcext:value-type="float">
            <text:p>90.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77.657" calcext:value-type="float">
            <text:p>77.657</text:p>
          </table:table-cell>
          <table:table-cell office:value-type="float" office:value="76.772" calcext:value-type="float">
            <text:p>76.772</text:p>
          </table:table-cell>
          <table:table-cell office:value-type="float" office:value="75.954" calcext:value-type="float">
            <text:p>75.954</text:p>
          </table:table-cell>
          <table:table-cell table:formula="of:=AVERAGE([.C55];[.D55];[.E55])" office:value-type="float" office:value="76.7943333333333" calcext:value-type="float">
            <text:p>76.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8.753" calcext:value-type="float">
            <text:p>8.753</text:p>
          </table:table-cell>
          <table:table-cell office:value-type="float" office:value="8.149" calcext:value-type="float">
            <text:p>8.149</text:p>
          </table:table-cell>
          <table:table-cell office:value-type="float" office:value="8.613" calcext:value-type="float">
            <text:p>8.613</text:p>
          </table:table-cell>
          <table:table-cell table:formula="of:=AVERAGE([.C56];[.D56];[.E56])" office:value-type="float" office:value="8.505" calcext:value-type="float">
            <text:p>8.5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544.211" calcext:value-type="float">
            <text:p>544.211</text:p>
          </table:table-cell>
          <table:table-cell office:value-type="float" office:value="540.792" calcext:value-type="float">
            <text:p>540.792</text:p>
          </table:table-cell>
          <table:table-cell office:value-type="float" office:value="527.51" calcext:value-type="float">
            <text:p>527.51</text:p>
          </table:table-cell>
          <table:table-cell table:formula="of:=AVERAGE([.C57];[.D57];[.E57])" office:value-type="float" office:value="537.504333333333" calcext:value-type="float">
            <text:p>537.5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32.37" calcext:value-type="float">
            <text:p>32.37</text:p>
          </table:table-cell>
          <table:table-cell office:value-type="float" office:value="34.702" calcext:value-type="float">
            <text:p>34.702</text:p>
          </table:table-cell>
          <table:table-cell office:value-type="float" office:value="35.682" calcext:value-type="float">
            <text:p>35.682</text:p>
          </table:table-cell>
          <table:table-cell table:formula="of:=AVERAGE([.C58];[.D58];[.E58])" office:value-type="float" office:value="34.2513333333333" calcext:value-type="float">
            <text:p>34.2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436.146" calcext:value-type="float">
            <text:p>436.146</text:p>
          </table:table-cell>
          <table:table-cell office:value-type="float" office:value="390.631" calcext:value-type="float">
            <text:p>390.631</text:p>
          </table:table-cell>
          <table:table-cell office:value-type="float" office:value="428.776" calcext:value-type="float">
            <text:p>428.776</text:p>
          </table:table-cell>
          <table:table-cell table:formula="of:=AVERAGE([.C59];[.D59];[.E59])" office:value-type="float" office:value="418.517666666667" calcext:value-type="float">
            <text:p>418.5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467.764" calcext:value-type="float">
            <text:p>467.764</text:p>
          </table:table-cell>
          <table:table-cell office:value-type="float" office:value="446.567" calcext:value-type="float">
            <text:p>446.567</text:p>
          </table:table-cell>
          <table:table-cell office:value-type="float" office:value="437.305" calcext:value-type="float">
            <text:p>437.305</text:p>
          </table:table-cell>
          <table:table-cell table:formula="of:=AVERAGE([.C60];[.D60];[.E60])" office:value-type="float" office:value="450.545333333333" calcext:value-type="float">
            <text:p>450.55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penMP</text:p>
          </table:table-cell>
          <table:table-cell office:value-type="string" calcext:value-type="string">
            <text:p>BT</text:p>
          </table:table-cell>
          <table:table-cell office:value-type="float" office:value="337.594" calcext:value-type="float">
            <text:p>337.594</text:p>
          </table:table-cell>
          <table:table-cell office:value-type="float" office:value="361.334" calcext:value-type="float">
            <text:p>361.334</text:p>
          </table:table-cell>
          <table:table-cell office:value-type="float" office:value="349.188" calcext:value-type="float">
            <text:p>349.188</text:p>
          </table:table-cell>
          <table:table-cell table:formula="of:=AVERAGE([.C62];[.D62];[.E62])" office:value-type="float" office:value="349.372" calcext:value-type="float">
            <text:p>349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104.948" calcext:value-type="float">
            <text:p>104.948</text:p>
          </table:table-cell>
          <table:table-cell office:value-type="float" office:value="105.076" calcext:value-type="float">
            <text:p>105.076</text:p>
          </table:table-cell>
          <table:table-cell office:value-type="float" office:value="112.234" calcext:value-type="float">
            <text:p>112.234</text:p>
          </table:table-cell>
          <table:table-cell table:formula="of:=AVERAGE([.C63];[.D63];[.E63])" office:value-type="float" office:value="107.419333333333" calcext:value-type="float">
            <text:p>107.4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95.267" calcext:value-type="float">
            <text:p>95.267</text:p>
          </table:table-cell>
          <table:table-cell office:value-type="float" office:value="90.957" calcext:value-type="float">
            <text:p>90.957</text:p>
          </table:table-cell>
          <table:table-cell office:value-type="float" office:value="90.736" calcext:value-type="float">
            <text:p>90.736</text:p>
          </table:table-cell>
          <table:table-cell table:formula="of:=AVERAGE([.C64];[.D64];[.E64])" office:value-type="float" office:value="92.32" calcext:value-type="float">
            <text:p>92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84.235" calcext:value-type="float">
            <text:p>84.235</text:p>
          </table:table-cell>
          <table:table-cell office:value-type="float" office:value="85.826" calcext:value-type="float">
            <text:p>85.826</text:p>
          </table:table-cell>
          <table:table-cell office:value-type="float" office:value="83.471" calcext:value-type="float">
            <text:p>83.471</text:p>
          </table:table-cell>
          <table:table-cell table:formula="of:=AVERAGE([.C65];[.D65];[.E65])" office:value-type="float" office:value="84.5106666666667" calcext:value-type="float">
            <text:p>84.5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8.774" calcext:value-type="float">
            <text:p>8.774</text:p>
          </table:table-cell>
          <table:table-cell office:value-type="float" office:value="8.744" calcext:value-type="float">
            <text:p>8.744</text:p>
          </table:table-cell>
          <table:table-cell office:value-type="float" office:value="8.599" calcext:value-type="float">
            <text:p>8.599</text:p>
          </table:table-cell>
          <table:table-cell table:formula="of:=AVERAGE([.C66];[.D66];[.E66])" office:value-type="float" office:value="8.70566666666667" calcext:value-type="float">
            <text:p>8.7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587.478" calcext:value-type="float">
            <text:p>587.478</text:p>
          </table:table-cell>
          <table:table-cell office:value-type="float" office:value="532.012" calcext:value-type="float">
            <text:p>532.012</text:p>
          </table:table-cell>
          <table:table-cell office:value-type="float" office:value="515.792" calcext:value-type="float">
            <text:p>515.792</text:p>
          </table:table-cell>
          <table:table-cell table:formula="of:=AVERAGE([.C67];[.D67];[.E67])" office:value-type="float" office:value="545.094" calcext:value-type="float">
            <text:p>545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29.903" calcext:value-type="float">
            <text:p>29.903</text:p>
          </table:table-cell>
          <table:table-cell office:value-type="float" office:value="29.755" calcext:value-type="float">
            <text:p>29.755</text:p>
          </table:table-cell>
          <table:table-cell office:value-type="float" office:value="30.085" calcext:value-type="float">
            <text:p>30.085</text:p>
          </table:table-cell>
          <table:table-cell table:formula="of:=AVERAGE([.C68];[.D68];[.E68])" office:value-type="float" office:value="29.9143333333333" calcext:value-type="float">
            <text:p>29.9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354.7" calcext:value-type="float">
            <text:p>354.7</text:p>
          </table:table-cell>
          <table:table-cell office:value-type="float" office:value="358.936" calcext:value-type="float">
            <text:p>358.936</text:p>
          </table:table-cell>
          <table:table-cell office:value-type="float" office:value="354.533" calcext:value-type="float">
            <text:p>354.533</text:p>
          </table:table-cell>
          <table:table-cell table:formula="of:=AVERAGE([.C69];[.D69];[.E69])" office:value-type="float" office:value="356.056333333333" calcext:value-type="float">
            <text:p>356.0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468.562" calcext:value-type="float">
            <text:p>468.562</text:p>
          </table:table-cell>
          <table:table-cell office:value-type="float" office:value="455.138" calcext:value-type="float">
            <text:p>455.138</text:p>
          </table:table-cell>
          <table:table-cell office:value-type="float" office:value="413.441" calcext:value-type="float">
            <text:p>413.441</text:p>
          </table:table-cell>
          <table:table-cell table:formula="of:=AVERAGE([.C70];[.D70];[.E70])" office:value-type="float" office:value="445.713666666667" calcext:value-type="float">
            <text:p>445.71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arallel+Vector+OpenMP</text:p>
          </table:table-cell>
          <table:table-cell office:value-type="string" calcext:value-type="string">
            <text:p>BT</text:p>
          </table:table-cell>
          <table:table-cell office:value-type="float" office:value="331.981" calcext:value-type="float">
            <text:p>331.981</text:p>
          </table:table-cell>
          <table:table-cell office:value-type="float" office:value="343.991" calcext:value-type="float">
            <text:p>343.991</text:p>
          </table:table-cell>
          <table:table-cell office:value-type="float" office:value="332.61" calcext:value-type="float">
            <text:p>332.61</text:p>
          </table:table-cell>
          <table:table-cell table:formula="of:=AVERAGE([.C72];[.D72];[.E72])" office:value-type="float" office:value="336.194" calcext:value-type="float">
            <text:p>336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97.18" calcext:value-type="float">
            <text:p>97.18</text:p>
          </table:table-cell>
          <table:table-cell office:value-type="float" office:value="96.038" calcext:value-type="float">
            <text:p>96.038</text:p>
          </table:table-cell>
          <table:table-cell office:value-type="float" office:value="96.878" calcext:value-type="float">
            <text:p>96.878</text:p>
          </table:table-cell>
          <table:table-cell table:formula="of:=AVERAGE([.C73];[.D73];[.E73])" office:value-type="float" office:value="96.6986666666667" calcext:value-type="float">
            <text:p>96.7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85.1" calcext:value-type="float">
            <text:p>85.1</text:p>
          </table:table-cell>
          <table:table-cell office:value-type="float" office:value="86.807" calcext:value-type="float">
            <text:p>86.807</text:p>
          </table:table-cell>
          <table:table-cell office:value-type="float" office:value="86.52" calcext:value-type="float">
            <text:p>86.52</text:p>
          </table:table-cell>
          <table:table-cell table:formula="of:=AVERAGE([.C74];[.D74];[.E74])" office:value-type="float" office:value="86.1423333333333" calcext:value-type="float">
            <text:p>86.1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74.418" calcext:value-type="float">
            <text:p>74.418</text:p>
          </table:table-cell>
          <table:table-cell office:value-type="float" office:value="74.872" calcext:value-type="float">
            <text:p>74.872</text:p>
          </table:table-cell>
          <table:table-cell office:value-type="float" office:value="73.702" calcext:value-type="float">
            <text:p>73.702</text:p>
          </table:table-cell>
          <table:table-cell table:formula="of:=AVERAGE([.C75];[.D75];[.E75])" office:value-type="float" office:value="74.3306666666667" calcext:value-type="float">
            <text:p>7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8.296" calcext:value-type="float">
            <text:p>8.296</text:p>
          </table:table-cell>
          <table:table-cell office:value-type="float" office:value="8.351" calcext:value-type="float">
            <text:p>8.351</text:p>
          </table:table-cell>
          <table:table-cell office:value-type="float" office:value="8.611" calcext:value-type="float">
            <text:p>8.611</text:p>
          </table:table-cell>
          <table:table-cell table:formula="of:=AVERAGE([.C76];[.D76];[.E76])" office:value-type="float" office:value="8.41933333333333" calcext:value-type="float">
            <text:p>8.4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489.626" calcext:value-type="float">
            <text:p>489.626</text:p>
          </table:table-cell>
          <table:table-cell office:value-type="float" office:value="513.198" calcext:value-type="float">
            <text:p>513.198</text:p>
          </table:table-cell>
          <table:table-cell office:value-type="float" office:value="500.59" calcext:value-type="float">
            <text:p>500.59</text:p>
          </table:table-cell>
          <table:table-cell table:formula="of:=AVERAGE([.C77];[.D77];[.E77])" office:value-type="float" office:value="501.138" calcext:value-type="float">
            <text:p>501.1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29.938" calcext:value-type="float">
            <text:p>29.938</text:p>
          </table:table-cell>
          <table:table-cell office:value-type="float" office:value="29.778" calcext:value-type="float">
            <text:p>29.778</text:p>
          </table:table-cell>
          <table:table-cell office:value-type="float" office:value="30.389" calcext:value-type="float">
            <text:p>30.389</text:p>
          </table:table-cell>
          <table:table-cell table:formula="of:=AVERAGE([.C78];[.D78];[.E78])" office:value-type="float" office:value="30.035" calcext:value-type="float">
            <text:p>30.0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362.319" calcext:value-type="float">
            <text:p>362.319</text:p>
          </table:table-cell>
          <table:table-cell office:value-type="float" office:value="360.08" calcext:value-type="float">
            <text:p>360.08</text:p>
          </table:table-cell>
          <table:table-cell office:value-type="float" office:value="360.941" calcext:value-type="float">
            <text:p>360.941</text:p>
          </table:table-cell>
          <table:table-cell table:formula="of:=AVERAGE([.C79];[.D79];[.E79])" office:value-type="float" office:value="361.113333333333" calcext:value-type="float">
            <text:p>36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415.672" calcext:value-type="float">
            <text:p>415.672</text:p>
          </table:table-cell>
          <table:table-cell office:value-type="float" office:value="411.29" calcext:value-type="float">
            <text:p>411.29</text:p>
          </table:table-cell>
          <table:table-cell office:value-type="float" office:value="414.464" calcext:value-type="float">
            <text:p>414.464</text:p>
          </table:table-cell>
          <table:table-cell table:formula="of:=AVERAGE([.C80];[.D80];[.E80])" office:value-type="float" office:value="413.808666666667" calcext:value-type="float">
            <text:p>413.81</text:p>
          </table:table-cell>
          <table:table-cell table:number-columns-repeated="11"/>
        </table:table-row>
      </table:table>
      <table:table table:name="svm-perf" table:style-name="ta1">
        <table:table-column table:style-name="co1" table:default-cell-style-name="Default"/>
        <table:table-column table:style-name="co25" table:default-cell-style-name="ce31"/>
        <table:table-column table:style-name="co4" table:default-cell-style-name="ce36"/>
        <table:table-column table:style-name="co3" table:number-columns-repeated="4" table:default-cell-style-name="ce36"/>
        <table:table-column table:style-name="co26" table:default-cell-style-name="ce36"/>
        <table:table-column table:style-name="co4" table:default-cell-style-name="ce36"/>
        <table:table-column table:style-name="co3" table:default-cell-style-name="ce36"/>
        <table:table-column table:style-name="co27" table:default-cell-style-name="ce36"/>
        <table:table-column table:style-name="co4" table:default-cell-style-name="ce36"/>
        <table:table-column table:style-name="co1" table:number-columns-repeated="1012" table:default-cell-style-name="Default"/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>
          <table:table-cell/>
          <table:table-cell table:style-name="Default" office:value-type="string" calcext:value-type="string">
            <text:p>0-std</text:p>
          </table:table-cell>
          <table:table-cell table:style-name="Default" table:number-columns-repeated="10"/>
          <table:table-cell table:number-columns-repeated="1012"/>
        </table:table-row>
        <table:table-row table:style-name="ro2">
          <table:table-cell/>
          <table:table-cell table:style-name="ce30" office:value-type="string" calcext:value-type="string">
            <text:p>no outlier filter</text:p>
          </table:table-cell>
          <table:table-cell table:style-name="ce32" office:value-type="string" calcext:value-type="string">
            <text:p>BT</text:p>
          </table:table-cell>
          <table:table-cell table:style-name="ce32" office:value-type="string" calcext:value-type="string">
            <text:p>CG</text:p>
          </table:table-cell>
          <table:table-cell table:style-name="ce32" office:value-type="string" calcext:value-type="string">
            <text:p>DC</text:p>
          </table:table-cell>
          <table:table-cell table:style-name="ce32" office:value-type="string" calcext:value-type="string">
            <text:p>EP</text:p>
          </table:table-cell>
          <table:table-cell table:style-name="ce32" office:value-type="string" calcext:value-type="string">
            <text:p>FT</text:p>
          </table:table-cell>
          <table:table-cell table:style-name="ce32" office:value-type="string" calcext:value-type="string">
            <text:p>IS</text:p>
          </table:table-cell>
          <table:table-cell table:style-name="ce32" office:value-type="string" calcext:value-type="string">
            <text:p>LU</text:p>
          </table:table-cell>
          <table:table-cell table:style-name="ce32" office:value-type="string" calcext:value-type="string">
            <text:p>MG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U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rain size</text:p>
          </table:table-cell>
          <table:table-cell office:value-type="float" office:value="1235" calcext:value-type="float">
            <text:p>1235</text:p>
          </table:table-cell>
          <table:table-cell office:value-type="float" office:value="1375" calcext:value-type="float">
            <text:p>1375</text:p>
          </table:table-cell>
          <table:table-cell office:value-type="float" office:value="1320" calcext:value-type="float">
            <text:p>1320</text:p>
          </table:table-cell>
          <table:table-cell office:value-type="float" office:value="1410" calcext:value-type="float">
            <text:p>1410</text:p>
          </table:table-cell>
          <table:table-cell office:value-type="float" office:value="1374" calcext:value-type="float">
            <text:p>1374</text:p>
          </table:table-cell>
          <table:table-cell office:value-type="float" office:value="1400" calcext:value-type="float">
            <text:p>1400</text:p>
          </table:table-cell>
          <table:table-cell office:value-type="float" office:value="1229" calcext:value-type="float">
            <text:p>1229</text:p>
          </table:table-cell>
          <table:table-cell office:value-type="float" office:value="1339" calcext:value-type="float">
            <text:p>1339</text:p>
          </table:table-cell>
          <table:table-cell office:value-type="float" office:value="1167" calcext:value-type="float">
            <text:p>1167</text:p>
          </table:table-cell>
          <table:table-cell office:value-type="float" office:value="937" calcext:value-type="float">
            <text:p>93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est size</text:p>
          </table:table-cell>
          <table:table-cell office:value-type="float" office:value="185" calcext:value-type="float">
            <text:p>18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office:value-type="float" office:value="253" calcext:value-type="float">
            <text:p>253</text:p>
          </table:table-cell>
          <table:table-cell office:value-type="float" office:value="483" calcext:value-type="float">
            <text:p>48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cc (1)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office:value-type="float" office:value="276" calcext:value-type="float">
            <text:p>27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arallel (1)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95" calcext:value-type="float">
            <text:p>195</text:p>
          </table:table-cell>
          <table:table-cell office:value-type="float" office:value="319" calcext:value-type="float">
            <text:p>31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mp (1)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211" calcext:value-type="float">
            <text:p>211</text:p>
          </table:table-cell>
          <table:table-cell office:value-type="float" office:value="352" calcext:value-type="float">
            <text:p>35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otential-par</text:p>
          </table:table-cell>
          <table:table-cell table:style-name="ce37" table:number-columns-repeated="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otential-omp</text:p>
          </table:table-cell>
          <table:table-cell table:style-name="ce37" table:number-columns-repeated="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aseline-par</text:p>
          </table:table-cell>
          <table:table-cell table:style-name="ce38" table:number-columns-repeated="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ccuracy-par</text:p>
          </table:table-cell>
          <table:table-cell table:style-name="ce38" table:number-columns-repeated="10"/>
          <table:table-cell table:number-columns-repeated="1012"/>
        </table:table-row>
        <table:table-row table:style-name="ro2">
          <table:table-cell table:number-columns-repeated="2"/>
          <table:table-cell table:style-name="ce38" table:number-columns-repeated="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aseline-omp</text:p>
          </table:table-cell>
          <table:table-cell table:style-name="ce39" table:formula="of:=[.C8]/[.C5]" office:value-type="percentage" office:value="0.783783783783784" calcext:value-type="percentage">
            <text:p>78%</text:p>
          </table:table-cell>
          <table:table-cell table:style-name="ce39" table:formula="of:=[.D8]/[.D5]" office:value-type="percentage" office:value="0.644444444444444" calcext:value-type="percentage">
            <text:p>64%</text:p>
          </table:table-cell>
          <table:table-cell table:style-name="ce39" office:value-type="percentage" office:value="0.71" calcext:value-type="percentage">
            <text:p>71%</text:p>
          </table:table-cell>
          <table:table-cell table:style-name="ce39" table:formula="of:=[.F8]/[.F5]" office:value-type="percentage" office:value="0.6" calcext:value-type="percentage">
            <text:p>60%</text:p>
          </table:table-cell>
          <table:table-cell table:style-name="ce39" table:formula="of:=[.G8]/[.G5]" office:value-type="percentage" office:value="0.630434782608696" calcext:value-type="percentage">
            <text:p>63%</text:p>
          </table:table-cell>
          <table:table-cell table:style-name="ce39" office:value-type="percentage" office:value="0.6" calcext:value-type="percentage">
            <text:p>60%</text:p>
          </table:table-cell>
          <table:table-cell table:style-name="ce39" table:formula="of:=[.I8]/[.I5]" office:value-type="percentage" office:value="0.780104712041885" calcext:value-type="percentage">
            <text:p>78%</text:p>
          </table:table-cell>
          <table:table-cell table:style-name="ce39" office:value-type="percentage" office:value="0.54" calcext:value-type="percentage">
            <text:p>54%</text:p>
          </table:table-cell>
          <table:table-cell table:style-name="ce39" table:formula="of:=[.K8]/[.K5]" office:value-type="percentage" office:value="0.83399209486166" calcext:value-type="percentage">
            <text:p>83%</text:p>
          </table:table-cell>
          <table:table-cell table:style-name="ce39" table:formula="of:=[.L8]/[.L5]" office:value-type="percentage" office:value="0.728778467908903" calcext:value-type="percentage">
            <text:p>73%</text:p>
          </table:table-cell>
          <table:table-cell table:number-columns-repeated="1012"/>
        </table:table-row>
        <table:table-row table:style-name="ro2">
          <table:table-cell table:style-name="ce48"/>
          <table:table-cell table:style-name="ce49" office:value-type="string" calcext:value-type="string">
            <text:p>SVM ( C )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string" calcext:value-type="string">
            <text:p>1</text:p>
          </table:table-cell>
          <table:table-cell table:style-name="ce50"/>
          <table:table-cell table:style-name="ce50" office:value-type="string" calcext:value-type="string">
            <text:p>100</text:p>
          </table:table-cell>
          <table:table-cell table:style-name="ce50"/>
          <table:table-cell table:style-name="ce50" office:value-type="string" calcext:value-type="string">
            <text:p>100</text:p>
          </table:table-cell>
          <table:table-cell table:number-columns-repeated="2" table:style-name="ce50" office:value-type="string" calcext:value-type="string">
            <text:p>10</text:p>
          </table:table-cell>
          <table:table-cell table:style-name="ce50" office:value-type="string" calcext:value-type="string">
            <text:p>1</text:p>
          </table:table-cell>
          <table:table-cell table:style-name="ce48" table:number-columns-repeated="1012"/>
        </table:table-row>
        <table:table-row table:style-name="ro2">
          <table:table-cell table:style-name="ce48"/>
          <table:table-cell table:style-name="ce49" office:value-type="string" calcext:value-type="string">
            <text:p>SVM ( gamma )</text:p>
          </table:table-cell>
          <table:table-cell table:style-name="ce50" office:value-type="float" office:value="0.1" calcext:value-type="float">
            <text:p>0.1</text:p>
          </table:table-cell>
          <table:table-cell table:style-name="ce50" office:value-type="float" office:value="0.01" calcext:value-type="float">
            <text:p>0.01</text:p>
          </table:table-cell>
          <table:table-cell table:style-name="ce50" office:value-type="string" calcext:value-type="string">
            <text:p>0.1</text:p>
          </table:table-cell>
          <table:table-cell table:style-name="ce50"/>
          <table:table-cell table:style-name="ce50" office:value-type="string" calcext:value-type="string">
            <text:p>0.01</text:p>
          </table:table-cell>
          <table:table-cell table:style-name="ce50"/>
          <table:table-cell table:style-name="ce50" office:value-type="string" calcext:value-type="string">
            <text:p>0.01</text:p>
          </table:table-cell>
          <table:table-cell table:number-columns-repeated="3" table:style-name="ce50" office:value-type="string" calcext:value-type="string">
            <text:p>0.1</text:p>
          </table:table-cell>
          <table:table-cell table:style-name="ce48" table:number-columns-repeated="1012"/>
        </table:table-row>
        <table:table-row table:style-name="ro2">
          <table:table-cell/>
          <table:table-cell office:value-type="string" calcext:value-type="string">
            <text:p>accuracy score</text:p>
          </table:table-cell>
          <table:table-cell table:style-name="ce51" office:value-type="percentage" office:value="0.908" calcext:value-type="percentage">
            <text:p>90.8%</text:p>
          </table:table-cell>
          <table:table-cell table:style-name="ce51" office:value-type="percentage" office:value="0.756" calcext:value-type="percentage">
            <text:p>75.6%</text:p>
          </table:table-cell>
          <table:table-cell table:style-name="ce51" office:value-type="percentage" office:value="0.66" calcext:value-type="percentage">
            <text:p>66.0%</text:p>
          </table:table-cell>
          <table:table-cell table:style-name="ce51" office:value-type="percentage" office:value="0.9" calcext:value-type="percentage">
            <text:p>90.0%</text:p>
          </table:table-cell>
          <table:table-cell table:style-name="ce51" office:value-type="percentage" office:value="0.87" calcext:value-type="percentage">
            <text:p>87.0%</text:p>
          </table:table-cell>
          <table:table-cell table:style-name="ce51" office:value-type="percentage" office:value="0.8" calcext:value-type="percentage">
            <text:p>80.0%</text:p>
          </table:table-cell>
          <table:table-cell table:style-name="ce51" office:value-type="percentage" office:value="0.937" calcext:value-type="percentage">
            <text:p>93.7%</text:p>
          </table:table-cell>
          <table:table-cell table:style-name="ce51" office:value-type="percentage" office:value="0.728" calcext:value-type="percentage">
            <text:p>72.8%</text:p>
          </table:table-cell>
          <table:table-cell table:style-name="ce51" office:value-type="percentage" office:value="0.925" calcext:value-type="percentage">
            <text:p>92.5%</text:p>
          </table:table-cell>
          <table:table-cell table:style-name="ce51" office:value-type="percentage" office:value="0.77" calcext:value-type="percentage">
            <text:p>77.0%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alanced accuracy score</text:p>
          </table:table-cell>
          <table:table-cell table:style-name="ce51" office:value-type="percentage" office:value="0.887" calcext:value-type="percentage">
            <text:p>88.7%</text:p>
          </table:table-cell>
          <table:table-cell table:style-name="ce51" office:value-type="percentage" office:value="0.768" calcext:value-type="percentage">
            <text:p>76.8%</text:p>
          </table:table-cell>
          <table:table-cell table:style-name="ce51" office:value-type="percentage" office:value="0.557" calcext:value-type="percentage">
            <text:p>55.7%</text:p>
          </table:table-cell>
          <table:table-cell table:style-name="ce51" office:value-type="percentage" office:value="0.917" calcext:value-type="percentage">
            <text:p>91.7%</text:p>
          </table:table-cell>
          <table:table-cell table:style-name="ce51" office:value-type="percentage" office:value="0.836" calcext:value-type="percentage">
            <text:p>83.6%</text:p>
          </table:table-cell>
          <table:table-cell table:style-name="ce51"/>
          <table:table-cell table:style-name="ce51" office:value-type="percentage" office:value="0.917" calcext:value-type="percentage">
            <text:p>91.7%</text:p>
          </table:table-cell>
          <table:table-cell table:style-name="ce51" office:value-type="percentage" office:value="0.737" calcext:value-type="percentage">
            <text:p>73.7%</text:p>
          </table:table-cell>
          <table:table-cell table:style-name="ce51" office:value-type="percentage" office:value="0.841" calcext:value-type="percentage">
            <text:p>84.1%</text:p>
          </table:table-cell>
          <table:table-cell table:style-name="ce51" office:value-type="percentage" office:value="0.749" calcext:value-type="percentage">
            <text:p>74.9%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recision score</text:p>
          </table:table-cell>
          <table:table-cell table:style-name="ce51" office:value-type="percentage" office:value="0.957" calcext:value-type="percentage">
            <text:p>95.7%</text:p>
          </table:table-cell>
          <table:table-cell table:style-name="ce51" office:value-type="percentage" office:value="0.875" calcext:value-type="percentage">
            <text:p>87.5%</text:p>
          </table:table-cell>
          <table:table-cell table:style-name="ce51" office:value-type="percentage" office:value="0.391" calcext:value-type="percentage">
            <text:p>39.1%</text:p>
          </table:table-cell>
          <table:table-cell table:style-name="ce51" office:value-type="percentage" office:value="1" calcext:value-type="percentage">
            <text:p>100.0%</text:p>
          </table:table-cell>
          <table:table-cell table:style-name="ce51" office:value-type="percentage" office:value="0.844" calcext:value-type="percentage">
            <text:p>84.4%</text:p>
          </table:table-cell>
          <table:table-cell table:style-name="ce51"/>
          <table:table-cell table:style-name="ce51" office:value-type="percentage" office:value="0.966" calcext:value-type="percentage">
            <text:p>96.6%</text:p>
          </table:table-cell>
          <table:table-cell table:style-name="ce51" office:value-type="percentage" office:value="0.66" calcext:value-type="percentage">
            <text:p>66.0%</text:p>
          </table:table-cell>
          <table:table-cell table:style-name="ce51" office:value-type="percentage" office:value="0.944" calcext:value-type="percentage">
            <text:p>94.4%</text:p>
          </table:table-cell>
          <table:table-cell table:style-name="ce51" office:value-type="percentage" office:value="0.878" calcext:value-type="percentage">
            <text:p>87.8%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1 score</text:p>
          </table:table-cell>
          <table:table-cell table:style-name="ce51" office:value-type="percentage" office:value="0.94" calcext:value-type="percentage">
            <text:p>94.0%</text:p>
          </table:table-cell>
          <table:table-cell table:style-name="ce51" office:value-type="percentage" office:value="0.792" calcext:value-type="percentage">
            <text:p>79.2%</text:p>
          </table:table-cell>
          <table:table-cell table:style-name="ce51" office:value-type="percentage" office:value="0.346" calcext:value-type="percentage">
            <text:p>34.6%</text:p>
          </table:table-cell>
          <table:table-cell table:style-name="ce51" office:value-type="percentage" office:value="0.909" calcext:value-type="percentage">
            <text:p>90.9%</text:p>
          </table:table-cell>
          <table:table-cell table:style-name="ce51" office:value-type="percentage" office:value="0.903" calcext:value-type="percentage">
            <text:p>90.3%</text:p>
          </table:table-cell>
          <table:table-cell table:style-name="ce51"/>
          <table:table-cell table:style-name="ce51" office:value-type="percentage" office:value="0.959" calcext:value-type="percentage">
            <text:p>95.9%</text:p>
          </table:table-cell>
          <table:table-cell table:style-name="ce51" office:value-type="percentage" office:value="0.738" calcext:value-type="percentage">
            <text:p>73.8%</text:p>
          </table:table-cell>
          <table:table-cell table:style-name="ce51" office:value-type="percentage" office:value="0.956" calcext:value-type="percentage">
            <text:p>95.6%</text:p>
          </table:table-cell>
          <table:table-cell table:style-name="ce51" office:value-type="percentage" office:value="0.835" calcext:value-type="percentage">
            <text:p>83.5%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recall score</text:p>
          </table:table-cell>
          <table:table-cell table:style-name="ce51" office:value-type="percentage" office:value="0.942" calcext:value-type="percentage">
            <text:p>94.2%</text:p>
          </table:table-cell>
          <table:table-cell table:style-name="ce51" office:value-type="percentage" office:value="0.724" calcext:value-type="percentage">
            <text:p>72.4%</text:p>
          </table:table-cell>
          <table:table-cell table:style-name="ce51" office:value-type="percentage" office:value="0.31" calcext:value-type="percentage">
            <text:p>31.0%</text:p>
          </table:table-cell>
          <table:table-cell table:style-name="ce51" office:value-type="percentage" office:value="0.833" calcext:value-type="percentage">
            <text:p>83.3%</text:p>
          </table:table-cell>
          <table:table-cell table:style-name="ce51" office:value-type="percentage" office:value="0.966" calcext:value-type="percentage">
            <text:p>96.6%</text:p>
          </table:table-cell>
          <table:table-cell table:style-name="ce51"/>
          <table:table-cell table:style-name="ce51" office:value-type="percentage" office:value="0.953" calcext:value-type="percentage">
            <text:p>95.3%</text:p>
          </table:table-cell>
          <table:table-cell table:style-name="ce51" office:value-type="percentage" office:value="0.838" calcext:value-type="percentage">
            <text:p>83.8%</text:p>
          </table:table-cell>
          <table:table-cell table:style-name="ce51" office:value-type="percentage" office:value="0.967" calcext:value-type="percentage">
            <text:p>96.7%</text:p>
          </table:table-cell>
          <table:table-cell table:style-name="ce51" office:value-type="percentage" office:value="0.795" calcext:value-type="percentage">
            <text:p>79.5%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CC (0) / ML (0)</text:p>
          </table:table-cell>
          <table:table-cell table:style-name="ce40" office:value-type="string" calcext:value-type="string">
            <text:p>39 (<text:span text:style-name="T7">5</text:span>/<text:span text:style-name="T8">34</text:span>)</text:p>
          </table:table-cell>
          <table:table-cell table:style-name="ce40" office:value-type="string" calcext:value-type="string">
            <text:p>14 (<text:span text:style-name="T7">1</text:span>/<text:span text:style-name="T8">13</text:span>)</text:p>
          </table:table-cell>
          <table:table-cell table:style-name="ce40" office:value-type="string" calcext:value-type="string">
            <text:p>64 (<text:span text:style-name="T7">7</text:span>/<text:span text:style-name="T8">57</text:span>)</text:p>
          </table:table-cell>
          <table:table-cell table:style-name="ce40" office:value-type="string" calcext:value-type="string">
            <text:p>5 (<text:span text:style-name="T7">1</text:span>/<text:span text:style-name="T8">4</text:span>)</text:p>
          </table:table-cell>
          <table:table-cell table:style-name="ce40" office:value-type="string" calcext:value-type="string">
            <text:p>13 (<text:span text:style-name="T7">1</text:span>/<text:span text:style-name="T8">12</text:span>)</text:p>
          </table:table-cell>
          <table:table-cell table:style-name="ce40"/>
          <table:table-cell table:style-name="ce40" office:value-type="string" calcext:value-type="string">
            <text:p>40 (<text:span text:style-name="T7">3</text:span>/<text:span text:style-name="T8">37</text:span>)</text:p>
          </table:table-cell>
          <table:table-cell table:style-name="ce40" office:value-type="string" calcext:value-type="string">
            <text:p>32 (<text:span text:style-name="T7">4</text:span>/<text:span text:style-name="T8">28</text:span>)</text:p>
          </table:table-cell>
          <table:table-cell table:style-name="ce40" office:value-type="string" calcext:value-type="string">
            <text:p>33 (<text:span text:style-name="T7">3</text:span>/<text:span text:style-name="T8">30</text:span>)</text:p>
          </table:table-cell>
          <table:table-cell table:style-name="ce4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CC (0) / ML (1)</text:p>
          </table:table-cell>
          <table:table-cell table:style-name="ce40" office:value-type="string" calcext:value-type="string">
            <text:p>20 (<text:span text:style-name="T7">14</text:span>/<text:span text:style-name="T8">6</text:span>)</text:p>
          </table:table-cell>
          <table:table-cell table:style-name="ce40" office:value-type="string" calcext:value-type="string">
            <text:p>3 (<text:span text:style-name="T7">0</text:span>/<text:span text:style-name="T8">3</text:span>)</text:p>
          </table:table-cell>
          <table:table-cell table:style-name="ce40" office:value-type="string" calcext:value-type="string">
            <text:p>16 (<text:span text:style-name="T7">2</text:span>/<text:span text:style-name="T8">14</text:span>)</text:p>
          </table:table-cell>
          <table:table-cell table:style-name="ce40" office:value-type="string" calcext:value-type="string">
            <text:p>0 (<text:span text:style-name="T7">0</text:span>/<text:span text:style-name="T8">0</text:span>)</text:p>
          </table:table-cell>
          <table:table-cell table:style-name="ce40" office:value-type="string" calcext:value-type="string">
            <text:p>30 (<text:span text:style-name="T7">25</text:span>/<text:span text:style-name="T8">5</text:span>)</text:p>
          </table:table-cell>
          <table:table-cell table:style-name="ce40"/>
          <table:table-cell table:style-name="ce40" office:value-type="string" calcext:value-type="string">
            <text:p>25 (<text:span text:style-name="T7">20</text:span>/<text:span text:style-name="T8">5</text:span>)</text:p>
          </table:table-cell>
          <table:table-cell table:style-name="ce40" office:value-type="string" calcext:value-type="string">
            <text:p>21 (<text:span text:style-name="T7">5</text:span>/<text:span text:style-name="T8">16</text:span>)</text:p>
          </table:table-cell>
          <table:table-cell table:style-name="ce40" office:value-type="string" calcext:value-type="string">
            <text:p>26 (<text:span text:style-name="T7">14</text:span>/<text:span text:style-name="T8">12</text:span>)</text:p>
          </table:table-cell>
          <table:table-cell table:style-name="ce4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CC (1) / ML (0)</text:p>
          </table:table-cell>
          <table:table-cell table:style-name="ce40" office:value-type="string" calcext:value-type="string">
            <text:p>6 (<text:span text:style-name="T7">6</text:span>/<text:span text:style-name="T8">0</text:span>)</text:p>
          </table:table-cell>
          <table:table-cell table:style-name="ce40" office:value-type="string" calcext:value-type="string">
            <text:p>7 (<text:span text:style-name="T7">7</text:span>/<text:span text:style-name="T8">0</text:span>)</text:p>
          </table:table-cell>
          <table:table-cell table:style-name="ce40" office:value-type="string" calcext:value-type="string">
            <text:p>13 (<text:span text:style-name="T7">13</text:span>/<text:span text:style-name="T8">0</text:span>)</text:p>
          </table:table-cell>
          <table:table-cell table:style-name="ce40" office:value-type="string" calcext:value-type="string">
            <text:p>0 (<text:span text:style-name="T7">0</text:span>/<text:span text:style-name="T8">0</text:span>)</text:p>
          </table:table-cell>
          <table:table-cell table:style-name="ce40" office:value-type="string" calcext:value-type="string">
            <text:p>0 (<text:span text:style-name="T7">0</text:span>/<text:span text:style-name="T8">0</text:span>)</text:p>
          </table:table-cell>
          <table:table-cell table:style-name="ce40"/>
          <table:table-cell table:style-name="ce40" office:value-type="string" calcext:value-type="string">
            <text:p>4 (<text:span text:style-name="T7">4</text:span>/<text:span text:style-name="T8">0</text:span>)</text:p>
          </table:table-cell>
          <table:table-cell table:style-name="ce40" office:value-type="string" calcext:value-type="string">
            <text:p>2 (<text:span text:style-name="T7">2</text:span>/<text:span text:style-name="T8">2</text:span>)</text:p>
          </table:table-cell>
          <table:table-cell table:style-name="ce40" office:value-type="string" calcext:value-type="string">
            <text:p>4 (<text:span text:style-name="T7">4</text:span>/<text:span text:style-name="T8">0</text:span>)</text:p>
          </table:table-cell>
          <table:table-cell table:style-name="ce4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CC (1) / ML (1)</text:p>
          </table:table-cell>
          <table:table-cell table:style-name="ce40" office:value-type="string" calcext:value-type="string">
            <text:p>120 (<text:span text:style-name="T7">120</text:span>/<text:span text:style-name="T8">0</text:span>)</text:p>
          </table:table-cell>
          <table:table-cell table:style-name="ce40" office:value-type="string" calcext:value-type="string">
            <text:p>21 (<text:span text:style-name="T7">21</text:span>/<text:span text:style-name="T8">0</text:span>)</text:p>
          </table:table-cell>
          <table:table-cell table:style-name="ce40" office:value-type="string" calcext:value-type="string">
            <text:p>7 (<text:span text:style-name="T7">7</text:span>/<text:span text:style-name="T8">0</text:span>)</text:p>
          </table:table-cell>
          <table:table-cell table:style-name="ce40" office:value-type="string" calcext:value-type="string">
            <text:p>5 (<text:span text:style-name="T7">5</text:span>/<text:span text:style-name="T8">0</text:span>)</text:p>
          </table:table-cell>
          <table:table-cell table:style-name="ce40" office:value-type="string" calcext:value-type="string">
            <text:p>3 (<text:span text:style-name="T7">3</text:span>/<text:span text:style-name="T8">0</text:span>)</text:p>
          </table:table-cell>
          <table:table-cell table:style-name="ce40"/>
          <table:table-cell table:style-name="ce40" office:value-type="string" calcext:value-type="string">
            <text:p>122 (<text:span text:style-name="T7">122</text:span>/<text:span text:style-name="T8">0</text:span>)</text:p>
          </table:table-cell>
          <table:table-cell table:style-name="ce40" office:value-type="string" calcext:value-type="string">
            <text:p>26 (<text:span text:style-name="T7">26</text:span>/<text:span text:style-name="T8">0</text:span>)</text:p>
          </table:table-cell>
          <table:table-cell table:style-name="ce40" office:value-type="string" calcext:value-type="string">
            <text:p>190 (<text:span text:style-name="T7">190</text:span>/<text:span text:style-name="T8">0</text:span>)</text:p>
          </table:table-cell>
          <table:table-cell table:style-name="ce41"/>
          <table:table-cell table:number-columns-repeated="1012"/>
        </table:table-row>
      </table:table>
      <table:table table:name="mlp-perf" table:style-name="ta1">
        <table:table-column table:style-name="co1" table:default-cell-style-name="Default"/>
        <table:table-column table:style-name="co2" table:default-cell-style-name="Default"/>
        <table:table-column table:style-name="co28" table:default-cell-style-name="Default"/>
        <table:table-column table:style-name="co8" table:number-columns-repeated="2" table:default-cell-style-name="Default"/>
        <table:table-column table:style-name="co29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10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0-std</text:p>
          </table:table-cell>
          <table:table-cell table:number-columns-repeated="10"/>
        </table:table-row>
        <table:table-row table:style-name="ro2">
          <table:table-cell/>
          <table:table-cell table:style-name="ce30" office:value-type="string" calcext:value-type="string">
            <text:p>no outlier filter</text:p>
          </table:table-cell>
          <table:table-cell table:style-name="ce32" office:value-type="string" calcext:value-type="string">
            <text:p>BT</text:p>
          </table:table-cell>
          <table:table-cell table:style-name="ce32" office:value-type="string" calcext:value-type="string">
            <text:p>CG</text:p>
          </table:table-cell>
          <table:table-cell table:style-name="ce32" office:value-type="string" calcext:value-type="string">
            <text:p>DC</text:p>
          </table:table-cell>
          <table:table-cell table:style-name="ce32" office:value-type="string" calcext:value-type="string">
            <text:p>EP</text:p>
          </table:table-cell>
          <table:table-cell table:style-name="ce32" office:value-type="string" calcext:value-type="string">
            <text:p>FT</text:p>
          </table:table-cell>
          <table:table-cell table:style-name="ce32" office:value-type="string" calcext:value-type="string">
            <text:p>IS</text:p>
          </table:table-cell>
          <table:table-cell table:style-name="ce32" office:value-type="string" calcext:value-type="string">
            <text:p>LU</text:p>
          </table:table-cell>
          <table:table-cell table:style-name="ce32" office:value-type="string" calcext:value-type="string">
            <text:p>MG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UA</text:p>
          </table:table-cell>
        </table:table-row>
        <table:table-row table:style-name="ro2">
          <table:table-cell/>
          <table:table-cell table:style-name="ce31" office:value-type="string" calcext:value-type="string">
            <text:p>train size</text:p>
          </table:table-cell>
          <table:table-cell table:style-name="ce36" office:value-type="float" office:value="1235" calcext:value-type="float">
            <text:p>1235</text:p>
          </table:table-cell>
          <table:table-cell table:style-name="ce36" office:value-type="float" office:value="1375" calcext:value-type="float">
            <text:p>1375</text:p>
          </table:table-cell>
          <table:table-cell table:style-name="ce36" office:value-type="float" office:value="1320" calcext:value-type="float">
            <text:p>1320</text:p>
          </table:table-cell>
          <table:table-cell table:style-name="ce36" office:value-type="float" office:value="1410" calcext:value-type="float">
            <text:p>1410</text:p>
          </table:table-cell>
          <table:table-cell table:style-name="ce36" office:value-type="float" office:value="1374" calcext:value-type="float">
            <text:p>1374</text:p>
          </table:table-cell>
          <table:table-cell table:style-name="ce36" office:value-type="float" office:value="1400" calcext:value-type="float">
            <text:p>1400</text:p>
          </table:table-cell>
          <table:table-cell table:style-name="ce36" office:value-type="float" office:value="1229" calcext:value-type="float">
            <text:p>1229</text:p>
          </table:table-cell>
          <table:table-cell table:style-name="ce36" office:value-type="float" office:value="1339" calcext:value-type="float">
            <text:p>1339</text:p>
          </table:table-cell>
          <table:table-cell table:style-name="ce36" office:value-type="float" office:value="1167" calcext:value-type="float">
            <text:p>1167</text:p>
          </table:table-cell>
          <table:table-cell table:style-name="ce36" office:value-type="float" office:value="937" calcext:value-type="float">
            <text:p>937</text:p>
          </table:table-cell>
        </table:table-row>
        <table:table-row table:style-name="ro2">
          <table:table-cell/>
          <table:table-cell table:style-name="ce31" office:value-type="string" calcext:value-type="string">
            <text:p>test size</text:p>
          </table:table-cell>
          <table:table-cell table:style-name="ce36" office:value-type="float" office:value="185" calcext:value-type="float">
            <text:p>185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float" office:value="81" calcext:value-type="float">
            <text:p>81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483" calcext:value-type="float">
            <text:p>483</text:p>
          </table:table-cell>
        </table:table-row>
        <table:table-row table:style-name="ro2">
          <table:table-cell/>
          <table:table-cell table:style-name="ce31" office:value-type="string" calcext:value-type="string">
            <text:p>icc (1)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float" office:value="276" calcext:value-type="float">
            <text:p>276</text:p>
          </table:table-cell>
        </table:table-row>
        <table:table-row table:style-name="ro2">
          <table:table-cell/>
          <table:table-cell table:style-name="ce31" office:value-type="string" calcext:value-type="string">
            <text:p>parallel (1)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195" calcext:value-type="float">
            <text:p>195</text:p>
          </table:table-cell>
          <table:table-cell table:style-name="ce36" office:value-type="float" office:value="319" calcext:value-type="float">
            <text:p>319</text:p>
          </table:table-cell>
        </table:table-row>
        <table:table-row table:style-name="ro2">
          <table:table-cell/>
          <table:table-cell table:style-name="ce31" office:value-type="string" calcext:value-type="string">
            <text:p>omp (1)</text:p>
          </table:table-cell>
          <table:table-cell table:style-name="ce36" office:value-type="float" office:value="145" calcext:value-type="float">
            <text:p>145</text:p>
          </table:table-cell>
          <table:table-cell table:number-columns-repeated="2" table:style-name="ce36" office:value-type="float" office:value="29" calcext:value-type="float">
            <text:p>2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211" calcext:value-type="float">
            <text:p>211</text:p>
          </table:table-cell>
          <table:table-cell table:style-name="ce36" office:value-type="float" office:value="352" calcext:value-type="float">
            <text:p>352</text:p>
          </table:table-cell>
        </table:table-row>
        <table:table-row table:style-name="ro2">
          <table:table-cell/>
          <table:table-cell table:style-name="ce31" office:value-type="string" calcext:value-type="string">
            <text:p>potential-par</text:p>
          </table:table-cell>
          <table:table-cell table:style-name="ce37" table:number-columns-repeated="10"/>
        </table:table-row>
        <table:table-row table:style-name="ro2">
          <table:table-cell/>
          <table:table-cell table:style-name="ce31" office:value-type="string" calcext:value-type="string">
            <text:p>potential-omp</text:p>
          </table:table-cell>
          <table:table-cell table:style-name="ce37" table:number-columns-repeated="10"/>
        </table:table-row>
        <table:table-row table:style-name="ro2">
          <table:table-cell/>
          <table:table-cell table:style-name="ce31" office:value-type="string" calcext:value-type="string">
            <text:p>baseline-par</text:p>
          </table:table-cell>
          <table:table-cell table:style-name="ce38" table:number-columns-repeated="10"/>
        </table:table-row>
        <table:table-row table:style-name="ro2">
          <table:table-cell/>
          <table:table-cell table:style-name="ce31" office:value-type="string" calcext:value-type="string">
            <text:p>accuracy-par</text:p>
          </table:table-cell>
          <table:table-cell table:style-name="ce38" table:number-columns-repeated="10"/>
        </table:table-row>
        <table:table-row table:style-name="ro2">
          <table:table-cell/>
          <table:table-cell table:style-name="ce31" office:value-type="string" calcext:value-type="string">
            <text:p>baseline-omp</text:p>
          </table:table-cell>
          <table:table-cell table:style-name="ce39" table:formula="of:=[.C8]/[.C5]" office:value-type="percentage" office:value="0.783783783783784" calcext:value-type="percentage">
            <text:p>78%</text:p>
          </table:table-cell>
          <table:table-cell table:style-name="ce39" table:formula="of:=[.D8]/[.D5]" office:value-type="percentage" office:value="0.644444444444444" calcext:value-type="percentage">
            <text:p>64%</text:p>
          </table:table-cell>
          <table:table-cell table:style-name="ce39" office:value-type="percentage" office:value="0.71" calcext:value-type="percentage">
            <text:p>71%</text:p>
          </table:table-cell>
          <table:table-cell table:style-name="ce39" table:formula="of:=[.F8]/[.F5]" office:value-type="percentage" office:value="0.6" calcext:value-type="percentage">
            <text:p>60%</text:p>
          </table:table-cell>
          <table:table-cell table:style-name="ce39" table:formula="of:=[.G8]/[.G5]" office:value-type="percentage" office:value="0.630434782608696" calcext:value-type="percentage">
            <text:p>63%</text:p>
          </table:table-cell>
          <table:table-cell table:style-name="ce39" office:value-type="percentage" office:value="0.6" calcext:value-type="percentage">
            <text:p>60%</text:p>
          </table:table-cell>
          <table:table-cell table:style-name="ce39" table:formula="of:=[.I8]/[.I5]" office:value-type="percentage" office:value="0.780104712041885" calcext:value-type="percentage">
            <text:p>78%</text:p>
          </table:table-cell>
          <table:table-cell table:style-name="ce39" office:value-type="percentage" office:value="0.54" calcext:value-type="percentage">
            <text:p>54%</text:p>
          </table:table-cell>
          <table:table-cell table:style-name="ce39" table:formula="of:=[.K8]/[.K5]" office:value-type="percentage" office:value="0.83399209486166" calcext:value-type="percentage">
            <text:p>83%</text:p>
          </table:table-cell>
          <table:table-cell table:style-name="ce39" table:formula="of:=[.L8]/[.L5]" office:value-type="percentage" office:value="0.728778467908903" calcext:value-type="percentage">
            <text:p>73%</text:p>
          </table:table-cell>
        </table:table-row>
        <table:table-row table:style-name="ro2">
          <table:table-cell/>
          <table:table-cell table:style-name="ce31" office:value-type="string" calcext:value-type="string">
            <text:p>accuracy-omp</text:p>
          </table:table-cell>
          <table:table-cell table:style-name="ce39" office:value-type="percentage" office:value="0.87" calcext:value-type="percentage">
            <text:p>87%</text:p>
          </table:table-cell>
          <table:table-cell table:style-name="ce39" office:value-type="percentage" office:value="0.78" calcext:value-type="percentage">
            <text:p>78%</text:p>
          </table:table-cell>
          <table:table-cell table:style-name="ce39" office:value-type="percentage" office:value="0.79" calcext:value-type="percentage">
            <text:p>79%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39" office:value-type="percentage" office:value="0.89" calcext:value-type="percentage">
            <text:p>89%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39" office:value-type="percentage" office:value="0.91" calcext:value-type="percentage">
            <text:p>91%</text:p>
          </table:table-cell>
          <table:table-cell table:style-name="ce39" office:value-type="percentage" office:value="0.73" calcext:value-type="percentage">
            <text:p>73%</text:p>
          </table:table-cell>
          <table:table-cell table:style-name="ce39" office:value-type="percentage" office:value="0.87" calcext:value-type="percentage">
            <text:p>87%</text:p>
          </table:table-cell>
          <table:table-cell table:style-name="ce39" office:value-type="percentage" office:value="0.83" calcext:value-type="percentage">
            <text:p>83%</text:p>
          </table:table-cell>
        </table:table-row>
        <table:table-row table:style-name="ro2">
          <table:table-cell/>
          <table:table-cell table:style-name="ce31" office:value-type="string" calcext:value-type="string">
            <text:p>ICC (0) / ML (0)</text:p>
          </table:table-cell>
          <table:table-cell table:style-name="ce40" table:number-columns-repeated="10"/>
        </table:table-row>
        <table:table-row table:style-name="ro2">
          <table:table-cell/>
          <table:table-cell table:style-name="ce31" office:value-type="string" calcext:value-type="string">
            <text:p>ICC (0) / ML (1)</text:p>
          </table:table-cell>
          <table:table-cell table:style-name="ce40" table:number-columns-repeated="10"/>
        </table:table-row>
        <table:table-row table:style-name="ro2">
          <table:table-cell/>
          <table:table-cell table:style-name="ce31" office:value-type="string" calcext:value-type="string">
            <text:p>ICC (1) / ML (0)</text:p>
          </table:table-cell>
          <table:table-cell table:style-name="ce40" table:number-columns-repeated="10"/>
        </table:table-row>
        <table:table-row table:style-name="ro2">
          <table:table-cell/>
          <table:table-cell table:style-name="ce31" office:value-type="string" calcext:value-type="string">
            <text:p>ICC (1) / ML (1)</text:p>
          </table:table-cell>
          <table:table-cell table:style-name="ce40" table:number-columns-repeated="9"/>
          <table:table-cell table:style-name="ce4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baseline-omp</text:p>
          </table:table-cell>
          <table:table-cell office:value-type="float" office:value="0.783783783783784" calcext:value-type="float">
            <text:p>0.783783783783784</text:p>
          </table:table-cell>
          <table:table-cell office:value-type="float" office:value="0.644444444444444" calcext:value-type="float">
            <text:p>0.644444444444444</text:p>
          </table:table-cell>
          <table:table-cell office:value-type="float" office:value="0.71" calcext:value-type="float">
            <text:p>0.71</text:p>
          </table:table-cell>
          <table:table-cell office:value-type="float" office:value="0.6" calcext:value-type="float">
            <text:p>0.6</text:p>
          </table:table-cell>
          <table:table-cell office:value-type="float" office:value="0.630434782608696" calcext:value-type="float">
            <text:p>0.630434782608696</text:p>
          </table:table-cell>
          <table:table-cell office:value-type="float" office:value="0.6" calcext:value-type="float">
            <text:p>0.6</text:p>
          </table:table-cell>
          <table:table-cell office:value-type="float" office:value="0.780104712041885" calcext:value-type="float">
            <text:p>0.780104712041885</text:p>
          </table:table-cell>
          <table:table-cell office:value-type="float" office:value="0.54" calcext:value-type="float">
            <text:p>0.54</text:p>
          </table:table-cell>
          <table:table-cell office:value-type="float" office:value="0.83399209486166" calcext:value-type="float">
            <text:p>0.83399209486166</text:p>
          </table:table-cell>
          <table:table-cell office:value-type="float" office:value="0.728778467908903" calcext:value-type="float">
            <text:p>0.728778467908903</text:p>
          </table:table-cell>
        </table:table-row>
        <table:table-row table:style-name="ro1">
          <table:table-cell/>
          <table:table-cell office:value-type="string" calcext:value-type="string">
            <text:p>SVM ( C )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VM ( gamma )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0.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uracy score</text:p>
          </table:table-cell>
          <table:table-cell office:value-type="float" office:value="0.908" calcext:value-type="float">
            <text:p>0.908</text:p>
          </table:table-cell>
          <table:table-cell office:value-type="float" office:value="0.756" calcext:value-type="float">
            <text:p>0.756</text:p>
          </table:table-cell>
          <table:table-cell office:value-type="float" office:value="0.66" calcext:value-type="float">
            <text:p>0.66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 office:value-type="float" office:value="0.8" calcext:value-type="float">
            <text:p>0.8</text:p>
          </table:table-cell>
          <table:table-cell office:value-type="float" office:value="0.937" calcext:value-type="float">
            <text:p>0.9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lanced accuracy score</text:p>
          </table:table-cell>
          <table:table-cell office:value-type="float" office:value="0.887" calcext:value-type="float">
            <text:p>0.887</text:p>
          </table:table-cell>
          <table:table-cell office:value-type="float" office:value="0.768" calcext:value-type="float">
            <text:p>0.768</text:p>
          </table:table-cell>
          <table:table-cell office:value-type="float" office:value="0.557" calcext:value-type="float">
            <text:p>0.557</text:p>
          </table:table-cell>
          <table:table-cell office:value-type="float" office:value="0.917" calcext:value-type="float">
            <text:p>0.917</text:p>
          </table:table-cell>
          <table:table-cell office:value-type="float" office:value="0.836" calcext:value-type="float">
            <text:p>0.836</text:p>
          </table:table-cell>
          <table:table-cell/>
          <table:table-cell office:value-type="float" office:value="0.917" calcext:value-type="float">
            <text:p>0.9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cision score</text:p>
          </table:table-cell>
          <table:table-cell office:value-type="float" office:value="0.957" calcext:value-type="float">
            <text:p>0.957</text:p>
          </table:table-cell>
          <table:table-cell office:value-type="float" office:value="0.875" calcext:value-type="float">
            <text:p>0.875</text:p>
          </table:table-cell>
          <table:table-cell office:value-type="float" office:value="0.391" calcext:value-type="float">
            <text:p>0.391</text:p>
          </table:table-cell>
          <table:table-cell office:value-type="float" office:value="1" calcext:value-type="float">
            <text:p>1</text:p>
          </table:table-cell>
          <table:table-cell office:value-type="float" office:value="0.844" calcext:value-type="float">
            <text:p>0.844</text:p>
          </table:table-cell>
          <table:table-cell/>
          <table:table-cell office:value-type="float" office:value="0.966" calcext:value-type="float">
            <text:p>0.9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1 score</text:p>
          </table:table-cell>
          <table:table-cell office:value-type="float" office:value="0.94" calcext:value-type="float">
            <text:p>0.94</text:p>
          </table:table-cell>
          <table:table-cell office:value-type="float" office:value="0.792" calcext:value-type="float">
            <text:p>0.792</text:p>
          </table:table-cell>
          <table:table-cell office:value-type="float" office:value="0.346" calcext:value-type="float">
            <text:p>0.346</text:p>
          </table:table-cell>
          <table:table-cell office:value-type="float" office:value="0.909" calcext:value-type="float">
            <text:p>0.909</text:p>
          </table:table-cell>
          <table:table-cell office:value-type="float" office:value="0.903" calcext:value-type="float">
            <text:p>0.903</text:p>
          </table:table-cell>
          <table:table-cell/>
          <table:table-cell office:value-type="float" office:value="0.959" calcext:value-type="float">
            <text:p>0.9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call score</text:p>
          </table:table-cell>
          <table:table-cell office:value-type="float" office:value="0.942" calcext:value-type="float">
            <text:p>0.942</text:p>
          </table:table-cell>
          <table:table-cell office:value-type="float" office:value="0.724" calcext:value-type="float">
            <text:p>0.724</text:p>
          </table:table-cell>
          <table:table-cell office:value-type="float" office:value="0.31" calcext:value-type="float">
            <text:p>0.31</text:p>
          </table:table-cell>
          <table:table-cell office:value-type="float" office:value="0.833" calcext:value-type="float">
            <text:p>0.833</text:p>
          </table:table-cell>
          <table:table-cell office:value-type="float" office:value="0.966" calcext:value-type="float">
            <text:p>0.966</text:p>
          </table:table-cell>
          <table:table-cell/>
          <table:table-cell office:value-type="float" office:value="0.953" calcext:value-type="float">
            <text:p>0.9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CC (0) / ML (0)</text:p>
          </table:table-cell>
          <table:table-cell office:value-type="string" calcext:value-type="string">
            <text:p>39 (<text:span text:style-name="T7">5</text:span>/<text:span text:style-name="T8">34</text:span>)</text:p>
          </table:table-cell>
          <table:table-cell office:value-type="string" calcext:value-type="string">
            <text:p>14 (<text:span text:style-name="T7">1</text:span>/<text:span text:style-name="T8">13</text:span>)</text:p>
          </table:table-cell>
          <table:table-cell office:value-type="string" calcext:value-type="string">
            <text:p>64 (<text:span text:style-name="T7">7</text:span>/<text:span text:style-name="T8">57</text:span>)</text:p>
          </table:table-cell>
          <table:table-cell office:value-type="string" calcext:value-type="string">
            <text:p>5 (<text:span text:style-name="T7">1</text:span>/<text:span text:style-name="T8">4</text:span>)</text:p>
          </table:table-cell>
          <table:table-cell office:value-type="string" calcext:value-type="string">
            <text:p>13 (<text:span text:style-name="T7">1</text:span>/<text:span text:style-name="T8">12</text:span>)</text:p>
          </table:table-cell>
          <table:table-cell/>
          <table:table-cell office:value-type="string" calcext:value-type="string">
            <text:p>13 (<text:span text:style-name="T7">1</text:span>/<text:span text:style-name="T8">12</text:span>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CC (0) / ML (1)</text:p>
          </table:table-cell>
          <table:table-cell office:value-type="string" calcext:value-type="string">
            <text:p>20 (<text:span text:style-name="T7">14</text:span>/<text:span text:style-name="T8">6</text:span>)</text:p>
          </table:table-cell>
          <table:table-cell office:value-type="string" calcext:value-type="string">
            <text:p>3 (<text:span text:style-name="T7">0</text:span>/<text:span text:style-name="T8">3</text:span>)</text:p>
          </table:table-cell>
          <table:table-cell office:value-type="string" calcext:value-type="string">
            <text:p>16 (<text:span text:style-name="T7">2</text:span>/<text:span text:style-name="T8">14</text:span>)</text:p>
          </table:table-cell>
          <table:table-cell office:value-type="string" calcext:value-type="string">
            <text:p>0 (<text:span text:style-name="T7">0</text:span>/<text:span text:style-name="T8">0</text:span>)</text:p>
          </table:table-cell>
          <table:table-cell office:value-type="string" calcext:value-type="string">
            <text:p>30 (<text:span text:style-name="T7">25</text:span>/<text:span text:style-name="T8">5</text:span>)</text:p>
          </table:table-cell>
          <table:table-cell/>
          <table:table-cell office:value-type="string" calcext:value-type="string">
            <text:p>13 (<text:span text:style-name="T7">1</text:span>/<text:span text:style-name="T8">12</text:span>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CC (1) / ML (0)</text:p>
          </table:table-cell>
          <table:table-cell office:value-type="string" calcext:value-type="string">
            <text:p>6 (<text:span text:style-name="T7">6</text:span>/<text:span text:style-name="T8">0</text:span>)</text:p>
          </table:table-cell>
          <table:table-cell office:value-type="string" calcext:value-type="string">
            <text:p>7 (<text:span text:style-name="T7">7</text:span>/<text:span text:style-name="T8">0</text:span>)</text:p>
          </table:table-cell>
          <table:table-cell office:value-type="string" calcext:value-type="string">
            <text:p>13 (<text:span text:style-name="T7">13</text:span>/<text:span text:style-name="T8">0</text:span>)</text:p>
          </table:table-cell>
          <table:table-cell office:value-type="string" calcext:value-type="string">
            <text:p>0 (<text:span text:style-name="T7">0</text:span>/<text:span text:style-name="T8">0</text:span>)</text:p>
          </table:table-cell>
          <table:table-cell office:value-type="string" calcext:value-type="string">
            <text:p>0 (<text:span text:style-name="T7">0</text:span>/<text:span text:style-name="T8">0</text:span>)</text:p>
          </table:table-cell>
          <table:table-cell/>
          <table:table-cell office:value-type="string" calcext:value-type="string">
            <text:p>13 (<text:span text:style-name="T7">1</text:span>/<text:span text:style-name="T8">12</text:span>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CC (1) / ML (1)</text:p>
          </table:table-cell>
          <table:table-cell office:value-type="string" calcext:value-type="string">
            <text:p>120 (<text:span text:style-name="T7">120</text:span>/<text:span text:style-name="T8">0</text:span>)</text:p>
          </table:table-cell>
          <table:table-cell office:value-type="string" calcext:value-type="string">
            <text:p>21 (<text:span text:style-name="T7">21</text:span>/<text:span text:style-name="T8">0</text:span>)</text:p>
          </table:table-cell>
          <table:table-cell office:value-type="string" calcext:value-type="string">
            <text:p>7 (<text:span text:style-name="T7">7</text:span>/<text:span text:style-name="T8">0</text:span>)</text:p>
          </table:table-cell>
          <table:table-cell office:value-type="string" calcext:value-type="string">
            <text:p>5 (<text:span text:style-name="T7">5</text:span>/<text:span text:style-name="T8">0</text:span>)</text:p>
          </table:table-cell>
          <table:table-cell office:value-type="string" calcext:value-type="string">
            <text:p>3 (<text:span text:style-name="T7">3</text:span>/<text:span text:style-name="T8">0</text:span>)</text:p>
          </table:table-cell>
          <table:table-cell/>
          <table:table-cell office:value-type="string" calcext:value-type="string">
            <text:p>13 (<text:span text:style-name="T7">1</text:span>/<text:span text:style-name="T8">12</text:span>)</text:p>
          </table:table-cell>
          <table:table-cell table:number-columns-repeated="3"/>
        </table:table-row>
      </table:table>
      <table:named-expressions/>
      <table:database-ranges>
        <table:database-range table:name="__Anonymous_Sheet_DB__2" table:target-range-address="S.A2:S.A3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3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 style:data-style-name="N2" text:time-value="10:59:26.2815766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5:51:28.372636936</meta:creation-date>
    <dc:date>2019-04-16T11:03:25.320439454</dc:date>
    <meta:editing-duration>P24DT5H24M37S</meta:editing-duration>
    <meta:editing-cycles>90</meta:editing-cycles>
    <meta:generator>LibreOffice/6.1.4.2$Linux_X86_64 LibreOffice_project/10$Build-2</meta:generator>
    <meta:document-statistic meta:table-count="8" meta:cell-count="269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9.002cm" xlink:href=".." xlink:type="simple" chart:class="chart:bar" chart:style-name="ch1">
        <chart:legend chart:legend-position="end" svg:x="14.1cm" svg:y="3.953cm" style:legend-expansion="high" chart:style-name="ch2"/>
        <chart:plot-area chart:style-name="ch3" table:cell-range-address="Sheet1.C17:Sheet1.L17 Sheet1.A1:Sheet1.A1 Sheet1.C22:Sheet1.L23" chart:data-source-has-labels="both" svg:x="0.319cm" svg:y="0.18cm" svg:width="13.462cm" svg:height="8.642cm">
          <chartooo:coordinate-region svg:x="0.755cm" svg:y="0.379cm" svg:width="13.026cm" svg:height="7.796cm"/>
          <chart:axis chart:dimension="x" chart:name="primary-x" chart:style-name="ch4" chartooo:axis-type="auto">
            <chartooo:date-scale/>
            <chart:categories table:cell-range-address="Sheet1.C17:Sheet1.L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2:Sheet1.L22" chart:label-cell-address="Sheet1.A1:Sheet1.A1" chart:class="chart:bar">
            <chart:data-point chart:repeated="10"/>
          </chart:series>
          <chart:series chart:style-name="ch8" chart:values-cell-range-address="Sheet1.C23:Sheet1.L23" chart:label-cell-address="Sheet1.A1:Sheet1.A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T</text:p>
                <draw:g>
                  <svg:desc>Sheet1.C17:Sheet1.L17</svg:desc>
                </draw:g>
              </table:table-cell>
              <table:table-cell office:value-type="string">
                <text:p>CG</text:p>
              </table:table-cell>
              <table:table-cell office:value-type="string">
                <text:p>DC</text:p>
              </table:table-cell>
              <table:table-cell office:value-type="string">
                <text:p>EP</text:p>
              </table:table-cell>
              <table:table-cell office:value-type="string">
                <text:p>FT</text:p>
              </table:table-cell>
              <table:table-cell office:value-type="string">
                <text:p>IS</text:p>
              </table:table-cell>
              <table:table-cell office:value-type="string">
                <text:p>LU</text:p>
              </table:table-cell>
              <table:table-cell office:value-type="string">
                <text:p>MG</text:p>
              </table:table-cell>
              <table:table-cell office:value-type="string">
                <text:p>SP</text:p>
              </table:table-cell>
              <table:table-cell office:value-type="string">
                <text:p>UA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float" office:value="5.14949076471604">
                <text:p>5.14949076471604</text:p>
                <draw:g>
                  <svg:desc>Sheet1.C22:Sheet1.L22</svg:desc>
                </draw:g>
              </table:table-cell>
              <table:table-cell office:value-type="float" office:value="2.64496197718631">
                <text:p>2.644961977186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05893186003683">
                <text:p>3.05893186003683</text:p>
              </table:table-cell>
              <table:table-cell office:value-type="float" office:value="1.02030456852792">
                <text:p>1.02030456852792</text:p>
              </table:table-cell>
              <table:table-cell office:value-type="float" office:value="1.50989948218093">
                <text:p>1.50989948218093</text:p>
              </table:table-cell>
              <table:table-cell office:value-type="float" office:value="1.09882005899705">
                <text:p>1.09882005899705</text:p>
              </table:table-cell>
              <table:table-cell office:value-type="float" office:value="4.12310258548791">
                <text:p>4.12310258548791</text:p>
              </table:table-cell>
              <table:table-cell office:value-type="float" office:value="2.22830992583241">
                <text:p>2.22830992583241</text:p>
              </table:table-cell>
            </table:table-row>
            <table:table-row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float" office:value="5.07675289312458">
                <text:p>5.07675289312458</text:p>
                <draw:g>
                  <svg:desc>Sheet1.C23:Sheet1.L23</svg:desc>
                </draw:g>
              </table:table-cell>
              <table:table-cell office:value-type="float" office:value="3.20011500862565">
                <text:p>3.20011500862565</text:p>
              </table:table-cell>
              <table:table-cell office:value-type="float" office:value="2.37814320760503">
                <text:p>2.37814320760503</text:p>
              </table:table-cell>
              <table:table-cell office:value-type="float" office:value="3.50259965337955">
                <text:p>3.50259965337955</text:p>
              </table:table-cell>
              <table:table-cell office:value-type="float" office:value="2.77759197324415">
                <text:p>2.77759197324415</text:p>
              </table:table-cell>
              <table:table-cell office:value-type="float" office:value="2.29277566539924">
                <text:p>2.29277566539924</text:p>
              </table:table-cell>
              <table:table-cell office:value-type="float" office:value="1.73351984612695">
                <text:p>1.73351984612695</text:p>
              </table:table-cell>
              <table:table-cell office:value-type="float" office:value="1.38026864289023">
                <text:p>1.38026864289023</text:p>
              </table:table-cell>
              <table:table-cell office:value-type="float" office:value="3.21807056372868">
                <text:p>3.21807056372868</text:p>
              </table:table-cell>
              <table:table-cell office:value-type="float" office:value="2.35346666666667">
                <text:p>2.3534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svg:stroke-color="#3465a4" draw:fill-color="#808080" draw:fill-gradient-name="Pastel_5f_20_5f_Bouquet" draw:fill-hatch-name="Black_5f_20_5f_45_5f_20_5f_Degrees" draw:fill-image-name="ChartBitmap_20_15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2">
      <style:chart-properties chart:link-data-style-to-source="true"/>
      <style:graphic-properties draw:stroke="none" draw:fill="hatch" draw:fill-color="#ff420e" draw:fill-hatch-name="Black_20_90_20_Degrees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="hatch" draw:fill-color="#ffd320" draw:fill-hatch-name="Black_20_90_20_Degrees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="hatch" draw:fill-color="#579d1c" draw:fill-hatch-name="Black_20_90_20_Degrees" draw:fill-image-name="ChartBitmap_20_19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="hatch" draw:fill-color="#7e0021" draw:fill-hatch-name="Black_20_-45_20_Degrees" draw:opacity="50%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="hatch" draw:fill-color="#83caff" draw:fill-hatch-name="Black_20_-45_20_Degrees" draw:opacity="50%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="hatch" draw:fill-hatch-name="Red_20_Crossed_20_45_20_Degrees" draw:fill-image-name="ChartBitmap_20_5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="hatch" draw:fill-color="#aecf00" draw:fill-hatch-name="Black_20_-45_20_Degrees" draw:opacity="50%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9.67cm" svg:height="14.345cm" xlink:href=".." xlink:type="simple" chart:class="chart:bar" chart:style-name="ch1">
        <chart:legend chart:legend-position="end" svg:x="26.851cm" svg:y="5.13cm" style:legend-expansion="high" chart:style-name="ch2"/>
        <chart:plot-area chart:style-name="ch3" table:cell-range-address="B.I3:B.R11" chart:data-source-has-labels="both" svg:x="1.604cm" svg:y="0.286cm" svg:width="24.654cm" svg:height="13.773cm">
          <chartooo:coordinate-region svg:x="2.887cm" svg:y="0.485cm" svg:width="23.371cm" svg:height="12.927cm"/>
          <chart:axis chart:dimension="x" chart:name="primary-x" chart:style-name="ch4" chartooo:axis-type="auto">
            <chartooo:date-scale/>
            <chart:categories table:cell-range-address="B.I3:B.R3"/>
          </chart:axis>
          <chart:axis chart:dimension="y" chart:name="primary-y" chart:style-name="ch5">
            <chart:title svg:x="0.451cm" svg:y="9.306cm" chart:style-name="ch6">
              <text:p>benchmark running time, sec</text:p>
            </chart:title>
            <chart:grid chart:style-name="ch7" chart:class="major"/>
          </chart:axis>
          <chart:series chart:style-name="ch8" chart:values-cell-range-address="B.I4:B.R4" loext:label-string="serial" chart:class="chart:bar">
            <chart:data-point chart:repeated="2"/>
            <chart:data-point chart:style-name="ch9"/>
            <chart:data-point chart:repeated="7"/>
          </chart:series>
          <chart:series chart:style-name="ch10" chart:values-cell-range-address="B.I5:B.R5" loext:label-string="vec" chart:class="chart:bar">
            <chart:data-point chart:repeated="10"/>
          </chart:series>
          <chart:series chart:style-name="ch11" chart:values-cell-range-address="B.I6:B.R6" loext:label-string="par" chart:class="chart:bar">
            <chart:data-point chart:repeated="10"/>
          </chart:series>
          <chart:series chart:style-name="ch12" chart:values-cell-range-address="B.I7:B.R7" loext:label-string="vec_par" chart:class="chart:bar">
            <chart:data-point chart:repeated="10"/>
          </chart:series>
          <chart:series chart:style-name="ch13" chart:values-cell-range-address="B.I8:B.R8" loext:label-string="vec_omp" chart:class="chart:bar">
            <chart:data-point chart:repeated="10"/>
          </chart:series>
          <chart:series chart:style-name="ch14" chart:values-cell-range-address="B.I9:B.R9" loext:label-string="par_omp" chart:class="chart:bar">
            <chart:data-point chart:repeated="10"/>
          </chart:series>
          <chart:series chart:style-name="ch15" chart:values-cell-range-address="B.I10:B.R10" loext:label-string="omp" chart:class="chart:bar">
            <chart:data-point chart:repeated="10"/>
          </chart:series>
          <chart:series chart:style-name="ch16" chart:values-cell-range-address="B.I11:B.R11" loext:label-string="vec_par_omp" chart:class="chart:bar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</table:table-cell>
              <table:table-cell office:value-type="string">
                <text:p>vec</text:p>
              </table:table-cell>
              <table:table-cell office:value-type="string">
                <text:p>par</text:p>
              </table:table-cell>
              <table:table-cell office:value-type="string">
                <text:p>vec_par</text:p>
              </table:table-cell>
              <table:table-cell office:value-type="string">
                <text:p>vec_omp</text:p>
              </table:table-cell>
              <table:table-cell office:value-type="string">
                <text:p>par_omp</text:p>
              </table:table-cell>
              <table:table-cell office:value-type="string">
                <text:p>omp</text:p>
              </table:table-cell>
              <table:table-cell office:value-type="string">
                <text:p>vec_par_omp</text:p>
              </table:table-cell>
            </table:table-row>
          </table:table-header-rows>
          <table:table-rows>
            <table:table-row>
              <table:table-cell office:value-type="string">
                <text:p>BT</text:p>
                <draw:g>
                  <svg:desc>B.I3:B.R3</svg:desc>
                </draw:g>
              </table:table-cell>
              <table:table-cell office:value-type="float" office:value="202.579666666667">
                <text:p>202.579666666667</text:p>
                <draw:g>
                  <svg:desc>B.I4:B.R4</svg:desc>
                </draw:g>
              </table:table-cell>
              <table:table-cell office:value-type="float" office:value="182.315">
                <text:p>182.315</text:p>
                <draw:g>
                  <svg:desc>B.I5:B.R5</svg:desc>
                </draw:g>
              </table:table-cell>
              <table:table-cell office:value-type="float" office:value="618.399">
                <text:p>618.399</text:p>
                <draw:g>
                  <svg:desc>B.I6:B.R6</svg:desc>
                </draw:g>
              </table:table-cell>
              <table:table-cell office:value-type="float" office:value="702.572">
                <text:p>702.572</text:p>
                <draw:g>
                  <svg:desc>B.I7:B.R7</svg:desc>
                </draw:g>
              </table:table-cell>
              <table:table-cell office:value-type="float" office:value="94.0133333333333">
                <text:p>94.0133333333333</text:p>
                <draw:g>
                  <svg:desc>B.I8:B.R8</svg:desc>
                </draw:g>
              </table:table-cell>
              <table:table-cell office:value-type="float" office:value="95.823">
                <text:p>95.823</text:p>
                <draw:g>
                  <svg:desc>B.I9:B.R9</svg:desc>
                </draw:g>
              </table:table-cell>
              <table:table-cell office:value-type="float" office:value="96.0013333333333">
                <text:p>96.0013333333333</text:p>
                <draw:g>
                  <svg:desc>B.I10:B.R10</svg:desc>
                </draw:g>
              </table:table-cell>
              <table:table-cell office:value-type="float" office:value="92.262">
                <text:p>92.262</text:p>
                <draw:g>
                  <svg:desc>B.I11:B.R11</svg:desc>
                </draw:g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67.0616666666667">
                <text:p>67.0616666666667</text:p>
              </table:table-cell>
              <table:table-cell office:value-type="float" office:value="65.4883333333333">
                <text:p>65.4883333333333</text:p>
              </table:table-cell>
              <table:table-cell office:value-type="float" office:value="57.4493333333333">
                <text:p>57.4493333333333</text:p>
              </table:table-cell>
              <table:table-cell office:value-type="float" office:value="56.427">
                <text:p>56.427</text:p>
              </table:table-cell>
              <table:table-cell office:value-type="float" office:value="34.9856666666667">
                <text:p>34.9856666666667</text:p>
              </table:table-cell>
              <table:table-cell office:value-type="float" office:value="37.5466666666667">
                <text:p>37.5466666666667</text:p>
              </table:table-cell>
              <table:table-cell office:value-type="float" office:value="37.9343333333333">
                <text:p>37.9343333333333</text:p>
              </table:table-cell>
              <table:table-cell office:value-type="float" office:value="34.2506666666667">
                <text:p>34.2506666666667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598.384666666667">
                <text:p>598.384666666667</text:p>
              </table:table-cell>
              <table:table-cell office:value-type="float" office:value="566.042333333333">
                <text:p>566.042333333333</text:p>
              </table:table-cell>
              <table:table-cell office:value-type="float" office:value="561.762333333333">
                <text:p>561.762333333333</text:p>
              </table:table-cell>
              <table:table-cell office:value-type="float" office:value="556.578333333333">
                <text:p>556.578333333333</text:p>
              </table:table-cell>
              <table:table-cell office:value-type="float" office:value="258.545">
                <text:p>258.545</text:p>
              </table:table-cell>
              <table:table-cell office:value-type="float" office:value="259.770666666667">
                <text:p>259.770666666667</text:p>
              </table:table-cell>
              <table:table-cell office:value-type="float" office:value="269.533666666667">
                <text:p>269.533666666667</text:p>
              </table:table-cell>
              <table:table-cell office:value-type="float" office:value="262.011">
                <text:p>262.011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72.3716666666667">
                <text:p>72.3716666666667</text:p>
              </table:table-cell>
              <table:table-cell office:value-type="float" office:value="71.8246666666667">
                <text:p>71.8246666666667</text:p>
              </table:table-cell>
              <table:table-cell office:value-type="float" office:value="72.0466666666667">
                <text:p>72.0466666666667</text:p>
              </table:table-cell>
              <table:table-cell office:value-type="float" office:value="72.189">
                <text:p>72.189</text:p>
              </table:table-cell>
              <table:table-cell office:value-type="float" office:value="22.3146666666667">
                <text:p>22.3146666666667</text:p>
              </table:table-cell>
              <table:table-cell office:value-type="float" office:value="22.3206666666667">
                <text:p>22.3206666666667</text:p>
              </table:table-cell>
              <table:table-cell office:value-type="float" office:value="22.914">
                <text:p>22.914</text:p>
              </table:table-cell>
              <table:table-cell office:value-type="float" office:value="24.129">
                <text:p>24.129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44.1713333333333">
                <text:p>44.1713333333333</text:p>
              </table:table-cell>
              <table:table-cell office:value-type="float" office:value="42.805">
                <text:p>42.805</text:p>
              </table:table-cell>
              <table:table-cell office:value-type="float" office:value="43.1773333333333">
                <text:p>43.1773333333333</text:p>
              </table:table-cell>
              <table:table-cell office:value-type="float" office:value="42.9236666666667">
                <text:p>42.9236666666667</text:p>
              </table:table-cell>
              <table:table-cell office:value-type="float" office:value="19.3073333333333">
                <text:p>19.3073333333333</text:p>
              </table:table-cell>
              <table:table-cell office:value-type="float" office:value="20.1136666666667">
                <text:p>20.1136666666667</text:p>
              </table:table-cell>
              <table:table-cell office:value-type="float" office:value="20.1403333333333">
                <text:p>20.1403333333333</text:p>
              </table:table-cell>
              <table:table-cell office:value-type="float" office:value="20.7746666666667">
                <text:p>20.7746666666667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6.02333333333333">
                <text:p>6.02333333333333</text:p>
              </table:table-cell>
              <table:table-cell office:value-type="float" office:value="5.82766666666667">
                <text:p>5.82766666666667</text:p>
              </table:table-cell>
              <table:table-cell office:value-type="float" office:value="5.88">
                <text:p>5.88</text:p>
              </table:table-cell>
              <table:table-cell office:value-type="float" office:value="5.89266666666667">
                <text:p>5.89266666666667</text:p>
              </table:table-cell>
              <table:table-cell office:value-type="float" office:value="2.16033333333333">
                <text:p>2.16033333333333</text:p>
              </table:table-cell>
              <table:table-cell office:value-type="float" office:value="2.39">
                <text:p>2.39</text:p>
              </table:table-cell>
              <table:table-cell office:value-type="float" office:value="2.26633333333333">
                <text:p>2.26633333333333</text:p>
              </table:table-cell>
              <table:table-cell office:value-type="float" office:value="2.21766666666667">
                <text:p>2.21766666666667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47.289">
                <text:p>147.289</text:p>
              </table:table-cell>
              <table:table-cell office:value-type="float" office:value="128.116666666667">
                <text:p>128.116666666667</text:p>
              </table:table-cell>
              <table:table-cell office:value-type="float" office:value="160.92">
                <text:p>160.92</text:p>
              </table:table-cell>
              <table:table-cell office:value-type="float" office:value="145.482333333333">
                <text:p>145.482333333333</text:p>
              </table:table-cell>
              <table:table-cell office:value-type="float" office:value="156.427333333333">
                <text:p>156.427333333333</text:p>
              </table:table-cell>
              <table:table-cell office:value-type="float" office:value="142.007">
                <text:p>142.007</text:p>
              </table:table-cell>
              <table:table-cell office:value-type="float" office:value="141.987333333333">
                <text:p>141.987333333333</text:p>
              </table:table-cell>
              <table:table-cell office:value-type="float" office:value="152.315333333333">
                <text:p>152.315333333333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6.18766666666667">
                <text:p>6.18766666666667</text:p>
              </table:table-cell>
              <table:table-cell office:value-type="float" office:value="5.14933333333333">
                <text:p>5.14933333333333</text:p>
              </table:table-cell>
              <table:table-cell office:value-type="float" office:value="6.72266666666667">
                <text:p>6.72266666666667</text:p>
              </table:table-cell>
              <table:table-cell office:value-type="float" office:value="5.124">
                <text:p>5.124</text:p>
              </table:table-cell>
              <table:table-cell office:value-type="float" office:value="4.33733333333333">
                <text:p>4.33733333333333</text:p>
              </table:table-cell>
              <table:table-cell office:value-type="float" office:value="4.18666666666667">
                <text:p>4.18666666666667</text:p>
              </table:table-cell>
              <table:table-cell office:value-type="float" office:value="3.702">
                <text:p>3.702</text:p>
              </table:table-cell>
              <table:table-cell office:value-type="float" office:value="4.462">
                <text:p>4.462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109.967">
                <text:p>109.967</text:p>
              </table:table-cell>
              <table:table-cell office:value-type="float" office:value="91.664">
                <text:p>91.664</text:p>
              </table:table-cell>
              <table:table-cell office:value-type="float" office:value="152.590333333333">
                <text:p>152.590333333333</text:p>
              </table:table-cell>
              <table:table-cell office:value-type="float" office:value="159.395666666667">
                <text:p>159.395666666667</text:p>
              </table:table-cell>
              <table:table-cell office:value-type="float" office:value="83.9466666666667">
                <text:p>83.9466666666667</text:p>
              </table:table-cell>
              <table:table-cell office:value-type="float" office:value="79.0796666666667">
                <text:p>79.0796666666667</text:p>
              </table:table-cell>
              <table:table-cell office:value-type="float" office:value="80.167">
                <text:p>80.167</text:p>
              </table:table-cell>
              <table:table-cell office:value-type="float" office:value="80.6046666666667">
                <text:p>80.6046666666667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82.0163333333333">
                <text:p>82.0163333333333</text:p>
              </table:table-cell>
              <table:table-cell office:value-type="float" office:value="67.1966666666667">
                <text:p>67.1966666666667</text:p>
              </table:table-cell>
              <table:table-cell office:value-type="float" office:value="238.62">
                <text:p>238.62</text:p>
              </table:table-cell>
              <table:table-cell office:value-type="float" office:value="223.906666666667">
                <text:p>223.906666666667</text:p>
              </table:table-cell>
              <table:table-cell office:value-type="float" office:value="132.215333333333">
                <text:p>132.215333333333</text:p>
              </table:table-cell>
              <table:table-cell office:value-type="float" office:value="118.199666666667">
                <text:p>118.199666666667</text:p>
              </table:table-cell>
              <table:table-cell office:value-type="float" office:value="122.598">
                <text:p>122.598</text:p>
              </table:table-cell>
              <table:table-cell office:value-type="float" office:value="118.234">
                <text:p>118.2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90_20_Degrees" draw:display-name="Black 90 Degrees" draw:style="single" draw:color="#000000" draw:distance="0.102cm" draw:rotation="900"/>
    <draw:hatch draw:name="Red_20_Crossed_20_45_20_Degrees" draw:display-name="Red Crossed 45 Degrees" draw:style="double" draw:color="#800000" draw:distance="0.076cm" draw:rotation="450"/>
    <draw:fill-image draw:name="_35__20_Percent" draw:display-name="5 Percent" xlink:href="Pictures/10000000000000080000000801229F29E3D7B329.png" xlink:type="simple" xlink:show="embed" xlink:actuate="onLoad"/>
    <draw:fill-image draw:name="_37_5_20_Percent" draw:display-name="75 Percent" xlink:href="Pictures/1000000000000008000000080E88C45F35659F4F.png" xlink:type="simple" xlink:show="embed" xlink:actuate="onLoad"/>
    <draw:fill-image draw:name="ChartBitmap_20_1" draw:display-name="ChartBitmap 1" xlink:href="Pictures/100000000000000800000008345C4A82037CA13E.png" xlink:type="simple" xlink:show="embed" xlink:actuate="onLoad"/>
    <draw:fill-image draw:name="ChartBitmap_20_10" draw:display-name="ChartBitmap 10" xlink:href="Pictures/10000000000000080000000801229F29E3D7B329.png" xlink:type="simple" xlink:show="embed" xlink:actuate="onLoad"/>
    <draw:fill-image draw:name="ChartBitmap_20_11" draw:display-name="ChartBitmap 11" xlink:href="Pictures/10000000000000080000000801229F29E3D7B329.png" xlink:type="simple" xlink:show="embed" xlink:actuate="onLoad"/>
    <draw:fill-image draw:name="ChartBitmap_20_12" draw:display-name="ChartBitmap 12" xlink:href="Pictures/10000000000000080000000801229F29E3D7B329.png" xlink:type="simple" xlink:show="embed" xlink:actuate="onLoad"/>
    <draw:fill-image draw:name="ChartBitmap_20_13" draw:display-name="ChartBitmap 13" xlink:href="Pictures/10000000000000080000000801229F29E3D7B329.png" xlink:type="simple" xlink:show="embed" xlink:actuate="onLoad"/>
    <draw:fill-image draw:name="ChartBitmap_20_14" draw:display-name="ChartBitmap 14" xlink:href="Pictures/10000000000000080000000801229F29E3D7B329.png" xlink:type="simple" xlink:show="embed" xlink:actuate="onLoad"/>
    <draw:fill-image draw:name="ChartBitmap_20_15" draw:display-name="ChartBitmap 15" xlink:href="Pictures/10000000000000080000000801229F29E3D7B329.png" xlink:type="simple" xlink:show="embed" xlink:actuate="onLoad"/>
    <draw:fill-image draw:name="ChartBitmap_20_16" draw:display-name="ChartBitmap 16" xlink:href="Pictures/10000000000000080000000801229F29E3D7B329.png" xlink:type="simple" xlink:show="embed" xlink:actuate="onLoad"/>
    <draw:fill-image draw:name="ChartBitmap_20_17" draw:display-name="ChartBitmap 17" xlink:href="Pictures/10000000000000080000000801229F29E3D7B329.png" xlink:type="simple" xlink:show="embed" xlink:actuate="onLoad"/>
    <draw:fill-image draw:name="ChartBitmap_20_18" draw:display-name="ChartBitmap 18" xlink:href="Pictures/100000000000020000000200DDAF2E92878CDE27.jpg" xlink:type="simple" xlink:show="embed" xlink:actuate="onLoad"/>
    <draw:fill-image draw:name="ChartBitmap_20_19" draw:display-name="ChartBitmap 19" xlink:href="Pictures/100000000000020000000200DDAF2E92878CDE27.jpg" xlink:type="simple" xlink:show="embed" xlink:actuate="onLoad"/>
    <draw:fill-image draw:name="ChartBitmap_20_2" draw:display-name="ChartBitmap 2" xlink:href="Pictures/100000000000000800000008345C4A82037CA13E.png" xlink:type="simple" xlink:show="embed" xlink:actuate="onLoad"/>
    <draw:fill-image draw:name="ChartBitmap_20_3" draw:display-name="ChartBitmap 3" xlink:href="Pictures/100000000000000800000008345C4A82037CA13E.png" xlink:type="simple" xlink:show="embed" xlink:actuate="onLoad"/>
    <draw:fill-image draw:name="ChartBitmap_20_4" draw:display-name="ChartBitmap 4" xlink:href="Pictures/100000000000000800000008345C4A82037CA13E.png" xlink:type="simple" xlink:show="embed" xlink:actuate="onLoad"/>
    <draw:fill-image draw:name="ChartBitmap_20_5" draw:display-name="ChartBitmap 5" xlink:href="Pictures/100000000000000800000008345C4A82037CA13E.png" xlink:type="simple" xlink:show="embed" xlink:actuate="onLoad"/>
    <draw:fill-image draw:name="ChartBitmap_20_6" draw:display-name="ChartBitmap 6" xlink:href="Pictures/100000000000000800000008345C4A82037CA13E.png" xlink:type="simple" xlink:show="embed" xlink:actuate="onLoad"/>
    <draw:fill-image draw:name="ChartBitmap_20_7" draw:display-name="ChartBitmap 7" xlink:href="Pictures/10000000000000080000000801229F29E3D7B329.png" xlink:type="simple" xlink:show="embed" xlink:actuate="onLoad"/>
    <draw:fill-image draw:name="ChartBitmap_20_8" draw:display-name="ChartBitmap 8" xlink:href="Pictures/10000000000000080000000801229F29E3D7B329.png" xlink:type="simple" xlink:show="embed" xlink:actuate="onLoad"/>
    <draw:fill-image draw:name="ChartBitmap_20_9" draw:display-name="ChartBitmap 9" xlink:href="Pictures/100000000000020000000200DDAF2E92878CDE27.jpg" xlink:type="simple" xlink:show="embed" xlink:actuate="onLoad"/>
    <draw:fill-image draw:name="Dark_20_Horizontal" draw:display-name="Dark Horizontal" xlink:href="Pictures/10000000000000080000000821F865BC9B5F1138.png" xlink:type="simple" xlink:show="embed" xlink:actuate="onLoad"/>
    <draw:fill-image draw:name="Large_20_Checker_20_Board" draw:display-name="Large Checker Board" xlink:href="Pictures/100000000000000800000008EA22DF164646B1DA.png" xlink:type="simple" xlink:show="embed" xlink:actuate="onLoad"/>
    <draw:fill-image draw:name="Maple_20_Leaves" draw:display-name="Maple Leaves" xlink:href="Pictures/100000000000020000000200F809AD1079E33802.jpg" xlink:type="simple" xlink:show="embed" xlink:actuate="onLoad"/>
    <draw:fill-image draw:name="Painted_20_White" draw:display-name="Painted White" xlink:href="Pictures/10000000000002000000020078E0C5CCAA3328BC.jpg" xlink:type="simple" xlink:show="embed" xlink:actuate="onLoad"/>
    <draw:fill-image draw:name="Small_20_Checker_20_Board" draw:display-name="Small Checker Board" xlink:href="Pictures/100000000000000800000008345C4A82037CA13E.png" xlink:type="simple" xlink:show="embed" xlink:actuate="onLoad"/>
    <draw:fill-image draw:name="Zebra" xlink:href="Pictures/100000000000020000000200DDAF2E92878CDE27.jpg" xlink:type="simple" xlink:show="embed" xlink:actuate="onLoad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8.927cm" svg:height="14.955cm" xlink:href=".." xlink:type="simple" chart:class="chart:bar" chart:style-name="ch1">
        <chart:title svg:x="12.448cm" svg:y="0.435cm" chart:style-name="ch2">
          <text:p>Benchmark runtime</text:p>
        </chart:title>
        <chart:legend chart:legend-position="end" svg:x="26.108cm" svg:y="5.435cm" style:legend-expansion="high" chart:style-name="ch3"/>
        <chart:plot-area chart:style-name="ch4" table:cell-range-address="C.I2:C.Q10" chart:data-source-has-labels="both" svg:x="1.589cm" svg:y="1.513cm" svg:width="23.941cm" svg:height="12.162cm">
          <chartooo:coordinate-region svg:x="3.057cm" svg:y="1.712cm" svg:width="22.473cm" svg:height="11.316cm"/>
          <chart:axis chart:dimension="x" chart:name="primary-x" chart:style-name="ch5" chartooo:axis-type="auto">
            <chartooo:date-scale/>
            <chart:title svg:x="12.695cm" svg:y="13.974cm" chart:style-name="ch6">
              <text:p>benchmark</text:p>
            </chart:title>
            <chart:categories table:cell-range-address="C.I2:C.Q2"/>
          </chart:axis>
          <chart:axis chart:dimension="y" chart:name="primary-y" chart:style-name="ch7">
            <chart:title svg:x="0.451cm" svg:y="8.524cm" chart:style-name="ch8">
              <text:p>runtime, sec</text:p>
            </chart:title>
            <chart:grid chart:style-name="ch9" chart:class="major"/>
          </chart:axis>
          <chart:series chart:style-name="ch10" chart:values-cell-range-address="C.I3:C.Q3" loext:label-string="serial" chart:class="chart:bar">
            <chart:data-point chart:repeated="9"/>
          </chart:series>
          <chart:series chart:style-name="ch11" chart:values-cell-range-address="C.I4:C.Q4" loext:label-string="vec" chart:class="chart:bar">
            <chart:data-point chart:repeated="9"/>
          </chart:series>
          <chart:series chart:style-name="ch12" chart:values-cell-range-address="C.I5:C.Q5" loext:label-string="par" chart:class="chart:bar">
            <chart:data-point chart:repeated="9"/>
          </chart:series>
          <chart:series chart:style-name="ch13" chart:values-cell-range-address="C.I6:C.Q6" loext:label-string="vec_par" chart:class="chart:bar">
            <chart:data-point chart:repeated="9"/>
          </chart:series>
          <chart:series chart:style-name="ch14" chart:values-cell-range-address="C.I7:C.Q7" loext:label-string="vec_omp" chart:class="chart:bar">
            <chart:data-point chart:repeated="9"/>
          </chart:series>
          <chart:series chart:style-name="ch15" chart:values-cell-range-address="C.I8:C.Q8" loext:label-string="par_omp" chart:class="chart:bar">
            <chart:data-point chart:repeated="9"/>
          </chart:series>
          <chart:series chart:style-name="ch16" chart:values-cell-range-address="C.I9:C.Q9" loext:label-string="omp" chart:class="chart:bar">
            <chart:data-point chart:repeated="9"/>
          </chart:series>
          <chart:series chart:style-name="ch17" chart:values-cell-range-address="C.I10:C.Q10" loext:label-string="vec_par_omp" chart:class="chart:bar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</table:table-cell>
              <table:table-cell office:value-type="string">
                <text:p>vec</text:p>
              </table:table-cell>
              <table:table-cell office:value-type="string">
                <text:p>par</text:p>
              </table:table-cell>
              <table:table-cell office:value-type="string">
                <text:p>vec_par</text:p>
              </table:table-cell>
              <table:table-cell office:value-type="string">
                <text:p>vec_omp</text:p>
              </table:table-cell>
              <table:table-cell office:value-type="string">
                <text:p>par_omp</text:p>
              </table:table-cell>
              <table:table-cell office:value-type="string">
                <text:p>omp</text:p>
              </table:table-cell>
              <table:table-cell office:value-type="string">
                <text:p>vec_par_omp</text:p>
              </table:table-cell>
            </table:table-row>
          </table:table-header-rows>
          <table:table-rows>
            <table:table-row>
              <table:table-cell office:value-type="string">
                <text:p>BT</text:p>
                <draw:g>
                  <svg:desc>C.I2:C.Q2</svg:desc>
                </draw:g>
              </table:table-cell>
              <table:table-cell office:value-type="float" office:value="826.472666666667">
                <text:p>826.472666666667</text:p>
                <draw:g>
                  <svg:desc>C.I3:C.Q3</svg:desc>
                </draw:g>
              </table:table-cell>
              <table:table-cell office:value-type="float" office:value="747.854666666667">
                <text:p>747.854666666667</text:p>
                <draw:g>
                  <svg:desc>C.I4:C.Q4</svg:desc>
                </draw:g>
              </table:table-cell>
              <table:table-cell office:value-type="float" office:value="1886.31466666667">
                <text:p>1886.31466666667</text:p>
                <draw:g>
                  <svg:desc>C.I5:C.Q5</svg:desc>
                </draw:g>
              </table:table-cell>
              <table:table-cell office:value-type="float" office:value="1842.42733333333">
                <text:p>1842.42733333333</text:p>
                <draw:g>
                  <svg:desc>C.I6:C.Q6</svg:desc>
                </draw:g>
              </table:table-cell>
              <table:table-cell office:value-type="float" office:value="337.978666666667">
                <text:p>337.978666666667</text:p>
                <draw:g>
                  <svg:desc>C.I7:C.Q7</svg:desc>
                </draw:g>
              </table:table-cell>
              <table:table-cell office:value-type="float" office:value="369.717666666667">
                <text:p>369.717666666667</text:p>
                <draw:g>
                  <svg:desc>C.I8:C.Q8</svg:desc>
                </draw:g>
              </table:table-cell>
              <table:table-cell office:value-type="float" office:value="349.372">
                <text:p>349.372</text:p>
                <draw:g>
                  <svg:desc>C.I9:C.Q9</svg:desc>
                </draw:g>
              </table:table-cell>
              <table:table-cell office:value-type="float" office:value="336.194">
                <text:p>336.194</text:p>
                <draw:g>
                  <svg:desc>C.I10:C.Q10</svg:desc>
                </draw:g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189.171666666667">
                <text:p>189.171666666667</text:p>
              </table:table-cell>
              <table:table-cell office:value-type="float" office:value="171.076666666667">
                <text:p>171.076666666667</text:p>
              </table:table-cell>
              <table:table-cell office:value-type="float" office:value="168.903">
                <text:p>168.903</text:p>
              </table:table-cell>
              <table:table-cell office:value-type="float" office:value="160.907333333333">
                <text:p>160.907333333333</text:p>
              </table:table-cell>
              <table:table-cell office:value-type="float" office:value="95.4613333333333">
                <text:p>95.4613333333333</text:p>
              </table:table-cell>
              <table:table-cell office:value-type="float" office:value="102.724333333333">
                <text:p>102.724333333333</text:p>
              </table:table-cell>
              <table:table-cell office:value-type="float" office:value="107.419333333333">
                <text:p>107.419333333333</text:p>
              </table:table-cell>
              <table:table-cell office:value-type="float" office:value="96.6986666666667">
                <text:p>96.6986666666667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287.163333333333">
                <text:p>287.163333333333</text:p>
              </table:table-cell>
              <table:table-cell office:value-type="float" office:value="284.891333333333">
                <text:p>284.891333333333</text:p>
              </table:table-cell>
              <table:table-cell office:value-type="float" office:value="286.102333333333">
                <text:p>286.102333333333</text:p>
              </table:table-cell>
              <table:table-cell office:value-type="float" office:value="284.922666666667">
                <text:p>284.922666666667</text:p>
              </table:table-cell>
              <table:table-cell office:value-type="float" office:value="86.888">
                <text:p>86.888</text:p>
              </table:table-cell>
              <table:table-cell office:value-type="float" office:value="90.009">
                <text:p>90.009</text:p>
              </table:table-cell>
              <table:table-cell office:value-type="float" office:value="92.32">
                <text:p>92.32</text:p>
              </table:table-cell>
              <table:table-cell office:value-type="float" office:value="86.1423333333333">
                <text:p>86.1423333333333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214.221666666667">
                <text:p>214.221666666667</text:p>
              </table:table-cell>
              <table:table-cell office:value-type="float" office:value="192.975666666667">
                <text:p>192.975666666667</text:p>
              </table:table-cell>
              <table:table-cell office:value-type="float" office:value="191.547">
                <text:p>191.547</text:p>
              </table:table-cell>
              <table:table-cell office:value-type="float" office:value="191.783666666667">
                <text:p>191.783666666667</text:p>
              </table:table-cell>
              <table:table-cell office:value-type="float" office:value="74.5473333333333">
                <text:p>74.5473333333333</text:p>
              </table:table-cell>
              <table:table-cell office:value-type="float" office:value="76.7943333333333">
                <text:p>76.7943333333333</text:p>
              </table:table-cell>
              <table:table-cell office:value-type="float" office:value="84.5106666666667">
                <text:p>84.5106666666667</text:p>
              </table:table-cell>
              <table:table-cell office:value-type="float" office:value="74.3306666666667">
                <text:p>74.3306666666667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23.555">
                <text:p>23.555</text:p>
              </table:table-cell>
              <table:table-cell office:value-type="float" office:value="23.496">
                <text:p>23.496</text:p>
              </table:table-cell>
              <table:table-cell office:value-type="float" office:value="23.6546666666667">
                <text:p>23.6546666666667</text:p>
              </table:table-cell>
              <table:table-cell office:value-type="float" office:value="23.5283333333333">
                <text:p>23.5283333333333</text:p>
              </table:table-cell>
              <table:table-cell office:value-type="float" office:value="8.284">
                <text:p>8.284</text:p>
              </table:table-cell>
              <table:table-cell office:value-type="float" office:value="8.505">
                <text:p>8.505</text:p>
              </table:table-cell>
              <table:table-cell office:value-type="float" office:value="8.70566666666667">
                <text:p>8.70566666666667</text:p>
              </table:table-cell>
              <table:table-cell office:value-type="float" office:value="8.41933333333333">
                <text:p>8.41933333333333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564.880666666667">
                <text:p>564.880666666667</text:p>
              </table:table-cell>
              <table:table-cell office:value-type="float" office:value="531.113333333333">
                <text:p>531.113333333333</text:p>
              </table:table-cell>
              <table:table-cell office:value-type="float" office:value="567.855">
                <text:p>567.855</text:p>
              </table:table-cell>
              <table:table-cell office:value-type="float" office:value="555.173333333333">
                <text:p>555.173333333333</text:p>
              </table:table-cell>
              <table:table-cell office:value-type="float" office:value="501.599">
                <text:p>501.599</text:p>
              </table:table-cell>
              <table:table-cell office:value-type="float" office:value="537.504333333333">
                <text:p>537.504333333333</text:p>
              </table:table-cell>
              <table:table-cell office:value-type="float" office:value="545.094">
                <text:p>545.094</text:p>
              </table:table-cell>
              <table:table-cell office:value-type="float" office:value="501.138">
                <text:p>501.138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54.0536666666667">
                <text:p>54.0536666666667</text:p>
              </table:table-cell>
              <table:table-cell office:value-type="float" office:value="48.564">
                <text:p>48.564</text:p>
              </table:table-cell>
              <table:table-cell office:value-type="float" office:value="55.2716666666667">
                <text:p>55.2716666666667</text:p>
              </table:table-cell>
              <table:table-cell office:value-type="float" office:value="43.454">
                <text:p>43.454</text:p>
              </table:table-cell>
              <table:table-cell office:value-type="float" office:value="30.281">
                <text:p>30.281</text:p>
              </table:table-cell>
              <table:table-cell office:value-type="float" office:value="34.2513333333333">
                <text:p>34.2513333333333</text:p>
              </table:table-cell>
              <table:table-cell office:value-type="float" office:value="29.9143333333333">
                <text:p>29.9143333333333</text:p>
              </table:table-cell>
              <table:table-cell office:value-type="float" office:value="30.035">
                <text:p>30.035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439.212333333333">
                <text:p>439.212333333333</text:p>
              </table:table-cell>
              <table:table-cell office:value-type="float" office:value="401.524666666667">
                <text:p>401.524666666667</text:p>
              </table:table-cell>
              <table:table-cell office:value-type="float" office:value="459.917666666667">
                <text:p>459.917666666667</text:p>
              </table:table-cell>
              <table:table-cell office:value-type="float" office:value="480.64">
                <text:p>480.64</text:p>
              </table:table-cell>
              <table:table-cell office:value-type="float" office:value="371.530666666667">
                <text:p>371.530666666667</text:p>
              </table:table-cell>
              <table:table-cell office:value-type="float" office:value="418.517666666667">
                <text:p>418.517666666667</text:p>
              </table:table-cell>
              <table:table-cell office:value-type="float" office:value="356.056333333333">
                <text:p>356.056333333333</text:p>
              </table:table-cell>
              <table:table-cell office:value-type="float" office:value="361.113333333333">
                <text:p>361.113333333333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324.400666666667">
                <text:p>324.400666666667</text:p>
              </table:table-cell>
              <table:table-cell office:value-type="float" office:value="272.061333333333">
                <text:p>272.061333333333</text:p>
              </table:table-cell>
              <table:table-cell office:value-type="float" office:value="780.259">
                <text:p>780.259</text:p>
              </table:table-cell>
              <table:table-cell office:value-type="float" office:value="759.449333333333">
                <text:p>759.449333333333</text:p>
              </table:table-cell>
              <table:table-cell office:value-type="float" office:value="444.166666666667">
                <text:p>444.166666666667</text:p>
              </table:table-cell>
              <table:table-cell office:value-type="float" office:value="450.545333333333">
                <text:p>450.545333333333</text:p>
              </table:table-cell>
              <table:table-cell office:value-type="float" office:value="445.713666666667">
                <text:p>445.713666666667</text:p>
              </table:table-cell>
              <table:table-cell office:value-type="float" office:value="413.808666666667">
                <text:p>413.808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187cm" svg:height="13.138cm" xlink:href=".." xlink:type="simple" chart:class="chart:bar" chart:style-name="ch1">
        <chart:legend chart:legend-position="end" svg:x="20.368cm" svg:y="4.527cm" style:legend-expansion="high" chart:style-name="ch2"/>
        <chart:plot-area chart:style-name="ch3" table:cell-range-address="S.I2:S.R10" chart:data-source-has-labels="both" svg:x="0.463cm" svg:y="0.262cm" svg:width="19.442cm" svg:height="12.614cm">
          <chartooo:coordinate-region svg:x="1.375cm" svg:y="0.462cm" svg:width="18.53cm" svg:height="11.767cm"/>
          <chart:axis chart:dimension="x" chart:name="primary-x" chart:style-name="ch4" chartooo:axis-type="auto">
            <chartooo:date-scale/>
            <chart:categories table:cell-range-address="S.I2:S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.I3:S.R3" loext:label-string="serial" chart:class="chart:bar">
            <chart:data-point chart:repeated="10"/>
          </chart:series>
          <chart:series chart:style-name="ch8" chart:values-cell-range-address="S.I4:S.R4" loext:label-string="vec" chart:class="chart:bar">
            <chart:data-point chart:repeated="10"/>
          </chart:series>
          <chart:series chart:style-name="ch9" chart:values-cell-range-address="S.I5:S.R5" loext:label-string="par" chart:class="chart:bar">
            <chart:data-point chart:repeated="10"/>
          </chart:series>
          <chart:series chart:style-name="ch10" chart:values-cell-range-address="S.I6:S.R6" loext:label-string="vec_par" chart:class="chart:bar">
            <chart:data-point chart:repeated="10"/>
          </chart:series>
          <chart:series chart:style-name="ch11" chart:values-cell-range-address="S.I7:S.R7" loext:label-string="vec_omp" chart:class="chart:bar">
            <chart:data-point chart:repeated="10"/>
          </chart:series>
          <chart:series chart:style-name="ch12" chart:values-cell-range-address="S.I8:S.R8" loext:label-string="par_omp" chart:class="chart:bar">
            <chart:data-point chart:repeated="10"/>
          </chart:series>
          <chart:series chart:style-name="ch13" chart:values-cell-range-address="S.I9:S.R9" loext:label-string="omp" chart:class="chart:bar">
            <chart:data-point chart:repeated="10"/>
          </chart:series>
          <chart:series chart:style-name="ch14" chart:values-cell-range-address="S.I10:S.R10" loext:label-string="vec_par_omp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</table:table-cell>
              <table:table-cell office:value-type="string">
                <text:p>vec</text:p>
              </table:table-cell>
              <table:table-cell office:value-type="string">
                <text:p>par</text:p>
              </table:table-cell>
              <table:table-cell office:value-type="string">
                <text:p>vec_par</text:p>
              </table:table-cell>
              <table:table-cell office:value-type="string">
                <text:p>vec_omp</text:p>
              </table:table-cell>
              <table:table-cell office:value-type="string">
                <text:p>par_omp</text:p>
              </table:table-cell>
              <table:table-cell office:value-type="string">
                <text:p>omp</text:p>
              </table:table-cell>
              <table:table-cell office:value-type="string">
                <text:p>vec_par_omp</text:p>
              </table:table-cell>
            </table:table-row>
          </table:table-header-rows>
          <table:table-rows>
            <table:table-row>
              <table:table-cell office:value-type="string">
                <text:p>BT</text:p>
                <draw:g>
                  <svg:desc>S.I2:S.R2</svg:desc>
                </draw:g>
              </table:table-cell>
              <table:table-cell office:value-type="float" office:value="0.0563333333333333">
                <text:p>0.0563333333333333</text:p>
                <draw:g>
                  <svg:desc>S.I3:S.R3</svg:desc>
                </draw:g>
              </table:table-cell>
              <table:table-cell office:value-type="float" office:value="0.053">
                <text:p>0.053</text:p>
                <draw:g>
                  <svg:desc>S.I4:S.R4</svg:desc>
                </draw:g>
              </table:table-cell>
              <table:table-cell office:value-type="float" office:value="0.121666666666667">
                <text:p>0.121666666666667</text:p>
                <draw:g>
                  <svg:desc>S.I5:S.R5</svg:desc>
                </draw:g>
              </table:table-cell>
              <table:table-cell office:value-type="float" office:value="0.156333333333333">
                <text:p>0.156333333333333</text:p>
                <draw:g>
                  <svg:desc>S.I6:S.R6</svg:desc>
                </draw:g>
              </table:table-cell>
              <table:table-cell office:value-type="float" office:value="0.0653333333333333">
                <text:p>0.0653333333333333</text:p>
                <draw:g>
                  <svg:desc>S.I7:S.R7</svg:desc>
                </draw:g>
              </table:table-cell>
              <table:table-cell office:value-type="float" office:value="0.0993333333333333">
                <text:p>0.0993333333333333</text:p>
                <draw:g>
                  <svg:desc>S.I8:S.R8</svg:desc>
                </draw:g>
              </table:table-cell>
              <table:table-cell office:value-type="float" office:value="0.105333333333333">
                <text:p>0.105333333333333</text:p>
                <draw:g>
                  <svg:desc>S.I9:S.R9</svg:desc>
                </draw:g>
              </table:table-cell>
              <table:table-cell office:value-type="float" office:value="0.07">
                <text:p>0.07</text:p>
                <draw:g>
                  <svg:desc>S.I10:S.R10</svg:desc>
                </draw:g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0.0376666666666667">
                <text:p>0.0376666666666667</text:p>
              </table:table-cell>
              <table:table-cell office:value-type="float" office:value="0.0316666666666667">
                <text:p>0.0316666666666667</text:p>
              </table:table-cell>
              <table:table-cell office:value-type="float" office:value="0.0813333333333333">
                <text:p>0.0813333333333333</text:p>
              </table:table-cell>
              <table:table-cell office:value-type="float" office:value="0.0453333333333333">
                <text:p>0.0453333333333333</text:p>
              </table:table-cell>
              <table:table-cell office:value-type="float" office:value="0.0656666666666667">
                <text:p>0.0656666666666667</text:p>
              </table:table-cell>
              <table:table-cell office:value-type="float" office:value="0.0743333333333333">
                <text:p>0.0743333333333333</text:p>
              </table:table-cell>
              <table:table-cell office:value-type="float" office:value="0.150666666666667">
                <text:p>0.150666666666667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0.0536666666666667">
                <text:p>0.0536666666666667</text:p>
              </table:table-cell>
              <table:table-cell office:value-type="float" office:value="0.053">
                <text:p>0.053</text:p>
              </table:table-cell>
              <table:table-cell office:value-type="float" office:value="0.0523333333333333">
                <text:p>0.0523333333333333</text:p>
              </table:table-cell>
              <table:table-cell office:value-type="float" office:value="0.05">
                <text:p>0.05</text:p>
              </table:table-cell>
              <table:table-cell office:value-type="float" office:value="0.0703333333333333">
                <text:p>0.0703333333333333</text:p>
              </table:table-cell>
              <table:table-cell office:value-type="float" office:value="0.0716666666666667">
                <text:p>0.0716666666666667</text:p>
              </table:table-cell>
              <table:table-cell office:value-type="float" office:value="0.0746666666666667">
                <text:p>0.0746666666666667</text:p>
              </table:table-cell>
              <table:table-cell office:value-type="float" office:value="0.0733333333333334">
                <text:p>0.0733333333333334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1.12333333333333">
                <text:p>1.12333333333333</text:p>
              </table:table-cell>
              <table:table-cell office:value-type="float" office:value="1.13266666666667">
                <text:p>1.13266666666667</text:p>
              </table:table-cell>
              <table:table-cell office:value-type="float" office:value="1.174">
                <text:p>1.174</text:p>
              </table:table-cell>
              <table:table-cell office:value-type="float" office:value="1.128">
                <text:p>1.128</text:p>
              </table:table-cell>
              <table:table-cell office:value-type="float" office:value="0.444333333333333">
                <text:p>0.444333333333333</text:p>
              </table:table-cell>
              <table:table-cell office:value-type="float" office:value="0.522666666666667">
                <text:p>0.522666666666667</text:p>
              </table:table-cell>
              <table:table-cell office:value-type="float" office:value="0.497666666666667">
                <text:p>0.497666666666667</text:p>
              </table:table-cell>
              <table:table-cell office:value-type="float" office:value="0.466333333333333">
                <text:p>0.466333333333333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0.112">
                <text:p>0.112</text:p>
              </table:table-cell>
              <table:table-cell office:value-type="float" office:value="0.107666666666667">
                <text:p>0.107666666666667</text:p>
              </table:table-cell>
              <table:table-cell office:value-type="float" office:value="0.139">
                <text:p>0.139</text:p>
              </table:table-cell>
              <table:table-cell office:value-type="float" office:value="0.126666666666667">
                <text:p>0.126666666666667</text:p>
              </table:table-cell>
              <table:table-cell office:value-type="float" office:value="0.069">
                <text:p>0.069</text:p>
              </table:table-cell>
              <table:table-cell office:value-type="float" office:value="0.104">
                <text:p>0.104</text:p>
              </table:table-cell>
              <table:table-cell office:value-type="float" office:value="0.112333333333333">
                <text:p>0.11233333333333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426666666666667">
                <text:p>0.0426666666666667</text:p>
              </table:table-cell>
              <table:table-cell office:value-type="float" office:value="0.0396666666666667">
                <text:p>0.0396666666666667</text:p>
              </table:table-cell>
              <table:table-cell office:value-type="float" office:value="0.0653333333333333">
                <text:p>0.0653333333333333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42">
                <text:p>0.042</text:p>
              </table:table-cell>
              <table:table-cell office:value-type="float" office:value="0.0763333333333333">
                <text:p>0.0763333333333333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633333333333333">
                <text:p>0.0633333333333333</text:p>
              </table:table-cell>
              <table:table-cell office:value-type="float" office:value="0.11">
                <text:p>0.11</text:p>
              </table:table-cell>
              <table:table-cell office:value-type="float" office:value="1.29233333333333">
                <text:p>1.29233333333333</text:p>
              </table:table-cell>
              <table:table-cell office:value-type="float" office:value="0.0706666666666667">
                <text:p>0.0706666666666667</text:p>
              </table:table-cell>
              <table:table-cell office:value-type="float" office:value="0.042">
                <text:p>0.042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0.005">
                <text:p>0.005</text:p>
              </table:table-cell>
              <table:table-cell office:value-type="float" office:value="0.00466666666666667">
                <text:p>0.00466666666666667</text:p>
              </table:table-cell>
              <table:table-cell office:value-type="float" office:value="0.0406666666666667">
                <text:p>0.0406666666666667</text:p>
              </table:table-cell>
              <table:table-cell office:value-type="float" office:value="0.038">
                <text:p>0.038</text:p>
              </table:table-cell>
              <table:table-cell office:value-type="float" office:value="0.09">
                <text:p>0.09</text:p>
              </table:table-cell>
              <table:table-cell office:value-type="float" office:value="0.029">
                <text:p>0.029</text:p>
              </table:table-cell>
              <table:table-cell office:value-type="float" office:value="0.055">
                <text:p>0.055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0.019">
                <text:p>0.019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294666666666667">
                <text:p>0.294666666666667</text:p>
              </table:table-cell>
              <table:table-cell office:value-type="float" office:value="0.353">
                <text:p>0.353</text:p>
              </table:table-cell>
              <table:table-cell office:value-type="float" office:value="0.211">
                <text:p>0.211</text:p>
              </table:table-cell>
              <table:table-cell office:value-type="float" office:value="0.121">
                <text:p>0.121</text:p>
              </table:table-cell>
              <table:table-cell office:value-type="float" office:value="0.0953333333333333">
                <text:p>0.0953333333333333</text:p>
              </table:table-cell>
              <table:table-cell office:value-type="float" office:value="0.127666666666667">
                <text:p>0.127666666666667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0.355666666666667">
                <text:p>0.355666666666667</text:p>
              </table:table-cell>
              <table:table-cell office:value-type="float" office:value="0.302333333333333">
                <text:p>0.302333333333333</text:p>
              </table:table-cell>
              <table:table-cell office:value-type="float" office:value="1.26333333333333">
                <text:p>1.26333333333333</text:p>
              </table:table-cell>
              <table:table-cell office:value-type="float" office:value="1.488">
                <text:p>1.488</text:p>
              </table:table-cell>
              <table:table-cell office:value-type="float" office:value="1.31766666666667">
                <text:p>1.31766666666667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559">
                <text:p>1.559</text:p>
              </table:table-cell>
              <table:table-cell office:value-type="float" office:value="1.309">
                <text:p>1.3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896cm" svg:height="15.433cm" xlink:href=".." xlink:type="simple" chart:class="chart:bar" chart:style-name="ch1">
        <chart:legend chart:legend-position="end" svg:x="21.077cm" svg:y="5.674cm" style:legend-expansion="high" chart:style-name="ch2"/>
        <chart:plot-area chart:style-name="ch3" table:cell-range-address="A.I2:A.R10" chart:data-source-has-labels="both" svg:x="0.477cm" svg:y="0.308cm" svg:width="20.123cm" svg:height="14.817cm">
          <chartooo:coordinate-region svg:x="1.76cm" svg:y="0.507cm" svg:width="18.84cm" svg:height="13.971cm"/>
          <chart:axis chart:dimension="x" chart:name="primary-x" chart:style-name="ch4" chartooo:axis-type="auto">
            <chartooo:date-scale/>
            <chart:categories table:cell-range-address="A.I2:A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.I3:A.R3" loext:label-string="serial" chart:class="chart:bar">
            <chart:data-point chart:repeated="10"/>
          </chart:series>
          <chart:series chart:style-name="ch8" chart:values-cell-range-address="A.I4:A.R4" loext:label-string="vec" chart:class="chart:bar">
            <chart:data-point chart:repeated="10"/>
          </chart:series>
          <chart:series chart:style-name="ch9" chart:values-cell-range-address="A.I5:A.R5" loext:label-string="par" chart:class="chart:bar">
            <chart:data-point chart:repeated="10"/>
          </chart:series>
          <chart:series chart:style-name="ch10" chart:values-cell-range-address="A.I6:A.R6" loext:label-string="vec_par" chart:class="chart:bar">
            <chart:data-point chart:repeated="10"/>
          </chart:series>
          <chart:series chart:style-name="ch11" chart:values-cell-range-address="A.I7:A.R7" loext:label-string="vec_omp" chart:class="chart:bar">
            <chart:data-point chart:repeated="10"/>
          </chart:series>
          <chart:series chart:style-name="ch12" chart:values-cell-range-address="A.I8:A.R8" loext:label-string="par_omp" chart:class="chart:bar">
            <chart:data-point chart:repeated="10"/>
          </chart:series>
          <chart:series chart:style-name="ch13" chart:values-cell-range-address="A.I9:A.R9" loext:label-string="omp" chart:class="chart:bar">
            <chart:data-point chart:repeated="10"/>
          </chart:series>
          <chart:series chart:style-name="ch14" chart:values-cell-range-address="A.I10:A.R10" loext:label-string="vec_par_omp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</table:table-cell>
              <table:table-cell office:value-type="string">
                <text:p>vec</text:p>
              </table:table-cell>
              <table:table-cell office:value-type="string">
                <text:p>par</text:p>
              </table:table-cell>
              <table:table-cell office:value-type="string">
                <text:p>vec_par</text:p>
              </table:table-cell>
              <table:table-cell office:value-type="string">
                <text:p>vec_omp</text:p>
              </table:table-cell>
              <table:table-cell office:value-type="string">
                <text:p>par_omp</text:p>
              </table:table-cell>
              <table:table-cell office:value-type="string">
                <text:p>omp</text:p>
              </table:table-cell>
              <table:table-cell office:value-type="string">
                <text:p>vec_par_omp</text:p>
              </table:table-cell>
            </table:table-row>
          </table:table-header-rows>
          <table:table-rows>
            <table:table-row>
              <table:table-cell office:value-type="string">
                <text:p>BT</text:p>
                <draw:g>
                  <svg:desc>A.I2:A.R2</svg:desc>
                </draw:g>
              </table:table-cell>
              <table:table-cell office:value-type="float" office:value="48.6193333333333">
                <text:p>48.6193333333333</text:p>
                <draw:g>
                  <svg:desc>A.I3:A.R3</svg:desc>
                </draw:g>
              </table:table-cell>
              <table:table-cell office:value-type="float" office:value="43.499">
                <text:p>43.499</text:p>
                <draw:g>
                  <svg:desc>A.I4:A.R4</svg:desc>
                </draw:g>
              </table:table-cell>
              <table:table-cell office:value-type="float" office:value="195.719333333333">
                <text:p>195.719333333333</text:p>
                <draw:g>
                  <svg:desc>A.I5:A.R5</svg:desc>
                </draw:g>
              </table:table-cell>
              <table:table-cell office:value-type="float" office:value="230.728333333333">
                <text:p>230.728333333333</text:p>
                <draw:g>
                  <svg:desc>A.I6:A.R6</svg:desc>
                </draw:g>
              </table:table-cell>
              <table:table-cell office:value-type="float" office:value="22.7876666666667">
                <text:p>22.7876666666667</text:p>
                <draw:g>
                  <svg:desc>A.I7:A.R7</svg:desc>
                </draw:g>
              </table:table-cell>
              <table:table-cell office:value-type="float" office:value="24.2346666666667">
                <text:p>24.2346666666667</text:p>
                <draw:g>
                  <svg:desc>A.I8:A.R8</svg:desc>
                </draw:g>
              </table:table-cell>
              <table:table-cell office:value-type="float" office:value="22.9853333333333">
                <text:p>22.9853333333333</text:p>
                <draw:g>
                  <svg:desc>A.I9:A.R9</svg:desc>
                </draw:g>
              </table:table-cell>
              <table:table-cell office:value-type="float" office:value="23.2876666666667">
                <text:p>23.2876666666667</text:p>
                <draw:g>
                  <svg:desc>A.I10:A.R10</svg:desc>
                </draw:g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1.46033333333333">
                <text:p>1.46033333333333</text:p>
              </table:table-cell>
              <table:table-cell office:value-type="float" office:value="1.17466666666667">
                <text:p>1.17466666666667</text:p>
              </table:table-cell>
              <table:table-cell office:value-type="float" office:value="1.31233333333333">
                <text:p>1.31233333333333</text:p>
              </table:table-cell>
              <table:table-cell office:value-type="float" office:value="1.18566666666667">
                <text:p>1.18566666666667</text:p>
              </table:table-cell>
              <table:table-cell office:value-type="float" office:value="0.840333333333333">
                <text:p>0.840333333333333</text:p>
              </table:table-cell>
              <table:table-cell office:value-type="float" office:value="0.885333333333333">
                <text:p>0.885333333333333</text:p>
              </table:table-cell>
              <table:table-cell office:value-type="float" office:value="0.822">
                <text:p>0.822</text:p>
              </table:table-cell>
              <table:table-cell office:value-type="float" office:value="0.908666666666667">
                <text:p>0.908666666666667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274.572666666667">
                <text:p>274.572666666667</text:p>
              </table:table-cell>
              <table:table-cell office:value-type="float" office:value="281.252">
                <text:p>281.252</text:p>
              </table:table-cell>
              <table:table-cell office:value-type="float" office:value="265.382333333333">
                <text:p>265.382333333333</text:p>
              </table:table-cell>
              <table:table-cell office:value-type="float" office:value="279.449333333333">
                <text:p>279.449333333333</text:p>
              </table:table-cell>
              <table:table-cell office:value-type="float" office:value="130.692666666667">
                <text:p>130.692666666667</text:p>
              </table:table-cell>
              <table:table-cell office:value-type="float" office:value="124.346">
                <text:p>124.346</text:p>
              </table:table-cell>
              <table:table-cell office:value-type="float" office:value="122.508">
                <text:p>122.508</text:p>
              </table:table-cell>
              <table:table-cell office:value-type="float" office:value="124.279333333333">
                <text:p>124.279333333333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18.1733333333333">
                <text:p>18.1733333333333</text:p>
              </table:table-cell>
              <table:table-cell office:value-type="float" office:value="17.9503333333333">
                <text:p>17.9503333333333</text:p>
              </table:table-cell>
              <table:table-cell office:value-type="float" office:value="18.0723333333333">
                <text:p>18.0723333333333</text:p>
              </table:table-cell>
              <table:table-cell office:value-type="float" office:value="18.029">
                <text:p>18.029</text:p>
              </table:table-cell>
              <table:table-cell office:value-type="float" office:value="6.094">
                <text:p>6.094</text:p>
              </table:table-cell>
              <table:table-cell office:value-type="float" office:value="5.80733333333333">
                <text:p>5.80733333333333</text:p>
              </table:table-cell>
              <table:table-cell office:value-type="float" office:value="5.57233333333333">
                <text:p>5.57233333333333</text:p>
              </table:table-cell>
              <table:table-cell office:value-type="float" office:value="5.78333333333333">
                <text:p>5.78333333333333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4.39766666666667">
                <text:p>4.39766666666667</text:p>
              </table:table-cell>
              <table:table-cell office:value-type="float" office:value="4.381">
                <text:p>4.381</text:p>
              </table:table-cell>
              <table:table-cell office:value-type="float" office:value="4.22766666666667">
                <text:p>4.22766666666667</text:p>
              </table:table-cell>
              <table:table-cell office:value-type="float" office:value="4.12633333333333">
                <text:p>4.12633333333333</text:p>
              </table:table-cell>
              <table:table-cell office:value-type="float" office:value="2.18733333333333">
                <text:p>2.18733333333333</text:p>
              </table:table-cell>
              <table:table-cell office:value-type="float" office:value="2.045">
                <text:p>2.045</text:p>
              </table:table-cell>
              <table:table-cell office:value-type="float" office:value="1.98466666666667">
                <text:p>1.98466666666667</text:p>
              </table:table-cell>
              <table:table-cell office:value-type="float" office:value="2.103">
                <text:p>2.103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1.43966666666667">
                <text:p>1.43966666666667</text:p>
              </table:table-cell>
              <table:table-cell office:value-type="float" office:value="1.40266666666667">
                <text:p>1.40266666666667</text:p>
              </table:table-cell>
              <table:table-cell office:value-type="float" office:value="1.44366666666667">
                <text:p>1.44366666666667</text:p>
              </table:table-cell>
              <table:table-cell office:value-type="float" office:value="1.47433333333333">
                <text:p>1.47433333333333</text:p>
              </table:table-cell>
              <table:table-cell office:value-type="float" office:value="0.698">
                <text:p>0.698</text:p>
              </table:table-cell>
              <table:table-cell office:value-type="float" office:value="0.682333333333333">
                <text:p>0.682333333333333</text:p>
              </table:table-cell>
              <table:table-cell office:value-type="float" office:value="0.671666666666667">
                <text:p>0.671666666666667</text:p>
              </table:table-cell>
              <table:table-cell office:value-type="float" office:value="0.763333333333333">
                <text:p>0.763333333333333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31.224">
                <text:p>31.224</text:p>
              </table:table-cell>
              <table:table-cell office:value-type="float" office:value="28.3143333333333">
                <text:p>28.3143333333333</text:p>
              </table:table-cell>
              <table:table-cell office:value-type="float" office:value="38.9306666666667">
                <text:p>38.9306666666667</text:p>
              </table:table-cell>
              <table:table-cell office:value-type="float" office:value="32.8943333333333">
                <text:p>32.8943333333333</text:p>
              </table:table-cell>
              <table:table-cell office:value-type="float" office:value="35.6533333333333">
                <text:p>35.6533333333333</text:p>
              </table:table-cell>
              <table:table-cell office:value-type="float" office:value="31.1506666666667">
                <text:p>31.1506666666667</text:p>
              </table:table-cell>
              <table:table-cell office:value-type="float" office:value="32.3363333333333">
                <text:p>32.3363333333333</text:p>
              </table:table-cell>
              <table:table-cell office:value-type="float" office:value="30.868">
                <text:p>30.868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2.34033333333333">
                <text:p>2.34033333333333</text:p>
              </table:table-cell>
              <table:table-cell office:value-type="float" office:value="2.14633333333333">
                <text:p>2.14633333333333</text:p>
              </table:table-cell>
              <table:table-cell office:value-type="float" office:value="2.36933333333333">
                <text:p>2.36933333333333</text:p>
              </table:table-cell>
              <table:table-cell office:value-type="float" office:value="2.00233333333333">
                <text:p>2.00233333333333</text:p>
              </table:table-cell>
              <table:table-cell office:value-type="float" office:value="1.54633333333333">
                <text:p>1.54633333333333</text:p>
              </table:table-cell>
              <table:table-cell office:value-type="float" office:value="1.515">
                <text:p>1.515</text:p>
              </table:table-cell>
              <table:table-cell office:value-type="float" office:value="1.454">
                <text:p>1.454</text:p>
              </table:table-cell>
              <table:table-cell office:value-type="float" office:value="1.54966666666667">
                <text:p>1.54966666666667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23.54">
                <text:p>23.54</text:p>
              </table:table-cell>
              <table:table-cell office:value-type="float" office:value="21.2293333333333">
                <text:p>21.2293333333333</text:p>
              </table:table-cell>
              <table:table-cell office:value-type="float" office:value="49.329">
                <text:p>49.329</text:p>
              </table:table-cell>
              <table:table-cell office:value-type="float" office:value="53.695">
                <text:p>53.695</text:p>
              </table:table-cell>
              <table:table-cell office:value-type="float" office:value="17.0753333333333">
                <text:p>17.0753333333333</text:p>
              </table:table-cell>
              <table:table-cell office:value-type="float" office:value="17.679">
                <text:p>17.679</text:p>
              </table:table-cell>
              <table:table-cell office:value-type="float" office:value="16.5996666666667">
                <text:p>16.5996666666667</text:p>
              </table:table-cell>
              <table:table-cell office:value-type="float" office:value="19.1023333333333">
                <text:p>19.1023333333333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19.4826666666667">
                <text:p>19.4826666666667</text:p>
              </table:table-cell>
              <table:table-cell office:value-type="float" office:value="16.353">
                <text:p>16.353</text:p>
              </table:table-cell>
              <table:table-cell office:value-type="float" office:value="59.7206666666667">
                <text:p>59.7206666666667</text:p>
              </table:table-cell>
              <table:table-cell office:value-type="float" office:value="57.3523333333333">
                <text:p>57.3523333333333</text:p>
              </table:table-cell>
              <table:table-cell office:value-type="float" office:value="32.9096666666667">
                <text:p>32.9096666666667</text:p>
              </table:table-cell>
              <table:table-cell office:value-type="float" office:value="32.745">
                <text:p>32.745</text:p>
              </table:table-cell>
              <table:table-cell office:value-type="float" office:value="32.0336666666667">
                <text:p>32.0336666666667</text:p>
              </table:table-cell>
              <table:table-cell office:value-type="float" office:value="31.6653333333333">
                <text:p>31.665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